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5mm"/>
    </style:style>
    <style:style style:name="co2" style:family="table-column">
      <style:table-column-properties fo:break-before="auto" style:column-width="12.54mm"/>
    </style:style>
    <style:style style:name="co3" style:family="table-column">
      <style:table-column-properties fo:break-before="auto" style:column-width="16.12mm"/>
    </style:style>
    <style:style style:name="co4" style:family="table-column">
      <style:table-column-properties fo:break-before="auto" style:column-width="15.05mm"/>
    </style:style>
    <style:style style:name="co5" style:family="table-column">
      <style:table-column-properties fo:break-before="auto" style:column-width="22.47mm"/>
    </style:style>
    <style:style style:name="ro1" style:family="table-row">
      <style:table-row-properties style:row-height="58.2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64mm" fo:break-before="auto" style:use-optimal-row-height="true"/>
    </style:style>
    <style:style style:name="ta1" style:family="table" style:master-page-name="PageStyle_5f_no_5f_bias">
      <style:table-properties table:display="true" style:writing-mode="lr-tb"/>
    </style:style>
    <style:style style:name="ta2" style:family="table" style:master-page-name="PageStyle_5f_w_5f_bias">
      <style:table-properties table:display="true" style:writing-mode="lr-tb"/>
    </style:style>
    <style:style style:name="ta3" style:family="table" style:master-page-name="PageStyle_5f_cmpl.no_5f_bias">
      <style:table-properties table:display="true" style:writing-mode="lr-tb"/>
    </style:style>
    <style:style style:name="ta4" style:family="table" style:master-page-name="PageStyle_5f_cmpl.w_5f_bias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3" style:family="table-cell" style:parent-style-name="Default">
      <style:table-cell-properties fo:border-bottom="1.76pt solid #000000" fo:background-color="#ff66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ff66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ackground-color="#ccffcc"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  <table:iteration table:maximum-difference="0.0001"/>
      </table:calculation-settings>
      <table:table table:name="no_bias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19" table:default-cell-style-name="ce6"/>
        <table:table-column table:style-name="co5" table:number-columns-repeated="998" table:default-cell-style-name="Default"/>
        <table:table-row table:style-name="ro1">
          <table:table-cell table:number-columns-repeated="6"/>
          <table:table-cell table:style-name="ce5" office:value-type="string" calcext:value-type="string">
            <text:p>American Pie (1999)</text:p>
          </table:table-cell>
          <table:table-cell table:style-name="ce5" office:value-type="string" calcext:value-type="string">
            <text:p>Apocalypse Now (1979)</text:p>
          </table:table-cell>
          <table:table-cell table:style-name="ce5" office:value-type="string" calcext:value-type="string">
            <text:p>Armageddon (1998)</text:p>
          </table:table-cell>
          <table:table-cell table:style-name="ce5" office:value-type="string" calcext:value-type="string">
            <text:p>Austin Powers: The Spy Who Shagged Me (1999)</text:p>
          </table:table-cell>
          <table:table-cell table:style-name="ce5" office:value-type="string" calcext:value-type="string">
            <text:p>Beautiful Mind, A (2001)</text:p>
          </table:table-cell>
          <table:table-cell table:style-name="ce5" office:value-type="string" calcext:value-type="string">
            <text:p>Breakfast Club, The (1985)</text:p>
          </table:table-cell>
          <table:table-cell table:style-name="ce5" office:value-type="string" calcext:value-type="string">
            <text:p>Casablanca (1942)</text:p>
          </table:table-cell>
          <table:table-cell table:style-name="ce5" office:value-type="string" calcext:value-type="string">
            <text:p>Clear and Present Danger (1994)</text:p>
          </table:table-cell>
          <table:table-cell table:style-name="ce5" office:value-type="string" calcext:value-type="string">
            <text:p>Crouching Tiger, Hidden Dragon (Wo hu cang long) (2000)</text:p>
          </table:table-cell>
          <table:table-cell table:style-name="ce5" office:value-type="string" calcext:value-type="string">
            <text:p>Fifth Element, The (1997)</text:p>
          </table:table-cell>
          <table:table-cell table:style-name="ce5" office:value-type="string" calcext:value-type="string">
            <text:p>Inception (2010)</text:p>
          </table:table-cell>
          <table:table-cell table:style-name="ce5" office:value-type="string" calcext:value-type="string">
            <text:p>Kill Bill: Vol. 1 (2003)</text:p>
          </table:table-cell>
          <table:table-cell table:style-name="ce5" office:value-type="string" calcext:value-type="string">
            <text:p>Minority Report (2002)</text:p>
          </table:table-cell>
          <table:table-cell table:style-name="ce5" office:value-type="string" calcext:value-type="string">
            <text:p>Outbreak (1995)</text:p>
          </table:table-cell>
          <table:table-cell table:style-name="ce5" office:value-type="string" calcext:value-type="string">
            <text:p>Rain Man (1988)</text:p>
          </table:table-cell>
          <table:table-cell table:style-name="ce5" office:value-type="string" calcext:value-type="string">
            <text:p>Stand by Me (1986)</text:p>
          </table:table-cell>
          <table:table-cell table:style-name="ce5" office:value-type="string" calcext:value-type="string">
            <text:p>Star Trek: Generations (1994)</text:p>
          </table:table-cell>
          <table:table-cell table:style-name="ce5" office:value-type="string" calcext:value-type="string">
            <text:p>Taxi Driver (1976)</text:p>
          </table:table-cell>
          <table:table-cell table:style-name="ce5" office:value-type="string" calcext:value-type="string">
            <text:p>Waterworld (1995)</text:p>
          </table:table-cell>
          <table:table-cell table:style-name="ce5" office:value-type="string" calcext:value-type="string">
            <text:p>Wizard of Oz, The (1939)</text:p>
          </table:table-cell>
          <table:table-cell table:number-columns-repeated="998"/>
        </table:table-row>
        <table:table-row table:style-name="ro2">
          <table:table-cell table:number-columns-repeated="5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number-columns-repeated="5"/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0"/>
        </table:table-row>
        <table:table-row table:style-name="ro2">
          <table:table-cell table:number-columns-repeated="5"/>
          <table:table-cell office:value-type="float" office:value="200" calcext:value-type="float">
            <text:p>200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1005"/>
        </table:table-row>
        <table:table-row table:style-name="ro2">
          <table:table-cell table:number-columns-repeated="5"/>
          <table:table-cell office:value-type="float" office:value="236" calcext:value-type="float">
            <text:p>23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8"/>
          <table:table-cell office:value-type="float" office:value="4.5" calcext:value-type="float">
            <text:p>4.5</text:p>
          </table:table-cell>
          <table:table-cell table:number-columns-repeated="1000"/>
        </table:table-row>
        <table:table-row table:style-name="ro2">
          <table:table-cell table:number-columns-repeated="5"/>
          <table:table-cell office:value-type="float" office:value="240" calcext:value-type="float">
            <text:p>240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2">
          <table:table-cell table:number-columns-repeated="5"/>
          <table:table-cell office:value-type="float" office:value="270" calcext:value-type="float">
            <text:p>27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5"/>
          <table:table-cell table:number-columns-repeated="2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1005"/>
        </table:table-row>
        <table:table-row table:style-name="ro2">
          <table:table-cell table:number-columns-repeated="5"/>
          <table:table-cell office:value-type="float" office:value="287" calcext:value-type="float">
            <text:p>28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998"/>
        </table:table-row>
        <table:table-row table:style-name="ro2">
          <table:table-cell table:number-columns-repeated="5"/>
          <table:table-cell office:value-type="float" office:value="295" calcext:value-type="float">
            <text:p>295</text:p>
          </table:table-cell>
          <table:table-cell table:number-columns-repeated="4"/>
          <table:table-cell office:value-type="float" office:value="4.5" calcext:value-type="float">
            <text:p>4.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2">
          <table:table-cell table:number-columns-repeated="5"/>
          <table:table-cell office:value-type="float" office:value="303" calcext:value-type="float">
            <text:p>303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2">
          <table:table-cell table:number-columns-repeated="5"/>
          <table:table-cell office:value-type="float" office:value="408" calcext:value-type="float">
            <text:p>4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2">
          <table:table-cell table:number-columns-repeated="5"/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table:number-columns-repeated="5"/>
          <table:table-cell office:value-type="float" office:value="442" calcext:value-type="float">
            <text:p>442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2">
          <table:table-cell table:number-columns-repeated="5"/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table:number-columns-repeated="10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2">
          <table:table-cell table:number-columns-repeated="5"/>
          <table:table-cell office:value-type="float" office:value="522" calcext:value-type="float">
            <text:p>522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5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table:number-columns-repeated="5"/>
          <table:table-cell office:value-type="float" office:value="562" calcext:value-type="float">
            <text:p>562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6"/>
          <table:table-cell table:style-name="ce7" table:formula="of:=RAND()" office:value-type="float" office:value="0.544455566874292" calcext:value-type="float">
            <text:p>0.544455566874292</text:p>
          </table:table-cell>
          <table:table-cell table:style-name="ce7" table:formula="of:=RAND()" office:value-type="float" office:value="0.642865936715605" calcext:value-type="float">
            <text:p>0.642865936715605</text:p>
          </table:table-cell>
          <table:table-cell table:style-name="ce7" table:formula="of:=RAND()" office:value-type="float" office:value="0.479975300679871" calcext:value-type="float">
            <text:p>0.479975300679871</text:p>
          </table:table-cell>
          <table:table-cell table:style-name="ce7" table:formula="of:=RAND()" office:value-type="float" office:value="0.284133216337084" calcext:value-type="float">
            <text:p>0.284133216337084</text:p>
          </table:table-cell>
          <table:table-cell table:style-name="ce7" table:formula="of:=RAND()" office:value-type="float" office:value="0.295117685454514" calcext:value-type="float">
            <text:p>0.295117685454514</text:p>
          </table:table-cell>
          <table:table-cell table:style-name="ce7" table:formula="of:=RAND()" office:value-type="float" office:value="0.260258350745779" calcext:value-type="float">
            <text:p>0.260258350745779</text:p>
          </table:table-cell>
          <table:table-cell table:style-name="ce7" table:formula="of:=RAND()" office:value-type="float" office:value="0.360299023683717" calcext:value-type="float">
            <text:p>0.360299023683717</text:p>
          </table:table-cell>
          <table:table-cell table:style-name="ce7" table:formula="of:=RAND()" office:value-type="float" office:value="0.951070190083811" calcext:value-type="float">
            <text:p>0.951070190083811</text:p>
          </table:table-cell>
          <table:table-cell table:style-name="ce7" table:formula="of:=RAND()" office:value-type="float" office:value="0.853937857547885" calcext:value-type="float">
            <text:p>0.853937857547885</text:p>
          </table:table-cell>
          <table:table-cell table:style-name="ce7" table:formula="of:=RAND()" office:value-type="float" office:value="0.122580168096711" calcext:value-type="float">
            <text:p>0.122580168096711</text:p>
          </table:table-cell>
          <table:table-cell table:style-name="ce7" table:formula="of:=RAND()" office:value-type="float" office:value="0.330449018792379" calcext:value-type="float">
            <text:p>0.330449018792379</text:p>
          </table:table-cell>
          <table:table-cell table:style-name="ce7" table:formula="of:=RAND()" office:value-type="float" office:value="0.105057118009959" calcext:value-type="float">
            <text:p>0.105057118009959</text:p>
          </table:table-cell>
          <table:table-cell table:style-name="ce7" table:formula="of:=RAND()" office:value-type="float" office:value="0.493822251742601" calcext:value-type="float">
            <text:p>0.493822251742601</text:p>
          </table:table-cell>
          <table:table-cell table:style-name="ce7" table:formula="of:=RAND()" office:value-type="float" office:value="0.407528457424879" calcext:value-type="float">
            <text:p>0.407528457424879</text:p>
          </table:table-cell>
          <table:table-cell table:style-name="ce7" table:formula="of:=RAND()" office:value-type="float" office:value="0.127166504542317" calcext:value-type="float">
            <text:p>0.127166504542317</text:p>
          </table:table-cell>
          <table:table-cell table:style-name="ce7" table:formula="of:=RAND()" office:value-type="float" office:value="0.188430860802299" calcext:value-type="float">
            <text:p>0.188430860802299</text:p>
          </table:table-cell>
          <table:table-cell table:style-name="ce7" table:formula="of:=RAND()" office:value-type="float" office:value="0.915092020399715" calcext:value-type="float">
            <text:p>0.915092020399715</text:p>
          </table:table-cell>
          <table:table-cell table:style-name="ce7" table:formula="of:=RAND()" office:value-type="float" office:value="0.108975676724405" calcext:value-type="float">
            <text:p>0.108975676724405</text:p>
          </table:table-cell>
          <table:table-cell table:style-name="ce7" table:formula="of:=RAND()" office:value-type="float" office:value="0.309716379438634" calcext:value-type="float">
            <text:p>0.309716379438634</text:p>
          </table:table-cell>
          <table:table-cell table:style-name="ce7" table:formula="of:=RAND()" office:value-type="float" office:value="0.270450037575236" calcext:value-type="float">
            <text:p>0.270450037575236</text:p>
          </table:table-cell>
          <table:table-cell table:number-columns-repeated="998"/>
        </table:table-row>
        <table:table-row table:style-name="ro2">
          <table:table-cell table:number-columns-repeated="6"/>
          <table:table-cell table:style-name="ce7" table:formula="of:=RAND()" office:value-type="float" office:value="0.72561165278622" calcext:value-type="float">
            <text:p>0.72561165278622</text:p>
          </table:table-cell>
          <table:table-cell table:style-name="ce7" table:formula="of:=RAND()" office:value-type="float" office:value="0.750793139427272" calcext:value-type="float">
            <text:p>0.750793139427272</text:p>
          </table:table-cell>
          <table:table-cell table:style-name="ce7" table:formula="of:=RAND()" office:value-type="float" office:value="0.0226682463332553" calcext:value-type="float">
            <text:p>0.022668246333255</text:p>
          </table:table-cell>
          <table:table-cell table:style-name="ce7" table:formula="of:=RAND()" office:value-type="float" office:value="0.673802165430326" calcext:value-type="float">
            <text:p>0.673802165430326</text:p>
          </table:table-cell>
          <table:table-cell table:style-name="ce7" table:formula="of:=RAND()" office:value-type="float" office:value="0.847255908869846" calcext:value-type="float">
            <text:p>0.847255908869846</text:p>
          </table:table-cell>
          <table:table-cell table:style-name="ce7" table:formula="of:=RAND()" office:value-type="float" office:value="0.718422637408596" calcext:value-type="float">
            <text:p>0.718422637408596</text:p>
          </table:table-cell>
          <table:table-cell table:style-name="ce7" table:formula="of:=RAND()" office:value-type="float" office:value="0.537578967999001" calcext:value-type="float">
            <text:p>0.537578967999001</text:p>
          </table:table-cell>
          <table:table-cell table:style-name="ce7" table:formula="of:=RAND()" office:value-type="float" office:value="0.546708323106551" calcext:value-type="float">
            <text:p>0.546708323106551</text:p>
          </table:table-cell>
          <table:table-cell table:style-name="ce7" table:formula="of:=RAND()" office:value-type="float" office:value="0.518471472845015" calcext:value-type="float">
            <text:p>0.518471472845015</text:p>
          </table:table-cell>
          <table:table-cell table:style-name="ce7" table:formula="of:=RAND()" office:value-type="float" office:value="0.612343798052789" calcext:value-type="float">
            <text:p>0.612343798052789</text:p>
          </table:table-cell>
          <table:table-cell table:style-name="ce7" table:formula="of:=RAND()" office:value-type="float" office:value="0.414233048095765" calcext:value-type="float">
            <text:p>0.414233048095765</text:p>
          </table:table-cell>
          <table:table-cell table:style-name="ce7" table:formula="of:=RAND()" office:value-type="float" office:value="0.0847392694002178" calcext:value-type="float">
            <text:p>0.084739269400218</text:p>
          </table:table-cell>
          <table:table-cell table:style-name="ce7" table:formula="of:=RAND()" office:value-type="float" office:value="0.23108235892838" calcext:value-type="float">
            <text:p>0.23108235892838</text:p>
          </table:table-cell>
          <table:table-cell table:style-name="ce7" table:formula="of:=RAND()" office:value-type="float" office:value="0.826651793454449" calcext:value-type="float">
            <text:p>0.826651793454449</text:p>
          </table:table-cell>
          <table:table-cell table:style-name="ce7" table:formula="of:=RAND()" office:value-type="float" office:value="0.43075769727582" calcext:value-type="float">
            <text:p>0.43075769727582</text:p>
          </table:table-cell>
          <table:table-cell table:style-name="ce7" table:formula="of:=RAND()" office:value-type="float" office:value="0.914988353985228" calcext:value-type="float">
            <text:p>0.914988353985228</text:p>
          </table:table-cell>
          <table:table-cell table:style-name="ce7" table:formula="of:=RAND()" office:value-type="float" office:value="0.386333778103915" calcext:value-type="float">
            <text:p>0.386333778103915</text:p>
          </table:table-cell>
          <table:table-cell table:style-name="ce7" table:formula="of:=RAND()" office:value-type="float" office:value="0.420481221459491" calcext:value-type="float">
            <text:p>0.420481221459491</text:p>
          </table:table-cell>
          <table:table-cell table:style-name="ce7" table:formula="of:=RAND()" office:value-type="float" office:value="0.160684020310487" calcext:value-type="float">
            <text:p>0.160684020310487</text:p>
          </table:table-cell>
          <table:table-cell table:style-name="ce7" table:formula="of:=RAND()" office:value-type="float" office:value="0.521163803014531" calcext:value-type="float">
            <text:p>0.521163803014531</text:p>
          </table:table-cell>
          <table:table-cell table:number-columns-repeated="998"/>
        </table:table-row>
        <table:table-row table:style-name="ro2">
          <table:table-cell table:number-columns-repeated="3"/>
          <table:table-cell table:style-name="ce3" office:value-type="string" calcext:value-type="string">
            <text:p>RMSE</text:p>
          </table:table-cell>
          <table:table-cell table:style-name="ce4"/>
          <table:table-cell/>
          <table:table-cell table:style-name="ce7" table:formula="of:=RAND()" office:value-type="float" office:value="0.477804606564377" calcext:value-type="float">
            <text:p>0.477804606564377</text:p>
          </table:table-cell>
          <table:table-cell table:style-name="ce7" table:formula="of:=RAND()" office:value-type="float" office:value="0.302990695271784" calcext:value-type="float">
            <text:p>0.302990695271784</text:p>
          </table:table-cell>
          <table:table-cell table:style-name="ce7" table:formula="of:=RAND()" office:value-type="float" office:value="0.772043742422639" calcext:value-type="float">
            <text:p>0.772043742422639</text:p>
          </table:table-cell>
          <table:table-cell table:style-name="ce7" table:formula="of:=RAND()" office:value-type="float" office:value="0.578443957313253" calcext:value-type="float">
            <text:p>0.578443957313253</text:p>
          </table:table-cell>
          <table:table-cell table:style-name="ce7" table:formula="of:=RAND()" office:value-type="float" office:value="0.0580859731630568" calcext:value-type="float">
            <text:p>0.058085973163057</text:p>
          </table:table-cell>
          <table:table-cell table:style-name="ce7" table:formula="of:=RAND()" office:value-type="float" office:value="0.0527608619044187" calcext:value-type="float">
            <text:p>0.052760861904419</text:p>
          </table:table-cell>
          <table:table-cell table:style-name="ce7" table:formula="of:=RAND()" office:value-type="float" office:value="0.981364977555119" calcext:value-type="float">
            <text:p>0.981364977555119</text:p>
          </table:table-cell>
          <table:table-cell table:style-name="ce7" table:formula="of:=RAND()" office:value-type="float" office:value="0.121961294830192" calcext:value-type="float">
            <text:p>0.121961294830192</text:p>
          </table:table-cell>
          <table:table-cell table:style-name="ce7" table:formula="of:=RAND()" office:value-type="float" office:value="0.204799783960615" calcext:value-type="float">
            <text:p>0.204799783960615</text:p>
          </table:table-cell>
          <table:table-cell table:style-name="ce7" table:formula="of:=RAND()" office:value-type="float" office:value="0.401786766443476" calcext:value-type="float">
            <text:p>0.401786766443476</text:p>
          </table:table-cell>
          <table:table-cell table:style-name="ce7" table:formula="of:=RAND()" office:value-type="float" office:value="0.735397462845095" calcext:value-type="float">
            <text:p>0.735397462845095</text:p>
          </table:table-cell>
          <table:table-cell table:style-name="ce7" table:formula="of:=RAND()" office:value-type="float" office:value="0.349299317383462" calcext:value-type="float">
            <text:p>0.349299317383462</text:p>
          </table:table-cell>
          <table:table-cell table:style-name="ce7" table:formula="of:=RAND()" office:value-type="float" office:value="0.346318799409517" calcext:value-type="float">
            <text:p>0.346318799409517</text:p>
          </table:table-cell>
          <table:table-cell table:style-name="ce7" table:formula="of:=RAND()" office:value-type="float" office:value="0.985536413238782" calcext:value-type="float">
            <text:p>0.985536413238782</text:p>
          </table:table-cell>
          <table:table-cell table:style-name="ce7" table:formula="of:=RAND()" office:value-type="float" office:value="0.643951340470854" calcext:value-type="float">
            <text:p>0.643951340470854</text:p>
          </table:table-cell>
          <table:table-cell table:style-name="ce7" table:formula="of:=RAND()" office:value-type="float" office:value="0.328591664041219" calcext:value-type="float">
            <text:p>0.328591664041219</text:p>
          </table:table-cell>
          <table:table-cell table:style-name="ce7" table:formula="of:=RAND()" office:value-type="float" office:value="0.833463608469325" calcext:value-type="float">
            <text:p>0.833463608469325</text:p>
          </table:table-cell>
          <table:table-cell table:style-name="ce7" table:formula="of:=RAND()" office:value-type="float" office:value="0.262389275831288" calcext:value-type="float">
            <text:p>0.262389275831288</text:p>
          </table:table-cell>
          <table:table-cell table:style-name="ce7" table:formula="of:=RAND()" office:value-type="float" office:value="0.0652718603264606" calcext:value-type="float">
            <text:p>0.065271860326461</text:p>
          </table:table-cell>
          <table:table-cell table:style-name="ce7" table:formula="of:=RAND()" office:value-type="float" office:value="0.264078798423408" calcext:value-type="float">
            <text:p>0.264078798423408</text:p>
          </table:table-cell>
          <table:table-cell table:number-columns-repeated="998"/>
        </table:table-row>
        <table:table-row table:style-name="ro2">
          <table:table-cell table:number-columns-repeated="6"/>
          <table:table-cell table:style-name="ce7" table:formula="of:=RAND()" office:value-type="float" office:value="0.0277455688142405" calcext:value-type="float">
            <text:p>0.027745568814241</text:p>
          </table:table-cell>
          <table:table-cell table:style-name="ce7" table:formula="of:=RAND()" office:value-type="float" office:value="0.567682501721866" calcext:value-type="float">
            <text:p>0.567682501721866</text:p>
          </table:table-cell>
          <table:table-cell table:style-name="ce7" table:formula="of:=RAND()" office:value-type="float" office:value="0.750205616086723" calcext:value-type="float">
            <text:p>0.750205616086723</text:p>
          </table:table-cell>
          <table:table-cell table:style-name="ce7" table:formula="of:=RAND()" office:value-type="float" office:value="0.010961755031536" calcext:value-type="float">
            <text:p>0.010961755031536</text:p>
          </table:table-cell>
          <table:table-cell table:style-name="ce7" table:formula="of:=RAND()" office:value-type="float" office:value="0.0578927072796171" calcext:value-type="float">
            <text:p>0.057892707279617</text:p>
          </table:table-cell>
          <table:table-cell table:style-name="ce7" table:formula="of:=RAND()" office:value-type="float" office:value="0.442935757052508" calcext:value-type="float">
            <text:p>0.442935757052508</text:p>
          </table:table-cell>
          <table:table-cell table:style-name="ce7" table:formula="of:=RAND()" office:value-type="float" office:value="0.679932899720544" calcext:value-type="float">
            <text:p>0.679932899720544</text:p>
          </table:table-cell>
          <table:table-cell table:style-name="ce7" table:formula="of:=RAND()" office:value-type="float" office:value="0.949646249404537" calcext:value-type="float">
            <text:p>0.949646249404537</text:p>
          </table:table-cell>
          <table:table-cell table:style-name="ce7" table:formula="of:=RAND()" office:value-type="float" office:value="0.352088220613876" calcext:value-type="float">
            <text:p>0.352088220613876</text:p>
          </table:table-cell>
          <table:table-cell table:style-name="ce7" table:formula="of:=RAND()" office:value-type="float" office:value="0.306336014279052" calcext:value-type="float">
            <text:p>0.306336014279052</text:p>
          </table:table-cell>
          <table:table-cell table:style-name="ce7" table:formula="of:=RAND()" office:value-type="float" office:value="0.597780787607282" calcext:value-type="float">
            <text:p>0.597780787607282</text:p>
          </table:table-cell>
          <table:table-cell table:style-name="ce7" table:formula="of:=RAND()" office:value-type="float" office:value="0.505888799353287" calcext:value-type="float">
            <text:p>0.505888799353287</text:p>
          </table:table-cell>
          <table:table-cell table:style-name="ce7" table:formula="of:=RAND()" office:value-type="float" office:value="0.587906967704933" calcext:value-type="float">
            <text:p>0.587906967704933</text:p>
          </table:table-cell>
          <table:table-cell table:style-name="ce7" table:formula="of:=RAND()" office:value-type="float" office:value="0.188338728731682" calcext:value-type="float">
            <text:p>0.188338728731682</text:p>
          </table:table-cell>
          <table:table-cell table:style-name="ce7" table:formula="of:=RAND()" office:value-type="float" office:value="0.256991347666818" calcext:value-type="float">
            <text:p>0.256991347666818</text:p>
          </table:table-cell>
          <table:table-cell table:style-name="ce7" table:formula="of:=RAND()" office:value-type="float" office:value="0.218260448693343" calcext:value-type="float">
            <text:p>0.218260448693343</text:p>
          </table:table-cell>
          <table:table-cell table:style-name="ce7" table:formula="of:=RAND()" office:value-type="float" office:value="0.0579117888063461" calcext:value-type="float">
            <text:p>0.057911788806346</text:p>
          </table:table-cell>
          <table:table-cell table:style-name="ce7" table:formula="of:=RAND()" office:value-type="float" office:value="0.312932257044605" calcext:value-type="float">
            <text:p>0.312932257044605</text:p>
          </table:table-cell>
          <table:table-cell table:style-name="ce7" table:formula="of:=RAND()" office:value-type="float" office:value="0.208897246060118" calcext:value-type="float">
            <text:p>0.208897246060118</text:p>
          </table:table-cell>
          <table:table-cell table:style-name="ce7" table:formula="of:=RAND()" office:value-type="float" office:value="0.408037829985143" calcext:value-type="float">
            <text:p>0.408037829985143</text:p>
          </table:table-cell>
          <table:table-cell table:number-columns-repeated="998"/>
        </table:table-row>
        <table:table-row table:style-name="ro2">
          <table:table-cell/>
          <table:table-cell table:style-name="ce1" table:formula="of:=RAND()" office:value-type="float" office:value="0.491886487506325" calcext:value-type="float">
            <text:p>0.491886487506325</text:p>
          </table:table-cell>
          <table:table-cell table:style-name="ce1" table:formula="of:=RAND()" office:value-type="float" office:value="0.450352897401546" calcext:value-type="float">
            <text:p>0.450352897401546</text:p>
          </table:table-cell>
          <table:table-cell table:style-name="ce1" table:formula="of:=RAND()" office:value-type="float" office:value="0.657912335001185" calcext:value-type="float">
            <text:p>0.657912335001185</text:p>
          </table:table-cell>
          <table:table-cell table:style-name="ce1" table:formula="of:=RAND()" office:value-type="float" office:value="0.00315962105736753" calcext:value-type="float">
            <text:p>0.003159621057368</text:p>
          </table:table-cell>
          <table:table-cell office:value-type="float" office:value="149" calcext:value-type="float">
            <text:p>149</text:p>
          </table:table-cell>
          <table:table-cell table:style-name="ce8" table:formula="of:=IF([.G2]=&quot;&quot;; &quot;&quot;; MMULT([.$B24:.$E24];[.$G$20:.$G$23]))" office:value-type="float" office:value="0.909032856476225" calcext:value-type="float">
            <text:p>0.9</text:p>
          </table:table-cell>
          <table:table-cell table:style-name="ce8" table:formula="of:=IF([.H2]=&quot;&quot;; &quot;&quot;; MMULT([.$B24:.$E24];[.$G$20:.$G$23]))">
            <text:p/>
          </table:table-cell>
          <table:table-cell table:style-name="ce8" table:formula="of:=IF([.I2]=&quot;&quot;; &quot;&quot;; MMULT([.$B24:.$E24];[.$G$20:.$G$23]))">
            <text:p/>
          </table:table-cell>
          <table:table-cell table:style-name="ce8" table:formula="of:=IF([.J2]=&quot;&quot;; &quot;&quot;; MMULT([.$B24:.$E24];[.$G$20:.$G$23]))">
            <text:p/>
          </table:table-cell>
          <table:table-cell table:style-name="ce8" table:formula="of:=IF([.K2]=&quot;&quot;; &quot;&quot;; MMULT([.$B24:.$E24];[.$G$20:.$G$23]))">
            <text:p/>
          </table:table-cell>
          <table:table-cell table:style-name="ce8" table:formula="of:=IF([.L2]=&quot;&quot;; &quot;&quot;; MMULT([.$B24:.$E24];[.$G$20:.$G$23]))" office:value-type="float" office:value="0.909032856476225" calcext:value-type="float">
            <text:p>0.9</text:p>
          </table:table-cell>
          <table:table-cell table:style-name="ce8" table:formula="of:=IF([.M2]=&quot;&quot;; &quot;&quot;; MMULT([.$B24:.$E24];[.$G$20:.$G$23]))">
            <text:p/>
          </table:table-cell>
          <table:table-cell table:style-name="ce8" table:formula="of:=IF([.N2]=&quot;&quot;; &quot;&quot;; MMULT([.$B24:.$E24];[.$G$20:.$G$23]))">
            <text:p/>
          </table:table-cell>
          <table:table-cell table:style-name="ce8" table:formula="of:=IF([.O2]=&quot;&quot;; &quot;&quot;; MMULT([.$B24:.$E24];[.$G$20:.$G$23]))">
            <text:p/>
          </table:table-cell>
          <table:table-cell table:style-name="ce8" table:formula="of:=IF([.P2]=&quot;&quot;; &quot;&quot;; MMULT([.$B24:.$E24];[.$G$20:.$G$23]))" office:value-type="float" office:value="0.909032856476225" calcext:value-type="float">
            <text:p>0.9</text:p>
          </table:table-cell>
          <table:table-cell table:style-name="ce8" table:formula="of:=IF([.Q2]=&quot;&quot;; &quot;&quot;; MMULT([.$B24:.$E24];[.$G$20:.$G$23]))" office:value-type="float" office:value="0.909032856476225" calcext:value-type="float">
            <text:p>0.9</text:p>
          </table:table-cell>
          <table:table-cell table:style-name="ce8" table:formula="of:=IF([.R2]=&quot;&quot;; &quot;&quot;; MMULT([.$B24:.$E24];[.$G$20:.$G$23]))">
            <text:p/>
          </table:table-cell>
          <table:table-cell table:style-name="ce8" table:formula="of:=IF([.S2]=&quot;&quot;; &quot;&quot;; MMULT([.$B24:.$E24];[.$G$20:.$G$23]))">
            <text:p/>
          </table:table-cell>
          <table:table-cell table:style-name="ce8" table:formula="of:=IF([.T2]=&quot;&quot;; &quot;&quot;; MMULT([.$B24:.$E24];[.$G$20:.$G$23]))">
            <text:p/>
          </table:table-cell>
          <table:table-cell table:style-name="ce8" table:formula="of:=IF([.U2]=&quot;&quot;; &quot;&quot;; MMULT([.$B24:.$E24];[.$G$20:.$G$23]))">
            <text:p/>
          </table:table-cell>
          <table:table-cell table:style-name="ce8" table:formula="of:=IF([.V2]=&quot;&quot;; &quot;&quot;; MMULT([.$B24:.$E24];[.$G$20:.$G$23]))" office:value-type="float" office:value="0.909032856476225" calcext:value-type="float">
            <text:p>0.9</text:p>
          </table:table-cell>
          <table:table-cell table:style-name="ce8" table:formula="of:=IF([.W2]=&quot;&quot;; &quot;&quot;; MMULT([.$B24:.$E24];[.$G$20:.$G$23]))">
            <text:p/>
          </table:table-cell>
          <table:table-cell table:style-name="ce8" table:formula="of:=IF([.X2]=&quot;&quot;; &quot;&quot;; MMULT([.$B24:.$E24];[.$G$20:.$G$23]))">
            <text:p/>
          </table:table-cell>
          <table:table-cell table:style-name="ce8" table:formula="of:=IF([.Y2]=&quot;&quot;; &quot;&quot;; MMULT([.$B24:.$E24];[.$G$20:.$G$23]))">
            <text:p/>
          </table:table-cell>
          <table:table-cell table:style-name="ce8" table:formula="of:=IF([.Z2]=&quot;&quot;; &quot;&quot;; MMULT([.$B24:.$E24];[.$G$20:.$G$23]))">
            <text:p/>
          </table:table-cell>
          <table:table-cell table:number-columns-repeated="998"/>
        </table:table-row>
        <table:table-row table:style-name="ro2">
          <table:table-cell/>
          <table:table-cell table:style-name="ce1" table:formula="of:=RAND()" office:value-type="float" office:value="0.507858489479242" calcext:value-type="float">
            <text:p>0.507858489479242</text:p>
          </table:table-cell>
          <table:table-cell table:style-name="ce1" table:formula="of:=RAND()" office:value-type="float" office:value="0.901606806183142" calcext:value-type="float">
            <text:p>0.901606806183142</text:p>
          </table:table-cell>
          <table:table-cell table:style-name="ce1" table:formula="of:=RAND()" office:value-type="float" office:value="0.648170319666793" calcext:value-type="float">
            <text:p>0.648170319666793</text:p>
          </table:table-cell>
          <table:table-cell table:style-name="ce1" table:formula="of:=RAND()" office:value-type="float" office:value="0.145058341913214" calcext:value-type="float">
            <text:p>0.145058341913214</text:p>
          </table:table-cell>
          <table:table-cell office:value-type="float" office:value="177" calcext:value-type="float">
            <text:p>177</text:p>
          </table:table-cell>
          <table:table-cell table:style-name="ce8" table:formula="of:=IF([.G3]=&quot;&quot;; &quot;&quot;; MMULT([.$B25:.$E25];[.$G$20:.$G$23]))">
            <text:p/>
          </table:table-cell>
          <table:table-cell table:style-name="ce8" table:formula="of:=IF([.H3]=&quot;&quot;; &quot;&quot;; MMULT([.$B25:.$E25];[.$G$20:.$G$23]))">
            <text:p/>
          </table:table-cell>
          <table:table-cell table:style-name="ce8" table:formula="of:=IF([.I3]=&quot;&quot;; &quot;&quot;; MMULT([.$B25:.$E25];[.$G$20:.$G$23]))" office:value-type="float" office:value="1.24444627736193" calcext:value-type="float">
            <text:p>1.2</text:p>
          </table:table-cell>
          <table:table-cell table:style-name="ce8" table:formula="of:=IF([.J3]=&quot;&quot;; &quot;&quot;; MMULT([.$B25:.$E25];[.$G$20:.$G$23]))">
            <text:p/>
          </table:table-cell>
          <table:table-cell table:style-name="ce8" table:formula="of:=IF([.K3]=&quot;&quot;; &quot;&quot;; MMULT([.$B25:.$E25];[.$G$20:.$G$23]))">
            <text:p/>
          </table:table-cell>
          <table:table-cell table:style-name="ce8" table:formula="of:=IF([.L3]=&quot;&quot;; &quot;&quot;; MMULT([.$B25:.$E25];[.$G$20:.$G$23]))" office:value-type="float" office:value="1.24444627736193" calcext:value-type="float">
            <text:p>1.2</text:p>
          </table:table-cell>
          <table:table-cell table:style-name="ce8" table:formula="of:=IF([.M3]=&quot;&quot;; &quot;&quot;; MMULT([.$B25:.$E25];[.$G$20:.$G$23]))">
            <text:p/>
          </table:table-cell>
          <table:table-cell table:style-name="ce8" table:formula="of:=IF([.N3]=&quot;&quot;; &quot;&quot;; MMULT([.$B25:.$E25];[.$G$20:.$G$23]))" office:value-type="float" office:value="1.24444627736193" calcext:value-type="float">
            <text:p>1.2</text:p>
          </table:table-cell>
          <table:table-cell table:style-name="ce8" table:formula="of:=IF([.O3]=&quot;&quot;; &quot;&quot;; MMULT([.$B25:.$E25];[.$G$20:.$G$23]))">
            <text:p/>
          </table:table-cell>
          <table:table-cell table:style-name="ce8" table:formula="of:=IF([.P3]=&quot;&quot;; &quot;&quot;; MMULT([.$B25:.$E25];[.$G$20:.$G$23]))" office:value-type="float" office:value="1.24444627736193" calcext:value-type="float">
            <text:p>1.2</text:p>
          </table:table-cell>
          <table:table-cell table:style-name="ce8" table:formula="of:=IF([.Q3]=&quot;&quot;; &quot;&quot;; MMULT([.$B25:.$E25];[.$G$20:.$G$23]))">
            <text:p/>
          </table:table-cell>
          <table:table-cell table:style-name="ce8" table:formula="of:=IF([.R3]=&quot;&quot;; &quot;&quot;; MMULT([.$B25:.$E25];[.$G$20:.$G$23]))">
            <text:p/>
          </table:table-cell>
          <table:table-cell table:style-name="ce8" table:formula="of:=IF([.S3]=&quot;&quot;; &quot;&quot;; MMULT([.$B25:.$E25];[.$G$20:.$G$23]))">
            <text:p/>
          </table:table-cell>
          <table:table-cell table:style-name="ce8" table:formula="of:=IF([.T3]=&quot;&quot;; &quot;&quot;; MMULT([.$B25:.$E25];[.$G$20:.$G$23]))" office:value-type="float" office:value="1.24444627736193" calcext:value-type="float">
            <text:p>1.2</text:p>
          </table:table-cell>
          <table:table-cell table:style-name="ce8" table:formula="of:=IF([.U3]=&quot;&quot;; &quot;&quot;; MMULT([.$B25:.$E25];[.$G$20:.$G$23]))">
            <text:p/>
          </table:table-cell>
          <table:table-cell table:style-name="ce8" table:formula="of:=IF([.V3]=&quot;&quot;; &quot;&quot;; MMULT([.$B25:.$E25];[.$G$20:.$G$23]))" office:value-type="float" office:value="1.24444627736193" calcext:value-type="float">
            <text:p>1.2</text:p>
          </table:table-cell>
          <table:table-cell table:style-name="ce8" table:formula="of:=IF([.W3]=&quot;&quot;; &quot;&quot;; MMULT([.$B25:.$E25];[.$G$20:.$G$23]))" office:value-type="float" office:value="1.24444627736193" calcext:value-type="float">
            <text:p>1.2</text:p>
          </table:table-cell>
          <table:table-cell table:style-name="ce8" table:formula="of:=IF([.X3]=&quot;&quot;; &quot;&quot;; MMULT([.$B25:.$E25];[.$G$20:.$G$23]))" office:value-type="float" office:value="1.24444627736193" calcext:value-type="float">
            <text:p>1.2</text:p>
          </table:table-cell>
          <table:table-cell table:style-name="ce8" table:formula="of:=IF([.Y3]=&quot;&quot;; &quot;&quot;; MMULT([.$B25:.$E25];[.$G$20:.$G$23]))">
            <text:p/>
          </table:table-cell>
          <table:table-cell table:style-name="ce8" table:formula="of:=IF([.Z3]=&quot;&quot;; &quot;&quot;; MMULT([.$B25:.$E25];[.$G$20:.$G$23]))">
            <text:p/>
          </table:table-cell>
          <table:table-cell table:number-columns-repeated="998"/>
        </table:table-row>
        <table:table-row table:style-name="ro2">
          <table:table-cell/>
          <table:table-cell table:style-name="ce1" table:formula="of:=RAND()" office:value-type="float" office:value="0.616696437229592" calcext:value-type="float">
            <text:p>0.616696437229592</text:p>
          </table:table-cell>
          <table:table-cell table:style-name="ce1" table:formula="of:=RAND()" office:value-type="float" office:value="0.633667890103506" calcext:value-type="float">
            <text:p>0.633667890103506</text:p>
          </table:table-cell>
          <table:table-cell table:style-name="ce1" table:formula="of:=RAND()" office:value-type="float" office:value="0.702529306175631" calcext:value-type="float">
            <text:p>0.702529306175631</text:p>
          </table:table-cell>
          <table:table-cell table:style-name="ce1" table:formula="of:=RAND()" office:value-type="float" office:value="0.195333916258292" calcext:value-type="float">
            <text:p>0.195333916258292</text:p>
          </table:table-cell>
          <table:table-cell office:value-type="float" office:value="200" calcext:value-type="float">
            <text:p>200</text:p>
          </table:table-cell>
          <table:table-cell table:style-name="ce8" table:formula="of:=IF([.G4]=&quot;&quot;; &quot;&quot;; MMULT([.$B26:.$E26];[.$G$20:.$G$23]))" office:value-type="float" office:value="1.13665200272925" calcext:value-type="float">
            <text:p>1.1</text:p>
          </table:table-cell>
          <table:table-cell table:style-name="ce8" table:formula="of:=IF([.H4]=&quot;&quot;; &quot;&quot;; MMULT([.$B26:.$E26];[.$G$20:.$G$23]))">
            <text:p/>
          </table:table-cell>
          <table:table-cell table:style-name="ce8" table:formula="of:=IF([.I4]=&quot;&quot;; &quot;&quot;; MMULT([.$B26:.$E26];[.$G$20:.$G$23]))" office:value-type="float" office:value="1.13665200272925" calcext:value-type="float">
            <text:p>1.1</text:p>
          </table:table-cell>
          <table:table-cell table:style-name="ce8" table:formula="of:=IF([.J4]=&quot;&quot;; &quot;&quot;; MMULT([.$B26:.$E26];[.$G$20:.$G$23]))">
            <text:p/>
          </table:table-cell>
          <table:table-cell table:style-name="ce8" table:formula="of:=IF([.K4]=&quot;&quot;; &quot;&quot;; MMULT([.$B26:.$E26];[.$G$20:.$G$23]))" office:value-type="float" office:value="1.13665200272925" calcext:value-type="float">
            <text:p>1.1</text:p>
          </table:table-cell>
          <table:table-cell table:style-name="ce8" table:formula="of:=IF([.L4]=&quot;&quot;; &quot;&quot;; MMULT([.$B26:.$E26];[.$G$20:.$G$23]))">
            <text:p/>
          </table:table-cell>
          <table:table-cell table:style-name="ce8" table:formula="of:=IF([.M4]=&quot;&quot;; &quot;&quot;; MMULT([.$B26:.$E26];[.$G$20:.$G$23]))">
            <text:p/>
          </table:table-cell>
          <table:table-cell table:style-name="ce8" table:formula="of:=IF([.N4]=&quot;&quot;; &quot;&quot;; MMULT([.$B26:.$E26];[.$G$20:.$G$23]))">
            <text:p/>
          </table:table-cell>
          <table:table-cell table:style-name="ce8" table:formula="of:=IF([.O4]=&quot;&quot;; &quot;&quot;; MMULT([.$B26:.$E26];[.$G$20:.$G$23]))">
            <text:p/>
          </table:table-cell>
          <table:table-cell table:style-name="ce8" table:formula="of:=IF([.P4]=&quot;&quot;; &quot;&quot;; MMULT([.$B26:.$E26];[.$G$20:.$G$23]))" office:value-type="float" office:value="1.13665200272925" calcext:value-type="float">
            <text:p>1.1</text:p>
          </table:table-cell>
          <table:table-cell table:style-name="ce8" table:formula="of:=IF([.Q4]=&quot;&quot;; &quot;&quot;; MMULT([.$B26:.$E26];[.$G$20:.$G$23]))" office:value-type="float" office:value="1.13665200272925" calcext:value-type="float">
            <text:p>1.1</text:p>
          </table:table-cell>
          <table:table-cell table:style-name="ce8" table:formula="of:=IF([.R4]=&quot;&quot;; &quot;&quot;; MMULT([.$B26:.$E26];[.$G$20:.$G$23]))">
            <text:p/>
          </table:table-cell>
          <table:table-cell table:style-name="ce8" table:formula="of:=IF([.S4]=&quot;&quot;; &quot;&quot;; MMULT([.$B26:.$E26];[.$G$20:.$G$23]))" office:value-type="float" office:value="1.13665200272925" calcext:value-type="float">
            <text:p>1.1</text:p>
          </table:table-cell>
          <table:table-cell table:style-name="ce8" table:formula="of:=IF([.T4]=&quot;&quot;; &quot;&quot;; MMULT([.$B26:.$E26];[.$G$20:.$G$23]))">
            <text:p/>
          </table:table-cell>
          <table:table-cell table:style-name="ce8" table:formula="of:=IF([.U4]=&quot;&quot;; &quot;&quot;; MMULT([.$B26:.$E26];[.$G$20:.$G$23]))">
            <text:p/>
          </table:table-cell>
          <table:table-cell table:style-name="ce8" table:formula="of:=IF([.V4]=&quot;&quot;; &quot;&quot;; MMULT([.$B26:.$E26];[.$G$20:.$G$23]))">
            <text:p/>
          </table:table-cell>
          <table:table-cell table:style-name="ce8" table:formula="of:=IF([.W4]=&quot;&quot;; &quot;&quot;; MMULT([.$B26:.$E26];[.$G$20:.$G$23]))">
            <text:p/>
          </table:table-cell>
          <table:table-cell table:style-name="ce8" table:formula="of:=IF([.X4]=&quot;&quot;; &quot;&quot;; MMULT([.$B26:.$E26];[.$G$20:.$G$23]))">
            <text:p/>
          </table:table-cell>
          <table:table-cell table:style-name="ce8" table:formula="of:=IF([.Y4]=&quot;&quot;; &quot;&quot;; MMULT([.$B26:.$E26];[.$G$20:.$G$23]))">
            <text:p/>
          </table:table-cell>
          <table:table-cell table:style-name="ce8" table:formula="of:=IF([.Z4]=&quot;&quot;; &quot;&quot;; MMULT([.$B26:.$E26];[.$G$20:.$G$23]))">
            <text:p/>
          </table:table-cell>
          <table:table-cell table:number-columns-repeated="998"/>
        </table:table-row>
        <table:table-row table:style-name="ro2">
          <table:table-cell/>
          <table:table-cell table:style-name="ce1" table:formula="of:=RAND()" office:value-type="float" office:value="0.752610078185478" calcext:value-type="float">
            <text:p>0.752610078185478</text:p>
          </table:table-cell>
          <table:table-cell table:style-name="ce1" table:formula="of:=RAND()" office:value-type="float" office:value="0.0444832649393795" calcext:value-type="float">
            <text:p>0.04448326493938</text:p>
          </table:table-cell>
          <table:table-cell table:style-name="ce1" table:formula="of:=RAND()" office:value-type="float" office:value="0.653345815406299" calcext:value-type="float">
            <text:p>0.653345815406299</text:p>
          </table:table-cell>
          <table:table-cell table:style-name="ce1" table:formula="of:=RAND()" office:value-type="float" office:value="0.145198488262172" calcext:value-type="float">
            <text:p>0.145198488262172</text:p>
          </table:table-cell>
          <table:table-cell office:value-type="float" office:value="236" calcext:value-type="float">
            <text:p>236</text:p>
          </table:table-cell>
          <table:table-cell table:style-name="ce8" table:formula="of:=IF([.G5]=&quot;&quot;; &quot;&quot;; MMULT([.$B27:.$E27];[.$G$20:.$G$23]))">
            <text:p/>
          </table:table-cell>
          <table:table-cell table:style-name="ce8" table:formula="of:=IF([.H5]=&quot;&quot;; &quot;&quot;; MMULT([.$B27:.$E27];[.$G$20:.$G$23]))" office:value-type="float" office:value="0.75824057707626" calcext:value-type="float">
            <text:p>0.8</text:p>
          </table:table-cell>
          <table:table-cell table:style-name="ce8" table:formula="of:=IF([.I5]=&quot;&quot;; &quot;&quot;; MMULT([.$B27:.$E27];[.$G$20:.$G$23]))">
            <text:p/>
          </table:table-cell>
          <table:table-cell table:style-name="ce8" table:formula="of:=IF([.J5]=&quot;&quot;; &quot;&quot;; MMULT([.$B27:.$E27];[.$G$20:.$G$23]))">
            <text:p/>
          </table:table-cell>
          <table:table-cell table:style-name="ce8" table:formula="of:=IF([.K5]=&quot;&quot;; &quot;&quot;; MMULT([.$B27:.$E27];[.$G$20:.$G$23]))">
            <text:p/>
          </table:table-cell>
          <table:table-cell table:style-name="ce8" table:formula="of:=IF([.L5]=&quot;&quot;; &quot;&quot;; MMULT([.$B27:.$E27];[.$G$20:.$G$23]))">
            <text:p/>
          </table:table-cell>
          <table:table-cell table:style-name="ce8" table:formula="of:=IF([.M5]=&quot;&quot;; &quot;&quot;; MMULT([.$B27:.$E27];[.$G$20:.$G$23]))" office:value-type="float" office:value="0.75824057707626" calcext:value-type="float">
            <text:p>0.8</text:p>
          </table:table-cell>
          <table:table-cell table:style-name="ce8" table:formula="of:=IF([.N5]=&quot;&quot;; &quot;&quot;; MMULT([.$B27:.$E27];[.$G$20:.$G$23]))">
            <text:p/>
          </table:table-cell>
          <table:table-cell table:style-name="ce8" table:formula="of:=IF([.O5]=&quot;&quot;; &quot;&quot;; MMULT([.$B27:.$E27];[.$G$20:.$G$23]))" office:value-type="float" office:value="0.75824057707626" calcext:value-type="float">
            <text:p>0.8</text:p>
          </table:table-cell>
          <table:table-cell table:style-name="ce8" table:formula="of:=IF([.P5]=&quot;&quot;; &quot;&quot;; MMULT([.$B27:.$E27];[.$G$20:.$G$23]))">
            <text:p/>
          </table:table-cell>
          <table:table-cell table:style-name="ce8" table:formula="of:=IF([.Q5]=&quot;&quot;; &quot;&quot;; MMULT([.$B27:.$E27];[.$G$20:.$G$23]))">
            <text:p/>
          </table:table-cell>
          <table:table-cell table:style-name="ce8" table:formula="of:=IF([.R5]=&quot;&quot;; &quot;&quot;; MMULT([.$B27:.$E27];[.$G$20:.$G$23]))">
            <text:p/>
          </table:table-cell>
          <table:table-cell table:style-name="ce8" table:formula="of:=IF([.S5]=&quot;&quot;; &quot;&quot;; MMULT([.$B27:.$E27];[.$G$20:.$G$23]))">
            <text:p/>
          </table:table-cell>
          <table:table-cell table:style-name="ce8" table:formula="of:=IF([.T5]=&quot;&quot;; &quot;&quot;; MMULT([.$B27:.$E27];[.$G$20:.$G$23]))">
            <text:p/>
          </table:table-cell>
          <table:table-cell table:style-name="ce8" table:formula="of:=IF([.U5]=&quot;&quot;; &quot;&quot;; MMULT([.$B27:.$E27];[.$G$20:.$G$23]))">
            <text:p/>
          </table:table-cell>
          <table:table-cell table:style-name="ce8" table:formula="of:=IF([.V5]=&quot;&quot;; &quot;&quot;; MMULT([.$B27:.$E27];[.$G$20:.$G$23]))">
            <text:p/>
          </table:table-cell>
          <table:table-cell table:style-name="ce8" table:formula="of:=IF([.W5]=&quot;&quot;; &quot;&quot;; MMULT([.$B27:.$E27];[.$G$20:.$G$23]))">
            <text:p/>
          </table:table-cell>
          <table:table-cell table:style-name="ce8" table:formula="of:=IF([.X5]=&quot;&quot;; &quot;&quot;; MMULT([.$B27:.$E27];[.$G$20:.$G$23]))" office:value-type="float" office:value="0.75824057707626" calcext:value-type="float">
            <text:p>0.8</text:p>
          </table:table-cell>
          <table:table-cell table:style-name="ce8" table:formula="of:=IF([.Y5]=&quot;&quot;; &quot;&quot;; MMULT([.$B27:.$E27];[.$G$20:.$G$23]))">
            <text:p/>
          </table:table-cell>
          <table:table-cell table:style-name="ce8" table:formula="of:=IF([.Z5]=&quot;&quot;; &quot;&quot;; MMULT([.$B27:.$E27];[.$G$20:.$G$23]))">
            <text:p/>
          </table:table-cell>
          <table:table-cell table:number-columns-repeated="998"/>
        </table:table-row>
        <table:table-row table:style-name="ro2">
          <table:table-cell/>
          <table:table-cell table:style-name="ce1" table:formula="of:=RAND()" office:value-type="float" office:value="0.327713815404345" calcext:value-type="float">
            <text:p>0.327713815404345</text:p>
          </table:table-cell>
          <table:table-cell table:style-name="ce1" table:formula="of:=RAND()" office:value-type="float" office:value="0.646016985601728" calcext:value-type="float">
            <text:p>0.646016985601728</text:p>
          </table:table-cell>
          <table:table-cell table:style-name="ce1" table:formula="of:=RAND()" office:value-type="float" office:value="0.588229584309873" calcext:value-type="float">
            <text:p>0.588229584309873</text:p>
          </table:table-cell>
          <table:table-cell table:style-name="ce1" table:formula="of:=RAND()" office:value-type="float" office:value="0.00983764667762605" calcext:value-type="float">
            <text:p>0.009837646677626</text:p>
          </table:table-cell>
          <table:table-cell office:value-type="float" office:value="240" calcext:value-type="float">
            <text:p>240</text:p>
          </table:table-cell>
          <table:table-cell table:style-name="ce8" table:formula="of:=IF([.G6]=&quot;&quot;; &quot;&quot;; MMULT([.$B28:.$E28];[.$G$20:.$G$23]))">
            <text:p/>
          </table:table-cell>
          <table:table-cell table:style-name="ce8" table:formula="of:=IF([.H6]=&quot;&quot;; &quot;&quot;; MMULT([.$B28:.$E28];[.$G$20:.$G$23]))">
            <text:p/>
          </table:table-cell>
          <table:table-cell table:style-name="ce8" table:formula="of:=IF([.I6]=&quot;&quot;; &quot;&quot;; MMULT([.$B28:.$E28];[.$G$20:.$G$23]))">
            <text:p/>
          </table:table-cell>
          <table:table-cell table:style-name="ce8" table:formula="of:=IF([.J6]=&quot;&quot;; &quot;&quot;; MMULT([.$B28:.$E28];[.$G$20:.$G$23]))">
            <text:p/>
          </table:table-cell>
          <table:table-cell table:style-name="ce8" table:formula="of:=IF([.K6]=&quot;&quot;; &quot;&quot;; MMULT([.$B28:.$E28];[.$G$20:.$G$23]))" office:value-type="float" office:value="0.928514819992521" calcext:value-type="float">
            <text:p>0.9</text:p>
          </table:table-cell>
          <table:table-cell table:style-name="ce8" table:formula="of:=IF([.L6]=&quot;&quot;; &quot;&quot;; MMULT([.$B28:.$E28];[.$G$20:.$G$23]))">
            <text:p/>
          </table:table-cell>
          <table:table-cell table:style-name="ce8" table:formula="of:=IF([.M6]=&quot;&quot;; &quot;&quot;; MMULT([.$B28:.$E28];[.$G$20:.$G$23]))">
            <text:p/>
          </table:table-cell>
          <table:table-cell table:style-name="ce8" table:formula="of:=IF([.N6]=&quot;&quot;; &quot;&quot;; MMULT([.$B28:.$E28];[.$G$20:.$G$23]))">
            <text:p/>
          </table:table-cell>
          <table:table-cell table:style-name="ce8" table:formula="of:=IF([.O6]=&quot;&quot;; &quot;&quot;; MMULT([.$B28:.$E28];[.$G$20:.$G$23]))" office:value-type="float" office:value="0.928514819992521" calcext:value-type="float">
            <text:p>0.9</text:p>
          </table:table-cell>
          <table:table-cell table:style-name="ce8" table:formula="of:=IF([.P6]=&quot;&quot;; &quot;&quot;; MMULT([.$B28:.$E28];[.$G$20:.$G$23]))">
            <text:p/>
          </table:table-cell>
          <table:table-cell table:style-name="ce8" table:formula="of:=IF([.Q6]=&quot;&quot;; &quot;&quot;; MMULT([.$B28:.$E28];[.$G$20:.$G$23]))">
            <text:p/>
          </table:table-cell>
          <table:table-cell table:style-name="ce8" table:formula="of:=IF([.R6]=&quot;&quot;; &quot;&quot;; MMULT([.$B28:.$E28];[.$G$20:.$G$23]))" office:value-type="float" office:value="0.928514819992521" calcext:value-type="float">
            <text:p>0.9</text:p>
          </table:table-cell>
          <table:table-cell table:style-name="ce8" table:formula="of:=IF([.S6]=&quot;&quot;; &quot;&quot;; MMULT([.$B28:.$E28];[.$G$20:.$G$23]))" office:value-type="float" office:value="0.928514819992521" calcext:value-type="float">
            <text:p>0.9</text:p>
          </table:table-cell>
          <table:table-cell table:style-name="ce8" table:formula="of:=IF([.T6]=&quot;&quot;; &quot;&quot;; MMULT([.$B28:.$E28];[.$G$20:.$G$23]))">
            <text:p/>
          </table:table-cell>
          <table:table-cell table:style-name="ce8" table:formula="of:=IF([.U6]=&quot;&quot;; &quot;&quot;; MMULT([.$B28:.$E28];[.$G$20:.$G$23]))">
            <text:p/>
          </table:table-cell>
          <table:table-cell table:style-name="ce8" table:formula="of:=IF([.V6]=&quot;&quot;; &quot;&quot;; MMULT([.$B28:.$E28];[.$G$20:.$G$23]))">
            <text:p/>
          </table:table-cell>
          <table:table-cell table:style-name="ce8" table:formula="of:=IF([.W6]=&quot;&quot;; &quot;&quot;; MMULT([.$B28:.$E28];[.$G$20:.$G$23]))">
            <text:p/>
          </table:table-cell>
          <table:table-cell table:style-name="ce8" table:formula="of:=IF([.X6]=&quot;&quot;; &quot;&quot;; MMULT([.$B28:.$E28];[.$G$20:.$G$23]))" office:value-type="float" office:value="0.928514819992521" calcext:value-type="float">
            <text:p>0.9</text:p>
          </table:table-cell>
          <table:table-cell table:style-name="ce8" table:formula="of:=IF([.Y6]=&quot;&quot;; &quot;&quot;; MMULT([.$B28:.$E28];[.$G$20:.$G$23]))">
            <text:p/>
          </table:table-cell>
          <table:table-cell table:style-name="ce8" table:formula="of:=IF([.Z6]=&quot;&quot;; &quot;&quot;; MMULT([.$B28:.$E28];[.$G$20:.$G$23]))" office:value-type="float" office:value="0.928514819992521" calcext:value-type="float">
            <text:p>0.9</text:p>
          </table:table-cell>
          <table:table-cell table:number-columns-repeated="998"/>
        </table:table-row>
        <table:table-row table:style-name="ro2">
          <table:table-cell/>
          <table:table-cell table:style-name="ce1" table:formula="of:=RAND()" office:value-type="float" office:value="0.186754740242976" calcext:value-type="float">
            <text:p>0.186754740242976</text:p>
          </table:table-cell>
          <table:table-cell table:style-name="ce1" table:formula="of:=RAND()" office:value-type="float" office:value="0.54923108331313" calcext:value-type="float">
            <text:p>0.54923108331313</text:p>
          </table:table-cell>
          <table:table-cell table:style-name="ce1" table:formula="of:=RAND()" office:value-type="float" office:value="0.39731636898157" calcext:value-type="float">
            <text:p>0.39731636898157</text:p>
          </table:table-cell>
          <table:table-cell table:style-name="ce1" table:formula="of:=RAND()" office:value-type="float" office:value="0.262943337202381" calcext:value-type="float">
            <text:p>0.262943337202381</text:p>
          </table:table-cell>
          <table:table-cell office:value-type="float" office:value="270" calcext:value-type="float">
            <text:p>270</text:p>
          </table:table-cell>
          <table:table-cell table:style-name="ce8" table:formula="of:=IF([.G7]=&quot;&quot;; &quot;&quot;; MMULT([.$B29:.$E29];[.$G$20:.$G$23]))">
            <text:p/>
          </table:table-cell>
          <table:table-cell table:style-name="ce8" table:formula="of:=IF([.H7]=&quot;&quot;; &quot;&quot;; MMULT([.$B29:.$E29];[.$G$20:.$G$23]))" office:value-type="float" office:value="0.697343235909277" calcext:value-type="float">
            <text:p>0.7</text:p>
          </table:table-cell>
          <table:table-cell table:style-name="ce8" table:formula="of:=IF([.I7]=&quot;&quot;; &quot;&quot;; MMULT([.$B29:.$E29];[.$G$20:.$G$23]))">
            <text:p/>
          </table:table-cell>
          <table:table-cell table:style-name="ce8" table:formula="of:=IF([.J7]=&quot;&quot;; &quot;&quot;; MMULT([.$B29:.$E29];[.$G$20:.$G$23]))">
            <text:p/>
          </table:table-cell>
          <table:table-cell table:style-name="ce8" table:formula="of:=IF([.K7]=&quot;&quot;; &quot;&quot;; MMULT([.$B29:.$E29];[.$G$20:.$G$23]))" office:value-type="float" office:value="0.697343235909277" calcext:value-type="float">
            <text:p>0.7</text:p>
          </table:table-cell>
          <table:table-cell table:style-name="ce8" table:formula="of:=IF([.L7]=&quot;&quot;; &quot;&quot;; MMULT([.$B29:.$E29];[.$G$20:.$G$23]))">
            <text:p/>
          </table:table-cell>
          <table:table-cell table:style-name="ce8" table:formula="of:=IF([.M7]=&quot;&quot;; &quot;&quot;; MMULT([.$B29:.$E29];[.$G$20:.$G$23]))">
            <text:p/>
          </table:table-cell>
          <table:table-cell table:style-name="ce8" table:formula="of:=IF([.N7]=&quot;&quot;; &quot;&quot;; MMULT([.$B29:.$E29];[.$G$20:.$G$23]))">
            <text:p/>
          </table:table-cell>
          <table:table-cell table:style-name="ce8" table:formula="of:=IF([.O7]=&quot;&quot;; &quot;&quot;; MMULT([.$B29:.$E29];[.$G$20:.$G$23]))">
            <text:p/>
          </table:table-cell>
          <table:table-cell table:style-name="ce8" table:formula="of:=IF([.P7]=&quot;&quot;; &quot;&quot;; MMULT([.$B29:.$E29];[.$G$20:.$G$23]))">
            <text:p/>
          </table:table-cell>
          <table:table-cell table:style-name="ce8" table:formula="of:=IF([.Q7]=&quot;&quot;; &quot;&quot;; MMULT([.$B29:.$E29];[.$G$20:.$G$23]))" office:value-type="float" office:value="0.697343235909277" calcext:value-type="float">
            <text:p>0.7</text:p>
          </table:table-cell>
          <table:table-cell table:style-name="ce8" table:formula="of:=IF([.R7]=&quot;&quot;; &quot;&quot;; MMULT([.$B29:.$E29];[.$G$20:.$G$23]))" office:value-type="float" office:value="0.697343235909277" calcext:value-type="float">
            <text:p>0.7</text:p>
          </table:table-cell>
          <table:table-cell table:style-name="ce8" table:formula="of:=IF([.S7]=&quot;&quot;; &quot;&quot;; MMULT([.$B29:.$E29];[.$G$20:.$G$23]))" office:value-type="float" office:value="0.697343235909277" calcext:value-type="float">
            <text:p>0.7</text:p>
          </table:table-cell>
          <table:table-cell table:style-name="ce8" table:formula="of:=IF([.T7]=&quot;&quot;; &quot;&quot;; MMULT([.$B29:.$E29];[.$G$20:.$G$23]))">
            <text:p/>
          </table:table-cell>
          <table:table-cell table:style-name="ce8" table:formula="of:=IF([.U7]=&quot;&quot;; &quot;&quot;; MMULT([.$B29:.$E29];[.$G$20:.$G$23]))">
            <text:p/>
          </table:table-cell>
          <table:table-cell table:style-name="ce8" table:formula="of:=IF([.V7]=&quot;&quot;; &quot;&quot;; MMULT([.$B29:.$E29];[.$G$20:.$G$23]))">
            <text:p/>
          </table:table-cell>
          <table:table-cell table:style-name="ce8" table:formula="of:=IF([.W7]=&quot;&quot;; &quot;&quot;; MMULT([.$B29:.$E29];[.$G$20:.$G$23]))">
            <text:p/>
          </table:table-cell>
          <table:table-cell table:style-name="ce8" table:formula="of:=IF([.X7]=&quot;&quot;; &quot;&quot;; MMULT([.$B29:.$E29];[.$G$20:.$G$23]))">
            <text:p/>
          </table:table-cell>
          <table:table-cell table:style-name="ce8" table:formula="of:=IF([.Y7]=&quot;&quot;; &quot;&quot;; MMULT([.$B29:.$E29];[.$G$20:.$G$23]))">
            <text:p/>
          </table:table-cell>
          <table:table-cell table:style-name="ce8" table:formula="of:=IF([.Z7]=&quot;&quot;; &quot;&quot;; MMULT([.$B29:.$E29];[.$G$20:.$G$23]))">
            <text:p/>
          </table:table-cell>
          <table:table-cell table:number-columns-repeated="998"/>
        </table:table-row>
        <table:table-row table:style-name="ro2">
          <table:table-cell/>
          <table:table-cell table:style-name="ce1" table:formula="of:=RAND()" office:value-type="float" office:value="0.882087877319781" calcext:value-type="float">
            <text:p>0.882087877319781</text:p>
          </table:table-cell>
          <table:table-cell table:style-name="ce1" table:formula="of:=RAND()" office:value-type="float" office:value="0.174518630271311" calcext:value-type="float">
            <text:p>0.174518630271311</text:p>
          </table:table-cell>
          <table:table-cell table:style-name="ce1" table:formula="of:=RAND()" office:value-type="float" office:value="0.9615677276086" calcext:value-type="float">
            <text:p>0.9615677276086</text:p>
          </table:table-cell>
          <table:table-cell table:style-name="ce1" table:formula="of:=RAND()" office:value-type="float" office:value="0.987690498187451" calcext:value-type="float">
            <text:p>0.987690498187451</text:p>
          </table:table-cell>
          <table:table-cell office:value-type="float" office:value="287" calcext:value-type="float">
            <text:p>287</text:p>
          </table:table-cell>
          <table:table-cell table:style-name="ce8" table:formula="of:=IF([.G8]=&quot;&quot;; &quot;&quot;; MMULT([.$B30:.$E30];[.$G$20:.$G$23]))">
            <text:p/>
          </table:table-cell>
          <table:table-cell table:style-name="ce8" table:formula="of:=IF([.H8]=&quot;&quot;; &quot;&quot;; MMULT([.$B30:.$E30];[.$G$20:.$G$23]))">
            <text:p/>
          </table:table-cell>
          <table:table-cell table:style-name="ce8" table:formula="of:=IF([.I8]=&quot;&quot;; &quot;&quot;; MMULT([.$B30:.$E30];[.$G$20:.$G$23]))" office:value-type="float" office:value="1.0937359314919" calcext:value-type="float">
            <text:p>1.1</text:p>
          </table:table-cell>
          <table:table-cell table:style-name="ce8" table:formula="of:=IF([.J8]=&quot;&quot;; &quot;&quot;; MMULT([.$B30:.$E30];[.$G$20:.$G$23]))">
            <text:p/>
          </table:table-cell>
          <table:table-cell table:style-name="ce8" table:formula="of:=IF([.K8]=&quot;&quot;; &quot;&quot;; MMULT([.$B30:.$E30];[.$G$20:.$G$23]))">
            <text:p/>
          </table:table-cell>
          <table:table-cell table:style-name="ce8" table:formula="of:=IF([.L8]=&quot;&quot;; &quot;&quot;; MMULT([.$B30:.$E30];[.$G$20:.$G$23]))">
            <text:p/>
          </table:table-cell>
          <table:table-cell table:style-name="ce8" table:formula="of:=IF([.M8]=&quot;&quot;; &quot;&quot;; MMULT([.$B30:.$E30];[.$G$20:.$G$23]))">
            <text:p/>
          </table:table-cell>
          <table:table-cell table:style-name="ce8" table:formula="of:=IF([.N8]=&quot;&quot;; &quot;&quot;; MMULT([.$B30:.$E30];[.$G$20:.$G$23]))">
            <text:p/>
          </table:table-cell>
          <table:table-cell table:style-name="ce8" table:formula="of:=IF([.O8]=&quot;&quot;; &quot;&quot;; MMULT([.$B30:.$E30];[.$G$20:.$G$23]))" office:value-type="float" office:value="1.0937359314919" calcext:value-type="float">
            <text:p>1.1</text:p>
          </table:table-cell>
          <table:table-cell table:style-name="ce8" table:formula="of:=IF([.P8]=&quot;&quot;; &quot;&quot;; MMULT([.$B30:.$E30];[.$G$20:.$G$23]))">
            <text:p/>
          </table:table-cell>
          <table:table-cell table:style-name="ce8" table:formula="of:=IF([.Q8]=&quot;&quot;; &quot;&quot;; MMULT([.$B30:.$E30];[.$G$20:.$G$23]))" office:value-type="float" office:value="1.0937359314919" calcext:value-type="float">
            <text:p>1.1</text:p>
          </table:table-cell>
          <table:table-cell table:style-name="ce8" table:formula="of:=IF([.R8]=&quot;&quot;; &quot;&quot;; MMULT([.$B30:.$E30];[.$G$20:.$G$23]))">
            <text:p/>
          </table:table-cell>
          <table:table-cell table:style-name="ce8" table:formula="of:=IF([.S8]=&quot;&quot;; &quot;&quot;; MMULT([.$B30:.$E30];[.$G$20:.$G$23]))" office:value-type="float" office:value="1.0937359314919" calcext:value-type="float">
            <text:p>1.1</text:p>
          </table:table-cell>
          <table:table-cell table:style-name="ce8" table:formula="of:=IF([.T8]=&quot;&quot;; &quot;&quot;; MMULT([.$B30:.$E30];[.$G$20:.$G$23]))">
            <text:p/>
          </table:table-cell>
          <table:table-cell table:style-name="ce8" table:formula="of:=IF([.U8]=&quot;&quot;; &quot;&quot;; MMULT([.$B30:.$E30];[.$G$20:.$G$23]))">
            <text:p/>
          </table:table-cell>
          <table:table-cell table:style-name="ce8" table:formula="of:=IF([.V8]=&quot;&quot;; &quot;&quot;; MMULT([.$B30:.$E30];[.$G$20:.$G$23]))">
            <text:p/>
          </table:table-cell>
          <table:table-cell table:style-name="ce8" table:formula="of:=IF([.W8]=&quot;&quot;; &quot;&quot;; MMULT([.$B30:.$E30];[.$G$20:.$G$23]))" office:value-type="float" office:value="1.0937359314919" calcext:value-type="float">
            <text:p>1.1</text:p>
          </table:table-cell>
          <table:table-cell table:style-name="ce8" table:formula="of:=IF([.X8]=&quot;&quot;; &quot;&quot;; MMULT([.$B30:.$E30];[.$G$20:.$G$23]))">
            <text:p/>
          </table:table-cell>
          <table:table-cell table:style-name="ce8" table:formula="of:=IF([.Y8]=&quot;&quot;; &quot;&quot;; MMULT([.$B30:.$E30];[.$G$20:.$G$23]))">
            <text:p/>
          </table:table-cell>
          <table:table-cell table:style-name="ce8" table:formula="of:=IF([.Z8]=&quot;&quot;; &quot;&quot;; MMULT([.$B30:.$E30];[.$G$20:.$G$23]))" office:value-type="float" office:value="1.0937359314919" calcext:value-type="float">
            <text:p>1.1</text:p>
          </table:table-cell>
          <table:table-cell table:number-columns-repeated="998"/>
        </table:table-row>
        <table:table-row table:style-name="ro2">
          <table:table-cell/>
          <table:table-cell table:style-name="ce1" table:formula="of:=RAND()" office:value-type="float" office:value="0.429830347829328" calcext:value-type="float">
            <text:p>0.429830347829328</text:p>
          </table:table-cell>
          <table:table-cell table:style-name="ce1" table:formula="of:=RAND()" office:value-type="float" office:value="0.223259209270806" calcext:value-type="float">
            <text:p>0.223259209270806</text:p>
          </table:table-cell>
          <table:table-cell table:style-name="ce1" table:formula="of:=RAND()" office:value-type="float" office:value="0.288031002644983" calcext:value-type="float">
            <text:p>0.288031002644983</text:p>
          </table:table-cell>
          <table:table-cell table:style-name="ce1" table:formula="of:=RAND()" office:value-type="float" office:value="0.71673136137888" calcext:value-type="float">
            <text:p>0.71673136137888</text:p>
          </table:table-cell>
          <table:table-cell office:value-type="float" office:value="295" calcext:value-type="float">
            <text:p>295</text:p>
          </table:table-cell>
          <table:table-cell table:style-name="ce8" table:formula="of:=IF([.G9]=&quot;&quot;; &quot;&quot;; MMULT([.$B31:.$E31];[.$G$20:.$G$23]))">
            <text:p/>
          </table:table-cell>
          <table:table-cell table:style-name="ce8" table:formula="of:=IF([.H9]=&quot;&quot;; &quot;&quot;; MMULT([.$B31:.$E31];[.$G$20:.$G$23]))">
            <text:p/>
          </table:table-cell>
          <table:table-cell table:style-name="ce8" table:formula="of:=IF([.I9]=&quot;&quot;; &quot;&quot;; MMULT([.$B31:.$E31];[.$G$20:.$G$23]))">
            <text:p/>
          </table:table-cell>
          <table:table-cell table:style-name="ce8" table:formula="of:=IF([.J9]=&quot;&quot;; &quot;&quot;; MMULT([.$B31:.$E31];[.$G$20:.$G$23]))">
            <text:p/>
          </table:table-cell>
          <table:table-cell table:style-name="ce8" table:formula="of:=IF([.K9]=&quot;&quot;; &quot;&quot;; MMULT([.$B31:.$E31];[.$G$20:.$G$23]))" office:value-type="float" office:value="0.553531668731516" calcext:value-type="float">
            <text:p>0.6</text:p>
          </table:table-cell>
          <table:table-cell table:style-name="ce8" table:formula="of:=IF([.L9]=&quot;&quot;; &quot;&quot;; MMULT([.$B31:.$E31];[.$G$20:.$G$23]))">
            <text:p/>
          </table:table-cell>
          <table:table-cell table:style-name="ce8" table:formula="of:=IF([.M9]=&quot;&quot;; &quot;&quot;; MMULT([.$B31:.$E31];[.$G$20:.$G$23]))" office:value-type="float" office:value="0.553531668731516" calcext:value-type="float">
            <text:p>0.6</text:p>
          </table:table-cell>
          <table:table-cell table:style-name="ce8" table:formula="of:=IF([.N9]=&quot;&quot;; &quot;&quot;; MMULT([.$B31:.$E31];[.$G$20:.$G$23]))">
            <text:p/>
          </table:table-cell>
          <table:table-cell table:style-name="ce8" table:formula="of:=IF([.O9]=&quot;&quot;; &quot;&quot;; MMULT([.$B31:.$E31];[.$G$20:.$G$23]))" office:value-type="float" office:value="0.553531668731516" calcext:value-type="float">
            <text:p>0.6</text:p>
          </table:table-cell>
          <table:table-cell table:style-name="ce8" table:formula="of:=IF([.P9]=&quot;&quot;; &quot;&quot;; MMULT([.$B31:.$E31];[.$G$20:.$G$23]))" office:value-type="float" office:value="0.553531668731516" calcext:value-type="float">
            <text:p>0.6</text:p>
          </table:table-cell>
          <table:table-cell table:style-name="ce8" table:formula="of:=IF([.Q9]=&quot;&quot;; &quot;&quot;; MMULT([.$B31:.$E31];[.$G$20:.$G$23]))">
            <text:p/>
          </table:table-cell>
          <table:table-cell table:style-name="ce8" table:formula="of:=IF([.R9]=&quot;&quot;; &quot;&quot;; MMULT([.$B31:.$E31];[.$G$20:.$G$23]))" office:value-type="float" office:value="0.553531668731516" calcext:value-type="float">
            <text:p>0.6</text:p>
          </table:table-cell>
          <table:table-cell table:style-name="ce8" table:formula="of:=IF([.S9]=&quot;&quot;; &quot;&quot;; MMULT([.$B31:.$E31];[.$G$20:.$G$23]))" office:value-type="float" office:value="0.553531668731516" calcext:value-type="float">
            <text:p>0.6</text:p>
          </table:table-cell>
          <table:table-cell table:style-name="ce8" table:formula="of:=IF([.T9]=&quot;&quot;; &quot;&quot;; MMULT([.$B31:.$E31];[.$G$20:.$G$23]))" office:value-type="float" office:value="0.553531668731516" calcext:value-type="float">
            <text:p>0.6</text:p>
          </table:table-cell>
          <table:table-cell table:style-name="ce8" table:formula="of:=IF([.U9]=&quot;&quot;; &quot;&quot;; MMULT([.$B31:.$E31];[.$G$20:.$G$23]))" office:value-type="float" office:value="0.553531668731516" calcext:value-type="float">
            <text:p>0.6</text:p>
          </table:table-cell>
          <table:table-cell table:style-name="ce8" table:formula="of:=IF([.V9]=&quot;&quot;; &quot;&quot;; MMULT([.$B31:.$E31];[.$G$20:.$G$23]))">
            <text:p/>
          </table:table-cell>
          <table:table-cell table:style-name="ce8" table:formula="of:=IF([.W9]=&quot;&quot;; &quot;&quot;; MMULT([.$B31:.$E31];[.$G$20:.$G$23]))">
            <text:p/>
          </table:table-cell>
          <table:table-cell table:style-name="ce8" table:formula="of:=IF([.X9]=&quot;&quot;; &quot;&quot;; MMULT([.$B31:.$E31];[.$G$20:.$G$23]))">
            <text:p/>
          </table:table-cell>
          <table:table-cell table:style-name="ce8" table:formula="of:=IF([.Y9]=&quot;&quot;; &quot;&quot;; MMULT([.$B31:.$E31];[.$G$20:.$G$23]))" office:value-type="float" office:value="0.553531668731516" calcext:value-type="float">
            <text:p>0.6</text:p>
          </table:table-cell>
          <table:table-cell table:style-name="ce8" table:formula="of:=IF([.Z9]=&quot;&quot;; &quot;&quot;; MMULT([.$B31:.$E31];[.$G$20:.$G$23]))" office:value-type="float" office:value="0.553531668731516" calcext:value-type="float">
            <text:p>0.6</text:p>
          </table:table-cell>
          <table:table-cell table:number-columns-repeated="998"/>
        </table:table-row>
        <table:table-row table:style-name="ro2">
          <table:table-cell/>
          <table:table-cell table:style-name="ce1" table:formula="of:=RAND()" office:value-type="float" office:value="0.237879233603628" calcext:value-type="float">
            <text:p>0.237879233603628</text:p>
          </table:table-cell>
          <table:table-cell table:style-name="ce1" table:formula="of:=RAND()" office:value-type="float" office:value="0.20921563063264" calcext:value-type="float">
            <text:p>0.20921563063264</text:p>
          </table:table-cell>
          <table:table-cell table:style-name="ce1" table:formula="of:=RAND()" office:value-type="float" office:value="0.00460941269147761" calcext:value-type="float">
            <text:p>0.004609412691478</text:p>
          </table:table-cell>
          <table:table-cell table:style-name="ce1" table:formula="of:=RAND()" office:value-type="float" office:value="0.889766224543652" calcext:value-type="float">
            <text:p>0.889766224543652</text:p>
          </table:table-cell>
          <table:table-cell office:value-type="float" office:value="303" calcext:value-type="float">
            <text:p>303</text:p>
          </table:table-cell>
          <table:table-cell table:style-name="ce8" table:formula="of:=IF([.G10]=&quot;&quot;; &quot;&quot;; MMULT([.$B32:.$E32];[.$G$20:.$G$23]))" office:value-type="float" office:value="0.308213441140553" calcext:value-type="float">
            <text:p>0.3</text:p>
          </table:table-cell>
          <table:table-cell table:style-name="ce8" table:formula="of:=IF([.H10]=&quot;&quot;; &quot;&quot;; MMULT([.$B32:.$E32];[.$G$20:.$G$23]))">
            <text:p/>
          </table:table-cell>
          <table:table-cell table:style-name="ce8" table:formula="of:=IF([.I10]=&quot;&quot;; &quot;&quot;; MMULT([.$B32:.$E32];[.$G$20:.$G$23]))">
            <text:p/>
          </table:table-cell>
          <table:table-cell table:style-name="ce8" table:formula="of:=IF([.J10]=&quot;&quot;; &quot;&quot;; MMULT([.$B32:.$E32];[.$G$20:.$G$23]))">
            <text:p/>
          </table:table-cell>
          <table:table-cell table:style-name="ce8" table:formula="of:=IF([.K10]=&quot;&quot;; &quot;&quot;; MMULT([.$B32:.$E32];[.$G$20:.$G$23]))" office:value-type="float" office:value="0.308213441140553" calcext:value-type="float">
            <text:p>0.3</text:p>
          </table:table-cell>
          <table:table-cell table:style-name="ce8" table:formula="of:=IF([.L10]=&quot;&quot;; &quot;&quot;; MMULT([.$B32:.$E32];[.$G$20:.$G$23]))" office:value-type="float" office:value="0.308213441140553" calcext:value-type="float">
            <text:p>0.3</text:p>
          </table:table-cell>
          <table:table-cell table:style-name="ce8" table:formula="of:=IF([.M10]=&quot;&quot;; &quot;&quot;; MMULT([.$B32:.$E32];[.$G$20:.$G$23]))">
            <text:p/>
          </table:table-cell>
          <table:table-cell table:style-name="ce8" table:formula="of:=IF([.N10]=&quot;&quot;; &quot;&quot;; MMULT([.$B32:.$E32];[.$G$20:.$G$23]))">
            <text:p/>
          </table:table-cell>
          <table:table-cell table:style-name="ce8" table:formula="of:=IF([.O10]=&quot;&quot;; &quot;&quot;; MMULT([.$B32:.$E32];[.$G$20:.$G$23]))">
            <text:p/>
          </table:table-cell>
          <table:table-cell table:style-name="ce8" table:formula="of:=IF([.P10]=&quot;&quot;; &quot;&quot;; MMULT([.$B32:.$E32];[.$G$20:.$G$23]))" office:value-type="float" office:value="0.308213441140553" calcext:value-type="float">
            <text:p>0.3</text:p>
          </table:table-cell>
          <table:table-cell table:style-name="ce8" table:formula="of:=IF([.Q10]=&quot;&quot;; &quot;&quot;; MMULT([.$B32:.$E32];[.$G$20:.$G$23]))" office:value-type="float" office:value="0.308213441140553" calcext:value-type="float">
            <text:p>0.3</text:p>
          </table:table-cell>
          <table:table-cell table:style-name="ce8" table:formula="of:=IF([.R10]=&quot;&quot;; &quot;&quot;; MMULT([.$B32:.$E32];[.$G$20:.$G$23]))" office:value-type="float" office:value="0.308213441140553" calcext:value-type="float">
            <text:p>0.3</text:p>
          </table:table-cell>
          <table:table-cell table:style-name="ce8" table:formula="of:=IF([.S10]=&quot;&quot;; &quot;&quot;; MMULT([.$B32:.$E32];[.$G$20:.$G$23]))">
            <text:p/>
          </table:table-cell>
          <table:table-cell table:style-name="ce8" table:formula="of:=IF([.T10]=&quot;&quot;; &quot;&quot;; MMULT([.$B32:.$E32];[.$G$20:.$G$23]))">
            <text:p/>
          </table:table-cell>
          <table:table-cell table:style-name="ce8" table:formula="of:=IF([.U10]=&quot;&quot;; &quot;&quot;; MMULT([.$B32:.$E32];[.$G$20:.$G$23]))" office:value-type="float" office:value="0.308213441140553" calcext:value-type="float">
            <text:p>0.3</text:p>
          </table:table-cell>
          <table:table-cell table:style-name="ce8" table:formula="of:=IF([.V10]=&quot;&quot;; &quot;&quot;; MMULT([.$B32:.$E32];[.$G$20:.$G$23]))" office:value-type="float" office:value="0.308213441140553" calcext:value-type="float">
            <text:p>0.3</text:p>
          </table:table-cell>
          <table:table-cell table:style-name="ce8" table:formula="of:=IF([.W10]=&quot;&quot;; &quot;&quot;; MMULT([.$B32:.$E32];[.$G$20:.$G$23]))">
            <text:p/>
          </table:table-cell>
          <table:table-cell table:style-name="ce8" table:formula="of:=IF([.X10]=&quot;&quot;; &quot;&quot;; MMULT([.$B32:.$E32];[.$G$20:.$G$23]))">
            <text:p/>
          </table:table-cell>
          <table:table-cell table:style-name="ce8" table:formula="of:=IF([.Y10]=&quot;&quot;; &quot;&quot;; MMULT([.$B32:.$E32];[.$G$20:.$G$23]))">
            <text:p/>
          </table:table-cell>
          <table:table-cell table:style-name="ce8" table:formula="of:=IF([.Z10]=&quot;&quot;; &quot;&quot;; MMULT([.$B32:.$E32];[.$G$20:.$G$23]))" office:value-type="float" office:value="0.308213441140553" calcext:value-type="float">
            <text:p>0.3</text:p>
          </table:table-cell>
          <table:table-cell table:number-columns-repeated="998"/>
        </table:table-row>
        <table:table-row table:style-name="ro2">
          <table:table-cell/>
          <table:table-cell table:style-name="ce1" table:formula="of:=RAND()" office:value-type="float" office:value="0.793843080027385" calcext:value-type="float">
            <text:p>0.793843080027385</text:p>
          </table:table-cell>
          <table:table-cell table:style-name="ce1" table:formula="of:=RAND()" office:value-type="float" office:value="0.354614814439163" calcext:value-type="float">
            <text:p>0.354614814439163</text:p>
          </table:table-cell>
          <table:table-cell table:style-name="ce1" table:formula="of:=RAND()" office:value-type="float" office:value="0.381505707795508" calcext:value-type="float">
            <text:p>0.381505707795508</text:p>
          </table:table-cell>
          <table:table-cell table:style-name="ce1" table:formula="of:=RAND()" office:value-type="float" office:value="0.588551196661254" calcext:value-type="float">
            <text:p>0.588551196661254</text:p>
          </table:table-cell>
          <table:table-cell office:value-type="float" office:value="408" calcext:value-type="float">
            <text:p>408</text:p>
          </table:table-cell>
          <table:table-cell table:style-name="ce8" table:formula="of:=IF([.G11]=&quot;&quot;; &quot;&quot;; MMULT([.$B33:.$E33];[.$G$20:.$G$23]))">
            <text:p/>
          </table:table-cell>
          <table:table-cell table:style-name="ce8" table:formula="of:=IF([.H11]=&quot;&quot;; &quot;&quot;; MMULT([.$B33:.$E33];[.$G$20:.$G$23]))" office:value-type="float" office:value="0.888139798096189" calcext:value-type="float">
            <text:p>0.9</text:p>
          </table:table-cell>
          <table:table-cell table:style-name="ce8" table:formula="of:=IF([.I11]=&quot;&quot;; &quot;&quot;; MMULT([.$B33:.$E33];[.$G$20:.$G$23]))" office:value-type="float" office:value="0.888139798096189" calcext:value-type="float">
            <text:p>0.9</text:p>
          </table:table-cell>
          <table:table-cell table:style-name="ce8" table:formula="of:=IF([.J11]=&quot;&quot;; &quot;&quot;; MMULT([.$B33:.$E33];[.$G$20:.$G$23]))" office:value-type="float" office:value="0.888139798096189" calcext:value-type="float">
            <text:p>0.9</text:p>
          </table:table-cell>
          <table:table-cell table:style-name="ce8" table:formula="of:=IF([.K11]=&quot;&quot;; &quot;&quot;; MMULT([.$B33:.$E33];[.$G$20:.$G$23]))">
            <text:p/>
          </table:table-cell>
          <table:table-cell table:style-name="ce8" table:formula="of:=IF([.L11]=&quot;&quot;; &quot;&quot;; MMULT([.$B33:.$E33];[.$G$20:.$G$23]))" office:value-type="float" office:value="0.888139798096189" calcext:value-type="float">
            <text:p>0.9</text:p>
          </table:table-cell>
          <table:table-cell table:style-name="ce8" table:formula="of:=IF([.M11]=&quot;&quot;; &quot;&quot;; MMULT([.$B33:.$E33];[.$G$20:.$G$23]))">
            <text:p/>
          </table:table-cell>
          <table:table-cell table:style-name="ce8" table:formula="of:=IF([.N11]=&quot;&quot;; &quot;&quot;; MMULT([.$B33:.$E33];[.$G$20:.$G$23]))">
            <text:p/>
          </table:table-cell>
          <table:table-cell table:style-name="ce8" table:formula="of:=IF([.O11]=&quot;&quot;; &quot;&quot;; MMULT([.$B33:.$E33];[.$G$20:.$G$23]))">
            <text:p/>
          </table:table-cell>
          <table:table-cell table:style-name="ce8" table:formula="of:=IF([.P11]=&quot;&quot;; &quot;&quot;; MMULT([.$B33:.$E33];[.$G$20:.$G$23]))" office:value-type="float" office:value="0.888139798096189" calcext:value-type="float">
            <text:p>0.9</text:p>
          </table:table-cell>
          <table:table-cell table:style-name="ce8" table:formula="of:=IF([.Q11]=&quot;&quot;; &quot;&quot;; MMULT([.$B33:.$E33];[.$G$20:.$G$23]))">
            <text:p/>
          </table:table-cell>
          <table:table-cell table:style-name="ce8" table:formula="of:=IF([.R11]=&quot;&quot;; &quot;&quot;; MMULT([.$B33:.$E33];[.$G$20:.$G$23]))">
            <text:p/>
          </table:table-cell>
          <table:table-cell table:style-name="ce8" table:formula="of:=IF([.S11]=&quot;&quot;; &quot;&quot;; MMULT([.$B33:.$E33];[.$G$20:.$G$23]))">
            <text:p/>
          </table:table-cell>
          <table:table-cell table:style-name="ce8" table:formula="of:=IF([.T11]=&quot;&quot;; &quot;&quot;; MMULT([.$B33:.$E33];[.$G$20:.$G$23]))">
            <text:p/>
          </table:table-cell>
          <table:table-cell table:style-name="ce8" table:formula="of:=IF([.U11]=&quot;&quot;; &quot;&quot;; MMULT([.$B33:.$E33];[.$G$20:.$G$23]))" office:value-type="float" office:value="0.888139798096189" calcext:value-type="float">
            <text:p>0.9</text:p>
          </table:table-cell>
          <table:table-cell table:style-name="ce8" table:formula="of:=IF([.V11]=&quot;&quot;; &quot;&quot;; MMULT([.$B33:.$E33];[.$G$20:.$G$23]))" office:value-type="float" office:value="0.888139798096189" calcext:value-type="float">
            <text:p>0.9</text:p>
          </table:table-cell>
          <table:table-cell table:style-name="ce8" table:formula="of:=IF([.W11]=&quot;&quot;; &quot;&quot;; MMULT([.$B33:.$E33];[.$G$20:.$G$23]))">
            <text:p/>
          </table:table-cell>
          <table:table-cell table:style-name="ce8" table:formula="of:=IF([.X11]=&quot;&quot;; &quot;&quot;; MMULT([.$B33:.$E33];[.$G$20:.$G$23]))">
            <text:p/>
          </table:table-cell>
          <table:table-cell table:style-name="ce8" table:formula="of:=IF([.Y11]=&quot;&quot;; &quot;&quot;; MMULT([.$B33:.$E33];[.$G$20:.$G$23]))">
            <text:p/>
          </table:table-cell>
          <table:table-cell table:style-name="ce8" table:formula="of:=IF([.Z11]=&quot;&quot;; &quot;&quot;; MMULT([.$B33:.$E33];[.$G$20:.$G$23]))" office:value-type="float" office:value="0.888139798096189" calcext:value-type="float">
            <text:p>0.9</text:p>
          </table:table-cell>
          <table:table-cell table:number-columns-repeated="998"/>
        </table:table-row>
        <table:table-row table:style-name="ro2">
          <table:table-cell/>
          <table:table-cell table:style-name="ce1" table:formula="of:=RAND()" office:value-type="float" office:value="0.578438226541795" calcext:value-type="float">
            <text:p>0.578438226541795</text:p>
          </table:table-cell>
          <table:table-cell table:style-name="ce1" table:formula="of:=RAND()" office:value-type="float" office:value="0.3749177339968" calcext:value-type="float">
            <text:p>0.3749177339968</text:p>
          </table:table-cell>
          <table:table-cell table:style-name="ce1" table:formula="of:=RAND()" office:value-type="float" office:value="0.870782833432909" calcext:value-type="float">
            <text:p>0.870782833432909</text:p>
          </table:table-cell>
          <table:table-cell table:style-name="ce1" table:formula="of:=RAND()" office:value-type="float" office:value="0.322529264140582" calcext:value-type="float">
            <text:p>0.322529264140582</text:p>
          </table:table-cell>
          <table:table-cell office:value-type="float" office:value="426" calcext:value-type="float">
            <text:p>426</text:p>
          </table:table-cell>
          <table:table-cell table:style-name="ce8" table:formula="of:=IF([.G12]=&quot;&quot;; &quot;&quot;; MMULT([.$B34:.$E34];[.$G$20:.$G$23]))" office:value-type="float" office:value="1.0119913961821" calcext:value-type="float">
            <text:p>1.0</text:p>
          </table:table-cell>
          <table:table-cell table:style-name="ce8" table:formula="of:=IF([.H12]=&quot;&quot;; &quot;&quot;; MMULT([.$B34:.$E34];[.$G$20:.$G$23]))">
            <text:p/>
          </table:table-cell>
          <table:table-cell table:style-name="ce8" table:formula="of:=IF([.I12]=&quot;&quot;; &quot;&quot;; MMULT([.$B34:.$E34];[.$G$20:.$G$23]))" office:value-type="float" office:value="1.0119913961821" calcext:value-type="float">
            <text:p>1.0</text:p>
          </table:table-cell>
          <table:table-cell table:style-name="ce8" table:formula="of:=IF([.J12]=&quot;&quot;; &quot;&quot;; MMULT([.$B34:.$E34];[.$G$20:.$G$23]))">
            <text:p/>
          </table:table-cell>
          <table:table-cell table:style-name="ce8" table:formula="of:=IF([.K12]=&quot;&quot;; &quot;&quot;; MMULT([.$B34:.$E34];[.$G$20:.$G$23]))" office:value-type="float" office:value="1.0119913961821" calcext:value-type="float">
            <text:p>1.0</text:p>
          </table:table-cell>
          <table:table-cell table:style-name="ce8" table:formula="of:=IF([.L12]=&quot;&quot;; &quot;&quot;; MMULT([.$B34:.$E34];[.$G$20:.$G$23]))">
            <text:p/>
          </table:table-cell>
          <table:table-cell table:style-name="ce8" table:formula="of:=IF([.M12]=&quot;&quot;; &quot;&quot;; MMULT([.$B34:.$E34];[.$G$20:.$G$23]))">
            <text:p/>
          </table:table-cell>
          <table:table-cell table:style-name="ce8" table:formula="of:=IF([.N12]=&quot;&quot;; &quot;&quot;; MMULT([.$B34:.$E34];[.$G$20:.$G$23]))">
            <text:p/>
          </table:table-cell>
          <table:table-cell table:style-name="ce8" table:formula="of:=IF([.O12]=&quot;&quot;; &quot;&quot;; MMULT([.$B34:.$E34];[.$G$20:.$G$23]))">
            <text:p/>
          </table:table-cell>
          <table:table-cell table:style-name="ce8" table:formula="of:=IF([.P12]=&quot;&quot;; &quot;&quot;; MMULT([.$B34:.$E34];[.$G$20:.$G$23]))">
            <text:p/>
          </table:table-cell>
          <table:table-cell table:style-name="ce8" table:formula="of:=IF([.Q12]=&quot;&quot;; &quot;&quot;; MMULT([.$B34:.$E34];[.$G$20:.$G$23]))" office:value-type="float" office:value="1.0119913961821" calcext:value-type="float">
            <text:p>1.0</text:p>
          </table:table-cell>
          <table:table-cell table:style-name="ce8" table:formula="of:=IF([.R12]=&quot;&quot;; &quot;&quot;; MMULT([.$B34:.$E34];[.$G$20:.$G$23]))" office:value-type="float" office:value="1.0119913961821" calcext:value-type="float">
            <text:p>1.0</text:p>
          </table:table-cell>
          <table:table-cell table:style-name="ce8" table:formula="of:=IF([.S12]=&quot;&quot;; &quot;&quot;; MMULT([.$B34:.$E34];[.$G$20:.$G$23]))">
            <text:p/>
          </table:table-cell>
          <table:table-cell table:style-name="ce8" table:formula="of:=IF([.T12]=&quot;&quot;; &quot;&quot;; MMULT([.$B34:.$E34];[.$G$20:.$G$23]))">
            <text:p/>
          </table:table-cell>
          <table:table-cell table:style-name="ce8" table:formula="of:=IF([.U12]=&quot;&quot;; &quot;&quot;; MMULT([.$B34:.$E34];[.$G$20:.$G$23]))" office:value-type="float" office:value="1.0119913961821" calcext:value-type="float">
            <text:p>1.0</text:p>
          </table:table-cell>
          <table:table-cell table:style-name="ce8" table:formula="of:=IF([.V12]=&quot;&quot;; &quot;&quot;; MMULT([.$B34:.$E34];[.$G$20:.$G$23]))">
            <text:p/>
          </table:table-cell>
          <table:table-cell table:style-name="ce8" table:formula="of:=IF([.W12]=&quot;&quot;; &quot;&quot;; MMULT([.$B34:.$E34];[.$G$20:.$G$23]))">
            <text:p/>
          </table:table-cell>
          <table:table-cell table:style-name="ce8" table:formula="of:=IF([.X12]=&quot;&quot;; &quot;&quot;; MMULT([.$B34:.$E34];[.$G$20:.$G$23]))">
            <text:p/>
          </table:table-cell>
          <table:table-cell table:style-name="ce8" table:formula="of:=IF([.Y12]=&quot;&quot;; &quot;&quot;; MMULT([.$B34:.$E34];[.$G$20:.$G$23]))">
            <text:p/>
          </table:table-cell>
          <table:table-cell table:style-name="ce8" table:formula="of:=IF([.Z12]=&quot;&quot;; &quot;&quot;; MMULT([.$B34:.$E34];[.$G$20:.$G$23]))">
            <text:p/>
          </table:table-cell>
          <table:table-cell table:number-columns-repeated="998"/>
        </table:table-row>
        <table:table-row table:style-name="ro2">
          <table:table-cell/>
          <table:table-cell table:style-name="ce1" table:formula="of:=RAND()" office:value-type="float" office:value="0.713178499745952" calcext:value-type="float">
            <text:p>0.713178499745952</text:p>
          </table:table-cell>
          <table:table-cell table:style-name="ce1" table:formula="of:=RAND()" office:value-type="float" office:value="0.688270002923393" calcext:value-type="float">
            <text:p>0.688270002923393</text:p>
          </table:table-cell>
          <table:table-cell table:style-name="ce1" table:formula="of:=RAND()" office:value-type="float" office:value="0.367808809386775" calcext:value-type="float">
            <text:p>0.367808809386775</text:p>
          </table:table-cell>
          <table:table-cell table:style-name="ce1" table:formula="of:=RAND()" office:value-type="float" office:value="0.304230597936854" calcext:value-type="float">
            <text:p>0.304230597936854</text:p>
          </table:table-cell>
          <table:table-cell office:value-type="float" office:value="442" calcext:value-type="float">
            <text:p>442</text:p>
          </table:table-cell>
          <table:table-cell table:style-name="ce8" table:formula="of:=IF([.G13]=&quot;&quot;; &quot;&quot;; MMULT([.$B35:.$E35];[.$G$20:.$G$23]))" office:value-type="float" office:value="1.07189253319657" calcext:value-type="float">
            <text:p>1.1</text:p>
          </table:table-cell>
          <table:table-cell table:style-name="ce8" table:formula="of:=IF([.H13]=&quot;&quot;; &quot;&quot;; MMULT([.$B35:.$E35];[.$G$20:.$G$23]))" office:value-type="float" office:value="1.07189253319657" calcext:value-type="float">
            <text:p>1.1</text:p>
          </table:table-cell>
          <table:table-cell table:style-name="ce8" table:formula="of:=IF([.I13]=&quot;&quot;; &quot;&quot;; MMULT([.$B35:.$E35];[.$G$20:.$G$23]))" office:value-type="float" office:value="1.07189253319657" calcext:value-type="float">
            <text:p>1.1</text:p>
          </table:table-cell>
          <table:table-cell table:style-name="ce8" table:formula="of:=IF([.J13]=&quot;&quot;; &quot;&quot;; MMULT([.$B35:.$E35];[.$G$20:.$G$23]))" office:value-type="float" office:value="1.07189253319657" calcext:value-type="float">
            <text:p>1.1</text:p>
          </table:table-cell>
          <table:table-cell table:style-name="ce8" table:formula="of:=IF([.K13]=&quot;&quot;; &quot;&quot;; MMULT([.$B35:.$E35];[.$G$20:.$G$23]))" office:value-type="float" office:value="1.07189253319657" calcext:value-type="float">
            <text:p>1.1</text:p>
          </table:table-cell>
          <table:table-cell table:style-name="ce8" table:formula="of:=IF([.L13]=&quot;&quot;; &quot;&quot;; MMULT([.$B35:.$E35];[.$G$20:.$G$23]))" office:value-type="float" office:value="1.07189253319657" calcext:value-type="float">
            <text:p>1.1</text:p>
          </table:table-cell>
          <table:table-cell table:style-name="ce8" table:formula="of:=IF([.M13]=&quot;&quot;; &quot;&quot;; MMULT([.$B35:.$E35];[.$G$20:.$G$23]))">
            <text:p/>
          </table:table-cell>
          <table:table-cell table:style-name="ce8" table:formula="of:=IF([.N13]=&quot;&quot;; &quot;&quot;; MMULT([.$B35:.$E35];[.$G$20:.$G$23]))" office:value-type="float" office:value="1.07189253319657" calcext:value-type="float">
            <text:p>1.1</text:p>
          </table:table-cell>
          <table:table-cell table:style-name="ce8" table:formula="of:=IF([.O13]=&quot;&quot;; &quot;&quot;; MMULT([.$B35:.$E35];[.$G$20:.$G$23]))">
            <text:p/>
          </table:table-cell>
          <table:table-cell table:style-name="ce8" table:formula="of:=IF([.P13]=&quot;&quot;; &quot;&quot;; MMULT([.$B35:.$E35];[.$G$20:.$G$23]))">
            <text:p/>
          </table:table-cell>
          <table:table-cell table:style-name="ce8" table:formula="of:=IF([.Q13]=&quot;&quot;; &quot;&quot;; MMULT([.$B35:.$E35];[.$G$20:.$G$23]))">
            <text:p/>
          </table:table-cell>
          <table:table-cell table:style-name="ce8" table:formula="of:=IF([.R13]=&quot;&quot;; &quot;&quot;; MMULT([.$B35:.$E35];[.$G$20:.$G$23]))" office:value-type="float" office:value="1.07189253319657" calcext:value-type="float">
            <text:p>1.1</text:p>
          </table:table-cell>
          <table:table-cell table:style-name="ce8" table:formula="of:=IF([.S13]=&quot;&quot;; &quot;&quot;; MMULT([.$B35:.$E35];[.$G$20:.$G$23]))">
            <text:p/>
          </table:table-cell>
          <table:table-cell table:style-name="ce8" table:formula="of:=IF([.T13]=&quot;&quot;; &quot;&quot;; MMULT([.$B35:.$E35];[.$G$20:.$G$23]))">
            <text:p/>
          </table:table-cell>
          <table:table-cell table:style-name="ce8" table:formula="of:=IF([.U13]=&quot;&quot;; &quot;&quot;; MMULT([.$B35:.$E35];[.$G$20:.$G$23]))" office:value-type="float" office:value="1.07189253319657" calcext:value-type="float">
            <text:p>1.1</text:p>
          </table:table-cell>
          <table:table-cell table:style-name="ce8" table:formula="of:=IF([.V13]=&quot;&quot;; &quot;&quot;; MMULT([.$B35:.$E35];[.$G$20:.$G$23]))">
            <text:p/>
          </table:table-cell>
          <table:table-cell table:style-name="ce8" table:formula="of:=IF([.W13]=&quot;&quot;; &quot;&quot;; MMULT([.$B35:.$E35];[.$G$20:.$G$23]))">
            <text:p/>
          </table:table-cell>
          <table:table-cell table:style-name="ce8" table:formula="of:=IF([.X13]=&quot;&quot;; &quot;&quot;; MMULT([.$B35:.$E35];[.$G$20:.$G$23]))">
            <text:p/>
          </table:table-cell>
          <table:table-cell table:style-name="ce8" table:formula="of:=IF([.Y13]=&quot;&quot;; &quot;&quot;; MMULT([.$B35:.$E35];[.$G$20:.$G$23]))" office:value-type="float" office:value="1.07189253319657" calcext:value-type="float">
            <text:p>1.1</text:p>
          </table:table-cell>
          <table:table-cell table:style-name="ce8" table:formula="of:=IF([.Z13]=&quot;&quot;; &quot;&quot;; MMULT([.$B35:.$E35];[.$G$20:.$G$23]))" office:value-type="float" office:value="1.07189253319657" calcext:value-type="float">
            <text:p>1.1</text:p>
          </table:table-cell>
          <table:table-cell table:number-columns-repeated="998"/>
        </table:table-row>
        <table:table-row table:style-name="ro2">
          <table:table-cell/>
          <table:table-cell table:style-name="ce1" table:formula="of:=RAND()" office:value-type="float" office:value="0.427053105807426" calcext:value-type="float">
            <text:p>0.427053105807426</text:p>
          </table:table-cell>
          <table:table-cell table:style-name="ce1" table:formula="of:=RAND()" office:value-type="float" office:value="0.0996539333828948" calcext:value-type="float">
            <text:p>0.099653933382895</text:p>
          </table:table-cell>
          <table:table-cell table:style-name="ce1" table:formula="of:=RAND()" office:value-type="float" office:value="0.923903938481171" calcext:value-type="float">
            <text:p>0.923903938481171</text:p>
          </table:table-cell>
          <table:table-cell table:style-name="ce1" table:formula="of:=RAND()" office:value-type="float" office:value="0.313639984071722" calcext:value-type="float">
            <text:p>0.313639984071722</text:p>
          </table:table-cell>
          <table:table-cell office:value-type="float" office:value="500" calcext:value-type="float">
            <text:p>500</text:p>
          </table:table-cell>
          <table:table-cell table:style-name="ce8" table:formula="of:=IF([.G14]=&quot;&quot;; &quot;&quot;; MMULT([.$B36:.$E36];[.$G$20:.$G$23]))" office:value-type="float" office:value="0.754969173706653" calcext:value-type="float">
            <text:p>0.8</text:p>
          </table:table-cell>
          <table:table-cell table:style-name="ce8" table:formula="of:=IF([.H14]=&quot;&quot;; &quot;&quot;; MMULT([.$B36:.$E36];[.$G$20:.$G$23]))">
            <text:p/>
          </table:table-cell>
          <table:table-cell table:style-name="ce8" table:formula="of:=IF([.I14]=&quot;&quot;; &quot;&quot;; MMULT([.$B36:.$E36];[.$G$20:.$G$23]))">
            <text:p/>
          </table:table-cell>
          <table:table-cell table:style-name="ce8" table:formula="of:=IF([.J14]=&quot;&quot;; &quot;&quot;; MMULT([.$B36:.$E36];[.$G$20:.$G$23]))" office:value-type="float" office:value="0.754969173706653" calcext:value-type="float">
            <text:p>0.8</text:p>
          </table:table-cell>
          <table:table-cell table:style-name="ce8" table:formula="of:=IF([.K14]=&quot;&quot;; &quot;&quot;; MMULT([.$B36:.$E36];[.$G$20:.$G$23]))" office:value-type="float" office:value="0.754969173706653" calcext:value-type="float">
            <text:p>0.8</text:p>
          </table:table-cell>
          <table:table-cell table:style-name="ce8" table:formula="of:=IF([.L14]=&quot;&quot;; &quot;&quot;; MMULT([.$B36:.$E36];[.$G$20:.$G$23]))" office:value-type="float" office:value="0.754969173706653" calcext:value-type="float">
            <text:p>0.8</text:p>
          </table:table-cell>
          <table:table-cell table:style-name="ce8" table:formula="of:=IF([.M14]=&quot;&quot;; &quot;&quot;; MMULT([.$B36:.$E36];[.$G$20:.$G$23]))">
            <text:p/>
          </table:table-cell>
          <table:table-cell table:style-name="ce8" table:formula="of:=IF([.N14]=&quot;&quot;; &quot;&quot;; MMULT([.$B36:.$E36];[.$G$20:.$G$23]))">
            <text:p/>
          </table:table-cell>
          <table:table-cell table:style-name="ce8" table:formula="of:=IF([.O14]=&quot;&quot;; &quot;&quot;; MMULT([.$B36:.$E36];[.$G$20:.$G$23]))">
            <text:p/>
          </table:table-cell>
          <table:table-cell table:style-name="ce8" table:formula="of:=IF([.P14]=&quot;&quot;; &quot;&quot;; MMULT([.$B36:.$E36];[.$G$20:.$G$23]))">
            <text:p/>
          </table:table-cell>
          <table:table-cell table:style-name="ce8" table:formula="of:=IF([.Q14]=&quot;&quot;; &quot;&quot;; MMULT([.$B36:.$E36];[.$G$20:.$G$23]))">
            <text:p/>
          </table:table-cell>
          <table:table-cell table:style-name="ce8" table:formula="of:=IF([.R14]=&quot;&quot;; &quot;&quot;; MMULT([.$B36:.$E36];[.$G$20:.$G$23]))">
            <text:p/>
          </table:table-cell>
          <table:table-cell table:style-name="ce8" table:formula="of:=IF([.S14]=&quot;&quot;; &quot;&quot;; MMULT([.$B36:.$E36];[.$G$20:.$G$23]))">
            <text:p/>
          </table:table-cell>
          <table:table-cell table:style-name="ce8" table:formula="of:=IF([.T14]=&quot;&quot;; &quot;&quot;; MMULT([.$B36:.$E36];[.$G$20:.$G$23]))">
            <text:p/>
          </table:table-cell>
          <table:table-cell table:style-name="ce8" table:formula="of:=IF([.U14]=&quot;&quot;; &quot;&quot;; MMULT([.$B36:.$E36];[.$G$20:.$G$23]))">
            <text:p/>
          </table:table-cell>
          <table:table-cell table:style-name="ce8" table:formula="of:=IF([.V14]=&quot;&quot;; &quot;&quot;; MMULT([.$B36:.$E36];[.$G$20:.$G$23]))">
            <text:p/>
          </table:table-cell>
          <table:table-cell table:style-name="ce8" table:formula="of:=IF([.W14]=&quot;&quot;; &quot;&quot;; MMULT([.$B36:.$E36];[.$G$20:.$G$23]))" office:value-type="float" office:value="0.754969173706653" calcext:value-type="float">
            <text:p>0.8</text:p>
          </table:table-cell>
          <table:table-cell table:style-name="ce8" table:formula="of:=IF([.X14]=&quot;&quot;; &quot;&quot;; MMULT([.$B36:.$E36];[.$G$20:.$G$23]))">
            <text:p/>
          </table:table-cell>
          <table:table-cell table:style-name="ce8" table:formula="of:=IF([.Y14]=&quot;&quot;; &quot;&quot;; MMULT([.$B36:.$E36];[.$G$20:.$G$23]))">
            <text:p/>
          </table:table-cell>
          <table:table-cell table:style-name="ce8" table:formula="of:=IF([.Z14]=&quot;&quot;; &quot;&quot;; MMULT([.$B36:.$E36];[.$G$20:.$G$23]))" office:value-type="float" office:value="0.754969173706653" calcext:value-type="float">
            <text:p>0.8</text:p>
          </table:table-cell>
          <table:table-cell table:number-columns-repeated="998"/>
        </table:table-row>
        <table:table-row table:style-name="ro2">
          <table:table-cell/>
          <table:table-cell table:style-name="ce1" table:formula="of:=RAND()" office:value-type="float" office:value="0.189665608558678" calcext:value-type="float">
            <text:p>0.189665608558678</text:p>
          </table:table-cell>
          <table:table-cell table:style-name="ce1" table:formula="of:=RAND()" office:value-type="float" office:value="0.798570345824356" calcext:value-type="float">
            <text:p>0.798570345824356</text:p>
          </table:table-cell>
          <table:table-cell table:style-name="ce1" table:formula="of:=RAND()" office:value-type="float" office:value="0.580345681196252" calcext:value-type="float">
            <text:p>0.580345681196252</text:p>
          </table:table-cell>
          <table:table-cell table:style-name="ce1" table:formula="of:=RAND()" office:value-type="float" office:value="0.955385090611335" calcext:value-type="float">
            <text:p>0.955385090611335</text:p>
          </table:table-cell>
          <table:table-cell office:value-type="float" office:value="522" calcext:value-type="float">
            <text:p>522</text:p>
          </table:table-cell>
          <table:table-cell table:style-name="ce8" table:formula="of:=IF([.G15]=&quot;&quot;; &quot;&quot;; MMULT([.$B37:.$E37];[.$G$20:.$G$23]))" office:value-type="float" office:value="0.986515987575014" calcext:value-type="float">
            <text:p>1.0</text:p>
          </table:table-cell>
          <table:table-cell table:style-name="ce8" table:formula="of:=IF([.H15]=&quot;&quot;; &quot;&quot;; MMULT([.$B37:.$E37];[.$G$20:.$G$23]))" office:value-type="float" office:value="0.986515987575014" calcext:value-type="float">
            <text:p>1.0</text:p>
          </table:table-cell>
          <table:table-cell table:style-name="ce8" table:formula="of:=IF([.I15]=&quot;&quot;; &quot;&quot;; MMULT([.$B37:.$E37];[.$G$20:.$G$23]))" office:value-type="float" office:value="0.986515987575014" calcext:value-type="float">
            <text:p>1.0</text:p>
          </table:table-cell>
          <table:table-cell table:style-name="ce8" table:formula="of:=IF([.J15]=&quot;&quot;; &quot;&quot;; MMULT([.$B37:.$E37];[.$G$20:.$G$23]))">
            <text:p/>
          </table:table-cell>
          <table:table-cell table:style-name="ce8" table:formula="of:=IF([.K15]=&quot;&quot;; &quot;&quot;; MMULT([.$B37:.$E37];[.$G$20:.$G$23]))" office:value-type="float" office:value="0.986515987575014" calcext:value-type="float">
            <text:p>1.0</text:p>
          </table:table-cell>
          <table:table-cell table:style-name="ce8" table:formula="of:=IF([.L15]=&quot;&quot;; &quot;&quot;; MMULT([.$B37:.$E37];[.$G$20:.$G$23]))">
            <text:p/>
          </table:table-cell>
          <table:table-cell table:style-name="ce8" table:formula="of:=IF([.M15]=&quot;&quot;; &quot;&quot;; MMULT([.$B37:.$E37];[.$G$20:.$G$23]))">
            <text:p/>
          </table:table-cell>
          <table:table-cell table:style-name="ce8" table:formula="of:=IF([.N15]=&quot;&quot;; &quot;&quot;; MMULT([.$B37:.$E37];[.$G$20:.$G$23]))">
            <text:p/>
          </table:table-cell>
          <table:table-cell table:style-name="ce8" table:formula="of:=IF([.O15]=&quot;&quot;; &quot;&quot;; MMULT([.$B37:.$E37];[.$G$20:.$G$23]))">
            <text:p/>
          </table:table-cell>
          <table:table-cell table:style-name="ce8" table:formula="of:=IF([.P15]=&quot;&quot;; &quot;&quot;; MMULT([.$B37:.$E37];[.$G$20:.$G$23]))">
            <text:p/>
          </table:table-cell>
          <table:table-cell table:style-name="ce8" table:formula="of:=IF([.Q15]=&quot;&quot;; &quot;&quot;; MMULT([.$B37:.$E37];[.$G$20:.$G$23]))" office:value-type="float" office:value="0.986515987575014" calcext:value-type="float">
            <text:p>1.0</text:p>
          </table:table-cell>
          <table:table-cell table:style-name="ce8" table:formula="of:=IF([.R15]=&quot;&quot;; &quot;&quot;; MMULT([.$B37:.$E37];[.$G$20:.$G$23]))" office:value-type="float" office:value="0.986515987575014" calcext:value-type="float">
            <text:p>1.0</text:p>
          </table:table-cell>
          <table:table-cell table:style-name="ce8" table:formula="of:=IF([.S15]=&quot;&quot;; &quot;&quot;; MMULT([.$B37:.$E37];[.$G$20:.$G$23]))">
            <text:p/>
          </table:table-cell>
          <table:table-cell table:style-name="ce8" table:formula="of:=IF([.T15]=&quot;&quot;; &quot;&quot;; MMULT([.$B37:.$E37];[.$G$20:.$G$23]))">
            <text:p/>
          </table:table-cell>
          <table:table-cell table:style-name="ce8" table:formula="of:=IF([.U15]=&quot;&quot;; &quot;&quot;; MMULT([.$B37:.$E37];[.$G$20:.$G$23]))" office:value-type="float" office:value="0.986515987575014" calcext:value-type="float">
            <text:p>1.0</text:p>
          </table:table-cell>
          <table:table-cell table:style-name="ce8" table:formula="of:=IF([.V15]=&quot;&quot;; &quot;&quot;; MMULT([.$B37:.$E37];[.$G$20:.$G$23]))">
            <text:p/>
          </table:table-cell>
          <table:table-cell table:style-name="ce8" table:formula="of:=IF([.W15]=&quot;&quot;; &quot;&quot;; MMULT([.$B37:.$E37];[.$G$20:.$G$23]))">
            <text:p/>
          </table:table-cell>
          <table:table-cell table:style-name="ce8" table:formula="of:=IF([.X15]=&quot;&quot;; &quot;&quot;; MMULT([.$B37:.$E37];[.$G$20:.$G$23]))">
            <text:p/>
          </table:table-cell>
          <table:table-cell table:style-name="ce8" table:formula="of:=IF([.Y15]=&quot;&quot;; &quot;&quot;; MMULT([.$B37:.$E37];[.$G$20:.$G$23]))">
            <text:p/>
          </table:table-cell>
          <table:table-cell table:style-name="ce8" table:formula="of:=IF([.Z15]=&quot;&quot;; &quot;&quot;; MMULT([.$B37:.$E37];[.$G$20:.$G$23]))">
            <text:p/>
          </table:table-cell>
          <table:table-cell table:number-columns-repeated="998"/>
        </table:table-row>
        <table:table-row table:style-name="ro2">
          <table:table-cell/>
          <table:table-cell table:style-name="ce1" table:formula="of:=RAND()" office:value-type="float" office:value="0.542181366550835" calcext:value-type="float">
            <text:p>0.542181366550835</text:p>
          </table:table-cell>
          <table:table-cell table:style-name="ce1" table:formula="of:=RAND()" office:value-type="float" office:value="0.322663007029119" calcext:value-type="float">
            <text:p>0.322663007029119</text:p>
          </table:table-cell>
          <table:table-cell table:style-name="ce1" table:formula="of:=RAND()" office:value-type="float" office:value="0.535151717587532" calcext:value-type="float">
            <text:p>0.535151717587532</text:p>
          </table:table-cell>
          <table:table-cell table:style-name="ce1" table:formula="of:=RAND()" office:value-type="float" office:value="0.165783610326004" calcext:value-type="float">
            <text:p>0.165783610326004</text:p>
          </table:table-cell>
          <table:table-cell office:value-type="float" office:value="562" calcext:value-type="float">
            <text:p>562</text:p>
          </table:table-cell>
          <table:table-cell table:style-name="ce8" table:formula="of:=IF([.G16]=&quot;&quot;; &quot;&quot;; MMULT([.$B38:.$E38];[.$G$20:.$G$23]))" office:value-type="float" office:value="0.789619417540218" calcext:value-type="float">
            <text:p>0.8</text:p>
          </table:table-cell>
          <table:table-cell table:style-name="ce8" table:formula="of:=IF([.H16]=&quot;&quot;; &quot;&quot;; MMULT([.$B38:.$E38];[.$G$20:.$G$23]))" office:value-type="float" office:value="0.789619417540218" calcext:value-type="float">
            <text:p>0.8</text:p>
          </table:table-cell>
          <table:table-cell table:style-name="ce8" table:formula="of:=IF([.I16]=&quot;&quot;; &quot;&quot;; MMULT([.$B38:.$E38];[.$G$20:.$G$23]))" office:value-type="float" office:value="0.789619417540218" calcext:value-type="float">
            <text:p>0.8</text:p>
          </table:table-cell>
          <table:table-cell table:style-name="ce8" table:formula="of:=IF([.J16]=&quot;&quot;; &quot;&quot;; MMULT([.$B38:.$E38];[.$G$20:.$G$23]))" office:value-type="float" office:value="0.789619417540218" calcext:value-type="float">
            <text:p>0.8</text:p>
          </table:table-cell>
          <table:table-cell table:style-name="ce8" table:formula="of:=IF([.K16]=&quot;&quot;; &quot;&quot;; MMULT([.$B38:.$E38];[.$G$20:.$G$23]))">
            <text:p/>
          </table:table-cell>
          <table:table-cell table:style-name="ce8" table:formula="of:=IF([.L16]=&quot;&quot;; &quot;&quot;; MMULT([.$B38:.$E38];[.$G$20:.$G$23]))">
            <text:p/>
          </table:table-cell>
          <table:table-cell table:style-name="ce8" table:formula="of:=IF([.M16]=&quot;&quot;; &quot;&quot;; MMULT([.$B38:.$E38];[.$G$20:.$G$23]))">
            <text:p/>
          </table:table-cell>
          <table:table-cell table:style-name="ce8" table:formula="of:=IF([.N16]=&quot;&quot;; &quot;&quot;; MMULT([.$B38:.$E38];[.$G$20:.$G$23]))">
            <text:p/>
          </table:table-cell>
          <table:table-cell table:style-name="ce8" table:formula="of:=IF([.O16]=&quot;&quot;; &quot;&quot;; MMULT([.$B38:.$E38];[.$G$20:.$G$23]))" office:value-type="float" office:value="0.789619417540218" calcext:value-type="float">
            <text:p>0.8</text:p>
          </table:table-cell>
          <table:table-cell table:style-name="ce8" table:formula="of:=IF([.P16]=&quot;&quot;; &quot;&quot;; MMULT([.$B38:.$E38];[.$G$20:.$G$23]))">
            <text:p/>
          </table:table-cell>
          <table:table-cell table:style-name="ce8" table:formula="of:=IF([.Q16]=&quot;&quot;; &quot;&quot;; MMULT([.$B38:.$E38];[.$G$20:.$G$23]))">
            <text:p/>
          </table:table-cell>
          <table:table-cell table:style-name="ce8" table:formula="of:=IF([.R16]=&quot;&quot;; &quot;&quot;; MMULT([.$B38:.$E38];[.$G$20:.$G$23]))" office:value-type="float" office:value="0.789619417540218" calcext:value-type="float">
            <text:p>0.8</text:p>
          </table:table-cell>
          <table:table-cell table:style-name="ce8" table:formula="of:=IF([.S16]=&quot;&quot;; &quot;&quot;; MMULT([.$B38:.$E38];[.$G$20:.$G$23]))" office:value-type="float" office:value="0.789619417540218" calcext:value-type="float">
            <text:p>0.8</text:p>
          </table:table-cell>
          <table:table-cell table:style-name="ce8" table:formula="of:=IF([.T16]=&quot;&quot;; &quot;&quot;; MMULT([.$B38:.$E38];[.$G$20:.$G$23]))" office:value-type="float" office:value="0.789619417540218" calcext:value-type="float">
            <text:p>0.8</text:p>
          </table:table-cell>
          <table:table-cell table:style-name="ce8" table:formula="of:=IF([.U16]=&quot;&quot;; &quot;&quot;; MMULT([.$B38:.$E38];[.$G$20:.$G$23]))">
            <text:p/>
          </table:table-cell>
          <table:table-cell table:style-name="ce8" table:formula="of:=IF([.V16]=&quot;&quot;; &quot;&quot;; MMULT([.$B38:.$E38];[.$G$20:.$G$23]))">
            <text:p/>
          </table:table-cell>
          <table:table-cell table:style-name="ce8" table:formula="of:=IF([.W16]=&quot;&quot;; &quot;&quot;; MMULT([.$B38:.$E38];[.$G$20:.$G$23]))">
            <text:p/>
          </table:table-cell>
          <table:table-cell table:style-name="ce8" table:formula="of:=IF([.X16]=&quot;&quot;; &quot;&quot;; MMULT([.$B38:.$E38];[.$G$20:.$G$23]))">
            <text:p/>
          </table:table-cell>
          <table:table-cell table:style-name="ce8" table:formula="of:=IF([.Y16]=&quot;&quot;; &quot;&quot;; MMULT([.$B38:.$E38];[.$G$20:.$G$23]))" office:value-type="float" office:value="0.789619417540218" calcext:value-type="float">
            <text:p>0.8</text:p>
          </table:table-cell>
          <table:table-cell table:style-name="ce8" table:formula="of:=IF([.Z16]=&quot;&quot;; &quot;&quot;; MMULT([.$B38:.$E38];[.$G$20:.$G$23]))">
            <text:p/>
          </table:table-cell>
          <table:table-cell table:number-columns-repeated="998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4">
          <table:table-cell table:number-columns-repeated="6"/>
          <table:table-cell table:style-name="ce7" table:number-columns-repeated="20"/>
          <table:table-cell table:number-columns-repeated="998"/>
        </table:table-row>
        <table:table-row table:style-name="ro2">
          <table:table-cell/>
          <table:table-cell table:style-name="ce2" table:number-columns-repeated="4"/>
          <table:table-cell office:value-type="float" office:value="149" calcext:value-type="float">
            <text:p>149</text:p>
          </table:table-cell>
          <table:table-cell table:style-name="ce8" table:number-columns-repeated="20"/>
          <table:table-cell table:number-columns-repeated="998"/>
        </table:table-row>
        <table:table-row table:style-name="ro2">
          <table:table-cell/>
          <table:table-cell table:style-name="ce2" table:number-columns-repeated="4"/>
          <table:table-cell office:value-type="float" office:value="177" calcext:value-type="float">
            <text:p>177</text:p>
          </table:table-cell>
          <table:table-cell table:style-name="ce8" table:number-columns-repeated="20"/>
          <table:table-cell table:number-columns-repeated="998"/>
        </table:table-row>
        <table:table-row table:style-name="ro2">
          <table:table-cell/>
          <table:table-cell table:style-name="ce2" table:number-columns-repeated="4"/>
          <table:table-cell office:value-type="float" office:value="200" calcext:value-type="float">
            <text:p>200</text:p>
          </table:table-cell>
          <table:table-cell table:style-name="ce8" table:number-columns-repeated="20"/>
          <table:table-cell table:number-columns-repeated="998"/>
        </table:table-row>
        <table:table-row table:style-name="ro2">
          <table:table-cell/>
          <table:table-cell table:style-name="ce2" table:number-columns-repeated="4"/>
          <table:table-cell office:value-type="float" office:value="236" calcext:value-type="float">
            <text:p>236</text:p>
          </table:table-cell>
          <table:table-cell table:style-name="ce8" table:number-columns-repeated="20"/>
          <table:table-cell table:number-columns-repeated="998"/>
        </table:table-row>
        <table:table-row table:style-name="ro2">
          <table:table-cell/>
          <table:table-cell table:style-name="ce2" table:number-columns-repeated="4"/>
          <table:table-cell office:value-type="float" office:value="240" calcext:value-type="float">
            <text:p>240</text:p>
          </table:table-cell>
          <table:table-cell table:style-name="ce8" table:number-columns-repeated="20"/>
          <table:table-cell table:number-columns-repeated="998"/>
        </table:table-row>
        <table:table-row table:style-name="ro2">
          <table:table-cell/>
          <table:table-cell table:style-name="ce2" table:number-columns-repeated="4"/>
          <table:table-cell office:value-type="float" office:value="270" calcext:value-type="float">
            <text:p>270</text:p>
          </table:table-cell>
          <table:table-cell table:style-name="ce8" table:number-columns-repeated="20"/>
          <table:table-cell table:number-columns-repeated="998"/>
        </table:table-row>
        <table:table-row table:style-name="ro2">
          <table:table-cell/>
          <table:table-cell table:style-name="ce2" table:number-columns-repeated="4"/>
          <table:table-cell office:value-type="float" office:value="287" calcext:value-type="float">
            <text:p>287</text:p>
          </table:table-cell>
          <table:table-cell table:style-name="ce8" table:number-columns-repeated="20"/>
          <table:table-cell table:number-columns-repeated="998"/>
        </table:table-row>
        <table:table-row table:style-name="ro2">
          <table:table-cell/>
          <table:table-cell table:style-name="ce2" table:number-columns-repeated="4"/>
          <table:table-cell office:value-type="float" office:value="295" calcext:value-type="float">
            <text:p>295</text:p>
          </table:table-cell>
          <table:table-cell table:style-name="ce8" table:number-columns-repeated="20"/>
          <table:table-cell table:number-columns-repeated="998"/>
        </table:table-row>
        <table:table-row table:style-name="ro2">
          <table:table-cell/>
          <table:table-cell table:style-name="ce2" table:number-columns-repeated="4"/>
          <table:table-cell office:value-type="float" office:value="303" calcext:value-type="float">
            <text:p>303</text:p>
          </table:table-cell>
          <table:table-cell table:style-name="ce8" table:number-columns-repeated="20"/>
          <table:table-cell table:number-columns-repeated="998"/>
        </table:table-row>
        <table:table-row table:style-name="ro2">
          <table:table-cell/>
          <table:table-cell table:style-name="ce2" table:number-columns-repeated="4"/>
          <table:table-cell office:value-type="float" office:value="408" calcext:value-type="float">
            <text:p>408</text:p>
          </table:table-cell>
          <table:table-cell table:style-name="ce8" table:number-columns-repeated="20"/>
          <table:table-cell table:number-columns-repeated="998"/>
        </table:table-row>
        <table:table-row table:style-name="ro2">
          <table:table-cell/>
          <table:table-cell table:style-name="ce2" table:number-columns-repeated="4"/>
          <table:table-cell office:value-type="float" office:value="426" calcext:value-type="float">
            <text:p>426</text:p>
          </table:table-cell>
          <table:table-cell table:style-name="ce8" table:number-columns-repeated="20"/>
          <table:table-cell table:number-columns-repeated="998"/>
        </table:table-row>
        <table:table-row table:style-name="ro2">
          <table:table-cell/>
          <table:table-cell table:style-name="ce2" table:number-columns-repeated="4"/>
          <table:table-cell office:value-type="float" office:value="442" calcext:value-type="float">
            <text:p>442</text:p>
          </table:table-cell>
          <table:table-cell table:style-name="ce8" table:number-columns-repeated="20"/>
          <table:table-cell table:number-columns-repeated="998"/>
        </table:table-row>
        <table:table-row table:style-name="ro2">
          <table:table-cell/>
          <table:table-cell table:style-name="ce2" table:number-columns-repeated="4"/>
          <table:table-cell office:value-type="float" office:value="500" calcext:value-type="float">
            <text:p>500</text:p>
          </table:table-cell>
          <table:table-cell table:style-name="ce8" table:number-columns-repeated="20"/>
          <table:table-cell table:number-columns-repeated="998"/>
        </table:table-row>
        <table:table-row table:style-name="ro2">
          <table:table-cell/>
          <table:table-cell table:style-name="ce2" table:number-columns-repeated="4"/>
          <table:table-cell office:value-type="float" office:value="522" calcext:value-type="float">
            <text:p>522</text:p>
          </table:table-cell>
          <table:table-cell table:style-name="ce8" table:number-columns-repeated="20"/>
          <table:table-cell table:number-columns-repeated="998"/>
        </table:table-row>
        <table:table-row table:style-name="ro2">
          <table:table-cell/>
          <table:table-cell table:style-name="ce2" table:number-columns-repeated="4"/>
          <table:table-cell office:value-type="float" office:value="562" calcext:value-type="float">
            <text:p>562</text:p>
          </table:table-cell>
          <table:table-cell table:style-name="ce8" table:number-columns-repeated="20"/>
          <table:table-cell table:number-columns-repeated="99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solver_cvg" table:base-cell-address="$no_bias.$A$1" table:expression="0.0001"/>
          <table:named-expression table:name="solver_drv" table:base-cell-address="$no_bias.$A$1" table:expression="1"/>
          <table:named-expression table:name="solver_eng" table:base-cell-address="$no_bias.$A$1" table:expression="1"/>
          <table:named-expression table:name="solver_itr" table:base-cell-address="$no_bias.$A$1" table:expression="2147483647"/>
          <table:named-expression table:name="solver_lin" table:base-cell-address="$no_bias.$A$1" table:expression="2"/>
          <table:named-expression table:name="solver_mip" table:base-cell-address="$no_bias.$A$1" table:expression="2147483647"/>
          <table:named-expression table:name="solver_mni" table:base-cell-address="$no_bias.$A$1" table:expression="30"/>
          <table:named-expression table:name="solver_mrt" table:base-cell-address="$no_bias.$A$1" table:expression="0.075"/>
          <table:named-expression table:name="solver_msl" table:base-cell-address="$no_bias.$A$1" table:expression="2"/>
          <table:named-expression table:name="solver_neg" table:base-cell-address="$no_bias.$A$1" table:expression="2"/>
          <table:named-expression table:name="solver_nod" table:base-cell-address="$no_bias.$A$1" table:expression="2147483647"/>
          <table:named-expression table:name="solver_num" table:base-cell-address="$no_bias.$A$1" table:expression="0"/>
          <table:named-expression table:name="solver_pre" table:base-cell-address="$no_bias.$A$1" table:expression="0.000001"/>
          <table:named-expression table:name="solver_rbv" table:base-cell-address="$no_bias.$A$1" table:expression="1"/>
          <table:named-expression table:name="solver_rlx" table:base-cell-address="$no_bias.$A$1" table:expression="2"/>
          <table:named-expression table:name="solver_rsd" table:base-cell-address="$no_bias.$A$1" table:expression="0"/>
          <table:named-expression table:name="solver_scl" table:base-cell-address="$no_bias.$A$1" table:expression="1"/>
          <table:named-expression table:name="solver_sho" table:base-cell-address="$no_bias.$A$1" table:expression="2"/>
          <table:named-expression table:name="solver_ssz" table:base-cell-address="$no_bias.$A$1" table:expression="100"/>
          <table:named-expression table:name="solver_tim" table:base-cell-address="$no_bias.$A$1" table:expression="2147483647"/>
          <table:named-expression table:name="solver_tol" table:base-cell-address="$no_bias.$A$1" table:expression="0.01"/>
          <table:named-expression table:name="solver_typ" table:base-cell-address="$no_bias.$A$1" table:expression="2"/>
          <table:named-expression table:name="solver_val" table:base-cell-address="$no_bias.$A$1" table:expression="0"/>
          <table:named-expression table:name="solver_ver" table:base-cell-address="$no_bias.$A$1" table:expression="2"/>
        </table:named-expressions>
      </table:table>
      <table:table table:name="w_bias" table:style-name="ta2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19" table:default-cell-style-name="ce6"/>
        <table:table-column table:style-name="co5" table:number-columns-repeated="997" table:default-cell-style-name="Default"/>
        <table:table-row table:style-name="ro1">
          <table:table-cell table:number-columns-repeated="7"/>
          <table:table-cell table:style-name="ce5" office:value-type="string" calcext:value-type="string">
            <text:p>American Pie (1999)</text:p>
          </table:table-cell>
          <table:table-cell table:style-name="ce5" office:value-type="string" calcext:value-type="string">
            <text:p>Apocalypse Now (1979)</text:p>
          </table:table-cell>
          <table:table-cell table:style-name="ce5" office:value-type="string" calcext:value-type="string">
            <text:p>Armageddon (1998)</text:p>
          </table:table-cell>
          <table:table-cell table:style-name="ce5" office:value-type="string" calcext:value-type="string">
            <text:p>Austin Powers: The Spy Who Shagged Me (1999)</text:p>
          </table:table-cell>
          <table:table-cell table:style-name="ce5" office:value-type="string" calcext:value-type="string">
            <text:p>Beautiful Mind, A (2001)</text:p>
          </table:table-cell>
          <table:table-cell table:style-name="ce5" office:value-type="string" calcext:value-type="string">
            <text:p>Breakfast Club, The (1985)</text:p>
          </table:table-cell>
          <table:table-cell table:style-name="ce5" office:value-type="string" calcext:value-type="string">
            <text:p>Casablanca (1942)</text:p>
          </table:table-cell>
          <table:table-cell table:style-name="ce5" office:value-type="string" calcext:value-type="string">
            <text:p>Clear and Present Danger (1994)</text:p>
          </table:table-cell>
          <table:table-cell table:style-name="ce5" office:value-type="string" calcext:value-type="string">
            <text:p>Crouching Tiger, Hidden Dragon (Wo hu cang long) (2000)</text:p>
          </table:table-cell>
          <table:table-cell table:style-name="ce5" office:value-type="string" calcext:value-type="string">
            <text:p>Fifth Element, The (1997)</text:p>
          </table:table-cell>
          <table:table-cell table:style-name="ce5" office:value-type="string" calcext:value-type="string">
            <text:p>Inception (2010)</text:p>
          </table:table-cell>
          <table:table-cell table:style-name="ce5" office:value-type="string" calcext:value-type="string">
            <text:p>Kill Bill: Vol. 1 (2003)</text:p>
          </table:table-cell>
          <table:table-cell table:style-name="ce5" office:value-type="string" calcext:value-type="string">
            <text:p>Minority Report (2002)</text:p>
          </table:table-cell>
          <table:table-cell table:style-name="ce5" office:value-type="string" calcext:value-type="string">
            <text:p>Outbreak (1995)</text:p>
          </table:table-cell>
          <table:table-cell table:style-name="ce5" office:value-type="string" calcext:value-type="string">
            <text:p>Rain Man (1988)</text:p>
          </table:table-cell>
          <table:table-cell table:style-name="ce5" office:value-type="string" calcext:value-type="string">
            <text:p>Stand by Me (1986)</text:p>
          </table:table-cell>
          <table:table-cell table:style-name="ce5" office:value-type="string" calcext:value-type="string">
            <text:p>Star Trek: Generations (1994)</text:p>
          </table:table-cell>
          <table:table-cell table:style-name="ce5" office:value-type="string" calcext:value-type="string">
            <text:p>Taxi Driver (1976)</text:p>
          </table:table-cell>
          <table:table-cell table:style-name="ce5" office:value-type="string" calcext:value-type="string">
            <text:p>Waterworld (1995)</text:p>
          </table:table-cell>
          <table:table-cell table:style-name="ce5" office:value-type="string" calcext:value-type="string">
            <text:p>Wizard of Oz, The (1939)</text:p>
          </table:table-cell>
          <table:table-cell table:number-columns-repeated="997"/>
        </table:table-row>
        <table:table-row table:style-name="ro2">
          <table:table-cell table:number-columns-repeated="6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2">
          <table:table-cell table:number-columns-repeated="6"/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table:number-columns-repeated="6"/>
          <table:table-cell office:value-type="float" office:value="200" calcext:value-type="float">
            <text:p>200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float" office:value="236" calcext:value-type="float">
            <text:p>23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8"/>
          <table:table-cell office:value-type="float" office:value="4.5" calcext:value-type="float">
            <text:p>4.5</text:p>
          </table:table-cell>
          <table:table-cell table:number-columns-repeated="999"/>
        </table:table-row>
        <table:table-row table:style-name="ro2">
          <table:table-cell table:number-columns-repeated="6"/>
          <table:table-cell office:value-type="float" office:value="240" calcext:value-type="float">
            <text:p>240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table:number-columns-repeated="6"/>
          <table:table-cell office:value-type="float" office:value="270" calcext:value-type="float">
            <text:p>27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5"/>
          <table:table-cell table:number-columns-repeated="2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float" office:value="287" calcext:value-type="float">
            <text:p>28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997"/>
        </table:table-row>
        <table:table-row table:style-name="ro2">
          <table:table-cell table:number-columns-repeated="6"/>
          <table:table-cell office:value-type="float" office:value="295" calcext:value-type="float">
            <text:p>295</text:p>
          </table:table-cell>
          <table:table-cell table:number-columns-repeated="4"/>
          <table:table-cell office:value-type="float" office:value="4.5" calcext:value-type="float">
            <text:p>4.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table:number-columns-repeated="6"/>
          <table:table-cell office:value-type="float" office:value="303" calcext:value-type="float">
            <text:p>303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table:number-columns-repeated="6"/>
          <table:table-cell office:value-type="float" office:value="408" calcext:value-type="float">
            <text:p>4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table:number-columns-repeated="6"/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number-columns-repeated="6"/>
          <table:table-cell office:value-type="float" office:value="442" calcext:value-type="float">
            <text:p>442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table:number-columns-repeated="6"/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table:number-columns-repeated="10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table:number-columns-repeated="6"/>
          <table:table-cell office:value-type="float" office:value="522" calcext:value-type="float">
            <text:p>522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5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number-columns-repeated="6"/>
          <table:table-cell office:value-type="float" office:value="562" calcext:value-type="float">
            <text:p>562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7"/>
          <table:table-cell table:style-name="ce9" table:number-columns-repeated="20"/>
          <table:table-cell table:number-columns-repeated="997"/>
        </table:table-row>
        <table:table-row table:style-name="ro2">
          <table:table-cell table:number-columns-repeated="7"/>
          <table:table-cell table:style-name="ce7" table:number-columns-repeated="20"/>
          <table:table-cell table:number-columns-repeated="997"/>
        </table:table-row>
        <table:table-row table:style-name="ro3">
          <table:table-cell table:number-columns-repeated="7"/>
          <table:table-cell table:style-name="ce7" table:number-columns-repeated="20"/>
          <table:table-cell table:number-columns-repeated="997"/>
        </table:table-row>
        <table:table-row table:style-name="ro3">
          <table:table-cell table:number-columns-repeated="4"/>
          <table:table-cell table:style-name="ce3" office:value-type="string" calcext:value-type="string">
            <text:p>RMSE</text:p>
          </table:table-cell>
          <table:table-cell table:style-name="ce4"/>
          <table:table-cell/>
          <table:table-cell table:style-name="ce7" table:number-columns-repeated="20"/>
          <table:table-cell table:number-columns-repeated="997"/>
        </table:table-row>
        <table:table-row table:style-name="ro2">
          <table:table-cell table:number-columns-repeated="7"/>
          <table:table-cell table:style-name="ce7" table:number-columns-repeated="20"/>
          <table:table-cell table:number-columns-repeated="997"/>
        </table:table-row>
        <table:table-row table:style-name="ro2">
          <table:table-cell/>
          <table:table-cell table:style-name="ce9"/>
          <table:table-cell table:style-name="ce2" table:number-columns-repeated="4"/>
          <table:table-cell office:value-type="float" office:value="149" calcext:value-type="float">
            <text:p>149</text:p>
          </table:table-cell>
          <table:table-cell table:style-name="ce8" table:number-columns-repeated="20"/>
          <table:table-cell table:number-columns-repeated="997"/>
        </table:table-row>
        <table:table-row table:style-name="ro2">
          <table:table-cell/>
          <table:table-cell table:style-name="ce9"/>
          <table:table-cell table:style-name="ce2" table:number-columns-repeated="4"/>
          <table:table-cell office:value-type="float" office:value="177" calcext:value-type="float">
            <text:p>177</text:p>
          </table:table-cell>
          <table:table-cell table:style-name="ce8" table:number-columns-repeated="20"/>
          <table:table-cell table:number-columns-repeated="997"/>
        </table:table-row>
        <table:table-row table:style-name="ro2">
          <table:table-cell/>
          <table:table-cell table:style-name="ce9"/>
          <table:table-cell table:style-name="ce2" table:number-columns-repeated="4"/>
          <table:table-cell office:value-type="float" office:value="200" calcext:value-type="float">
            <text:p>200</text:p>
          </table:table-cell>
          <table:table-cell table:style-name="ce8" table:number-columns-repeated="20"/>
          <table:table-cell table:number-columns-repeated="997"/>
        </table:table-row>
        <table:table-row table:style-name="ro2">
          <table:table-cell/>
          <table:table-cell table:style-name="ce9"/>
          <table:table-cell table:style-name="ce2" table:number-columns-repeated="4"/>
          <table:table-cell office:value-type="float" office:value="236" calcext:value-type="float">
            <text:p>236</text:p>
          </table:table-cell>
          <table:table-cell table:style-name="ce8" table:number-columns-repeated="20"/>
          <table:table-cell table:number-columns-repeated="997"/>
        </table:table-row>
        <table:table-row table:style-name="ro2">
          <table:table-cell/>
          <table:table-cell table:style-name="ce9"/>
          <table:table-cell table:style-name="ce2" table:number-columns-repeated="4"/>
          <table:table-cell office:value-type="float" office:value="240" calcext:value-type="float">
            <text:p>240</text:p>
          </table:table-cell>
          <table:table-cell table:style-name="ce8" table:number-columns-repeated="20"/>
          <table:table-cell table:number-columns-repeated="997"/>
        </table:table-row>
        <table:table-row table:style-name="ro2">
          <table:table-cell/>
          <table:table-cell table:style-name="ce9"/>
          <table:table-cell table:style-name="ce2" table:number-columns-repeated="4"/>
          <table:table-cell office:value-type="float" office:value="270" calcext:value-type="float">
            <text:p>270</text:p>
          </table:table-cell>
          <table:table-cell table:style-name="ce8" table:number-columns-repeated="20"/>
          <table:table-cell table:number-columns-repeated="997"/>
        </table:table-row>
        <table:table-row table:style-name="ro2">
          <table:table-cell/>
          <table:table-cell table:style-name="ce9"/>
          <table:table-cell table:style-name="ce2" table:number-columns-repeated="4"/>
          <table:table-cell office:value-type="float" office:value="287" calcext:value-type="float">
            <text:p>287</text:p>
          </table:table-cell>
          <table:table-cell table:style-name="ce8" table:number-columns-repeated="20"/>
          <table:table-cell table:number-columns-repeated="997"/>
        </table:table-row>
        <table:table-row table:style-name="ro2">
          <table:table-cell/>
          <table:table-cell table:style-name="ce9"/>
          <table:table-cell table:style-name="ce2" table:number-columns-repeated="4"/>
          <table:table-cell office:value-type="float" office:value="295" calcext:value-type="float">
            <text:p>295</text:p>
          </table:table-cell>
          <table:table-cell table:style-name="ce8" table:number-columns-repeated="20"/>
          <table:table-cell table:number-columns-repeated="997"/>
        </table:table-row>
        <table:table-row table:style-name="ro2">
          <table:table-cell/>
          <table:table-cell table:style-name="ce9"/>
          <table:table-cell table:style-name="ce2" table:number-columns-repeated="4"/>
          <table:table-cell office:value-type="float" office:value="303" calcext:value-type="float">
            <text:p>303</text:p>
          </table:table-cell>
          <table:table-cell table:style-name="ce8" table:number-columns-repeated="20"/>
          <table:table-cell table:number-columns-repeated="997"/>
        </table:table-row>
        <table:table-row table:style-name="ro2">
          <table:table-cell/>
          <table:table-cell table:style-name="ce9"/>
          <table:table-cell table:style-name="ce2" table:number-columns-repeated="4"/>
          <table:table-cell office:value-type="float" office:value="408" calcext:value-type="float">
            <text:p>408</text:p>
          </table:table-cell>
          <table:table-cell table:style-name="ce8" table:number-columns-repeated="20"/>
          <table:table-cell table:number-columns-repeated="997"/>
        </table:table-row>
        <table:table-row table:style-name="ro2">
          <table:table-cell/>
          <table:table-cell table:style-name="ce9"/>
          <table:table-cell table:style-name="ce2" table:number-columns-repeated="4"/>
          <table:table-cell office:value-type="float" office:value="426" calcext:value-type="float">
            <text:p>426</text:p>
          </table:table-cell>
          <table:table-cell table:style-name="ce8" table:number-columns-repeated="20"/>
          <table:table-cell table:number-columns-repeated="997"/>
        </table:table-row>
        <table:table-row table:style-name="ro2">
          <table:table-cell/>
          <table:table-cell table:style-name="ce9"/>
          <table:table-cell table:style-name="ce2" table:number-columns-repeated="4"/>
          <table:table-cell office:value-type="float" office:value="442" calcext:value-type="float">
            <text:p>442</text:p>
          </table:table-cell>
          <table:table-cell table:style-name="ce8" table:number-columns-repeated="20"/>
          <table:table-cell table:number-columns-repeated="997"/>
        </table:table-row>
        <table:table-row table:style-name="ro2">
          <table:table-cell/>
          <table:table-cell table:style-name="ce9"/>
          <table:table-cell table:style-name="ce2" table:number-columns-repeated="4"/>
          <table:table-cell office:value-type="float" office:value="500" calcext:value-type="float">
            <text:p>500</text:p>
          </table:table-cell>
          <table:table-cell table:style-name="ce8" table:number-columns-repeated="20"/>
          <table:table-cell table:number-columns-repeated="997"/>
        </table:table-row>
        <table:table-row table:style-name="ro2">
          <table:table-cell/>
          <table:table-cell table:style-name="ce9"/>
          <table:table-cell table:style-name="ce2" table:number-columns-repeated="4"/>
          <table:table-cell office:value-type="float" office:value="522" calcext:value-type="float">
            <text:p>522</text:p>
          </table:table-cell>
          <table:table-cell table:style-name="ce8" table:number-columns-repeated="20"/>
          <table:table-cell table:number-columns-repeated="997"/>
        </table:table-row>
        <table:table-row table:style-name="ro2">
          <table:table-cell/>
          <table:table-cell table:style-name="ce9"/>
          <table:table-cell table:style-name="ce2" table:number-columns-repeated="4"/>
          <table:table-cell office:value-type="float" office:value="562" calcext:value-type="float">
            <text:p>562</text:p>
          </table:table-cell>
          <table:table-cell table:style-name="ce8" table:number-columns-repeated="20"/>
          <table:table-cell table:number-columns-repeated="99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7"/>
          <table:table-cell table:style-name="ce9" table:number-columns-repeated="20"/>
          <table:table-cell table:number-columns-repeated="997"/>
        </table:table-row>
        <table:table-row table:style-name="ro2" table:number-rows-repeated="4">
          <table:table-cell table:number-columns-repeated="7"/>
          <table:table-cell table:style-name="ce7" table:number-columns-repeated="20"/>
          <table:table-cell table:number-columns-repeated="997"/>
        </table:table-row>
        <table:table-row table:style-name="ro2">
          <table:table-cell/>
          <table:table-cell table:style-name="ce10"/>
          <table:table-cell table:style-name="ce2" table:number-columns-repeated="4"/>
          <table:table-cell office:value-type="float" office:value="149" calcext:value-type="float">
            <text:p>149</text:p>
          </table:table-cell>
          <table:table-cell table:style-name="ce8" table:number-columns-repeated="20"/>
          <table:table-cell table:number-columns-repeated="997"/>
        </table:table-row>
        <table:table-row table:style-name="ro2">
          <table:table-cell/>
          <table:table-cell table:style-name="ce10"/>
          <table:table-cell table:style-name="ce2" table:number-columns-repeated="4"/>
          <table:table-cell office:value-type="float" office:value="177" calcext:value-type="float">
            <text:p>177</text:p>
          </table:table-cell>
          <table:table-cell table:style-name="ce8" table:number-columns-repeated="20"/>
          <table:table-cell table:number-columns-repeated="997"/>
        </table:table-row>
        <table:table-row table:style-name="ro2">
          <table:table-cell/>
          <table:table-cell table:style-name="ce10"/>
          <table:table-cell table:style-name="ce2" table:number-columns-repeated="4"/>
          <table:table-cell office:value-type="float" office:value="200" calcext:value-type="float">
            <text:p>200</text:p>
          </table:table-cell>
          <table:table-cell table:style-name="ce8" table:number-columns-repeated="20"/>
          <table:table-cell table:number-columns-repeated="997"/>
        </table:table-row>
        <table:table-row table:style-name="ro2">
          <table:table-cell/>
          <table:table-cell table:style-name="ce10"/>
          <table:table-cell table:style-name="ce2" table:number-columns-repeated="4"/>
          <table:table-cell office:value-type="float" office:value="236" calcext:value-type="float">
            <text:p>236</text:p>
          </table:table-cell>
          <table:table-cell table:style-name="ce8" table:number-columns-repeated="20"/>
          <table:table-cell table:number-columns-repeated="997"/>
        </table:table-row>
        <table:table-row table:style-name="ro2">
          <table:table-cell/>
          <table:table-cell table:style-name="ce10"/>
          <table:table-cell table:style-name="ce2" table:number-columns-repeated="4"/>
          <table:table-cell office:value-type="float" office:value="240" calcext:value-type="float">
            <text:p>240</text:p>
          </table:table-cell>
          <table:table-cell table:style-name="ce8" table:number-columns-repeated="20"/>
          <table:table-cell table:number-columns-repeated="997"/>
        </table:table-row>
        <table:table-row table:style-name="ro2">
          <table:table-cell/>
          <table:table-cell table:style-name="ce10"/>
          <table:table-cell table:style-name="ce2" table:number-columns-repeated="4"/>
          <table:table-cell office:value-type="float" office:value="270" calcext:value-type="float">
            <text:p>270</text:p>
          </table:table-cell>
          <table:table-cell table:style-name="ce8" table:number-columns-repeated="20"/>
          <table:table-cell table:number-columns-repeated="997"/>
        </table:table-row>
        <table:table-row table:style-name="ro2">
          <table:table-cell/>
          <table:table-cell table:style-name="ce10"/>
          <table:table-cell table:style-name="ce2" table:number-columns-repeated="4"/>
          <table:table-cell office:value-type="float" office:value="287" calcext:value-type="float">
            <text:p>287</text:p>
          </table:table-cell>
          <table:table-cell table:style-name="ce8" table:number-columns-repeated="20"/>
          <table:table-cell table:number-columns-repeated="997"/>
        </table:table-row>
        <table:table-row table:style-name="ro2">
          <table:table-cell/>
          <table:table-cell table:style-name="ce10"/>
          <table:table-cell table:style-name="ce2" table:number-columns-repeated="4"/>
          <table:table-cell office:value-type="float" office:value="295" calcext:value-type="float">
            <text:p>295</text:p>
          </table:table-cell>
          <table:table-cell table:style-name="ce8" table:number-columns-repeated="20"/>
          <table:table-cell table:number-columns-repeated="997"/>
        </table:table-row>
        <table:table-row table:style-name="ro2">
          <table:table-cell/>
          <table:table-cell table:style-name="ce10"/>
          <table:table-cell table:style-name="ce2" table:number-columns-repeated="4"/>
          <table:table-cell office:value-type="float" office:value="303" calcext:value-type="float">
            <text:p>303</text:p>
          </table:table-cell>
          <table:table-cell table:style-name="ce8" table:number-columns-repeated="20"/>
          <table:table-cell table:number-columns-repeated="997"/>
        </table:table-row>
        <table:table-row table:style-name="ro2">
          <table:table-cell/>
          <table:table-cell table:style-name="ce10"/>
          <table:table-cell table:style-name="ce2" table:number-columns-repeated="4"/>
          <table:table-cell office:value-type="float" office:value="408" calcext:value-type="float">
            <text:p>408</text:p>
          </table:table-cell>
          <table:table-cell table:style-name="ce8" table:number-columns-repeated="20"/>
          <table:table-cell table:number-columns-repeated="997"/>
        </table:table-row>
        <table:table-row table:style-name="ro2">
          <table:table-cell/>
          <table:table-cell table:style-name="ce10"/>
          <table:table-cell table:style-name="ce2" table:number-columns-repeated="4"/>
          <table:table-cell office:value-type="float" office:value="426" calcext:value-type="float">
            <text:p>426</text:p>
          </table:table-cell>
          <table:table-cell table:style-name="ce8" table:number-columns-repeated="20"/>
          <table:table-cell table:number-columns-repeated="997"/>
        </table:table-row>
        <table:table-row table:style-name="ro2">
          <table:table-cell/>
          <table:table-cell table:style-name="ce10"/>
          <table:table-cell table:style-name="ce2" table:number-columns-repeated="4"/>
          <table:table-cell office:value-type="float" office:value="442" calcext:value-type="float">
            <text:p>442</text:p>
          </table:table-cell>
          <table:table-cell table:style-name="ce8" table:number-columns-repeated="20"/>
          <table:table-cell table:number-columns-repeated="997"/>
        </table:table-row>
        <table:table-row table:style-name="ro2">
          <table:table-cell/>
          <table:table-cell table:style-name="ce10"/>
          <table:table-cell table:style-name="ce2" table:number-columns-repeated="4"/>
          <table:table-cell office:value-type="float" office:value="500" calcext:value-type="float">
            <text:p>500</text:p>
          </table:table-cell>
          <table:table-cell table:style-name="ce8" table:number-columns-repeated="20"/>
          <table:table-cell table:number-columns-repeated="997"/>
        </table:table-row>
        <table:table-row table:style-name="ro2">
          <table:table-cell/>
          <table:table-cell table:style-name="ce10"/>
          <table:table-cell table:style-name="ce2" table:number-columns-repeated="4"/>
          <table:table-cell office:value-type="float" office:value="522" calcext:value-type="float">
            <text:p>522</text:p>
          </table:table-cell>
          <table:table-cell table:style-name="ce8" table:number-columns-repeated="20"/>
          <table:table-cell table:number-columns-repeated="997"/>
        </table:table-row>
        <table:table-row table:style-name="ro2">
          <table:table-cell/>
          <table:table-cell table:style-name="ce10"/>
          <table:table-cell table:style-name="ce2" table:number-columns-repeated="4"/>
          <table:table-cell office:value-type="float" office:value="562" calcext:value-type="float">
            <text:p>562</text:p>
          </table:table-cell>
          <table:table-cell table:style-name="ce8" table:number-columns-repeated="20"/>
          <table:table-cell table:number-columns-repeated="997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solver_cvg" table:base-cell-address="$no_bias.$A$1" table:expression="0.0001"/>
          <table:named-expression table:name="solver_drv" table:base-cell-address="$no_bias.$A$1" table:expression="1"/>
          <table:named-expression table:name="solver_eng" table:base-cell-address="$no_bias.$A$1" table:expression="1"/>
          <table:named-expression table:name="solver_itr" table:base-cell-address="$no_bias.$A$1" table:expression="2147483647"/>
          <table:named-expression table:name="solver_lin" table:base-cell-address="$no_bias.$A$1" table:expression="2"/>
          <table:named-expression table:name="solver_mip" table:base-cell-address="$no_bias.$A$1" table:expression="2147483647"/>
          <table:named-expression table:name="solver_mni" table:base-cell-address="$no_bias.$A$1" table:expression="30"/>
          <table:named-expression table:name="solver_mrt" table:base-cell-address="$no_bias.$A$1" table:expression="0.075"/>
          <table:named-expression table:name="solver_msl" table:base-cell-address="$no_bias.$A$1" table:expression="2"/>
          <table:named-expression table:name="solver_neg" table:base-cell-address="$no_bias.$A$1" table:expression="2"/>
          <table:named-expression table:name="solver_nod" table:base-cell-address="$no_bias.$A$1" table:expression="2147483647"/>
          <table:named-expression table:name="solver_num" table:base-cell-address="$no_bias.$A$1" table:expression="0"/>
          <table:named-expression table:name="solver_pre" table:base-cell-address="$no_bias.$A$1" table:expression="0.000001"/>
          <table:named-expression table:name="solver_rbv" table:base-cell-address="$no_bias.$A$1" table:expression="1"/>
          <table:named-expression table:name="solver_rlx" table:base-cell-address="$no_bias.$A$1" table:expression="2"/>
          <table:named-expression table:name="solver_rsd" table:base-cell-address="$no_bias.$A$1" table:expression="0"/>
          <table:named-expression table:name="solver_scl" table:base-cell-address="$no_bias.$A$1" table:expression="1"/>
          <table:named-expression table:name="solver_sho" table:base-cell-address="$no_bias.$A$1" table:expression="2"/>
          <table:named-expression table:name="solver_ssz" table:base-cell-address="$no_bias.$A$1" table:expression="100"/>
          <table:named-expression table:name="solver_tim" table:base-cell-address="$no_bias.$A$1" table:expression="2147483647"/>
          <table:named-expression table:name="solver_tol" table:base-cell-address="$no_bias.$A$1" table:expression="0.01"/>
          <table:named-expression table:name="solver_typ" table:base-cell-address="$no_bias.$A$1" table:expression="2"/>
          <table:named-expression table:name="solver_val" table:base-cell-address="$no_bias.$A$1" table:expression="0"/>
          <table:named-expression table:name="solver_ver" table:base-cell-address="$no_bias.$A$1" table:expression="2"/>
        </table:named-expressions>
      </table:table>
      <table:table table:name="cmpl.no_bias" table:style-name="ta3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19" table:default-cell-style-name="ce6"/>
        <table:table-column table:style-name="co5" table:number-columns-repeated="998" table:default-cell-style-name="Default"/>
        <table:table-row table:style-name="ro1">
          <table:table-cell table:number-columns-repeated="6"/>
          <table:table-cell table:style-name="ce5" office:value-type="string" calcext:value-type="string">
            <text:p>American Pie (1999)</text:p>
          </table:table-cell>
          <table:table-cell table:style-name="ce5" office:value-type="string" calcext:value-type="string">
            <text:p>Apocalypse Now (1979)</text:p>
          </table:table-cell>
          <table:table-cell table:style-name="ce5" office:value-type="string" calcext:value-type="string">
            <text:p>Armageddon (1998)</text:p>
          </table:table-cell>
          <table:table-cell table:style-name="ce5" office:value-type="string" calcext:value-type="string">
            <text:p>Austin Powers: The Spy Who Shagged Me (1999)</text:p>
          </table:table-cell>
          <table:table-cell table:style-name="ce5" office:value-type="string" calcext:value-type="string">
            <text:p>Beautiful Mind, A (2001)</text:p>
          </table:table-cell>
          <table:table-cell table:style-name="ce5" office:value-type="string" calcext:value-type="string">
            <text:p>Breakfast Club, The (1985)</text:p>
          </table:table-cell>
          <table:table-cell table:style-name="ce5" office:value-type="string" calcext:value-type="string">
            <text:p>Casablanca (1942)</text:p>
          </table:table-cell>
          <table:table-cell table:style-name="ce5" office:value-type="string" calcext:value-type="string">
            <text:p>Clear and Present Danger (1994)</text:p>
          </table:table-cell>
          <table:table-cell table:style-name="ce5" office:value-type="string" calcext:value-type="string">
            <text:p>Crouching Tiger, Hidden Dragon (Wo hu cang long) (2000)</text:p>
          </table:table-cell>
          <table:table-cell table:style-name="ce5" office:value-type="string" calcext:value-type="string">
            <text:p>Fifth Element, The (1997)</text:p>
          </table:table-cell>
          <table:table-cell table:style-name="ce5" office:value-type="string" calcext:value-type="string">
            <text:p>Inception (2010)</text:p>
          </table:table-cell>
          <table:table-cell table:style-name="ce5" office:value-type="string" calcext:value-type="string">
            <text:p>Kill Bill: Vol. 1 (2003)</text:p>
          </table:table-cell>
          <table:table-cell table:style-name="ce5" office:value-type="string" calcext:value-type="string">
            <text:p>Minority Report (2002)</text:p>
          </table:table-cell>
          <table:table-cell table:style-name="ce5" office:value-type="string" calcext:value-type="string">
            <text:p>Outbreak (1995)</text:p>
          </table:table-cell>
          <table:table-cell table:style-name="ce5" office:value-type="string" calcext:value-type="string">
            <text:p>Rain Man (1988)</text:p>
          </table:table-cell>
          <table:table-cell table:style-name="ce5" office:value-type="string" calcext:value-type="string">
            <text:p>Stand by Me (1986)</text:p>
          </table:table-cell>
          <table:table-cell table:style-name="ce5" office:value-type="string" calcext:value-type="string">
            <text:p>Star Trek: Generations (1994)</text:p>
          </table:table-cell>
          <table:table-cell table:style-name="ce5" office:value-type="string" calcext:value-type="string">
            <text:p>Taxi Driver (1976)</text:p>
          </table:table-cell>
          <table:table-cell table:style-name="ce5" office:value-type="string" calcext:value-type="string">
            <text:p>Waterworld (1995)</text:p>
          </table:table-cell>
          <table:table-cell table:style-name="ce5" office:value-type="string" calcext:value-type="string">
            <text:p>Wizard of Oz, The (1939)</text:p>
          </table:table-cell>
          <table:table-cell table:number-columns-repeated="998"/>
        </table:table-row>
        <table:table-row table:style-name="ro2">
          <table:table-cell table:number-columns-repeated="5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number-columns-repeated="5"/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0"/>
        </table:table-row>
        <table:table-row table:style-name="ro2">
          <table:table-cell table:number-columns-repeated="5"/>
          <table:table-cell office:value-type="float" office:value="200" calcext:value-type="float">
            <text:p>200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1005"/>
        </table:table-row>
        <table:table-row table:style-name="ro2">
          <table:table-cell table:number-columns-repeated="5"/>
          <table:table-cell office:value-type="float" office:value="236" calcext:value-type="float">
            <text:p>23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8"/>
          <table:table-cell office:value-type="float" office:value="4.5" calcext:value-type="float">
            <text:p>4.5</text:p>
          </table:table-cell>
          <table:table-cell table:number-columns-repeated="1000"/>
        </table:table-row>
        <table:table-row table:style-name="ro2">
          <table:table-cell table:number-columns-repeated="5"/>
          <table:table-cell office:value-type="float" office:value="240" calcext:value-type="float">
            <text:p>240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2">
          <table:table-cell table:number-columns-repeated="5"/>
          <table:table-cell office:value-type="float" office:value="270" calcext:value-type="float">
            <text:p>27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5"/>
          <table:table-cell table:number-columns-repeated="2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1005"/>
        </table:table-row>
        <table:table-row table:style-name="ro2">
          <table:table-cell table:number-columns-repeated="5"/>
          <table:table-cell office:value-type="float" office:value="287" calcext:value-type="float">
            <text:p>28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998"/>
        </table:table-row>
        <table:table-row table:style-name="ro2">
          <table:table-cell table:number-columns-repeated="5"/>
          <table:table-cell office:value-type="float" office:value="295" calcext:value-type="float">
            <text:p>295</text:p>
          </table:table-cell>
          <table:table-cell table:number-columns-repeated="4"/>
          <table:table-cell office:value-type="float" office:value="4.5" calcext:value-type="float">
            <text:p>4.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2">
          <table:table-cell table:number-columns-repeated="5"/>
          <table:table-cell office:value-type="float" office:value="303" calcext:value-type="float">
            <text:p>303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2">
          <table:table-cell table:number-columns-repeated="5"/>
          <table:table-cell office:value-type="float" office:value="408" calcext:value-type="float">
            <text:p>4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2">
          <table:table-cell table:number-columns-repeated="5"/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table:number-columns-repeated="5"/>
          <table:table-cell office:value-type="float" office:value="442" calcext:value-type="float">
            <text:p>442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2">
          <table:table-cell table:number-columns-repeated="5"/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table:number-columns-repeated="10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2">
          <table:table-cell table:number-columns-repeated="5"/>
          <table:table-cell office:value-type="float" office:value="522" calcext:value-type="float">
            <text:p>522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5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table:number-columns-repeated="5"/>
          <table:table-cell office:value-type="float" office:value="562" calcext:value-type="float">
            <text:p>562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6"/>
          <table:table-cell table:style-name="ce7" office:value-type="float" office:value="-0.117036027324005" calcext:value-type="float">
            <text:p>-0.117036027324005</text:p>
          </table:table-cell>
          <table:table-cell table:style-name="ce7" office:value-type="float" office:value="0.80198877192631" calcext:value-type="float">
            <text:p>0.80198877192631</text:p>
          </table:table-cell>
          <table:table-cell table:style-name="ce7" office:value-type="float" office:value="1.20249768820497" calcext:value-type="float">
            <text:p>1.20249768820497</text:p>
          </table:table-cell>
          <table:table-cell table:style-name="ce7" office:value-type="float" office:value="1.08553202618897" calcext:value-type="float">
            <text:p>1.08553202618897</text:p>
          </table:table-cell>
          <table:table-cell table:style-name="ce7" office:value-type="float" office:value="1.45025304208928" calcext:value-type="float">
            <text:p>1.45025304208928</text:p>
          </table:table-cell>
          <table:table-cell table:style-name="ce7" office:value-type="float" office:value="1.41322282992969" calcext:value-type="float">
            <text:p>1.41322282992969</text:p>
          </table:table-cell>
          <table:table-cell table:style-name="ce7" office:value-type="float" office:value="0.190670981907566" calcext:value-type="float">
            <text:p>0.190670981907566</text:p>
          </table:table-cell>
          <table:table-cell table:style-name="ce7" office:value-type="float" office:value="0.441506501292465" calcext:value-type="float">
            <text:p>0.441506501292465</text:p>
          </table:table-cell>
          <table:table-cell table:style-name="ce7" office:value-type="float" office:value="0.0158217837446427" calcext:value-type="float">
            <text:p>0.015821783744643</text:p>
          </table:table-cell>
          <table:table-cell table:style-name="ce7" office:value-type="float" office:value="0.360486657076065" calcext:value-type="float">
            <text:p>0.360486657076065</text:p>
          </table:table-cell>
          <table:table-cell table:style-name="ce7" office:value-type="float" office:value="0.548775737514888" calcext:value-type="float">
            <text:p>0.548775737514888</text:p>
          </table:table-cell>
          <table:table-cell table:style-name="ce7" office:value-type="float" office:value="1.16208792621777" calcext:value-type="float">
            <text:p>1.16208792621777</text:p>
          </table:table-cell>
          <table:table-cell table:style-name="ce7" office:value-type="float" office:value="0.0429132050595304" calcext:value-type="float">
            <text:p>0.04291320505953</text:p>
          </table:table-cell>
          <table:table-cell table:style-name="ce7" office:value-type="float" office:value="-0.519833296096417" calcext:value-type="float">
            <text:p>-0.519833296096417</text:p>
          </table:table-cell>
          <table:table-cell table:style-name="ce7" office:value-type="float" office:value="1.24967498612886" calcext:value-type="float">
            <text:p>1.24967498612886</text:p>
          </table:table-cell>
          <table:table-cell table:style-name="ce7" office:value-type="float" office:value="1.91701812910332" calcext:value-type="float">
            <text:p>1.91701812910332</text:p>
          </table:table-cell>
          <table:table-cell table:style-name="ce7" office:value-type="float" office:value="2.22483599116806" calcext:value-type="float">
            <text:p>2.22483599116806</text:p>
          </table:table-cell>
          <table:table-cell table:style-name="ce7" office:value-type="float" office:value="0.135770665609463" calcext:value-type="float">
            <text:p>0.135770665609463</text:p>
          </table:table-cell>
          <table:table-cell table:style-name="ce7" office:value-type="float" office:value="1.04320583215381" calcext:value-type="float">
            <text:p>1.04320583215381</text:p>
          </table:table-cell>
          <table:table-cell table:style-name="ce7" office:value-type="float" office:value="1.14119474726127" calcext:value-type="float">
            <text:p>1.14119474726127</text:p>
          </table:table-cell>
          <table:table-cell table:number-columns-repeated="998"/>
        </table:table-row>
        <table:table-row table:style-name="ro3">
          <table:table-cell table:number-columns-repeated="6"/>
          <table:table-cell table:style-name="ce7" office:value-type="float" office:value="1.47376475241859" calcext:value-type="float">
            <text:p>1.47376475241859</text:p>
          </table:table-cell>
          <table:table-cell table:style-name="ce7" office:value-type="float" office:value="0.621912104361332" calcext:value-type="float">
            <text:p>0.621912104361332</text:p>
          </table:table-cell>
          <table:table-cell table:style-name="ce7" office:value-type="float" office:value="0.14635208783286" calcext:value-type="float">
            <text:p>0.14635208783286</text:p>
          </table:table-cell>
          <table:table-cell table:style-name="ce7" office:value-type="float" office:value="1.35965592147426" calcext:value-type="float">
            <text:p>1.35965592147426</text:p>
          </table:table-cell>
          <table:table-cell table:style-name="ce7" office:value-type="float" office:value="0.545567984155942" calcext:value-type="float">
            <text:p>0.545567984155942</text:p>
          </table:table-cell>
          <table:table-cell table:style-name="ce7" office:value-type="float" office:value="0.475951455784187" calcext:value-type="float">
            <text:p>0.475951455784187</text:p>
          </table:table-cell>
          <table:table-cell table:style-name="ce7" office:value-type="float" office:value="1.35061253975171" calcext:value-type="float">
            <text:p>1.35061253975171</text:p>
          </table:table-cell>
          <table:table-cell table:style-name="ce7" office:value-type="float" office:value="0.175610893941373" calcext:value-type="float">
            <text:p>0.175610893941373</text:p>
          </table:table-cell>
          <table:table-cell table:style-name="ce7" office:value-type="float" office:value="0.388871090909431" calcext:value-type="float">
            <text:p>0.388871090909431</text:p>
          </table:table-cell>
          <table:table-cell table:style-name="ce7" office:value-type="float" office:value="1.08370352510697" calcext:value-type="float">
            <text:p>1.08370352510697</text:p>
          </table:table-cell>
          <table:table-cell table:style-name="ce7" office:value-type="float" office:value="1.07004227777727" calcext:value-type="float">
            <text:p>1.07004227777727</text:p>
          </table:table-cell>
          <table:table-cell table:style-name="ce7" office:value-type="float" office:value="1.05002768883853" calcext:value-type="float">
            <text:p>1.05002768883853</text:p>
          </table:table-cell>
          <table:table-cell table:style-name="ce7" office:value-type="float" office:value="0.447393569107392" calcext:value-type="float">
            <text:p>0.447393569107392</text:p>
          </table:table-cell>
          <table:table-cell table:style-name="ce7" office:value-type="float" office:value="1.67429886753531" calcext:value-type="float">
            <text:p>1.67429886753531</text:p>
          </table:table-cell>
          <table:table-cell table:style-name="ce7" office:value-type="float" office:value="1.018908098656" calcext:value-type="float">
            <text:p>1.018908098656</text:p>
          </table:table-cell>
          <table:table-cell table:style-name="ce7" office:value-type="float" office:value="0.489998829638032" calcext:value-type="float">
            <text:p>0.489998829638032</text:p>
          </table:table-cell>
          <table:table-cell table:style-name="ce7" office:value-type="float" office:value="0.121415429473193" calcext:value-type="float">
            <text:p>0.121415429473193</text:p>
          </table:table-cell>
          <table:table-cell table:style-name="ce7" office:value-type="float" office:value="0.758008192081279" calcext:value-type="float">
            <text:p>0.758008192081279</text:p>
          </table:table-cell>
          <table:table-cell table:style-name="ce7" office:value-type="float" office:value="0.746673346489747" calcext:value-type="float">
            <text:p>0.746673346489747</text:p>
          </table:table-cell>
          <table:table-cell table:style-name="ce7" office:value-type="float" office:value="1.29264545464619" calcext:value-type="float">
            <text:p>1.29264545464619</text:p>
          </table:table-cell>
          <table:table-cell table:number-columns-repeated="998"/>
        </table:table-row>
        <table:table-row table:style-name="ro3">
          <table:table-cell table:number-columns-repeated="3"/>
          <table:table-cell table:style-name="ce3" office:value-type="string" calcext:value-type="string">
            <text:p>RMSE</text:p>
          </table:table-cell>
          <table:table-cell table:style-name="ce4" table:formula="of:=SQRT(SUMXMY2([.G2:.Z16];[.G24:.Z38])/COUNT([.G24:.Z38]))" office:value-type="float" office:value="0.395458622391009" calcext:value-type="float">
            <text:p>0.395458622391009</text:p>
          </table:table-cell>
          <table:table-cell/>
          <table:table-cell table:style-name="ce7" office:value-type="float" office:value="0.61606942134896" calcext:value-type="float">
            <text:p>0.61606942134896</text:p>
          </table:table-cell>
          <table:table-cell table:style-name="ce7" office:value-type="float" office:value="0.690738544093327" calcext:value-type="float">
            <text:p>0.690738544093327</text:p>
          </table:table-cell>
          <table:table-cell table:style-name="ce7" office:value-type="float" office:value="-0.000766039577956053" calcext:value-type="float">
            <text:p>-0.000766039577956</text:p>
          </table:table-cell>
          <table:table-cell table:style-name="ce7" office:value-type="float" office:value="1.39423293650011" calcext:value-type="float">
            <text:p>1.39423293650011</text:p>
          </table:table-cell>
          <table:table-cell table:style-name="ce7" office:value-type="float" office:value="0.943162008780865" calcext:value-type="float">
            <text:p>0.943162008780865</text:p>
          </table:table-cell>
          <table:table-cell table:style-name="ce7" office:value-type="float" office:value="1.2418878755237" calcext:value-type="float">
            <text:p>1.2418878755237</text:p>
          </table:table-cell>
          <table:table-cell table:style-name="ce7" office:value-type="float" office:value="0.175710081121727" calcext:value-type="float">
            <text:p>0.175710081121727</text:p>
          </table:table-cell>
          <table:table-cell table:style-name="ce7" office:value-type="float" office:value="1.65376117516884" calcext:value-type="float">
            <text:p>1.65376117516884</text:p>
          </table:table-cell>
          <table:table-cell table:style-name="ce7" office:value-type="float" office:value="1.71328245331066" calcext:value-type="float">
            <text:p>1.71328245331066</text:p>
          </table:table-cell>
          <table:table-cell table:style-name="ce7" office:value-type="float" office:value="1.48515847452783" calcext:value-type="float">
            <text:p>1.48515847452783</text:p>
          </table:table-cell>
          <table:table-cell table:style-name="ce7" office:value-type="float" office:value="0.418800488522475" calcext:value-type="float">
            <text:p>0.418800488522475</text:p>
          </table:table-cell>
          <table:table-cell table:style-name="ce7" office:value-type="float" office:value="-0.185505767178971" calcext:value-type="float">
            <text:p>-0.185505767178971</text:p>
          </table:table-cell>
          <table:table-cell table:style-name="ce7" office:value-type="float" office:value="1.20423464729959" calcext:value-type="float">
            <text:p>1.20423464729959</text:p>
          </table:table-cell>
          <table:table-cell table:style-name="ce7" office:value-type="float" office:value="0.130763410351389" calcext:value-type="float">
            <text:p>0.130763410351389</text:p>
          </table:table-cell>
          <table:table-cell table:style-name="ce7" office:value-type="float" office:value="0.180061365576784" calcext:value-type="float">
            <text:p>0.180061365576784</text:p>
          </table:table-cell>
          <table:table-cell table:style-name="ce7" office:value-type="float" office:value="0.161497970957722" calcext:value-type="float">
            <text:p>0.161497970957722</text:p>
          </table:table-cell>
          <table:table-cell table:style-name="ce7" office:value-type="float" office:value="0.0555757837976582" calcext:value-type="float">
            <text:p>0.055575783797658</text:p>
          </table:table-cell>
          <table:table-cell table:style-name="ce7" office:value-type="float" office:value="1.29038555305747" calcext:value-type="float">
            <text:p>1.29038555305747</text:p>
          </table:table-cell>
          <table:table-cell table:style-name="ce7" office:value-type="float" office:value="0.065162494713997" calcext:value-type="float">
            <text:p>0.065162494713997</text:p>
          </table:table-cell>
          <table:table-cell table:style-name="ce7" office:value-type="float" office:value="0.453539925432234" calcext:value-type="float">
            <text:p>0.453539925432234</text:p>
          </table:table-cell>
          <table:table-cell table:number-columns-repeated="998"/>
        </table:table-row>
        <table:table-row table:style-name="ro2">
          <table:table-cell table:number-columns-repeated="6"/>
          <table:table-cell table:style-name="ce7" office:value-type="float" office:value="0.388301980696331" calcext:value-type="float">
            <text:p>0.388301980696331</text:p>
          </table:table-cell>
          <table:table-cell table:style-name="ce7" office:value-type="float" office:value="1.32490346317143" calcext:value-type="float">
            <text:p>1.32490346317143</text:p>
          </table:table-cell>
          <table:table-cell table:style-name="ce7" office:value-type="float" office:value="1.75154506755136" calcext:value-type="float">
            <text:p>1.75154506755136</text:p>
          </table:table-cell>
          <table:table-cell table:style-name="ce7" office:value-type="float" office:value="-1.09000028421552" calcext:value-type="float">
            <text:p>-1.09000028421552</text:p>
          </table:table-cell>
          <table:table-cell table:style-name="ce7" office:value-type="float" office:value="0.696031278287131" calcext:value-type="float">
            <text:p>0.696031278287131</text:p>
          </table:table-cell>
          <table:table-cell table:style-name="ce7" office:value-type="float" office:value="0.596179520293604" calcext:value-type="float">
            <text:p>0.596179520293604</text:p>
          </table:table-cell>
          <table:table-cell table:style-name="ce7" office:value-type="float" office:value="0.940742023501806" calcext:value-type="float">
            <text:p>0.940742023501806</text:p>
          </table:table-cell>
          <table:table-cell table:style-name="ce7" office:value-type="float" office:value="2.06462369073017" calcext:value-type="float">
            <text:p>2.06462369073017</text:p>
          </table:table-cell>
          <table:table-cell table:style-name="ce7" office:value-type="float" office:value="1.47940004137545" calcext:value-type="float">
            <text:p>1.47940004137545</text:p>
          </table:table-cell>
          <table:table-cell table:style-name="ce7" office:value-type="float" office:value="0.29587618301592" calcext:value-type="float">
            <text:p>0.29587618301592</text:p>
          </table:table-cell>
          <table:table-cell table:style-name="ce7" office:value-type="float" office:value="1.78698387605992" calcext:value-type="float">
            <text:p>1.78698387605992</text:p>
          </table:table-cell>
          <table:table-cell table:style-name="ce7" office:value-type="float" office:value="0.150255458547068" calcext:value-type="float">
            <text:p>0.150255458547068</text:p>
          </table:table-cell>
          <table:table-cell table:style-name="ce7" office:value-type="float" office:value="1.63961436590196" calcext:value-type="float">
            <text:p>1.63961436590196</text:p>
          </table:table-cell>
          <table:table-cell table:style-name="ce7" office:value-type="float" office:value="0.0780769390612852" calcext:value-type="float">
            <text:p>0.078076939061285</text:p>
          </table:table-cell>
          <table:table-cell table:style-name="ce7" office:value-type="float" office:value="0.67938711877375" calcext:value-type="float">
            <text:p>0.67938711877375</text:p>
          </table:table-cell>
          <table:table-cell table:style-name="ce7" office:value-type="float" office:value="1.34118505860271" calcext:value-type="float">
            <text:p>1.34118505860271</text:p>
          </table:table-cell>
          <table:table-cell table:style-name="ce7" office:value-type="float" office:value="0.114108204830206" calcext:value-type="float">
            <text:p>0.114108204830206</text:p>
          </table:table-cell>
          <table:table-cell table:style-name="ce7" office:value-type="float" office:value="1.52147371444906" calcext:value-type="float">
            <text:p>1.52147371444906</text:p>
          </table:table-cell>
          <table:table-cell table:style-name="ce7" office:value-type="float" office:value="0.0546756198894331" calcext:value-type="float">
            <text:p>0.054675619889433</text:p>
          </table:table-cell>
          <table:table-cell table:style-name="ce7" office:value-type="float" office:value="0.185616789647849" calcext:value-type="float">
            <text:p>0.185616789647849</text:p>
          </table:table-cell>
          <table:table-cell table:number-columns-repeated="998"/>
        </table:table-row>
        <table:table-row table:style-name="ro2">
          <table:table-cell/>
          <table:table-cell table:style-name="ce2" office:value-type="float" office:value="1.013813429618" calcext:value-type="float">
            <text:p>1.013813429618</text:p>
          </table:table-cell>
          <table:table-cell table:style-name="ce2" office:value-type="float" office:value="1.31590038084924" calcext:value-type="float">
            <text:p>1.31590038084924</text:p>
          </table:table-cell>
          <table:table-cell table:style-name="ce2" office:value-type="float" office:value="1.2456016084708" calcext:value-type="float">
            <text:p>1.2456016084708</text:p>
          </table:table-cell>
          <table:table-cell table:style-name="ce2" office:value-type="float" office:value="1.05373738752576" calcext:value-type="float">
            <text:p>1.05373738752576</text:p>
          </table:table-cell>
          <table:table-cell office:value-type="float" office:value="149" calcext:value-type="float">
            <text:p>149</text:p>
          </table:table-cell>
          <table:table-cell table:style-name="ce8" table:formula="of:=IF([.G2]=&quot;&quot;;&quot;&quot;;MMULT([.$B24:.$E24];[.G$20:.G$23]))" office:value-type="float" office:value="2.99722027961156" calcext:value-type="float">
            <text:p>3.0</text:p>
          </table:table-cell>
          <table:table-cell table:style-name="ce8" table:formula="of:=IF([.H2]=&quot;&quot;;&quot;&quot;;MMULT([.$B24:.$E24];[.H$20:.H$23]))">
            <text:p/>
          </table:table-cell>
          <table:table-cell table:style-name="ce8" table:formula="of:=IF([.I2]=&quot;&quot;;&quot;&quot;;MMULT([.$B24:.$E24];[.I$20:.I$23]))">
            <text:p/>
          </table:table-cell>
          <table:table-cell table:style-name="ce8" table:formula="of:=IF([.J2]=&quot;&quot;;&quot;&quot;;MMULT([.$B24:.$E24];[.J$20:.J$23]))">
            <text:p/>
          </table:table-cell>
          <table:table-cell table:style-name="ce8" table:formula="of:=IF([.K2]=&quot;&quot;;&quot;&quot;;MMULT([.$B24:.$E24];[.K$20:.K$23]))">
            <text:p/>
          </table:table-cell>
          <table:table-cell table:style-name="ce8" table:formula="of:=IF([.L2]=&quot;&quot;;&quot;&quot;;MMULT([.$B24:.$E24];[.L$20:.L$23]))" office:value-type="float" office:value="4.23416317146089" calcext:value-type="float">
            <text:p>4.2</text:p>
          </table:table-cell>
          <table:table-cell table:style-name="ce8" table:formula="of:=IF([.M2]=&quot;&quot;;&quot;&quot;;MMULT([.$B24:.$E24];[.M$20:.M$23]))">
            <text:p/>
          </table:table-cell>
          <table:table-cell table:style-name="ce8" table:formula="of:=IF([.N2]=&quot;&quot;;&quot;&quot;;MMULT([.$B24:.$E24];[.N$20:.N$23]))">
            <text:p/>
          </table:table-cell>
          <table:table-cell table:style-name="ce8" table:formula="of:=IF([.O2]=&quot;&quot;;&quot;&quot;;MMULT([.$B24:.$E24];[.O$20:.O$23]))">
            <text:p/>
          </table:table-cell>
          <table:table-cell table:style-name="ce8" table:formula="of:=IF([.P2]=&quot;&quot;;&quot;&quot;;MMULT([.$B24:.$E24];[.P$20:.P$23]))" office:value-type="float" office:value="3.95320367638594" calcext:value-type="float">
            <text:p>4.0</text:p>
          </table:table-cell>
          <table:table-cell table:style-name="ce8" table:formula="of:=IF([.Q2]=&quot;&quot;;&quot;&quot;;MMULT([.$B24:.$E24];[.Q$20:.Q$23]))" office:value-type="float" office:value="4.369095536635" calcext:value-type="float">
            <text:p>4.4</text:p>
          </table:table-cell>
          <table:table-cell table:style-name="ce8" table:formula="of:=IF([.R2]=&quot;&quot;;&quot;&quot;;MMULT([.$B24:.$E24];[.R$20:.R$23]))">
            <text:p/>
          </table:table-cell>
          <table:table-cell table:style-name="ce8" table:formula="of:=IF([.S2]=&quot;&quot;;&quot;&quot;;MMULT([.$B24:.$E24];[.S$20:.S$23]))">
            <text:p/>
          </table:table-cell>
          <table:table-cell table:style-name="ce8" table:formula="of:=IF([.T2]=&quot;&quot;;&quot;&quot;;MMULT([.$B24:.$E24];[.T$20:.T$23]))">
            <text:p/>
          </table:table-cell>
          <table:table-cell table:style-name="ce8" table:formula="of:=IF([.U2]=&quot;&quot;;&quot;&quot;;MMULT([.$B24:.$E24];[.U$20:.U$23]))">
            <text:p/>
          </table:table-cell>
          <table:table-cell table:style-name="ce8" table:formula="of:=IF([.V2]=&quot;&quot;;&quot;&quot;;MMULT([.$B24:.$E24];[.V$20:.V$23]))" office:value-type="float" office:value="4.2027073428728" calcext:value-type="float">
            <text:p>4.2</text:p>
          </table:table-cell>
          <table:table-cell table:style-name="ce8" table:formula="of:=IF([.W2]=&quot;&quot;;&quot;&quot;;MMULT([.$B24:.$E24];[.W$20:.W$23]))">
            <text:p/>
          </table:table-cell>
          <table:table-cell table:style-name="ce8" table:formula="of:=IF([.X2]=&quot;&quot;;&quot;&quot;;MMULT([.$B24:.$E24];[.X$20:.X$23]))">
            <text:p/>
          </table:table-cell>
          <table:table-cell table:style-name="ce8" table:formula="of:=IF([.Y2]=&quot;&quot;;&quot;&quot;;MMULT([.$B24:.$E24];[.Y$20:.Y$23]))">
            <text:p/>
          </table:table-cell>
          <table:table-cell table:style-name="ce8" table:formula="of:=IF([.Z2]=&quot;&quot;;&quot;&quot;;MMULT([.$B24:.$E24];[.Z$20:.Z$23]))">
            <text:p/>
          </table:table-cell>
          <table:table-cell table:number-columns-repeated="998"/>
        </table:table-row>
        <table:table-row table:style-name="ro2">
          <table:table-cell/>
          <table:table-cell table:style-name="ce2" office:value-type="float" office:value="1.46777056378694" calcext:value-type="float">
            <text:p>1.46777056378694</text:p>
          </table:table-cell>
          <table:table-cell table:style-name="ce2" office:value-type="float" office:value="2.90831074580734" calcext:value-type="float">
            <text:p>2.90831074580734</text:p>
          </table:table-cell>
          <table:table-cell table:style-name="ce2" office:value-type="float" office:value="0.886404687494904" calcext:value-type="float">
            <text:p>0.886404687494904</text:p>
          </table:table-cell>
          <table:table-cell table:style-name="ce2" office:value-type="float" office:value="0.584540244104718" calcext:value-type="float">
            <text:p>0.584540244104718</text:p>
          </table:table-cell>
          <table:table-cell office:value-type="float" office:value="177" calcext:value-type="float">
            <text:p>177</text:p>
          </table:table-cell>
          <table:table-cell table:style-name="ce8" table:formula="of:=IF([.G3]=&quot;&quot;;&quot;&quot;;MMULT([.$B25:.$E25];[.G$20:.G$23]))">
            <text:p/>
          </table:table-cell>
          <table:table-cell table:style-name="ce8" table:formula="of:=IF([.H3]=&quot;&quot;;&quot;&quot;;MMULT([.$B25:.$E25];[.H$20:.H$23]))">
            <text:p/>
          </table:table-cell>
          <table:table-cell table:style-name="ce8" table:formula="of:=IF([.I3]=&quot;&quot;;&quot;&quot;;MMULT([.$B25:.$E25];[.I$20:.I$23]))" office:value-type="float" office:value="3.21379761975892" calcext:value-type="float">
            <text:p>3.2</text:p>
          </table:table-cell>
          <table:table-cell table:style-name="ce8" table:formula="of:=IF([.J3]=&quot;&quot;;&quot;&quot;;MMULT([.$B25:.$E25];[.J$20:.J$23]))">
            <text:p/>
          </table:table-cell>
          <table:table-cell table:style-name="ce8" table:formula="of:=IF([.K3]=&quot;&quot;;&quot;&quot;;MMULT([.$B25:.$E25];[.K$20:.K$23]))">
            <text:p/>
          </table:table-cell>
          <table:table-cell table:style-name="ce8" table:formula="of:=IF([.L3]=&quot;&quot;;&quot;&quot;;MMULT([.$B25:.$E25];[.L$20:.L$23]))" office:value-type="float" office:value="4.90780775971222" calcext:value-type="float">
            <text:p>4.9</text:p>
          </table:table-cell>
          <table:table-cell table:style-name="ce8" table:formula="of:=IF([.M3]=&quot;&quot;;&quot;&quot;;MMULT([.$B25:.$E25];[.M$20:.M$23]))">
            <text:p/>
          </table:table-cell>
          <table:table-cell table:style-name="ce8" table:formula="of:=IF([.N3]=&quot;&quot;;&quot;&quot;;MMULT([.$B25:.$E25];[.N$20:.N$23]))" office:value-type="float" office:value="3.83151859007871" calcext:value-type="float">
            <text:p>3.8</text:p>
          </table:table-cell>
          <table:table-cell table:style-name="ce8" table:formula="of:=IF([.O3]=&quot;&quot;;&quot;&quot;;MMULT([.$B25:.$E25];[.O$20:.O$23]))">
            <text:p/>
          </table:table-cell>
          <table:table-cell table:style-name="ce8" table:formula="of:=IF([.P3]=&quot;&quot;;&quot;&quot;;MMULT([.$B25:.$E25];[.P$20:.P$23]))" office:value-type="float" office:value="5.17026128097124" calcext:value-type="float">
            <text:p>5.2</text:p>
          </table:table-cell>
          <table:table-cell table:style-name="ce8" table:formula="of:=IF([.Q3]=&quot;&quot;;&quot;&quot;;MMULT([.$B25:.$E25];[.Q$20:.Q$23]))">
            <text:p/>
          </table:table-cell>
          <table:table-cell table:style-name="ce8" table:formula="of:=IF([.R3]=&quot;&quot;;&quot;&quot;;MMULT([.$B25:.$E25];[.R$20:.R$23]))">
            <text:p/>
          </table:table-cell>
          <table:table-cell table:style-name="ce8" table:formula="of:=IF([.S3]=&quot;&quot;;&quot;&quot;;MMULT([.$B25:.$E25];[.S$20:.S$23]))">
            <text:p/>
          </table:table-cell>
          <table:table-cell table:style-name="ce8" table:formula="of:=IF([.T3]=&quot;&quot;;&quot;&quot;;MMULT([.$B25:.$E25];[.T$20:.T$23]))" office:value-type="float" office:value="4.26793379096547" calcext:value-type="float">
            <text:p>4.3</text:p>
          </table:table-cell>
          <table:table-cell table:style-name="ce8" table:formula="of:=IF([.U3]=&quot;&quot;;&quot;&quot;;MMULT([.$B25:.$E25];[.U$20:.U$23]))">
            <text:p/>
          </table:table-cell>
          <table:table-cell table:style-name="ce8" table:formula="of:=IF([.V3]=&quot;&quot;;&quot;&quot;;MMULT([.$B25:.$E25];[.V$20:.V$23]))" office:value-type="float" office:value="5.16594084183614" calcext:value-type="float">
            <text:p>5.2</text:p>
          </table:table-cell>
          <table:table-cell table:style-name="ce8" table:formula="of:=IF([.W3]=&quot;&quot;;&quot;&quot;;MMULT([.$B25:.$E25];[.W$20:.W$23]))" office:value-type="float" office:value="3.73462604850916" calcext:value-type="float">
            <text:p>3.7</text:p>
          </table:table-cell>
          <table:table-cell table:style-name="ce8" table:formula="of:=IF([.X3]=&quot;&quot;;&quot;&quot;;MMULT([.$B25:.$E25];[.X$20:.X$23]))" office:value-type="float" office:value="4.43696997619612" calcext:value-type="float">
            <text:p>4.4</text:p>
          </table:table-cell>
          <table:table-cell table:style-name="ce8" table:formula="of:=IF([.Y3]=&quot;&quot;;&quot;&quot;;MMULT([.$B25:.$E25];[.Y$20:.Y$23]))">
            <text:p/>
          </table:table-cell>
          <table:table-cell table:style-name="ce8" table:formula="of:=IF([.Z3]=&quot;&quot;;&quot;&quot;;MMULT([.$B25:.$E25];[.Z$20:.Z$23]))">
            <text:p/>
          </table:table-cell>
          <table:table-cell table:number-columns-repeated="998"/>
        </table:table-row>
        <table:table-row table:style-name="ro2">
          <table:table-cell/>
          <table:table-cell table:style-name="ce2" office:value-type="float" office:value="1.25736690610059" calcext:value-type="float">
            <text:p>1.25736690610059</text:p>
          </table:table-cell>
          <table:table-cell table:style-name="ce2" office:value-type="float" office:value="0.169631846204665" calcext:value-type="float">
            <text:p>0.169631846204665</text:p>
          </table:table-cell>
          <table:table-cell table:style-name="ce2" office:value-type="float" office:value="1.99766225770263" calcext:value-type="float">
            <text:p>1.99766225770263</text:p>
          </table:table-cell>
          <table:table-cell table:style-name="ce2" office:value-type="float" office:value="0.991334900728092" calcext:value-type="float">
            <text:p>0.991334900728092</text:p>
          </table:table-cell>
          <table:table-cell office:value-type="float" office:value="200" calcext:value-type="float">
            <text:p>200</text:p>
          </table:table-cell>
          <table:table-cell table:style-name="ce8" table:formula="of:=IF([.G4]=&quot;&quot;;&quot;&quot;;MMULT([.$B26:.$E26];[.G$20:.G$23]))" office:value-type="float" office:value="1.71847614488507" calcext:value-type="float">
            <text:p>1.7</text:p>
          </table:table-cell>
          <table:table-cell table:style-name="ce8" table:formula="of:=IF([.H4]=&quot;&quot;;&quot;&quot;;MMULT([.$B26:.$E26];[.H$20:.H$23]))">
            <text:p/>
          </table:table-cell>
          <table:table-cell table:style-name="ce8" table:formula="of:=IF([.I4]=&quot;&quot;;&quot;&quot;;MMULT([.$B26:.$E26];[.I$20:.I$23]))" office:value-type="float" office:value="3.2716442399754" calcext:value-type="float">
            <text:p>3.3</text:p>
          </table:table-cell>
          <table:table-cell table:style-name="ce8" table:formula="of:=IF([.J4]=&quot;&quot;;&quot;&quot;;MMULT([.$B26:.$E26];[.J$20:.J$23]))">
            <text:p/>
          </table:table-cell>
          <table:table-cell table:style-name="ce8" table:formula="of:=IF([.K4]=&quot;&quot;;&quot;&quot;;MMULT([.$B26:.$E26];[.K$20:.K$23]))" office:value-type="float" office:value="4.49016513098224" calcext:value-type="float">
            <text:p>4.5</text:p>
          </table:table-cell>
          <table:table-cell table:style-name="ce8" table:formula="of:=IF([.L4]=&quot;&quot;;&quot;&quot;;MMULT([.$B26:.$E26];[.L$20:.L$23]))">
            <text:p/>
          </table:table-cell>
          <table:table-cell table:style-name="ce8" table:formula="of:=IF([.M4]=&quot;&quot;;&quot;&quot;;MMULT([.$B26:.$E26];[.M$20:.M$23]))">
            <text:p/>
          </table:table-cell>
          <table:table-cell table:style-name="ce8" table:formula="of:=IF([.N4]=&quot;&quot;;&quot;&quot;;MMULT([.$B26:.$E26];[.N$20:.N$23]))">
            <text:p/>
          </table:table-cell>
          <table:table-cell table:style-name="ce8" table:formula="of:=IF([.O4]=&quot;&quot;;&quot;&quot;;MMULT([.$B26:.$E26];[.O$20:.O$23]))">
            <text:p/>
          </table:table-cell>
          <table:table-cell table:style-name="ce8" table:formula="of:=IF([.P4]=&quot;&quot;;&quot;&quot;;MMULT([.$B26:.$E26];[.P$20:.P$23]))" office:value-type="float" office:value="3.89725204019003" calcext:value-type="float">
            <text:p>3.9</text:p>
          </table:table-cell>
          <table:table-cell table:style-name="ce8" table:formula="of:=IF([.Q4]=&quot;&quot;;&quot;&quot;;MMULT([.$B26:.$E26];[.Q$20:.Q$23]))" office:value-type="float" office:value="3.4796471111239" calcext:value-type="float">
            <text:p>3.5</text:p>
          </table:table-cell>
          <table:table-cell table:style-name="ce8" table:formula="of:=IF([.R4]=&quot;&quot;;&quot;&quot;;MMULT([.$B26:.$E26];[.R$20:.R$23]))">
            <text:p/>
          </table:table-cell>
          <table:table-cell table:style-name="ce8" table:formula="of:=IF([.S4]=&quot;&quot;;&quot;&quot;;MMULT([.$B26:.$E26];[.S$20:.S$23]))" office:value-type="float" office:value="4.16091088996635" calcext:value-type="float">
            <text:p>4.2</text:p>
          </table:table-cell>
          <table:table-cell table:style-name="ce8" table:formula="of:=IF([.T4]=&quot;&quot;;&quot;&quot;;MMULT([.$B26:.$E26];[.T$20:.T$23]))">
            <text:p/>
          </table:table-cell>
          <table:table-cell table:style-name="ce8" table:formula="of:=IF([.U4]=&quot;&quot;;&quot;&quot;;MMULT([.$B26:.$E26];[.U$20:.U$23]))">
            <text:p/>
          </table:table-cell>
          <table:table-cell table:style-name="ce8" table:formula="of:=IF([.V4]=&quot;&quot;;&quot;&quot;;MMULT([.$B26:.$E26];[.V$20:.V$23]))">
            <text:p/>
          </table:table-cell>
          <table:table-cell table:style-name="ce8" table:formula="of:=IF([.W4]=&quot;&quot;;&quot;&quot;;MMULT([.$B26:.$E26];[.W$20:.W$23]))">
            <text:p/>
          </table:table-cell>
          <table:table-cell table:style-name="ce8" table:formula="of:=IF([.X4]=&quot;&quot;;&quot;&quot;;MMULT([.$B26:.$E26];[.X$20:.X$23]))">
            <text:p/>
          </table:table-cell>
          <table:table-cell table:style-name="ce8" table:formula="of:=IF([.Y4]=&quot;&quot;;&quot;&quot;;MMULT([.$B26:.$E26];[.Y$20:.Y$23]))">
            <text:p/>
          </table:table-cell>
          <table:table-cell table:style-name="ce8" table:formula="of:=IF([.Z4]=&quot;&quot;;&quot;&quot;;MMULT([.$B26:.$E26];[.Z$20:.Z$23]))">
            <text:p/>
          </table:table-cell>
          <table:table-cell table:number-columns-repeated="998"/>
        </table:table-row>
        <table:table-row table:style-name="ro2">
          <table:table-cell/>
          <table:table-cell table:style-name="ce2" office:value-type="float" office:value="0.0531637172875822" calcext:value-type="float">
            <text:p>0.053163717287582</text:p>
          </table:table-cell>
          <table:table-cell table:style-name="ce2" office:value-type="float" office:value="1.17602107191105" calcext:value-type="float">
            <text:p>1.17602107191105</text:p>
          </table:table-cell>
          <table:table-cell table:style-name="ce2" office:value-type="float" office:value="-2.27718944293918" calcext:value-type="float">
            <text:p>-2.27718944293918</text:p>
          </table:table-cell>
          <table:table-cell table:style-name="ce2" office:value-type="float" office:value="4.26309005820932" calcext:value-type="float">
            <text:p>4.26309005820932</text:p>
          </table:table-cell>
          <table:table-cell office:value-type="float" office:value="236" calcext:value-type="float">
            <text:p>236</text:p>
          </table:table-cell>
          <table:table-cell table:style-name="ce8" table:formula="of:=IF([.G5]=&quot;&quot;;&quot;&quot;;MMULT([.$B27:.$E27];[.G$20:.G$23]))">
            <text:p/>
          </table:table-cell>
          <table:table-cell table:style-name="ce8" table:formula="of:=IF([.H5]=&quot;&quot;;&quot;&quot;;MMULT([.$B27:.$E27];[.H$20:.H$23]))" office:value-type="float" office:value="4.8492587054367" calcext:value-type="float">
            <text:p>4.8</text:p>
          </table:table-cell>
          <table:table-cell table:style-name="ce8" table:formula="of:=IF([.I5]=&quot;&quot;;&quot;&quot;;MMULT([.$B27:.$E27];[.I$20:.I$23]))">
            <text:p/>
          </table:table-cell>
          <table:table-cell table:style-name="ce8" table:formula="of:=IF([.J5]=&quot;&quot;;&quot;&quot;;MMULT([.$B27:.$E27];[.J$20:.J$23]))">
            <text:p/>
          </table:table-cell>
          <table:table-cell table:style-name="ce8" table:formula="of:=IF([.K5]=&quot;&quot;;&quot;&quot;;MMULT([.$B27:.$E27];[.K$20:.K$23]))">
            <text:p/>
          </table:table-cell>
          <table:table-cell table:style-name="ce8" table:formula="of:=IF([.L5]=&quot;&quot;;&quot;&quot;;MMULT([.$B27:.$E27];[.L$20:.L$23]))">
            <text:p/>
          </table:table-cell>
          <table:table-cell table:style-name="ce8" table:formula="of:=IF([.M5]=&quot;&quot;;&quot;&quot;;MMULT([.$B27:.$E27];[.M$20:.M$23]))" office:value-type="float" office:value="5.20882841089427" calcext:value-type="float">
            <text:p>5.2</text:p>
          </table:table-cell>
          <table:table-cell table:style-name="ce8" table:formula="of:=IF([.N5]=&quot;&quot;;&quot;&quot;;MMULT([.$B27:.$E27];[.N$20:.N$23]))">
            <text:p/>
          </table:table-cell>
          <table:table-cell table:style-name="ce8" table:formula="of:=IF([.O5]=&quot;&quot;;&quot;&quot;;MMULT([.$B27:.$E27];[.O$20:.O$23]))" office:value-type="float" office:value="2.86350863505467" calcext:value-type="float">
            <text:p>2.9</text:p>
          </table:table-cell>
          <table:table-cell table:style-name="ce8" table:formula="of:=IF([.P5]=&quot;&quot;;&quot;&quot;;MMULT([.$B27:.$E27];[.P$20:.P$23]))">
            <text:p/>
          </table:table-cell>
          <table:table-cell table:style-name="ce8" table:formula="of:=IF([.Q5]=&quot;&quot;;&quot;&quot;;MMULT([.$B27:.$E27];[.Q$20:.Q$23]))">
            <text:p/>
          </table:table-cell>
          <table:table-cell table:style-name="ce8" table:formula="of:=IF([.R5]=&quot;&quot;;&quot;&quot;;MMULT([.$B27:.$E27];[.R$20:.R$23]))">
            <text:p/>
          </table:table-cell>
          <table:table-cell table:style-name="ce8" table:formula="of:=IF([.S5]=&quot;&quot;;&quot;&quot;;MMULT([.$B27:.$E27];[.S$20:.S$23]))">
            <text:p/>
          </table:table-cell>
          <table:table-cell table:style-name="ce8" table:formula="of:=IF([.T5]=&quot;&quot;;&quot;&quot;;MMULT([.$B27:.$E27];[.T$20:.T$23]))">
            <text:p/>
          </table:table-cell>
          <table:table-cell table:style-name="ce8" table:formula="of:=IF([.U5]=&quot;&quot;;&quot;&quot;;MMULT([.$B27:.$E27];[.U$20:.U$23]))">
            <text:p/>
          </table:table-cell>
          <table:table-cell table:style-name="ce8" table:formula="of:=IF([.V5]=&quot;&quot;;&quot;&quot;;MMULT([.$B27:.$E27];[.V$20:.V$23]))">
            <text:p/>
          </table:table-cell>
          <table:table-cell table:style-name="ce8" table:formula="of:=IF([.W5]=&quot;&quot;;&quot;&quot;;MMULT([.$B27:.$E27];[.W$20:.W$23]))">
            <text:p/>
          </table:table-cell>
          <table:table-cell table:style-name="ce8" table:formula="of:=IF([.X5]=&quot;&quot;;&quot;&quot;;MMULT([.$B27:.$E27];[.X$20:.X$23]))" office:value-type="float" office:value="4.44637878700209" calcext:value-type="float">
            <text:p>4.4</text:p>
          </table:table-cell>
          <table:table-cell table:style-name="ce8" table:formula="of:=IF([.Y5]=&quot;&quot;;&quot;&quot;;MMULT([.$B27:.$E27];[.Y$20:.Y$23]))">
            <text:p/>
          </table:table-cell>
          <table:table-cell table:style-name="ce8" table:formula="of:=IF([.Z5]=&quot;&quot;;&quot;&quot;;MMULT([.$B27:.$E27];[.Z$20:.Z$23]))">
            <text:p/>
          </table:table-cell>
          <table:table-cell table:number-columns-repeated="998"/>
        </table:table-row>
        <table:table-row table:style-name="ro2">
          <table:table-cell/>
          <table:table-cell table:style-name="ce2" office:value-type="float" office:value="0.170909892189328" calcext:value-type="float">
            <text:p>0.170909892189328</text:p>
          </table:table-cell>
          <table:table-cell table:style-name="ce2" office:value-type="float" office:value="3.00833375196615" calcext:value-type="float">
            <text:p>3.00833375196615</text:p>
          </table:table-cell>
          <table:table-cell table:style-name="ce2" office:value-type="float" office:value="1.22784020199235" calcext:value-type="float">
            <text:p>1.22784020199235</text:p>
          </table:table-cell>
          <table:table-cell table:style-name="ce2" office:value-type="float" office:value="0.733428380952518" calcext:value-type="float">
            <text:p>0.733428380952518</text:p>
          </table:table-cell>
          <table:table-cell office:value-type="float" office:value="240" calcext:value-type="float">
            <text:p>240</text:p>
          </table:table-cell>
          <table:table-cell table:style-name="ce8" table:formula="of:=IF([.G6]=&quot;&quot;;&quot;&quot;;MMULT([.$B28:.$E28];[.G$20:.G$23]))">
            <text:p/>
          </table:table-cell>
          <table:table-cell table:style-name="ce8" table:formula="of:=IF([.H6]=&quot;&quot;;&quot;&quot;;MMULT([.$B28:.$E28];[.H$20:.H$23]))">
            <text:p/>
          </table:table-cell>
          <table:table-cell table:style-name="ce8" table:formula="of:=IF([.I6]=&quot;&quot;;&quot;&quot;;MMULT([.$B28:.$E28];[.I$20:.I$23]))">
            <text:p/>
          </table:table-cell>
          <table:table-cell table:style-name="ce8" table:formula="of:=IF([.J6]=&quot;&quot;;&quot;&quot;;MMULT([.$B28:.$E28];[.J$20:.J$23]))">
            <text:p/>
          </table:table-cell>
          <table:table-cell table:style-name="ce8" table:formula="of:=IF([.K6]=&quot;&quot;;&quot;&quot;;MMULT([.$B28:.$E28];[.K$20:.K$23]))" office:value-type="float" office:value="3.55765449669863" calcext:value-type="float">
            <text:p>3.6</text:p>
          </table:table-cell>
          <table:table-cell table:style-name="ce8" table:formula="of:=IF([.L6]=&quot;&quot;;&quot;&quot;;MMULT([.$B28:.$E28];[.L$20:.L$23]))">
            <text:p/>
          </table:table-cell>
          <table:table-cell table:style-name="ce8" table:formula="of:=IF([.M6]=&quot;&quot;;&quot;&quot;;MMULT([.$B28:.$E28];[.M$20:.M$23]))">
            <text:p/>
          </table:table-cell>
          <table:table-cell table:style-name="ce8" table:formula="of:=IF([.N6]=&quot;&quot;;&quot;&quot;;MMULT([.$B28:.$E28];[.N$20:.N$23]))">
            <text:p/>
          </table:table-cell>
          <table:table-cell table:style-name="ce8" table:formula="of:=IF([.O6]=&quot;&quot;;&quot;&quot;;MMULT([.$B28:.$E28];[.O$20:.O$23]))" office:value-type="float" office:value="4.36122917797076" calcext:value-type="float">
            <text:p>4.4</text:p>
          </table:table-cell>
          <table:table-cell table:style-name="ce8" table:formula="of:=IF([.P6]=&quot;&quot;;&quot;&quot;;MMULT([.$B28:.$E28];[.P$20:.P$23]))">
            <text:p/>
          </table:table-cell>
          <table:table-cell table:style-name="ce8" table:formula="of:=IF([.Q6]=&quot;&quot;;&quot;&quot;;MMULT([.$B28:.$E28];[.Q$20:.Q$23]))">
            <text:p/>
          </table:table-cell>
          <table:table-cell table:style-name="ce8" table:formula="of:=IF([.R6]=&quot;&quot;;&quot;&quot;;MMULT([.$B28:.$E28];[.R$20:.R$23]))" office:value-type="float" office:value="3.23987623806404" calcext:value-type="float">
            <text:p>3.2</text:p>
          </table:table-cell>
          <table:table-cell table:style-name="ce8" table:formula="of:=IF([.S6]=&quot;&quot;;&quot;&quot;;MMULT([.$B28:.$E28];[.S$20:.S$23]))" office:value-type="float" office:value="4.03439088796507" calcext:value-type="float">
            <text:p>4.0</text:p>
          </table:table-cell>
          <table:table-cell table:style-name="ce8" table:formula="of:=IF([.T6]=&quot;&quot;;&quot;&quot;;MMULT([.$B28:.$E28];[.T$20:.T$23]))">
            <text:p/>
          </table:table-cell>
          <table:table-cell table:style-name="ce8" table:formula="of:=IF([.U6]=&quot;&quot;;&quot;&quot;;MMULT([.$B28:.$E28];[.U$20:.U$23]))">
            <text:p/>
          </table:table-cell>
          <table:table-cell table:style-name="ce8" table:formula="of:=IF([.V6]=&quot;&quot;;&quot;&quot;;MMULT([.$B28:.$E28];[.V$20:.V$23]))">
            <text:p/>
          </table:table-cell>
          <table:table-cell table:style-name="ce8" table:formula="of:=IF([.W6]=&quot;&quot;;&quot;&quot;;MMULT([.$B28:.$E28];[.W$20:.W$23]))">
            <text:p/>
          </table:table-cell>
          <table:table-cell table:style-name="ce8" table:formula="of:=IF([.X6]=&quot;&quot;;&quot;&quot;;MMULT([.$B28:.$E28];[.X$20:.X$23]))" office:value-type="float" office:value="5.00382543949103" calcext:value-type="float">
            <text:p>5.0</text:p>
          </table:table-cell>
          <table:table-cell table:style-name="ce8" table:formula="of:=IF([.Y6]=&quot;&quot;;&quot;&quot;;MMULT([.$B28:.$E28];[.Y$20:.Y$23]))">
            <text:p/>
          </table:table-cell>
          <table:table-cell table:style-name="ce8" table:formula="of:=IF([.Z6]=&quot;&quot;;&quot;&quot;;MMULT([.$B28:.$E28];[.Z$20:.Z$23]))" office:value-type="float" office:value="4.77676159692256" calcext:value-type="float">
            <text:p>4.8</text:p>
          </table:table-cell>
          <table:table-cell table:number-columns-repeated="998"/>
        </table:table-row>
        <table:table-row table:style-name="ro2">
          <table:table-cell/>
          <table:table-cell table:style-name="ce2" office:value-type="float" office:value="0.637525149131217" calcext:value-type="float">
            <text:p>0.637525149131217</text:p>
          </table:table-cell>
          <table:table-cell table:style-name="ce2" office:value-type="float" office:value="4.01598837536571" calcext:value-type="float">
            <text:p>4.01598837536571</text:p>
          </table:table-cell>
          <table:table-cell table:style-name="ce2" office:value-type="float" office:value="1.08045199231221" calcext:value-type="float">
            <text:p>1.08045199231221</text:p>
          </table:table-cell>
          <table:table-cell table:style-name="ce2" office:value-type="float" office:value="0.085384239117355" calcext:value-type="float">
            <text:p>0.085384239117355</text:p>
          </table:table-cell>
          <table:table-cell office:value-type="float" office:value="270" calcext:value-type="float">
            <text:p>270</text:p>
          </table:table-cell>
          <table:table-cell table:style-name="ce8" table:formula="of:=IF([.G7]=&quot;&quot;;&quot;&quot;;MMULT([.$B29:.$E29];[.G$20:.G$23]))">
            <text:p/>
          </table:table-cell>
          <table:table-cell table:style-name="ce8" table:formula="of:=IF([.H7]=&quot;&quot;;&quot;&quot;;MMULT([.$B29:.$E29];[.H$20:.H$23]))" office:value-type="float" office:value="3.86831550327753" calcext:value-type="float">
            <text:p>3.9</text:p>
          </table:table-cell>
          <table:table-cell table:style-name="ce8" table:formula="of:=IF([.I7]=&quot;&quot;;&quot;&quot;;MMULT([.$B29:.$E29];[.I$20:.I$23]))">
            <text:p/>
          </table:table-cell>
          <table:table-cell table:style-name="ce8" table:formula="of:=IF([.J7]=&quot;&quot;;&quot;&quot;;MMULT([.$B29:.$E29];[.J$20:.J$23]))">
            <text:p/>
          </table:table-cell>
          <table:table-cell table:style-name="ce8" table:formula="of:=IF([.K7]=&quot;&quot;;&quot;&quot;;MMULT([.$B29:.$E29];[.K$20:.K$23]))" office:value-type="float" office:value="4.19403884183683" calcext:value-type="float">
            <text:p>4.2</text:p>
          </table:table-cell>
          <table:table-cell table:style-name="ce8" table:formula="of:=IF([.L7]=&quot;&quot;;&quot;&quot;;MMULT([.$B29:.$E29];[.L$20:.L$23]))">
            <text:p/>
          </table:table-cell>
          <table:table-cell table:style-name="ce8" table:formula="of:=IF([.M7]=&quot;&quot;;&quot;&quot;;MMULT([.$B29:.$E29];[.M$20:.M$23]))">
            <text:p/>
          </table:table-cell>
          <table:table-cell table:style-name="ce8" table:formula="of:=IF([.N7]=&quot;&quot;;&quot;&quot;;MMULT([.$B29:.$E29];[.N$20:.N$23]))">
            <text:p/>
          </table:table-cell>
          <table:table-cell table:style-name="ce8" table:formula="of:=IF([.O7]=&quot;&quot;;&quot;&quot;;MMULT([.$B29:.$E29];[.O$20:.O$23]))">
            <text:p/>
          </table:table-cell>
          <table:table-cell table:style-name="ce8" table:formula="of:=IF([.P7]=&quot;&quot;;&quot;&quot;;MMULT([.$B29:.$E29];[.P$20:.P$23]))">
            <text:p/>
          </table:table-cell>
          <table:table-cell table:style-name="ce8" table:formula="of:=IF([.Q7]=&quot;&quot;;&quot;&quot;;MMULT([.$B29:.$E29];[.Q$20:.Q$23]))" office:value-type="float" office:value="5.25220976337994" calcext:value-type="float">
            <text:p>5.3</text:p>
          </table:table-cell>
          <table:table-cell table:style-name="ce8" table:formula="of:=IF([.R7]=&quot;&quot;;&quot;&quot;;MMULT([.$B29:.$E29];[.R$20:.R$23]))" office:value-type="float" office:value="4.77015864292057" calcext:value-type="float">
            <text:p>4.8</text:p>
          </table:table-cell>
          <table:table-cell table:style-name="ce8" table:formula="of:=IF([.S7]=&quot;&quot;;&quot;&quot;;MMULT([.$B29:.$E29];[.S$20:.S$23]))" office:value-type="float" office:value="3.26520056916859" calcext:value-type="float">
            <text:p>3.3</text:p>
          </table:table-cell>
          <table:table-cell table:style-name="ce8" table:formula="of:=IF([.T7]=&quot;&quot;;&quot;&quot;;MMULT([.$B29:.$E29];[.T$20:.T$23]))">
            <text:p/>
          </table:table-cell>
          <table:table-cell table:style-name="ce8" table:formula="of:=IF([.U7]=&quot;&quot;;&quot;&quot;;MMULT([.$B29:.$E29];[.U$20:.U$23]))">
            <text:p/>
          </table:table-cell>
          <table:table-cell table:style-name="ce8" table:formula="of:=IF([.V7]=&quot;&quot;;&quot;&quot;;MMULT([.$B29:.$E29];[.V$20:.V$23]))">
            <text:p/>
          </table:table-cell>
          <table:table-cell table:style-name="ce8" table:formula="of:=IF([.W7]=&quot;&quot;;&quot;&quot;;MMULT([.$B29:.$E29];[.W$20:.W$23]))">
            <text:p/>
          </table:table-cell>
          <table:table-cell table:style-name="ce8" table:formula="of:=IF([.X7]=&quot;&quot;;&quot;&quot;;MMULT([.$B29:.$E29];[.X$20:.X$23]))">
            <text:p/>
          </table:table-cell>
          <table:table-cell table:style-name="ce8" table:formula="of:=IF([.Y7]=&quot;&quot;;&quot;&quot;;MMULT([.$B29:.$E29];[.Y$20:.Y$23]))">
            <text:p/>
          </table:table-cell>
          <table:table-cell table:style-name="ce8" table:formula="of:=IF([.Z7]=&quot;&quot;;&quot;&quot;;MMULT([.$B29:.$E29];[.Z$20:.Z$23]))">
            <text:p/>
          </table:table-cell>
          <table:table-cell table:number-columns-repeated="998"/>
        </table:table-row>
        <table:table-row table:style-name="ro2">
          <table:table-cell/>
          <table:table-cell table:style-name="ce2" office:value-type="float" office:value="1.76933321485948" calcext:value-type="float">
            <text:p>1.76933321485948</text:p>
          </table:table-cell>
          <table:table-cell table:style-name="ce2" office:value-type="float" office:value="1.01977815001016" calcext:value-type="float">
            <text:p>1.01977815001016</text:p>
          </table:table-cell>
          <table:table-cell table:style-name="ce2" office:value-type="float" office:value="2.02383836125578" calcext:value-type="float">
            <text:p>2.02383836125578</text:p>
          </table:table-cell>
          <table:table-cell table:style-name="ce2" office:value-type="float" office:value="0.890704585478421" calcext:value-type="float">
            <text:p>0.890704585478421</text:p>
          </table:table-cell>
          <table:table-cell office:value-type="float" office:value="287" calcext:value-type="float">
            <text:p>287</text:p>
          </table:table-cell>
          <table:table-cell table:style-name="ce8" table:formula="of:=IF([.G8]=&quot;&quot;;&quot;&quot;;MMULT([.$B30:.$E30];[.G$20:.G$23]))">
            <text:p/>
          </table:table-cell>
          <table:table-cell table:style-name="ce8" table:formula="of:=IF([.H8]=&quot;&quot;;&quot;&quot;;MMULT([.$B30:.$E30];[.H$20:.H$23]))">
            <text:p/>
          </table:table-cell>
          <table:table-cell table:style-name="ce8" table:formula="of:=IF([.I8]=&quot;&quot;;&quot;&quot;;MMULT([.$B30:.$E30];[.I$20:.I$23]))" office:value-type="float" office:value="3.8354246449691" calcext:value-type="float">
            <text:p>3.8</text:p>
          </table:table-cell>
          <table:table-cell table:style-name="ce8" table:formula="of:=IF([.J8]=&quot;&quot;;&quot;&quot;;MMULT([.$B30:.$E30];[.J$20:.J$23]))">
            <text:p/>
          </table:table-cell>
          <table:table-cell table:style-name="ce8" table:formula="of:=IF([.K8]=&quot;&quot;;&quot;&quot;;MMULT([.$B30:.$E30];[.K$20:.K$23]))">
            <text:p/>
          </table:table-cell>
          <table:table-cell table:style-name="ce8" table:formula="of:=IF([.L8]=&quot;&quot;;&quot;&quot;;MMULT([.$B30:.$E30];[.L$20:.L$23]))">
            <text:p/>
          </table:table-cell>
          <table:table-cell table:style-name="ce8" table:formula="of:=IF([.M8]=&quot;&quot;;&quot;&quot;;MMULT([.$B30:.$E30];[.M$20:.M$23]))">
            <text:p/>
          </table:table-cell>
          <table:table-cell table:style-name="ce8" table:formula="of:=IF([.N8]=&quot;&quot;;&quot;&quot;;MMULT([.$B30:.$E30];[.N$20:.N$23]))">
            <text:p/>
          </table:table-cell>
          <table:table-cell table:style-name="ce8" table:formula="of:=IF([.O8]=&quot;&quot;;&quot;&quot;;MMULT([.$B30:.$E30];[.O$20:.O$23]))" office:value-type="float" office:value="5.20967140246438" calcext:value-type="float">
            <text:p>5.2</text:p>
          </table:table-cell>
          <table:table-cell table:style-name="ce8" table:formula="of:=IF([.P8]=&quot;&quot;;&quot;&quot;;MMULT([.$B30:.$E30];[.P$20:.P$23]))">
            <text:p/>
          </table:table-cell>
          <table:table-cell table:style-name="ce8" table:formula="of:=IF([.Q8]=&quot;&quot;;&quot;&quot;;MMULT([.$B30:.$E30];[.Q$20:.Q$23]))" office:value-type="float" office:value="4.50143210132548" calcext:value-type="float">
            <text:p>4.5</text:p>
          </table:table-cell>
          <table:table-cell table:style-name="ce8" table:formula="of:=IF([.R8]=&quot;&quot;;&quot;&quot;;MMULT([.$B30:.$E30];[.R$20:.R$23]))">
            <text:p/>
          </table:table-cell>
          <table:table-cell table:style-name="ce8" table:formula="of:=IF([.S8]=&quot;&quot;;&quot;&quot;;MMULT([.$B30:.$E30];[.S$20:.S$23]))" office:value-type="float" office:value="4.42975825458209" calcext:value-type="float">
            <text:p>4.4</text:p>
          </table:table-cell>
          <table:table-cell table:style-name="ce8" table:formula="of:=IF([.T8]=&quot;&quot;;&quot;&quot;;MMULT([.$B30:.$E30];[.T$20:.T$23]))">
            <text:p/>
          </table:table-cell>
          <table:table-cell table:style-name="ce8" table:formula="of:=IF([.U8]=&quot;&quot;;&quot;&quot;;MMULT([.$B30:.$E30];[.U$20:.U$23]))">
            <text:p/>
          </table:table-cell>
          <table:table-cell table:style-name="ce8" table:formula="of:=IF([.V8]=&quot;&quot;;&quot;&quot;;MMULT([.$B30:.$E30];[.V$20:.V$23]))">
            <text:p/>
          </table:table-cell>
          <table:table-cell table:style-name="ce8" table:formula="of:=IF([.W8]=&quot;&quot;;&quot;&quot;;MMULT([.$B30:.$E30];[.W$20:.W$23]))" office:value-type="float" office:value="4.27440612332885" calcext:value-type="float">
            <text:p>4.3</text:p>
          </table:table-cell>
          <table:table-cell table:style-name="ce8" table:formula="of:=IF([.X8]=&quot;&quot;;&quot;&quot;;MMULT([.$B30:.$E30];[.X$20:.X$23]))">
            <text:p/>
          </table:table-cell>
          <table:table-cell table:style-name="ce8" table:formula="of:=IF([.Y8]=&quot;&quot;;&quot;&quot;;MMULT([.$B30:.$E30];[.Y$20:.Y$23]))">
            <text:p/>
          </table:table-cell>
          <table:table-cell table:style-name="ce8" table:formula="of:=IF([.Z8]=&quot;&quot;;&quot;&quot;;MMULT([.$B30:.$E30];[.Z$20:.Z$23]))" office:value-type="float" office:value="4.42058658644262" calcext:value-type="float">
            <text:p>4.4</text:p>
          </table:table-cell>
          <table:table-cell table:number-columns-repeated="998"/>
        </table:table-row>
        <table:table-row table:style-name="ro2">
          <table:table-cell/>
          <table:table-cell table:style-name="ce2" office:value-type="float" office:value="1.17433660556598" calcext:value-type="float">
            <text:p>1.17433660556598</text:p>
          </table:table-cell>
          <table:table-cell table:style-name="ce2" office:value-type="float" office:value="1.93792433060127" calcext:value-type="float">
            <text:p>1.93792433060127</text:p>
          </table:table-cell>
          <table:table-cell table:style-name="ce2" office:value-type="float" office:value="0.035100315813302" calcext:value-type="float">
            <text:p>0.035100315813302</text:p>
          </table:table-cell>
          <table:table-cell table:style-name="ce2" office:value-type="float" office:value="2.18415672099216" calcext:value-type="float">
            <text:p>2.18415672099216</text:p>
          </table:table-cell>
          <table:table-cell office:value-type="float" office:value="295" calcext:value-type="float">
            <text:p>295</text:p>
          </table:table-cell>
          <table:table-cell table:style-name="ce8" table:formula="of:=IF([.G9]=&quot;&quot;;&quot;&quot;;MMULT([.$B31:.$E31];[.G$20:.G$23]))">
            <text:p/>
          </table:table-cell>
          <table:table-cell table:style-name="ce8" table:formula="of:=IF([.H9]=&quot;&quot;;&quot;&quot;;MMULT([.$B31:.$E31];[.H$20:.H$23]))">
            <text:p/>
          </table:table-cell>
          <table:table-cell table:style-name="ce8" table:formula="of:=IF([.I9]=&quot;&quot;;&quot;&quot;;MMULT([.$B31:.$E31];[.I$20:.I$23]))">
            <text:p/>
          </table:table-cell>
          <table:table-cell table:style-name="ce8" table:formula="of:=IF([.J9]=&quot;&quot;;&quot;&quot;;MMULT([.$B31:.$E31];[.J$20:.J$23]))">
            <text:p/>
          </table:table-cell>
          <table:table-cell table:style-name="ce8" table:formula="of:=IF([.K9]=&quot;&quot;;&quot;&quot;;MMULT([.$B31:.$E31];[.K$20:.K$23]))" office:value-type="float" office:value="4.31370138401467" calcext:value-type="float">
            <text:p>4.3</text:p>
          </table:table-cell>
          <table:table-cell table:style-name="ce8" table:formula="of:=IF([.L9]=&quot;&quot;;&quot;&quot;;MMULT([.$B31:.$E31];[.L$20:.L$23]))">
            <text:p/>
          </table:table-cell>
          <table:table-cell table:style-name="ce8" table:formula="of:=IF([.M9]=&quot;&quot;;&quot;&quot;;MMULT([.$B31:.$E31];[.M$20:.M$23]))" office:value-type="float" office:value="4.90219230836346" calcext:value-type="float">
            <text:p>4.9</text:p>
          </table:table-cell>
          <table:table-cell table:style-name="ce8" table:formula="of:=IF([.N9]=&quot;&quot;;&quot;&quot;;MMULT([.$B31:.$E31];[.N$20:.N$23]))">
            <text:p/>
          </table:table-cell>
          <table:table-cell table:style-name="ce8" table:formula="of:=IF([.O9]=&quot;&quot;;&quot;&quot;;MMULT([.$B31:.$E31];[.O$20:.O$23]))" office:value-type="float" office:value="4.06356114695238" calcext:value-type="float">
            <text:p>4.1</text:p>
          </table:table-cell>
          <table:table-cell table:style-name="ce8" table:formula="of:=IF([.P9]=&quot;&quot;;&quot;&quot;;MMULT([.$B31:.$E31];[.P$20:.P$23]))" office:value-type="float" office:value="3.22183759089015" calcext:value-type="float">
            <text:p>3.2</text:p>
          </table:table-cell>
          <table:table-cell table:style-name="ce8" table:formula="of:=IF([.Q9]=&quot;&quot;;&quot;&quot;;MMULT([.$B31:.$E31];[.Q$20:.Q$23]))">
            <text:p/>
          </table:table-cell>
          <table:table-cell table:style-name="ce8" table:formula="of:=IF([.R9]=&quot;&quot;;&quot;&quot;;MMULT([.$B31:.$E31];[.R$20:.R$23]))" office:value-type="float" office:value="3.72122675528715" calcext:value-type="float">
            <text:p>3.7</text:p>
          </table:table-cell>
          <table:table-cell table:style-name="ce8" table:formula="of:=IF([.S9]=&quot;&quot;;&quot;&quot;;MMULT([.$B31:.$E31];[.S$20:.S$23]))" office:value-type="float" office:value="4.54085318404492" calcext:value-type="float">
            <text:p>4.5</text:p>
          </table:table-cell>
          <table:table-cell table:style-name="ce8" table:formula="of:=IF([.T9]=&quot;&quot;;&quot;&quot;;MMULT([.$B31:.$E31];[.T$20:.T$23]))" office:value-type="float" office:value="2.80932735190215" calcext:value-type="float">
            <text:p>2.8</text:p>
          </table:table-cell>
          <table:table-cell table:style-name="ce8" table:formula="of:=IF([.U9]=&quot;&quot;;&quot;&quot;;MMULT([.$B31:.$E31];[.U$20:.U$23]))" office:value-type="float" office:value="4.93231402872612" calcext:value-type="float">
            <text:p>4.9</text:p>
          </table:table-cell>
          <table:table-cell table:style-name="ce8" table:formula="of:=IF([.V9]=&quot;&quot;;&quot;&quot;;MMULT([.$B31:.$E31];[.V$20:.V$23]))">
            <text:p/>
          </table:table-cell>
          <table:table-cell table:style-name="ce8" table:formula="of:=IF([.W9]=&quot;&quot;;&quot;&quot;;MMULT([.$B31:.$E31];[.W$20:.W$23]))">
            <text:p/>
          </table:table-cell>
          <table:table-cell table:style-name="ce8" table:formula="of:=IF([.X9]=&quot;&quot;;&quot;&quot;;MMULT([.$B31:.$E31];[.X$20:.X$23]))">
            <text:p/>
          </table:table-cell>
          <table:table-cell table:style-name="ce8" table:formula="of:=IF([.Y9]=&quot;&quot;;&quot;&quot;;MMULT([.$B31:.$E31];[.Y$20:.Y$23]))" office:value-type="float" office:value="2.79377858781166" calcext:value-type="float">
            <text:p>2.8</text:p>
          </table:table-cell>
          <table:table-cell table:style-name="ce8" table:formula="of:=IF([.Z9]=&quot;&quot;;&quot;&quot;;MMULT([.$B31:.$E31];[.Z$20:.Z$23]))" office:value-type="float" office:value="4.26653139644347" calcext:value-type="float">
            <text:p>4.3</text:p>
          </table:table-cell>
          <table:table-cell table:number-columns-repeated="998"/>
        </table:table-row>
        <table:table-row table:style-name="ro2">
          <table:table-cell/>
          <table:table-cell table:style-name="ce2" office:value-type="float" office:value="1.285412717496" calcext:value-type="float">
            <text:p>1.285412717496</text:p>
          </table:table-cell>
          <table:table-cell table:style-name="ce2" office:value-type="float" office:value="1.16158237696343" calcext:value-type="float">
            <text:p>1.16158237696343</text:p>
          </table:table-cell>
          <table:table-cell table:style-name="ce2" office:value-type="float" office:value="0.367974092233978" calcext:value-type="float">
            <text:p>0.367974092233978</text:p>
          </table:table-cell>
          <table:table-cell table:style-name="ce2" office:value-type="float" office:value="1.21362376072499" calcext:value-type="float">
            <text:p>1.21362376072499</text:p>
          </table:table-cell>
          <table:table-cell office:value-type="float" office:value="303" calcext:value-type="float">
            <text:p>303</text:p>
          </table:table-cell>
          <table:table-cell table:style-name="ce8" table:formula="of:=IF([.G10]=&quot;&quot;;&quot;&quot;;MMULT([.$B32:.$E32];[.G$20:.G$23]))" office:value-type="float" office:value="2.25940966245546" calcext:value-type="float">
            <text:p>2.3</text:p>
          </table:table-cell>
          <table:table-cell table:style-name="ce8" table:formula="of:=IF([.H10]=&quot;&quot;;&quot;&quot;;MMULT([.$B32:.$E32];[.H$20:.H$23]))">
            <text:p/>
          </table:table-cell>
          <table:table-cell table:style-name="ce8" table:formula="of:=IF([.I10]=&quot;&quot;;&quot;&quot;;MMULT([.$B32:.$E32];[.I$20:.I$23]))">
            <text:p/>
          </table:table-cell>
          <table:table-cell table:style-name="ce8" table:formula="of:=IF([.J10]=&quot;&quot;;&quot;&quot;;MMULT([.$B32:.$E32];[.J$20:.J$23]))">
            <text:p/>
          </table:table-cell>
          <table:table-cell table:style-name="ce8" table:formula="of:=IF([.K10]=&quot;&quot;;&quot;&quot;;MMULT([.$B32:.$E32];[.K$20:.K$23]))" office:value-type="float" office:value="3.68967514126759" calcext:value-type="float">
            <text:p>3.7</text:p>
          </table:table-cell>
          <table:table-cell table:style-name="ce8" table:formula="of:=IF([.L10]=&quot;&quot;;&quot;&quot;;MMULT([.$B32:.$E32];[.L$20:.L$23]))" office:value-type="float" office:value="3.54995161671447" calcext:value-type="float">
            <text:p>3.5</text:p>
          </table:table-cell>
          <table:table-cell table:style-name="ce8" table:formula="of:=IF([.M10]=&quot;&quot;;&quot;&quot;;MMULT([.$B32:.$E32];[.M$20:.M$23]))">
            <text:p/>
          </table:table-cell>
          <table:table-cell table:style-name="ce8" table:formula="of:=IF([.N10]=&quot;&quot;;&quot;&quot;;MMULT([.$B32:.$E32];[.N$20:.N$23]))">
            <text:p/>
          </table:table-cell>
          <table:table-cell table:style-name="ce8" table:formula="of:=IF([.O10]=&quot;&quot;;&quot;&quot;;MMULT([.$B32:.$E32];[.O$20:.O$23]))">
            <text:p/>
          </table:table-cell>
          <table:table-cell table:style-name="ce8" table:formula="of:=IF([.P10]=&quot;&quot;;&quot;&quot;;MMULT([.$B32:.$E32];[.P$20:.P$23]))" office:value-type="float" office:value="2.62776725753931" calcext:value-type="float">
            <text:p>2.6</text:p>
          </table:table-cell>
          <table:table-cell table:style-name="ce8" table:formula="of:=IF([.Q10]=&quot;&quot;;&quot;&quot;;MMULT([.$B32:.$E32];[.Q$20:.Q$23]))" office:value-type="float" office:value="4.27117938613674" calcext:value-type="float">
            <text:p>4.3</text:p>
          </table:table-cell>
          <table:table-cell table:style-name="ce8" table:formula="of:=IF([.R10]=&quot;&quot;;&quot;&quot;;MMULT([.$B32:.$E32];[.R$20:.R$23]))" office:value-type="float" office:value="2.82754853627685" calcext:value-type="float">
            <text:p>2.8</text:p>
          </table:table-cell>
          <table:table-cell table:style-name="ce8" table:formula="of:=IF([.S10]=&quot;&quot;;&quot;&quot;;MMULT([.$B32:.$E32];[.S$20:.S$23]))">
            <text:p/>
          </table:table-cell>
          <table:table-cell table:style-name="ce8" table:formula="of:=IF([.T10]=&quot;&quot;;&quot;&quot;;MMULT([.$B32:.$E32];[.T$20:.T$23]))">
            <text:p/>
          </table:table-cell>
          <table:table-cell table:style-name="ce8" table:formula="of:=IF([.U10]=&quot;&quot;;&quot;&quot;;MMULT([.$B32:.$E32];[.U$20:.U$23]))" office:value-type="float" office:value="3.68067207866964" calcext:value-type="float">
            <text:p>3.7</text:p>
          </table:table-cell>
          <table:table-cell table:style-name="ce8" table:formula="of:=IF([.V10]=&quot;&quot;;&quot;&quot;;MMULT([.$B32:.$E32];[.V$20:.V$23]))" office:value-type="float" office:value="4.72045461197043" calcext:value-type="float">
            <text:p>4.7</text:p>
          </table:table-cell>
          <table:table-cell table:style-name="ce8" table:formula="of:=IF([.W10]=&quot;&quot;;&quot;&quot;;MMULT([.$B32:.$E32];[.W$20:.W$23]))">
            <text:p/>
          </table:table-cell>
          <table:table-cell table:style-name="ce8" table:formula="of:=IF([.X10]=&quot;&quot;;&quot;&quot;;MMULT([.$B32:.$E32];[.X$20:.X$23]))">
            <text:p/>
          </table:table-cell>
          <table:table-cell table:style-name="ce8" table:formula="of:=IF([.Y10]=&quot;&quot;;&quot;&quot;;MMULT([.$B32:.$E32];[.Y$20:.Y$23]))">
            <text:p/>
          </table:table-cell>
          <table:table-cell table:style-name="ce8" table:formula="of:=IF([.Z10]=&quot;&quot;;&quot;&quot;;MMULT([.$B32:.$E32];[.Z$20:.Z$23]))" office:value-type="float" office:value="3.36058030970709" calcext:value-type="float">
            <text:p>3.4</text:p>
          </table:table-cell>
          <table:table-cell table:number-columns-repeated="998"/>
        </table:table-row>
        <table:table-row table:style-name="ro2">
          <table:table-cell/>
          <table:table-cell table:style-name="ce2" office:value-type="float" office:value="0.243680445766043" calcext:value-type="float">
            <text:p>0.243680445766043</text:p>
          </table:table-cell>
          <table:table-cell table:style-name="ce2" office:value-type="float" office:value="0.676922484415763" calcext:value-type="float">
            <text:p>0.676922484415763</text:p>
          </table:table-cell>
          <table:table-cell table:style-name="ce2" office:value-type="float" office:value="2.00948847667478" calcext:value-type="float">
            <text:p>2.00948847667478</text:p>
          </table:table-cell>
          <table:table-cell table:style-name="ce2" office:value-type="float" office:value="2.04471904178787" calcext:value-type="float">
            <text:p>2.04471904178787</text:p>
          </table:table-cell>
          <table:table-cell office:value-type="float" office:value="408" calcext:value-type="float">
            <text:p>408</text:p>
          </table:table-cell>
          <table:table-cell table:style-name="ce8" table:formula="of:=IF([.G11]=&quot;&quot;;&quot;&quot;;MMULT([.$B33:.$E33];[.G$20:.G$23]))">
            <text:p/>
          </table:table-cell>
          <table:table-cell table:style-name="ce8" table:formula="of:=IF([.H11]=&quot;&quot;;&quot;&quot;;MMULT([.$B33:.$E33];[.H$20:.H$23]))" office:value-type="float" office:value="4.71350175264285" calcext:value-type="float">
            <text:p>4.7</text:p>
          </table:table-cell>
          <table:table-cell table:style-name="ce8" table:formula="of:=IF([.I11]=&quot;&quot;;&quot;&quot;;MMULT([.$B33:.$E33];[.I$20:.I$23]))" office:value-type="float" office:value="3.97197239605697" calcext:value-type="float">
            <text:p>4.0</text:p>
          </table:table-cell>
          <table:table-cell table:style-name="ce8" table:formula="of:=IF([.J11]=&quot;&quot;;&quot;&quot;;MMULT([.$B33:.$E33];[.J$20:.J$23]))" office:value-type="float" office:value="1.75785527535776" calcext:value-type="float">
            <text:p>1.8</text:p>
          </table:table-cell>
          <table:table-cell table:style-name="ce8" table:formula="of:=IF([.K11]=&quot;&quot;;&quot;&quot;;MMULT([.$B33:.$E33];[.K$20:.K$23]))">
            <text:p/>
          </table:table-cell>
          <table:table-cell table:style-name="ce8" table:formula="of:=IF([.L11]=&quot;&quot;;&quot;&quot;;MMULT([.$B33:.$E33];[.L$20:.L$23]))" office:value-type="float" office:value="4.38113600373004" calcext:value-type="float">
            <text:p>4.4</text:p>
          </table:table-cell>
          <table:table-cell table:style-name="ce8" table:formula="of:=IF([.M11]=&quot;&quot;;&quot;&quot;;MMULT([.$B33:.$E33];[.M$20:.M$23]))">
            <text:p/>
          </table:table-cell>
          <table:table-cell table:style-name="ce8" table:formula="of:=IF([.N11]=&quot;&quot;;&quot;&quot;;MMULT([.$B33:.$E33];[.N$20:.N$23]))">
            <text:p/>
          </table:table-cell>
          <table:table-cell table:style-name="ce8" table:formula="of:=IF([.O11]=&quot;&quot;;&quot;&quot;;MMULT([.$B33:.$E33];[.O$20:.O$23]))">
            <text:p/>
          </table:table-cell>
          <table:table-cell table:style-name="ce8" table:formula="of:=IF([.P11]=&quot;&quot;;&quot;&quot;;MMULT([.$B33:.$E33];[.P$20:.P$23]))" office:value-type="float" office:value="4.41081933789828" calcext:value-type="float">
            <text:p>4.4</text:p>
          </table:table-cell>
          <table:table-cell table:style-name="ce8" table:formula="of:=IF([.Q11]=&quot;&quot;;&quot;&quot;;MMULT([.$B33:.$E33];[.Q$20:.Q$23]))">
            <text:p/>
          </table:table-cell>
          <table:table-cell table:style-name="ce8" table:formula="of:=IF([.R11]=&quot;&quot;;&quot;&quot;;MMULT([.$B33:.$E33];[.R$20:.R$23]))">
            <text:p/>
          </table:table-cell>
          <table:table-cell table:style-name="ce8" table:formula="of:=IF([.S11]=&quot;&quot;;&quot;&quot;;MMULT([.$B33:.$E33];[.S$20:.S$23]))">
            <text:p/>
          </table:table-cell>
          <table:table-cell table:style-name="ce8" table:formula="of:=IF([.T11]=&quot;&quot;;&quot;&quot;;MMULT([.$B33:.$E33];[.T$20:.T$23]))">
            <text:p/>
          </table:table-cell>
          <table:table-cell table:style-name="ce8" table:formula="of:=IF([.U11]=&quot;&quot;;&quot;&quot;;MMULT([.$B33:.$E33];[.U$20:.U$23]))" office:value-type="float" office:value="2.74523017693907" calcext:value-type="float">
            <text:p>2.7</text:p>
          </table:table-cell>
          <table:table-cell table:style-name="ce8" table:formula="of:=IF([.V11]=&quot;&quot;;&quot;&quot;;MMULT([.$B33:.$E33];[.V$20:.V$23]))" office:value-type="float" office:value="3.86570599689313" calcext:value-type="float">
            <text:p>3.9</text:p>
          </table:table-cell>
          <table:table-cell table:style-name="ce8" table:formula="of:=IF([.W11]=&quot;&quot;;&quot;&quot;;MMULT([.$B33:.$E33];[.W$20:.W$23]))">
            <text:p/>
          </table:table-cell>
          <table:table-cell table:style-name="ce8" table:formula="of:=IF([.X11]=&quot;&quot;;&quot;&quot;;MMULT([.$B33:.$E33];[.X$20:.X$23]))">
            <text:p/>
          </table:table-cell>
          <table:table-cell table:style-name="ce8" table:formula="of:=IF([.Y11]=&quot;&quot;;&quot;&quot;;MMULT([.$B33:.$E33];[.Y$20:.Y$23]))">
            <text:p/>
          </table:table-cell>
          <table:table-cell table:style-name="ce8" table:formula="of:=IF([.Z11]=&quot;&quot;;&quot;&quot;;MMULT([.$B33:.$E33];[.Z$20:.Z$23]))" office:value-type="float" office:value="2.44402505548284" calcext:value-type="float">
            <text:p>2.4</text:p>
          </table:table-cell>
          <table:table-cell table:number-columns-repeated="998"/>
        </table:table-row>
        <table:table-row table:style-name="ro2">
          <table:table-cell/>
          <table:table-cell table:style-name="ce2" office:value-type="float" office:value="2.74110325325326" calcext:value-type="float">
            <text:p>2.74110325325326</text:p>
          </table:table-cell>
          <table:table-cell table:style-name="ce2" office:value-type="float" office:value="0.911824452861515" calcext:value-type="float">
            <text:p>0.911824452861515</text:p>
          </table:table-cell>
          <table:table-cell table:style-name="ce2" office:value-type="float" office:value="0.0778139538134558" calcext:value-type="float">
            <text:p>0.077813953813456</text:p>
          </table:table-cell>
          <table:table-cell table:style-name="ce2" office:value-type="float" office:value="0.0106319187317513" calcext:value-type="float">
            <text:p>0.010631918731751</text:p>
          </table:table-cell>
          <table:table-cell office:value-type="float" office:value="426" calcext:value-type="float">
            <text:p>426</text:p>
          </table:table-cell>
          <table:table-cell table:style-name="ce8" table:formula="of:=IF([.G12]=&quot;&quot;;&quot;&quot;;MMULT([.$B34:.$E34];[.G$20:.G$23]))" office:value-type="float" office:value="1.07507409637587" calcext:value-type="float">
            <text:p>1.1</text:p>
          </table:table-cell>
          <table:table-cell table:style-name="ce8" table:formula="of:=IF([.H12]=&quot;&quot;;&quot;&quot;;MMULT([.$B34:.$E34];[.H$20:.H$23]))">
            <text:p/>
          </table:table-cell>
          <table:table-cell table:style-name="ce8" table:formula="of:=IF([.I12]=&quot;&quot;;&quot;&quot;;MMULT([.$B34:.$E34];[.I$20:.I$23]))" office:value-type="float" office:value="3.44818041382636" calcext:value-type="float">
            <text:p>3.4</text:p>
          </table:table-cell>
          <table:table-cell table:style-name="ce8" table:formula="of:=IF([.J12]=&quot;&quot;;&quot;&quot;;MMULT([.$B34:.$E34];[.J$20:.J$23]))">
            <text:p/>
          </table:table-cell>
          <table:table-cell table:style-name="ce8" table:formula="of:=IF([.K12]=&quot;&quot;;&quot;&quot;;MMULT([.$B34:.$E34];[.K$20:.K$23]))" office:value-type="float" office:value="4.55354687333849" calcext:value-type="float">
            <text:p>4.6</text:p>
          </table:table-cell>
          <table:table-cell table:style-name="ce8" table:formula="of:=IF([.L12]=&quot;&quot;;&quot;&quot;;MMULT([.$B34:.$E34];[.L$20:.L$23]))">
            <text:p/>
          </table:table-cell>
          <table:table-cell table:style-name="ce8" table:formula="of:=IF([.M12]=&quot;&quot;;&quot;&quot;;MMULT([.$B34:.$E34];[.M$20:.M$23]))">
            <text:p/>
          </table:table-cell>
          <table:table-cell table:style-name="ce8" table:formula="of:=IF([.N12]=&quot;&quot;;&quot;&quot;;MMULT([.$B34:.$E34];[.N$20:.N$23]))">
            <text:p/>
          </table:table-cell>
          <table:table-cell table:style-name="ce8" table:formula="of:=IF([.O12]=&quot;&quot;;&quot;&quot;;MMULT([.$B34:.$E34];[.O$20:.O$23]))">
            <text:p/>
          </table:table-cell>
          <table:table-cell table:style-name="ce8" table:formula="of:=IF([.P12]=&quot;&quot;;&quot;&quot;;MMULT([.$B34:.$E34];[.P$20:.P$23]))">
            <text:p/>
          </table:table-cell>
          <table:table-cell table:style-name="ce8" table:formula="of:=IF([.Q12]=&quot;&quot;;&quot;&quot;;MMULT([.$B34:.$E34];[.Q$20:.Q$23]))" office:value-type="float" office:value="2.53152926309763" calcext:value-type="float">
            <text:p>2.5</text:p>
          </table:table-cell>
          <table:table-cell table:style-name="ce8" table:formula="of:=IF([.R12]=&quot;&quot;;&quot;&quot;;MMULT([.$B34:.$E34];[.R$20:.R$23]))" office:value-type="float" office:value="4.13000648461136" calcext:value-type="float">
            <text:p>4.1</text:p>
          </table:table-cell>
          <table:table-cell table:style-name="ce8" table:formula="of:=IF([.S12]=&quot;&quot;;&quot;&quot;;MMULT([.$B34:.$E34];[.S$20:.S$23]))">
            <text:p/>
          </table:table-cell>
          <table:table-cell table:style-name="ce8" table:formula="of:=IF([.T12]=&quot;&quot;;&quot;&quot;;MMULT([.$B34:.$E34];[.T$20:.T$23]))">
            <text:p/>
          </table:table-cell>
          <table:table-cell table:style-name="ce8" table:formula="of:=IF([.U12]=&quot;&quot;;&quot;&quot;;MMULT([.$B34:.$E34];[.U$20:.U$23]))" office:value-type="float" office:value="4.37578796497898" calcext:value-type="float">
            <text:p>4.4</text:p>
          </table:table-cell>
          <table:table-cell table:style-name="ce8" table:formula="of:=IF([.V12]=&quot;&quot;;&quot;&quot;;MMULT([.$B34:.$E34];[.V$20:.V$23]))">
            <text:p/>
          </table:table-cell>
          <table:table-cell table:style-name="ce8" table:formula="of:=IF([.W12]=&quot;&quot;;&quot;&quot;;MMULT([.$B34:.$E34];[.W$20:.W$23]))">
            <text:p/>
          </table:table-cell>
          <table:table-cell table:style-name="ce8" table:formula="of:=IF([.X12]=&quot;&quot;;&quot;&quot;;MMULT([.$B34:.$E34];[.X$20:.X$23]))">
            <text:p/>
          </table:table-cell>
          <table:table-cell table:style-name="ce8" table:formula="of:=IF([.Y12]=&quot;&quot;;&quot;&quot;;MMULT([.$B34:.$E34];[.Y$20:.Y$23]))">
            <text:p/>
          </table:table-cell>
          <table:table-cell table:style-name="ce8" table:formula="of:=IF([.Z12]=&quot;&quot;;&quot;&quot;;MMULT([.$B34:.$E34];[.Z$20:.Z$23]))">
            <text:p/>
          </table:table-cell>
          <table:table-cell table:number-columns-repeated="998"/>
        </table:table-row>
        <table:table-row table:style-name="ro2">
          <table:table-cell/>
          <table:table-cell table:style-name="ce2" office:value-type="float" office:value="1.16133648101692" calcext:value-type="float">
            <text:p>1.16133648101692</text:p>
          </table:table-cell>
          <table:table-cell table:style-name="ce2" office:value-type="float" office:value="2.38879438615657" calcext:value-type="float">
            <text:p>2.38879438615657</text:p>
          </table:table-cell>
          <table:table-cell table:style-name="ce2" office:value-type="float" office:value="0.813829443349787" calcext:value-type="float">
            <text:p>0.813829443349787</text:p>
          </table:table-cell>
          <table:table-cell table:style-name="ce2" office:value-type="float" office:value="1.14543196244295" calcext:value-type="float">
            <text:p>1.14543196244295</text:p>
          </table:table-cell>
          <table:table-cell office:value-type="float" office:value="442" calcext:value-type="float">
            <text:p>442</text:p>
          </table:table-cell>
          <table:table-cell table:style-name="ce8" table:formula="of:=IF([.G13]=&quot;&quot;;&quot;&quot;;MMULT([.$B35:.$E35];[.G$20:.G$23]))" office:value-type="float" office:value="4.33075169297902" calcext:value-type="float">
            <text:p>4.3</text:p>
          </table:table-cell>
          <table:table-cell table:style-name="ce8" table:formula="of:=IF([.H13]=&quot;&quot;;&quot;&quot;;MMULT([.$B35:.$E35];[.H$20:.H$23]))" office:value-type="float" office:value="4.49672910049278" calcext:value-type="float">
            <text:p>4.5</text:p>
          </table:table-cell>
          <table:table-cell table:style-name="ce8" table:formula="of:=IF([.I13]=&quot;&quot;;&quot;&quot;;MMULT([.$B35:.$E35];[.I$20:.I$23]))" office:value-type="float" office:value="3.75176175793767" calcext:value-type="float">
            <text:p>3.8</text:p>
          </table:table-cell>
          <table:table-cell table:style-name="ce8" table:formula="of:=IF([.J13]=&quot;&quot;;&quot;&quot;;MMULT([.$B35:.$E35];[.J$20:.J$23]))" office:value-type="float" office:value="4.39475302564717" calcext:value-type="float">
            <text:p>4.4</text:p>
          </table:table-cell>
          <table:table-cell table:style-name="ce8" table:formula="of:=IF([.K13]=&quot;&quot;;&quot;&quot;;MMULT([.$B35:.$E35];[.K$20:.K$23]))" office:value-type="float" office:value="4.55231098790741" calcext:value-type="float">
            <text:p>4.6</text:p>
          </table:table-cell>
          <table:table-cell table:style-name="ce8" table:formula="of:=IF([.L13]=&quot;&quot;;&quot;&quot;;MMULT([.$B35:.$E35];[.L$20:.L$23]))" office:value-type="float" office:value="4.47174539020213" calcext:value-type="float">
            <text:p>4.5</text:p>
          </table:table-cell>
          <table:table-cell table:style-name="ce8" table:formula="of:=IF([.M13]=&quot;&quot;;&quot;&quot;;MMULT([.$B35:.$E35];[.M$20:.M$23]))">
            <text:p/>
          </table:table-cell>
          <table:table-cell table:style-name="ce8" table:formula="of:=IF([.N13]=&quot;&quot;;&quot;&quot;;MMULT([.$B35:.$E35];[.N$20:.N$23]))" office:value-type="float" office:value="4.64300142655259" calcext:value-type="float">
            <text:p>4.6</text:p>
          </table:table-cell>
          <table:table-cell table:style-name="ce8" table:formula="of:=IF([.O13]=&quot;&quot;;&quot;&quot;;MMULT([.$B35:.$E35];[.O$20:.O$23]))">
            <text:p/>
          </table:table-cell>
          <table:table-cell table:style-name="ce8" table:formula="of:=IF([.P13]=&quot;&quot;;&quot;&quot;;MMULT([.$B35:.$E35];[.P$20:.P$23]))">
            <text:p/>
          </table:table-cell>
          <table:table-cell table:style-name="ce8" table:formula="of:=IF([.Q13]=&quot;&quot;;&quot;&quot;;MMULT([.$B35:.$E35];[.Q$20:.Q$23]))">
            <text:p/>
          </table:table-cell>
          <table:table-cell table:style-name="ce8" table:formula="of:=IF([.R13]=&quot;&quot;;&quot;&quot;;MMULT([.$B35:.$E35];[.R$20:.R$23]))" office:value-type="float" office:value="3.87901270078232" calcext:value-type="float">
            <text:p>3.9</text:p>
          </table:table-cell>
          <table:table-cell table:style-name="ce8" table:formula="of:=IF([.S13]=&quot;&quot;;&quot;&quot;;MMULT([.$B35:.$E35];[.S$20:.S$23]))">
            <text:p/>
          </table:table-cell>
          <table:table-cell table:style-name="ce8" table:formula="of:=IF([.T13]=&quot;&quot;;&quot;&quot;;MMULT([.$B35:.$E35];[.T$20:.T$23]))">
            <text:p/>
          </table:table-cell>
          <table:table-cell table:style-name="ce8" table:formula="of:=IF([.U13]=&quot;&quot;;&quot;&quot;;MMULT([.$B35:.$E35];[.U$20:.U$23]))" office:value-type="float" office:value="4.8099860585163" calcext:value-type="float">
            <text:p>4.8</text:p>
          </table:table-cell>
          <table:table-cell table:style-name="ce8" table:formula="of:=IF([.V13]=&quot;&quot;;&quot;&quot;;MMULT([.$B35:.$E35];[.V$20:.V$23]))">
            <text:p/>
          </table:table-cell>
          <table:table-cell table:style-name="ce8" table:formula="of:=IF([.W13]=&quot;&quot;;&quot;&quot;;MMULT([.$B35:.$E35];[.W$20:.W$23]))">
            <text:p/>
          </table:table-cell>
          <table:table-cell table:style-name="ce8" table:formula="of:=IF([.X13]=&quot;&quot;;&quot;&quot;;MMULT([.$B35:.$E35];[.X$20:.X$23]))">
            <text:p/>
          </table:table-cell>
          <table:table-cell table:style-name="ce8" table:formula="of:=IF([.Y13]=&quot;&quot;;&quot;&quot;;MMULT([.$B35:.$E35];[.Y$20:.Y$23]))" office:value-type="float" office:value="3.1108204478654" calcext:value-type="float">
            <text:p>3.1</text:p>
          </table:table-cell>
          <table:table-cell table:style-name="ce8" table:formula="of:=IF([.Z13]=&quot;&quot;;&quot;&quot;;MMULT([.$B35:.$E35];[.Z$20:.Z$23]))" office:value-type="float" office:value="4.99489084596914" calcext:value-type="float">
            <text:p>5.0</text:p>
          </table:table-cell>
          <table:table-cell table:number-columns-repeated="998"/>
        </table:table-row>
        <table:table-row table:style-name="ro2">
          <table:table-cell/>
          <table:table-cell table:style-name="ce2" office:value-type="float" office:value="0.125895375596848" calcext:value-type="float">
            <text:p>0.125895375596848</text:p>
          </table:table-cell>
          <table:table-cell table:style-name="ce2" office:value-type="float" office:value="0.577998436514041" calcext:value-type="float">
            <text:p>0.577998436514041</text:p>
          </table:table-cell>
          <table:table-cell table:style-name="ce2" office:value-type="float" office:value="2.38642146894468" calcext:value-type="float">
            <text:p>2.38642146894468</text:p>
          </table:table-cell>
          <table:table-cell table:style-name="ce2" office:value-type="float" office:value="1.10408752038512" calcext:value-type="float">
            <text:p>1.10408752038512</text:p>
          </table:table-cell>
          <table:table-cell office:value-type="float" office:value="500" calcext:value-type="float">
            <text:p>500</text:p>
          </table:table-cell>
          <table:table-cell table:style-name="ce8" table:formula="of:=IF([.G14]=&quot;&quot;;&quot;&quot;;MMULT([.$B36:.$E36];[.G$20:.G$23]))" office:value-type="float" office:value="2.73602009256425" calcext:value-type="float">
            <text:p>2.7</text:p>
          </table:table-cell>
          <table:table-cell table:style-name="ce8" table:formula="of:=IF([.H14]=&quot;&quot;;&quot;&quot;;MMULT([.$B36:.$E36];[.H$20:.H$23]))">
            <text:p/>
          </table:table-cell>
          <table:table-cell table:style-name="ce8" table:formula="of:=IF([.I14]=&quot;&quot;;&quot;&quot;;MMULT([.$B36:.$E36];[.I$20:.I$23]))">
            <text:p/>
          </table:table-cell>
          <table:table-cell table:style-name="ce8" table:formula="of:=IF([.J14]=&quot;&quot;;&quot;&quot;;MMULT([.$B36:.$E36];[.J$20:.J$23]))" office:value-type="float" office:value="3.0463141603237" calcext:value-type="float">
            <text:p>3.0</text:p>
          </table:table-cell>
          <table:table-cell table:style-name="ce8" table:formula="of:=IF([.K14]=&quot;&quot;;&quot;&quot;;MMULT([.$B36:.$E36];[.K$20:.K$23]))" office:value-type="float" office:value="3.51717910790072" calcext:value-type="float">
            <text:p>3.5</text:p>
          </table:table-cell>
          <table:table-cell table:style-name="ce8" table:formula="of:=IF([.L14]=&quot;&quot;;&quot;&quot;;MMULT([.$B36:.$E36];[.L$20:.L$23]))" office:value-type="float" office:value="4.0749196727131" calcext:value-type="float">
            <text:p>4.1</text:p>
          </table:table-cell>
          <table:table-cell table:style-name="ce8" table:formula="of:=IF([.M14]=&quot;&quot;;&quot;&quot;;MMULT([.$B36:.$E36];[.M$20:.M$23]))">
            <text:p/>
          </table:table-cell>
          <table:table-cell table:style-name="ce8" table:formula="of:=IF([.N14]=&quot;&quot;;&quot;&quot;;MMULT([.$B36:.$E36];[.N$20:.N$23]))">
            <text:p/>
          </table:table-cell>
          <table:table-cell table:style-name="ce8" table:formula="of:=IF([.O14]=&quot;&quot;;&quot;&quot;;MMULT([.$B36:.$E36];[.O$20:.O$23]))">
            <text:p/>
          </table:table-cell>
          <table:table-cell table:style-name="ce8" table:formula="of:=IF([.P14]=&quot;&quot;;&quot;&quot;;MMULT([.$B36:.$E36];[.P$20:.P$23]))">
            <text:p/>
          </table:table-cell>
          <table:table-cell table:style-name="ce8" table:formula="of:=IF([.Q14]=&quot;&quot;;&quot;&quot;;MMULT([.$B36:.$E36];[.Q$20:.Q$23]))">
            <text:p/>
          </table:table-cell>
          <table:table-cell table:style-name="ce8" table:formula="of:=IF([.R14]=&quot;&quot;;&quot;&quot;;MMULT([.$B36:.$E36];[.R$20:.R$23]))">
            <text:p/>
          </table:table-cell>
          <table:table-cell table:style-name="ce8" table:formula="of:=IF([.S14]=&quot;&quot;;&quot;&quot;;MMULT([.$B36:.$E36];[.S$20:.S$23]))">
            <text:p/>
          </table:table-cell>
          <table:table-cell table:style-name="ce8" table:formula="of:=IF([.T14]=&quot;&quot;;&quot;&quot;;MMULT([.$B36:.$E36];[.T$20:.T$23]))">
            <text:p/>
          </table:table-cell>
          <table:table-cell table:style-name="ce8" table:formula="of:=IF([.U14]=&quot;&quot;;&quot;&quot;;MMULT([.$B36:.$E36];[.U$20:.U$23]))">
            <text:p/>
          </table:table-cell>
          <table:table-cell table:style-name="ce8" table:formula="of:=IF([.V14]=&quot;&quot;;&quot;&quot;;MMULT([.$B36:.$E36];[.V$20:.V$23]))">
            <text:p/>
          </table:table-cell>
          <table:table-cell table:style-name="ce8" table:formula="of:=IF([.W14]=&quot;&quot;;&quot;&quot;;MMULT([.$B36:.$E36];[.W$20:.W$23]))" office:value-type="float" office:value="0.608887179688415" calcext:value-type="float">
            <text:p>0.6</text:p>
          </table:table-cell>
          <table:table-cell table:style-name="ce8" table:formula="of:=IF([.X14]=&quot;&quot;;&quot;&quot;;MMULT([.$B36:.$E36];[.X$20:.X$23]))">
            <text:p/>
          </table:table-cell>
          <table:table-cell table:style-name="ce8" table:formula="of:=IF([.Y14]=&quot;&quot;;&quot;&quot;;MMULT([.$B36:.$E36];[.Y$20:.Y$23]))">
            <text:p/>
          </table:table-cell>
          <table:table-cell table:style-name="ce8" table:formula="of:=IF([.Z14]=&quot;&quot;;&quot;&quot;;MMULT([.$B36:.$E36];[.Z$20:.Z$23]))" office:value-type="float" office:value="2.17809278918728" calcext:value-type="float">
            <text:p>2.2</text:p>
          </table:table-cell>
          <table:table-cell table:number-columns-repeated="998"/>
        </table:table-row>
        <table:table-row table:style-name="ro2">
          <table:table-cell/>
          <table:table-cell table:style-name="ce2" office:value-type="float" office:value="1.86776281764455" calcext:value-type="float">
            <text:p>1.86776281764455</text:p>
          </table:table-cell>
          <table:table-cell table:style-name="ce2" office:value-type="float" office:value="1.4600260358411" calcext:value-type="float">
            <text:p>1.4600260358411</text:p>
          </table:table-cell>
          <table:table-cell table:style-name="ce2" office:value-type="float" office:value="0.966646376855154" calcext:value-type="float">
            <text:p>0.966646376855154</text:p>
          </table:table-cell>
          <table:table-cell table:style-name="ce2" office:value-type="float" office:value="0.0854748306686709" calcext:value-type="float">
            <text:p>0.085474830668671</text:p>
          </table:table-cell>
          <table:table-cell office:value-type="float" office:value="522" calcext:value-type="float">
            <text:p>522</text:p>
          </table:table-cell>
          <table:table-cell table:style-name="ce8" table:formula="of:=IF([.G15]=&quot;&quot;;&quot;&quot;;MMULT([.$B37:.$E37];[.G$20:.G$23]))" office:value-type="float" office:value="2.56185068916199" calcext:value-type="float">
            <text:p>2.6</text:p>
          </table:table-cell>
          <table:table-cell table:style-name="ce8" table:formula="of:=IF([.H15]=&quot;&quot;;&quot;&quot;;MMULT([.$B37:.$E37];[.H$20:.H$23]))" office:value-type="float" office:value="3.18687848291358" calcext:value-type="float">
            <text:p>3.2</text:p>
          </table:table-cell>
          <table:table-cell table:style-name="ce8" table:formula="of:=IF([.I15]=&quot;&quot;;&quot;&quot;;MMULT([.$B37:.$E37];[.I$20:.I$23]))" office:value-type="float" office:value="2.60863085764338" calcext:value-type="float">
            <text:p>2.6</text:p>
          </table:table-cell>
          <table:table-cell table:style-name="ce8" table:formula="of:=IF([.J15]=&quot;&quot;;&quot;&quot;;MMULT([.$B37:.$E37];[.J$20:.J$23]))">
            <text:p/>
          </table:table-cell>
          <table:table-cell table:style-name="ce8" table:formula="of:=IF([.K15]=&quot;&quot;;&quot;&quot;;MMULT([.$B37:.$E37];[.K$20:.K$23]))" office:value-type="float" office:value="4.47646946360641" calcext:value-type="float">
            <text:p>4.5</text:p>
          </table:table-cell>
          <table:table-cell table:style-name="ce8" table:formula="of:=IF([.L15]=&quot;&quot;;&quot;&quot;;MMULT([.$B37:.$E37];[.L$20:.L$23]))">
            <text:p/>
          </table:table-cell>
          <table:table-cell table:style-name="ce8" table:formula="of:=IF([.M15]=&quot;&quot;;&quot;&quot;;MMULT([.$B37:.$E37];[.M$20:.M$23]))">
            <text:p/>
          </table:table-cell>
          <table:table-cell table:style-name="ce8" table:formula="of:=IF([.N15]=&quot;&quot;;&quot;&quot;;MMULT([.$B37:.$E37];[.N$20:.N$23]))">
            <text:p/>
          </table:table-cell>
          <table:table-cell table:style-name="ce8" table:formula="of:=IF([.O15]=&quot;&quot;;&quot;&quot;;MMULT([.$B37:.$E37];[.O$20:.O$23]))">
            <text:p/>
          </table:table-cell>
          <table:table-cell table:style-name="ce8" table:formula="of:=IF([.P15]=&quot;&quot;;&quot;&quot;;MMULT([.$B37:.$E37];[.P$20:.P$23]))">
            <text:p/>
          </table:table-cell>
          <table:table-cell table:style-name="ce8" table:formula="of:=IF([.Q15]=&quot;&quot;;&quot;&quot;;MMULT([.$B37:.$E37];[.Q$20:.Q$23]))" office:value-type="float" office:value="3.14484662183059" calcext:value-type="float">
            <text:p>3.1</text:p>
          </table:table-cell>
          <table:table-cell table:style-name="ce8" table:formula="of:=IF([.R15]=&quot;&quot;;&quot;&quot;;MMULT([.$B37:.$E37];[.R$20:.R$23]))" office:value-type="float" office:value="3.53709696562857" calcext:value-type="float">
            <text:p>3.5</text:p>
          </table:table-cell>
          <table:table-cell table:style-name="ce8" table:formula="of:=IF([.S15]=&quot;&quot;;&quot;&quot;;MMULT([.$B37:.$E37];[.S$20:.S$23]))">
            <text:p/>
          </table:table-cell>
          <table:table-cell table:style-name="ce8" table:formula="of:=IF([.T15]=&quot;&quot;;&quot;&quot;;MMULT([.$B37:.$E37];[.T$20:.T$23]))">
            <text:p/>
          </table:table-cell>
          <table:table-cell table:style-name="ce8" table:formula="of:=IF([.U15]=&quot;&quot;;&quot;&quot;;MMULT([.$B37:.$E37];[.U$20:.U$23]))" office:value-type="float" office:value="4.0538549909811" calcext:value-type="float">
            <text:p>4.1</text:p>
          </table:table-cell>
          <table:table-cell table:style-name="ce8" table:formula="of:=IF([.V15]=&quot;&quot;;&quot;&quot;;MMULT([.$B37:.$E37];[.V$20:.V$23]))">
            <text:p/>
          </table:table-cell>
          <table:table-cell table:style-name="ce8" table:formula="of:=IF([.W15]=&quot;&quot;;&quot;&quot;;MMULT([.$B37:.$E37];[.W$20:.W$23]))">
            <text:p/>
          </table:table-cell>
          <table:table-cell table:style-name="ce8" table:formula="of:=IF([.X15]=&quot;&quot;;&quot;&quot;;MMULT([.$B37:.$E37];[.X$20:.X$23]))">
            <text:p/>
          </table:table-cell>
          <table:table-cell table:style-name="ce8" table:formula="of:=IF([.Y15]=&quot;&quot;;&quot;&quot;;MMULT([.$B37:.$E37];[.Y$20:.Y$23]))">
            <text:p/>
          </table:table-cell>
          <table:table-cell table:style-name="ce8" table:formula="of:=IF([.Z15]=&quot;&quot;;&quot;&quot;;MMULT([.$B37:.$E37];[.Z$20:.Z$23]))">
            <text:p/>
          </table:table-cell>
          <table:table-cell table:number-columns-repeated="998"/>
        </table:table-row>
        <table:table-row table:style-name="ro2">
          <table:table-cell/>
          <table:table-cell table:style-name="ce2" office:value-type="float" office:value="0.803869251939068" calcext:value-type="float">
            <text:p>0.803869251939068</text:p>
          </table:table-cell>
          <table:table-cell table:style-name="ce2" office:value-type="float" office:value="2.86816390237796" calcext:value-type="float">
            <text:p>2.86816390237796</text:p>
          </table:table-cell>
          <table:table-cell table:style-name="ce2" office:value-type="float" office:value="0.662448039791479" calcext:value-type="float">
            <text:p>0.662448039791479</text:p>
          </table:table-cell>
          <table:table-cell table:style-name="ce2" office:value-type="float" office:value="1.02694035896626" calcext:value-type="float">
            <text:p>1.02694035896626</text:p>
          </table:table-cell>
          <table:table-cell office:value-type="float" office:value="562" calcext:value-type="float">
            <text:p>562</text:p>
          </table:table-cell>
          <table:table-cell table:style-name="ce8" table:formula="of:=IF([.G16]=&quot;&quot;;&quot;&quot;;MMULT([.$B38:.$E38];[.G$20:.G$23]))" office:value-type="float" office:value="4.9397941557408" calcext:value-type="float">
            <text:p>4.9</text:p>
          </table:table-cell>
          <table:table-cell table:style-name="ce8" table:formula="of:=IF([.H16]=&quot;&quot;;&quot;&quot;;MMULT([.$B38:.$E38];[.H$20:.H$23]))" office:value-type="float" office:value="4.24661519494097" calcext:value-type="float">
            <text:p>4.2</text:p>
          </table:table-cell>
          <table:table-cell table:style-name="ce8" table:formula="of:=IF([.I16]=&quot;&quot;;&quot;&quot;;MMULT([.$B38:.$E38];[.I$20:.I$23]))" office:value-type="float" office:value="3.18463755143559" calcext:value-type="float">
            <text:p>3.2</text:p>
          </table:table-cell>
          <table:table-cell table:style-name="ce8" table:formula="of:=IF([.J16]=&quot;&quot;;&quot;&quot;;MMULT([.$B38:.$E38];[.J$20:.J$23]))" office:value-type="float" office:value="4.57658344412694" calcext:value-type="float">
            <text:p>4.6</text:p>
          </table:table-cell>
          <table:table-cell table:style-name="ce8" table:formula="of:=IF([.K16]=&quot;&quot;;&quot;&quot;;MMULT([.$B38:.$E38];[.K$20:.K$23]))">
            <text:p/>
          </table:table-cell>
          <table:table-cell table:style-name="ce8" table:formula="of:=IF([.L16]=&quot;&quot;;&quot;&quot;;MMULT([.$B38:.$E38];[.L$20:.L$23]))">
            <text:p/>
          </table:table-cell>
          <table:table-cell table:style-name="ce8" table:formula="of:=IF([.M16]=&quot;&quot;;&quot;&quot;;MMULT([.$B38:.$E38];[.M$20:.M$23]))">
            <text:p/>
          </table:table-cell>
          <table:table-cell table:style-name="ce8" table:formula="of:=IF([.N16]=&quot;&quot;;&quot;&quot;;MMULT([.$B38:.$E38];[.N$20:.N$23]))">
            <text:p/>
          </table:table-cell>
          <table:table-cell table:style-name="ce8" table:formula="of:=IF([.O16]=&quot;&quot;;&quot;&quot;;MMULT([.$B38:.$E38];[.O$20:.O$23]))" office:value-type="float" office:value="3.78228088343749" calcext:value-type="float">
            <text:p>3.8</text:p>
          </table:table-cell>
          <table:table-cell table:style-name="ce8" table:formula="of:=IF([.P16]=&quot;&quot;;&quot;&quot;;MMULT([.$B38:.$E38];[.P$20:.P$23]))">
            <text:p/>
          </table:table-cell>
          <table:table-cell table:style-name="ce8" table:formula="of:=IF([.Q16]=&quot;&quot;;&quot;&quot;;MMULT([.$B38:.$E38];[.Q$20:.Q$23]))">
            <text:p/>
          </table:table-cell>
          <table:table-cell table:style-name="ce8" table:formula="of:=IF([.R16]=&quot;&quot;;&quot;&quot;;MMULT([.$B38:.$E38];[.R$20:.R$23]))" office:value-type="float" office:value="3.97723372825936" calcext:value-type="float">
            <text:p>4.0</text:p>
          </table:table-cell>
          <table:table-cell table:style-name="ce8" table:formula="of:=IF([.S16]=&quot;&quot;;&quot;&quot;;MMULT([.$B38:.$E38];[.S$20:.S$23]))" office:value-type="float" office:value="3.79922373815756" calcext:value-type="float">
            <text:p>3.8</text:p>
          </table:table-cell>
          <table:table-cell table:style-name="ce8" table:formula="of:=IF([.T16]=&quot;&quot;;&quot;&quot;;MMULT([.$B38:.$E38];[.T$20:.T$23]))" office:value-type="float" office:value="4.55108989548134" calcext:value-type="float">
            <text:p>4.6</text:p>
          </table:table-cell>
          <table:table-cell table:style-name="ce8" table:formula="of:=IF([.U16]=&quot;&quot;;&quot;&quot;;MMULT([.$B38:.$E38];[.U$20:.U$23]))">
            <text:p/>
          </table:table-cell>
          <table:table-cell table:style-name="ce8" table:formula="of:=IF([.V16]=&quot;&quot;;&quot;&quot;;MMULT([.$B38:.$E38];[.V$20:.V$23]))">
            <text:p/>
          </table:table-cell>
          <table:table-cell table:style-name="ce8" table:formula="of:=IF([.W16]=&quot;&quot;;&quot;&quot;;MMULT([.$B38:.$E38];[.W$20:.W$23]))">
            <text:p/>
          </table:table-cell>
          <table:table-cell table:style-name="ce8" table:formula="of:=IF([.X16]=&quot;&quot;;&quot;&quot;;MMULT([.$B38:.$E38];[.X$20:.X$23]))">
            <text:p/>
          </table:table-cell>
          <table:table-cell table:style-name="ce8" table:formula="of:=IF([.Y16]=&quot;&quot;;&quot;&quot;;MMULT([.$B38:.$E38];[.Y$20:.Y$23]))" office:value-type="float" office:value="3.07949799878877" calcext:value-type="float">
            <text:p>3.1</text:p>
          </table:table-cell>
          <table:table-cell table:style-name="ce8" table:formula="of:=IF([.Z16]=&quot;&quot;;&quot;&quot;;MMULT([.$B38:.$E38];[.Z$20:.Z$23]))">
            <text:p/>
          </table:table-cell>
          <table:table-cell table:number-columns-repeated="99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6"/>
          <table:table-cell table:style-name="ce7" office:value-type="float" office:value="-0.117036027324005" calcext:value-type="float">
            <text:p>-0.117036027324005</text:p>
          </table:table-cell>
          <table:table-cell table:style-name="ce7" office:value-type="float" office:value="0.80198877192631" calcext:value-type="float">
            <text:p>0.80198877192631</text:p>
          </table:table-cell>
          <table:table-cell table:style-name="ce7" office:value-type="float" office:value="1.20249768820497" calcext:value-type="float">
            <text:p>1.20249768820497</text:p>
          </table:table-cell>
          <table:table-cell table:style-name="ce7" office:value-type="float" office:value="1.08553202618897" calcext:value-type="float">
            <text:p>1.08553202618897</text:p>
          </table:table-cell>
          <table:table-cell table:style-name="ce7" office:value-type="float" office:value="1.45025304208928" calcext:value-type="float">
            <text:p>1.45025304208928</text:p>
          </table:table-cell>
          <table:table-cell table:style-name="ce7" office:value-type="float" office:value="1.41322282992969" calcext:value-type="float">
            <text:p>1.41322282992969</text:p>
          </table:table-cell>
          <table:table-cell table:style-name="ce7" office:value-type="float" office:value="0.190670981907566" calcext:value-type="float">
            <text:p>0.190670981907566</text:p>
          </table:table-cell>
          <table:table-cell table:style-name="ce7" office:value-type="float" office:value="0.441506501292465" calcext:value-type="float">
            <text:p>0.441506501292465</text:p>
          </table:table-cell>
          <table:table-cell table:style-name="ce7" office:value-type="float" office:value="0.0158217837446427" calcext:value-type="float">
            <text:p>0.015821783744643</text:p>
          </table:table-cell>
          <table:table-cell table:style-name="ce7" office:value-type="float" office:value="0.360486657076065" calcext:value-type="float">
            <text:p>0.360486657076065</text:p>
          </table:table-cell>
          <table:table-cell table:style-name="ce7" office:value-type="float" office:value="0.548775737514888" calcext:value-type="float">
            <text:p>0.548775737514888</text:p>
          </table:table-cell>
          <table:table-cell table:style-name="ce7" office:value-type="float" office:value="1.16208792621777" calcext:value-type="float">
            <text:p>1.16208792621777</text:p>
          </table:table-cell>
          <table:table-cell table:style-name="ce7" office:value-type="float" office:value="0.0429132050595304" calcext:value-type="float">
            <text:p>0.04291320505953</text:p>
          </table:table-cell>
          <table:table-cell table:style-name="ce7" office:value-type="float" office:value="-0.519833296096417" calcext:value-type="float">
            <text:p>-0.519833296096417</text:p>
          </table:table-cell>
          <table:table-cell table:style-name="ce7" office:value-type="float" office:value="1.24967498612886" calcext:value-type="float">
            <text:p>1.24967498612886</text:p>
          </table:table-cell>
          <table:table-cell table:style-name="ce7" office:value-type="float" office:value="1.91701812910332" calcext:value-type="float">
            <text:p>1.91701812910332</text:p>
          </table:table-cell>
          <table:table-cell table:style-name="ce7" office:value-type="float" office:value="2.22483599116806" calcext:value-type="float">
            <text:p>2.22483599116806</text:p>
          </table:table-cell>
          <table:table-cell table:style-name="ce7" office:value-type="float" office:value="0.135770665609463" calcext:value-type="float">
            <text:p>0.135770665609463</text:p>
          </table:table-cell>
          <table:table-cell table:style-name="ce7" office:value-type="float" office:value="1.04320583215381" calcext:value-type="float">
            <text:p>1.04320583215381</text:p>
          </table:table-cell>
          <table:table-cell table:style-name="ce7" office:value-type="float" office:value="1.14119474726127" calcext:value-type="float">
            <text:p>1.14119474726127</text:p>
          </table:table-cell>
          <table:table-cell table:number-columns-repeated="998"/>
        </table:table-row>
        <table:table-row table:style-name="ro2">
          <table:table-cell table:number-columns-repeated="6"/>
          <table:table-cell table:style-name="ce7" office:value-type="float" office:value="1.47376475241859" calcext:value-type="float">
            <text:p>1.47376475241859</text:p>
          </table:table-cell>
          <table:table-cell table:style-name="ce7" office:value-type="float" office:value="0.621912104361332" calcext:value-type="float">
            <text:p>0.621912104361332</text:p>
          </table:table-cell>
          <table:table-cell table:style-name="ce7" office:value-type="float" office:value="0.14635208783286" calcext:value-type="float">
            <text:p>0.14635208783286</text:p>
          </table:table-cell>
          <table:table-cell table:style-name="ce7" office:value-type="float" office:value="1.35965592147426" calcext:value-type="float">
            <text:p>1.35965592147426</text:p>
          </table:table-cell>
          <table:table-cell table:style-name="ce7" office:value-type="float" office:value="0.545567984155942" calcext:value-type="float">
            <text:p>0.545567984155942</text:p>
          </table:table-cell>
          <table:table-cell table:style-name="ce7" office:value-type="float" office:value="0.475951455784187" calcext:value-type="float">
            <text:p>0.475951455784187</text:p>
          </table:table-cell>
          <table:table-cell table:style-name="ce7" office:value-type="float" office:value="1.35061253975171" calcext:value-type="float">
            <text:p>1.35061253975171</text:p>
          </table:table-cell>
          <table:table-cell table:style-name="ce7" office:value-type="float" office:value="0.175610893941373" calcext:value-type="float">
            <text:p>0.175610893941373</text:p>
          </table:table-cell>
          <table:table-cell table:style-name="ce7" office:value-type="float" office:value="0.388871090909431" calcext:value-type="float">
            <text:p>0.388871090909431</text:p>
          </table:table-cell>
          <table:table-cell table:style-name="ce7" office:value-type="float" office:value="1.08370352510697" calcext:value-type="float">
            <text:p>1.08370352510697</text:p>
          </table:table-cell>
          <table:table-cell table:style-name="ce7" office:value-type="float" office:value="1.07004227777727" calcext:value-type="float">
            <text:p>1.07004227777727</text:p>
          </table:table-cell>
          <table:table-cell table:style-name="ce7" office:value-type="float" office:value="1.05002768883853" calcext:value-type="float">
            <text:p>1.05002768883853</text:p>
          </table:table-cell>
          <table:table-cell table:style-name="ce7" office:value-type="float" office:value="0.447393569107392" calcext:value-type="float">
            <text:p>0.447393569107392</text:p>
          </table:table-cell>
          <table:table-cell table:style-name="ce7" office:value-type="float" office:value="1.67429886753531" calcext:value-type="float">
            <text:p>1.67429886753531</text:p>
          </table:table-cell>
          <table:table-cell table:style-name="ce7" office:value-type="float" office:value="1.018908098656" calcext:value-type="float">
            <text:p>1.018908098656</text:p>
          </table:table-cell>
          <table:table-cell table:style-name="ce7" office:value-type="float" office:value="0.489998829638032" calcext:value-type="float">
            <text:p>0.489998829638032</text:p>
          </table:table-cell>
          <table:table-cell table:style-name="ce7" office:value-type="float" office:value="0.121415429473193" calcext:value-type="float">
            <text:p>0.121415429473193</text:p>
          </table:table-cell>
          <table:table-cell table:style-name="ce7" office:value-type="float" office:value="0.758008192081279" calcext:value-type="float">
            <text:p>0.758008192081279</text:p>
          </table:table-cell>
          <table:table-cell table:style-name="ce7" office:value-type="float" office:value="0.746673346489747" calcext:value-type="float">
            <text:p>0.746673346489747</text:p>
          </table:table-cell>
          <table:table-cell table:style-name="ce7" office:value-type="float" office:value="1.29264545464619" calcext:value-type="float">
            <text:p>1.29264545464619</text:p>
          </table:table-cell>
          <table:table-cell table:number-columns-repeated="998"/>
        </table:table-row>
        <table:table-row table:style-name="ro2">
          <table:table-cell table:number-columns-repeated="6"/>
          <table:table-cell table:style-name="ce7" office:value-type="float" office:value="0.61606942134896" calcext:value-type="float">
            <text:p>0.61606942134896</text:p>
          </table:table-cell>
          <table:table-cell table:style-name="ce7" office:value-type="float" office:value="0.690738544093327" calcext:value-type="float">
            <text:p>0.690738544093327</text:p>
          </table:table-cell>
          <table:table-cell table:style-name="ce7" office:value-type="float" office:value="-0.000766039577956053" calcext:value-type="float">
            <text:p>-0.000766039577956</text:p>
          </table:table-cell>
          <table:table-cell table:style-name="ce7" office:value-type="float" office:value="1.39423293650011" calcext:value-type="float">
            <text:p>1.39423293650011</text:p>
          </table:table-cell>
          <table:table-cell table:style-name="ce7" office:value-type="float" office:value="0.943162008780865" calcext:value-type="float">
            <text:p>0.943162008780865</text:p>
          </table:table-cell>
          <table:table-cell table:style-name="ce7" office:value-type="float" office:value="1.2418878755237" calcext:value-type="float">
            <text:p>1.2418878755237</text:p>
          </table:table-cell>
          <table:table-cell table:style-name="ce7" office:value-type="float" office:value="0.175710081121727" calcext:value-type="float">
            <text:p>0.175710081121727</text:p>
          </table:table-cell>
          <table:table-cell table:style-name="ce7" office:value-type="float" office:value="1.65376117516884" calcext:value-type="float">
            <text:p>1.65376117516884</text:p>
          </table:table-cell>
          <table:table-cell table:style-name="ce7" office:value-type="float" office:value="1.71328245331066" calcext:value-type="float">
            <text:p>1.71328245331066</text:p>
          </table:table-cell>
          <table:table-cell table:style-name="ce7" office:value-type="float" office:value="1.48515847452783" calcext:value-type="float">
            <text:p>1.48515847452783</text:p>
          </table:table-cell>
          <table:table-cell table:style-name="ce7" office:value-type="float" office:value="0.418800488522475" calcext:value-type="float">
            <text:p>0.418800488522475</text:p>
          </table:table-cell>
          <table:table-cell table:style-name="ce7" office:value-type="float" office:value="-0.185505767178971" calcext:value-type="float">
            <text:p>-0.185505767178971</text:p>
          </table:table-cell>
          <table:table-cell table:style-name="ce7" office:value-type="float" office:value="1.20423464729959" calcext:value-type="float">
            <text:p>1.20423464729959</text:p>
          </table:table-cell>
          <table:table-cell table:style-name="ce7" office:value-type="float" office:value="0.130763410351389" calcext:value-type="float">
            <text:p>0.130763410351389</text:p>
          </table:table-cell>
          <table:table-cell table:style-name="ce7" office:value-type="float" office:value="0.180061365576784" calcext:value-type="float">
            <text:p>0.180061365576784</text:p>
          </table:table-cell>
          <table:table-cell table:style-name="ce7" office:value-type="float" office:value="0.161497970957722" calcext:value-type="float">
            <text:p>0.161497970957722</text:p>
          </table:table-cell>
          <table:table-cell table:style-name="ce7" office:value-type="float" office:value="0.0555757837976582" calcext:value-type="float">
            <text:p>0.055575783797658</text:p>
          </table:table-cell>
          <table:table-cell table:style-name="ce7" office:value-type="float" office:value="1.29038555305747" calcext:value-type="float">
            <text:p>1.29038555305747</text:p>
          </table:table-cell>
          <table:table-cell table:style-name="ce7" office:value-type="float" office:value="0.065162494713997" calcext:value-type="float">
            <text:p>0.065162494713997</text:p>
          </table:table-cell>
          <table:table-cell table:style-name="ce7" office:value-type="float" office:value="0.453539925432234" calcext:value-type="float">
            <text:p>0.453539925432234</text:p>
          </table:table-cell>
          <table:table-cell table:number-columns-repeated="998"/>
        </table:table-row>
        <table:table-row table:style-name="ro2">
          <table:table-cell table:number-columns-repeated="6"/>
          <table:table-cell table:style-name="ce7" office:value-type="float" office:value="0.388301980696331" calcext:value-type="float">
            <text:p>0.388301980696331</text:p>
          </table:table-cell>
          <table:table-cell table:style-name="ce7" office:value-type="float" office:value="1.32490346317143" calcext:value-type="float">
            <text:p>1.32490346317143</text:p>
          </table:table-cell>
          <table:table-cell table:style-name="ce7" office:value-type="float" office:value="1.75154506755136" calcext:value-type="float">
            <text:p>1.75154506755136</text:p>
          </table:table-cell>
          <table:table-cell table:style-name="ce7" office:value-type="float" office:value="-1.09000028421552" calcext:value-type="float">
            <text:p>-1.09000028421552</text:p>
          </table:table-cell>
          <table:table-cell table:style-name="ce7" office:value-type="float" office:value="0.696031278287131" calcext:value-type="float">
            <text:p>0.696031278287131</text:p>
          </table:table-cell>
          <table:table-cell table:style-name="ce7" office:value-type="float" office:value="0.596179520293604" calcext:value-type="float">
            <text:p>0.596179520293604</text:p>
          </table:table-cell>
          <table:table-cell table:style-name="ce7" office:value-type="float" office:value="0.940742023501806" calcext:value-type="float">
            <text:p>0.940742023501806</text:p>
          </table:table-cell>
          <table:table-cell table:style-name="ce7" office:value-type="float" office:value="2.06462369073017" calcext:value-type="float">
            <text:p>2.06462369073017</text:p>
          </table:table-cell>
          <table:table-cell table:style-name="ce7" office:value-type="float" office:value="1.47940004137545" calcext:value-type="float">
            <text:p>1.47940004137545</text:p>
          </table:table-cell>
          <table:table-cell table:style-name="ce7" office:value-type="float" office:value="0.29587618301592" calcext:value-type="float">
            <text:p>0.29587618301592</text:p>
          </table:table-cell>
          <table:table-cell table:style-name="ce7" office:value-type="float" office:value="1.78698387605992" calcext:value-type="float">
            <text:p>1.78698387605992</text:p>
          </table:table-cell>
          <table:table-cell table:style-name="ce7" office:value-type="float" office:value="0.150255458547068" calcext:value-type="float">
            <text:p>0.150255458547068</text:p>
          </table:table-cell>
          <table:table-cell table:style-name="ce7" office:value-type="float" office:value="1.63961436590196" calcext:value-type="float">
            <text:p>1.63961436590196</text:p>
          </table:table-cell>
          <table:table-cell table:style-name="ce7" office:value-type="float" office:value="0.0780769390612852" calcext:value-type="float">
            <text:p>0.078076939061285</text:p>
          </table:table-cell>
          <table:table-cell table:style-name="ce7" office:value-type="float" office:value="0.67938711877375" calcext:value-type="float">
            <text:p>0.67938711877375</text:p>
          </table:table-cell>
          <table:table-cell table:style-name="ce7" office:value-type="float" office:value="1.34118505860271" calcext:value-type="float">
            <text:p>1.34118505860271</text:p>
          </table:table-cell>
          <table:table-cell table:style-name="ce7" office:value-type="float" office:value="0.114108204830206" calcext:value-type="float">
            <text:p>0.114108204830206</text:p>
          </table:table-cell>
          <table:table-cell table:style-name="ce7" office:value-type="float" office:value="1.52147371444906" calcext:value-type="float">
            <text:p>1.52147371444906</text:p>
          </table:table-cell>
          <table:table-cell table:style-name="ce7" office:value-type="float" office:value="0.0546756198894331" calcext:value-type="float">
            <text:p>0.054675619889433</text:p>
          </table:table-cell>
          <table:table-cell table:style-name="ce7" office:value-type="float" office:value="0.185616789647849" calcext:value-type="float">
            <text:p>0.185616789647849</text:p>
          </table:table-cell>
          <table:table-cell table:number-columns-repeated="998"/>
        </table:table-row>
        <table:table-row table:style-name="ro2">
          <table:table-cell/>
          <table:table-cell table:style-name="ce2" office:value-type="float" office:value="1.013813429618" calcext:value-type="float">
            <text:p>1.013813429618</text:p>
          </table:table-cell>
          <table:table-cell table:style-name="ce2" office:value-type="float" office:value="1.31590038084924" calcext:value-type="float">
            <text:p>1.31590038084924</text:p>
          </table:table-cell>
          <table:table-cell table:style-name="ce2" office:value-type="float" office:value="1.2456016084708" calcext:value-type="float">
            <text:p>1.2456016084708</text:p>
          </table:table-cell>
          <table:table-cell table:style-name="ce2" office:value-type="float" office:value="1.05373738752576" calcext:value-type="float">
            <text:p>1.05373738752576</text:p>
          </table:table-cell>
          <table:table-cell office:value-type="float" office:value="149" calcext:value-type="float">
            <text:p>149</text:p>
          </table:table-cell>
          <table:table-cell table:style-name="ce8" table:formula="of:=MMULT([.$B46:.$E46];[.G$42:.G$45])" office:value-type="float" office:value="2.99722027961156" calcext:value-type="float">
            <text:p>3.0</text:p>
          </table:table-cell>
          <table:table-cell table:style-name="ce8" table:formula="of:=MMULT([.$B46:.$E46];[.H$42:.H$45])" office:value-type="float" office:value="3.88792671792709" calcext:value-type="float">
            <text:p>3.9</text:p>
          </table:table-cell>
          <table:table-cell table:style-name="ce8" table:formula="of:=MMULT([.$B46:.$E46];[.I$42:.I$45])" office:value-type="float" office:value="3.25640741698888" calcext:value-type="float">
            <text:p>3.3</text:p>
          </table:table-cell>
          <table:table-cell table:style-name="ce8" table:formula="of:=MMULT([.$B46:.$E46];[.J$42:.J$45])" office:value-type="float" office:value="3.47778342771863" calcext:value-type="float">
            <text:p>3.5</text:p>
          </table:table-cell>
          <table:table-cell table:style-name="ce8" table:formula="of:=MMULT([.$B46:.$E46];[.K$42:.K$45])" office:value-type="float" office:value="4.09643742454892" calcext:value-type="float">
            <text:p>4.1</text:p>
          </table:table-cell>
          <table:table-cell table:style-name="ce8" table:formula="of:=MMULT([.$B46:.$E46];[.L$42:.L$45])" office:value-type="float" office:value="4.23416317146089" calcext:value-type="float">
            <text:p>4.2</text:p>
          </table:table-cell>
          <table:table-cell table:style-name="ce8" table:formula="of:=MMULT([.$B46:.$E46];[.M$42:.M$45])" office:value-type="float" office:value="3.18073615938562" calcext:value-type="float">
            <text:p>3.2</text:p>
          </table:table-cell>
          <table:table-cell table:style-name="ce8" table:formula="of:=MMULT([.$B46:.$E46];[.N$42:.N$45])" office:value-type="float" office:value="4.91419041640336" calcext:value-type="float">
            <text:p>4.9</text:p>
          </table:table-cell>
          <table:table-cell table:style-name="ce8" table:formula="of:=MMULT([.$B46:.$E46];[.O$42:.O$45])" office:value-type="float" office:value="4.22072246778283" calcext:value-type="float">
            <text:p>4.2</text:p>
          </table:table-cell>
          <table:table-cell table:style-name="ce8" table:formula="of:=MMULT([.$B46:.$E46];[.P$42:.P$45])" office:value-type="float" office:value="3.95320367638594" calcext:value-type="float">
            <text:p>4.0</text:p>
          </table:table-cell>
          <table:table-cell table:style-name="ce8" table:formula="of:=MMULT([.$B46:.$E46];[.Q$42:.Q$45])" office:value-type="float" office:value="4.369095536635" calcext:value-type="float">
            <text:p>4.4</text:p>
          </table:table-cell>
          <table:table-cell table:style-name="ce8" table:formula="of:=MMULT([.$B46:.$E46];[.R$42:.R$45])" office:value-type="float" office:value="2.48713569401351" calcext:value-type="float">
            <text:p>2.5</text:p>
          </table:table-cell>
          <table:table-cell table:style-name="ce8" table:formula="of:=MMULT([.$B46:.$E46];[.S$42:.S$45])" office:value-type="float" office:value="3.85995092370309" calcext:value-type="float">
            <text:p>3.9</text:p>
          </table:table-cell>
          <table:table-cell table:style-name="ce8" table:formula="of:=MMULT([.$B46:.$E46];[.T$42:.T$45])" office:value-type="float" office:value="1.9213482447553" calcext:value-type="float">
            <text:p>1.9</text:p>
          </table:table-cell>
          <table:table-cell table:style-name="ce8" table:formula="of:=MMULT([.$B46:.$E46];[.U$42:.U$45])" office:value-type="float" office:value="3.54789917290812" calcext:value-type="float">
            <text:p>3.5</text:p>
          </table:table-cell>
          <table:table-cell table:style-name="ce8" table:formula="of:=MMULT([.$B46:.$E46];[.V$42:.V$45])" office:value-type="float" office:value="4.2027073428728" calcext:value-type="float">
            <text:p>4.2</text:p>
          </table:table-cell>
          <table:table-cell table:style-name="ce8" table:formula="of:=MMULT([.$B46:.$E46];[.W$42:.W$45])" office:value-type="float" office:value="2.60480458377183" calcext:value-type="float">
            <text:p>2.6</text:p>
          </table:table-cell>
          <table:table-cell table:style-name="ce8" table:formula="of:=MMULT([.$B46:.$E46];[.X$42:.X$45])" office:value-type="float" office:value="4.34564945027819" calcext:value-type="float">
            <text:p>4.3</text:p>
          </table:table-cell>
          <table:table-cell table:style-name="ce8" table:formula="of:=MMULT([.$B46:.$E46];[.Y$42:.Y$45])" office:value-type="float" office:value="2.17894407660056" calcext:value-type="float">
            <text:p>2.2</text:p>
          </table:table-cell>
          <table:table-cell table:style-name="ce8" table:formula="of:=MMULT([.$B46:.$E46];[.Z$42:.Z$45])" office:value-type="float" office:value="3.61847261828352" calcext:value-type="float">
            <text:p>3.6</text:p>
          </table:table-cell>
          <table:table-cell table:number-columns-repeated="998"/>
        </table:table-row>
        <table:table-row table:style-name="ro2">
          <table:table-cell/>
          <table:table-cell table:style-name="ce2" office:value-type="float" office:value="1.46777056378694" calcext:value-type="float">
            <text:p>1.46777056378694</text:p>
          </table:table-cell>
          <table:table-cell table:style-name="ce2" office:value-type="float" office:value="2.90831074580734" calcext:value-type="float">
            <text:p>2.90831074580734</text:p>
          </table:table-cell>
          <table:table-cell table:style-name="ce2" office:value-type="float" office:value="0.886404687494904" calcext:value-type="float">
            <text:p>0.886404687494904</text:p>
          </table:table-cell>
          <table:table-cell table:style-name="ce2" office:value-type="float" office:value="0.584540244104718" calcext:value-type="float">
            <text:p>0.584540244104718</text:p>
          </table:table-cell>
          <table:table-cell office:value-type="float" office:value="177" calcext:value-type="float">
            <text:p>177</text:p>
          </table:table-cell>
          <table:table-cell table:style-name="ce8" table:formula="of:=MMULT([.$B47:.$E47];[.G$42:.G$45])" office:value-type="float" office:value="4.8874487879309" calcext:value-type="float">
            <text:p>4.9</text:p>
          </table:table-cell>
          <table:table-cell table:style-name="ce8" table:formula="of:=MMULT([.$B47:.$E47];[.H$42:.H$45])" office:value-type="float" office:value="4.37258244507794" calcext:value-type="float">
            <text:p>4.4</text:p>
          </table:table-cell>
          <table:table-cell table:style-name="ce8" table:formula="of:=MMULT([.$B47:.$E47];[.I$42:.I$45])" office:value-type="float" office:value="3.21379761975892" calcext:value-type="float">
            <text:p>3.2</text:p>
          </table:table-cell>
          <table:table-cell table:style-name="ce8" table:formula="of:=MMULT([.$B47:.$E47];[.J$42:.J$45])" office:value-type="float" office:value="6.14631945927625" calcext:value-type="float">
            <text:p>6.1</text:p>
          </table:table-cell>
          <table:table-cell table:style-name="ce8" table:formula="of:=MMULT([.$B47:.$E47];[.K$42:.K$45])" office:value-type="float" office:value="4.95820147507522" calcext:value-type="float">
            <text:p>5.0</text:p>
          </table:table-cell>
          <table:table-cell table:style-name="ce8" table:formula="of:=MMULT([.$B47:.$E47];[.L$42:.L$45])" office:value-type="float" office:value="4.90780775971222" calcext:value-type="float">
            <text:p>4.9</text:p>
          </table:table-cell>
          <table:table-cell table:style-name="ce8" table:formula="of:=MMULT([.$B47:.$E47];[.M$42:.M$45])" office:value-type="float" office:value="4.91351402899802" calcext:value-type="float">
            <text:p>4.9</text:p>
          </table:table-cell>
          <table:table-cell table:style-name="ce8" table:formula="of:=MMULT([.$B47:.$E47];[.N$42:.N$45])" office:value-type="float" office:value="3.83151859007871" calcext:value-type="float">
            <text:p>3.8</text:p>
          </table:table-cell>
          <table:table-cell table:style-name="ce8" table:formula="of:=MMULT([.$B47:.$E47];[.O$42:.O$45])" office:value-type="float" office:value="3.53761117980418" calcext:value-type="float">
            <text:p>3.5</text:p>
          </table:table-cell>
          <table:table-cell table:style-name="ce8" table:formula="of:=MMULT([.$B47:.$E47];[.P$42:.P$45])" office:value-type="float" office:value="5.17026128097124" calcext:value-type="float">
            <text:p>5.2</text:p>
          </table:table-cell>
          <table:table-cell table:style-name="ce8" table:formula="of:=MMULT([.$B47:.$E47];[.Q$42:.Q$45])" office:value-type="float" office:value="5.33328303584736" calcext:value-type="float">
            <text:p>5.3</text:p>
          </table:table-cell>
          <table:table-cell table:style-name="ce8" table:formula="of:=MMULT([.$B47:.$E47];[.R$42:.R$45])" office:value-type="float" office:value="4.68288244231137" calcext:value-type="float">
            <text:p>4.7</text:p>
          </table:table-cell>
          <table:table-cell table:style-name="ce8" table:formula="of:=MMULT([.$B47:.$E47];[.S$42:.S$45])" office:value-type="float" office:value="3.39000608171632" calcext:value-type="float">
            <text:p>3.4</text:p>
          </table:table-cell>
          <table:table-cell table:style-name="ce8" table:formula="of:=MMULT([.$B47:.$E47];[.T$42:.T$45])" office:value-type="float" office:value="4.26793379096547" calcext:value-type="float">
            <text:p>4.3</text:p>
          </table:table-cell>
          <table:table-cell table:style-name="ce8" table:formula="of:=MMULT([.$B47:.$E47];[.U$42:.U$45])" office:value-type="float" office:value="5.35427388198575" calcext:value-type="float">
            <text:p>5.4</text:p>
          </table:table-cell>
          <table:table-cell table:style-name="ce8" table:formula="of:=MMULT([.$B47:.$E47];[.V$42:.V$45])" office:value-type="float" office:value="5.16594084183614" calcext:value-type="float">
            <text:p>5.2</text:p>
          </table:table-cell>
          <table:table-cell table:style-name="ce8" table:formula="of:=MMULT([.$B47:.$E47];[.W$42:.W$45])" office:value-type="float" office:value="3.73462604850916" calcext:value-type="float">
            <text:p>3.7</text:p>
          </table:table-cell>
          <table:table-cell table:style-name="ce8" table:formula="of:=MMULT([.$B47:.$E47];[.X$42:.X$45])" office:value-type="float" office:value="4.43696997619612" calcext:value-type="float">
            <text:p>4.4</text:p>
          </table:table-cell>
          <table:table-cell table:style-name="ce8" table:formula="of:=MMULT([.$B47:.$E47];[.Y$42:.Y$45])" office:value-type="float" office:value="3.79246537057038" calcext:value-type="float">
            <text:p>3.8</text:p>
          </table:table-cell>
          <table:table-cell table:style-name="ce8" table:formula="of:=MMULT([.$B47:.$E47];[.Z$42:.Z$45])" office:value-type="float" office:value="5.9449471232448" calcext:value-type="float">
            <text:p>5.9</text:p>
          </table:table-cell>
          <table:table-cell table:number-columns-repeated="998"/>
        </table:table-row>
        <table:table-row table:style-name="ro2">
          <table:table-cell/>
          <table:table-cell table:style-name="ce2" office:value-type="float" office:value="1.25736690610059" calcext:value-type="float">
            <text:p>1.25736690610059</text:p>
          </table:table-cell>
          <table:table-cell table:style-name="ce2" office:value-type="float" office:value="0.169631846204665" calcext:value-type="float">
            <text:p>0.169631846204665</text:p>
          </table:table-cell>
          <table:table-cell table:style-name="ce2" office:value-type="float" office:value="1.99766225770263" calcext:value-type="float">
            <text:p>1.99766225770263</text:p>
          </table:table-cell>
          <table:table-cell table:style-name="ce2" office:value-type="float" office:value="0.991334900728092" calcext:value-type="float">
            <text:p>0.991334900728092</text:p>
          </table:table-cell>
          <table:table-cell office:value-type="float" office:value="200" calcext:value-type="float">
            <text:p>200</text:p>
          </table:table-cell>
          <table:table-cell table:style-name="ce8" table:formula="of:=MMULT([.$B48:.$E48];[.G$42:.G$45])" office:value-type="float" office:value="1.71847614488507" calcext:value-type="float">
            <text:p>1.7</text:p>
          </table:table-cell>
          <table:table-cell table:style-name="ce8" table:formula="of:=MMULT([.$B48:.$E48];[.H$42:.H$45])" office:value-type="float" office:value="3.8071756019373" calcext:value-type="float">
            <text:p>3.8</text:p>
          </table:table-cell>
          <table:table-cell table:style-name="ce8" table:formula="of:=MMULT([.$B48:.$E48];[.I$42:.I$45])" office:value-type="float" office:value="3.2716442399754" calcext:value-type="float">
            <text:p>3.3</text:p>
          </table:table-cell>
          <table:table-cell table:style-name="ce8" table:formula="of:=MMULT([.$B48:.$E48];[.J$42:.J$45])" office:value-type="float" office:value="3.3002041815509" calcext:value-type="float">
            <text:p>3.3</text:p>
          </table:table-cell>
          <table:table-cell table:style-name="ce8" table:formula="of:=MMULT([.$B48:.$E48];[.K$42:.K$45])" office:value-type="float" office:value="4.49016513098224" calcext:value-type="float">
            <text:p>4.5</text:p>
          </table:table-cell>
          <table:table-cell table:style-name="ce8" table:formula="of:=MMULT([.$B48:.$E48];[.L$42:.L$45])" office:value-type="float" office:value="4.92956224424646" calcext:value-type="float">
            <text:p>4.9</text:p>
          </table:table-cell>
          <table:table-cell table:style-name="ce8" table:formula="of:=MMULT([.$B48:.$E48];[.M$42:.M$45])" office:value-type="float" office:value="1.75245007906318" calcext:value-type="float">
            <text:p>1.8</text:p>
          </table:table-cell>
          <table:table-cell table:style-name="ce8" table:formula="of:=MMULT([.$B48:.$E48];[.N$42:.N$45])" office:value-type="float" office:value="5.93531466808594" calcext:value-type="float">
            <text:p>5.9</text:p>
          </table:table-cell>
          <table:table-cell table:style-name="ce8" table:formula="of:=MMULT([.$B48:.$E48];[.O$42:.O$45])" office:value-type="float" office:value="4.97499929527952" calcext:value-type="float">
            <text:p>5.0</text:p>
          </table:table-cell>
          <table:table-cell table:style-name="ce8" table:formula="of:=MMULT([.$B48:.$E48];[.P$42:.P$45])" office:value-type="float" office:value="3.89725204019003" calcext:value-type="float">
            <text:p>3.9</text:p>
          </table:table-cell>
          <table:table-cell table:style-name="ce8" table:formula="of:=MMULT([.$B48:.$E48];[.Q$42:.Q$45])" office:value-type="float" office:value="3.4796471111239" calcext:value-type="float">
            <text:p>3.5</text:p>
          </table:table-cell>
          <table:table-cell table:style-name="ce8" table:formula="of:=MMULT([.$B48:.$E48];[.R$42:.R$45])" office:value-type="float" office:value="1.41766464623199" calcext:value-type="float">
            <text:p>1.4</text:p>
          </table:table-cell>
          <table:table-cell table:style-name="ce8" table:formula="of:=MMULT([.$B48:.$E48];[.S$42:.S$45])" office:value-type="float" office:value="4.16091088996635" calcext:value-type="float">
            <text:p>4.2</text:p>
          </table:table-cell>
          <table:table-cell table:style-name="ce8" table:formula="of:=MMULT([.$B48:.$E48];[.T$42:.T$45])" office:value-type="float" office:value="-0.0309852510215031" calcext:value-type="float">
            <text:p>0.0</text:p>
          </table:table-cell>
          <table:table-cell table:style-name="ce8" table:formula="of:=MMULT([.$B48:.$E48];[.U$42:.U$45])" office:value-type="float" office:value="2.77734118885669" calcext:value-type="float">
            <text:p>2.8</text:p>
          </table:table-cell>
          <table:table-cell table:style-name="ce8" table:formula="of:=MMULT([.$B48:.$E48];[.V$42:.V$45])" office:value-type="float" office:value="4.14569651824472" calcext:value-type="float">
            <text:p>4.1</text:p>
          </table:table-cell>
          <table:table-cell table:style-name="ce8" table:formula="of:=MMULT([.$B48:.$E48];[.W$42:.W$45])" office:value-type="float" office:value="3.04217216189793" calcext:value-type="float">
            <text:p>3.0</text:p>
          </table:table-cell>
          <table:table-cell table:style-name="ce8" table:formula="of:=MMULT([.$B48:.$E48];[.X$42:.X$45])" office:value-type="float" office:value="4.38534038171901" calcext:value-type="float">
            <text:p>4.4</text:p>
          </table:table-cell>
          <table:table-cell table:style-name="ce8" table:formula="of:=MMULT([.$B48:.$E48];[.Y$42:.Y$45])" office:value-type="float" office:value="1.62272657440144" calcext:value-type="float">
            <text:p>1.6</text:p>
          </table:table-cell>
          <table:table-cell table:style-name="ce8" table:formula="of:=MMULT([.$B48:.$E48];[.Z$42:.Z$45])" office:value-type="float" office:value="2.7442023367181" calcext:value-type="float">
            <text:p>2.7</text:p>
          </table:table-cell>
          <table:table-cell table:number-columns-repeated="998"/>
        </table:table-row>
        <table:table-row table:style-name="ro2">
          <table:table-cell/>
          <table:table-cell table:style-name="ce2" office:value-type="float" office:value="0.0531637172875822" calcext:value-type="float">
            <text:p>0.053163717287582</text:p>
          </table:table-cell>
          <table:table-cell table:style-name="ce2" office:value-type="float" office:value="1.17602107191105" calcext:value-type="float">
            <text:p>1.17602107191105</text:p>
          </table:table-cell>
          <table:table-cell table:style-name="ce2" office:value-type="float" office:value="-2.27718944293918" calcext:value-type="float">
            <text:p>-2.27718944293918</text:p>
          </table:table-cell>
          <table:table-cell table:style-name="ce2" office:value-type="float" office:value="4.26309005820932" calcext:value-type="float">
            <text:p>4.26309005820932</text:p>
          </table:table-cell>
          <table:table-cell office:value-type="float" office:value="236" calcext:value-type="float">
            <text:p>236</text:p>
          </table:table-cell>
          <table:table-cell table:style-name="ce8" table:formula="of:=MMULT([.$B49:.$E49];[.G$42:.G$45])" office:value-type="float" office:value="1.97941586469093" calcext:value-type="float">
            <text:p>2.0</text:p>
          </table:table-cell>
          <table:table-cell table:style-name="ce8" table:formula="of:=MMULT([.$B49:.$E49];[.H$42:.H$45])" office:value-type="float" office:value="4.8492587054367" calcext:value-type="float">
            <text:p>4.8</text:p>
          </table:table-cell>
          <table:table-cell table:style-name="ce8" table:formula="of:=MMULT([.$B49:.$E49];[.I$42:.I$45])" office:value-type="float" office:value="7.70478116756787" calcext:value-type="float">
            <text:p>7.7</text:p>
          </table:table-cell>
          <table:table-cell table:style-name="ce8" table:formula="of:=MMULT([.$B49:.$E49];[.J$42:.J$45])" office:value-type="float" office:value="-6.16500696713135" calcext:value-type="float">
            <text:p>-6.2</text:p>
          </table:table-cell>
          <table:table-cell table:style-name="ce8" table:formula="of:=MMULT([.$B49:.$E49];[.K$42:.K$45])" office:value-type="float" office:value="1.53818574154401" calcext:value-type="float">
            <text:p>1.5</text:p>
          </table:table-cell>
          <table:table-cell table:style-name="ce8" table:formula="of:=MMULT([.$B49:.$E49];[.L$42:.L$45])" office:value-type="float" office:value="0.348414146618611" calcext:value-type="float">
            <text:p>0.3</text:p>
          </table:table-cell>
          <table:table-cell table:style-name="ce8" table:formula="of:=MMULT([.$B49:.$E49];[.M$42:.M$45])" office:value-type="float" office:value="5.20882841089427" calcext:value-type="float">
            <text:p>5.2</text:p>
          </table:table-cell>
          <table:table-cell table:style-name="ce8" table:formula="of:=MMULT([.$B49:.$E49];[.N$42:.N$45])" office:value-type="float" office:value="5.26574347920559" calcext:value-type="float">
            <text:p>5.3</text:p>
          </table:table-cell>
          <table:table-cell table:style-name="ce8" table:formula="of:=MMULT([.$B49:.$E49];[.O$42:.O$45])" office:value-type="float" office:value="2.86350863505467" calcext:value-type="float">
            <text:p>2.9</text:p>
          </table:table-cell>
          <table:table-cell table:style-name="ce8" table:formula="of:=MMULT([.$B49:.$E49];[.P$42:.P$45])" office:value-type="float" office:value="-0.827017393057532" calcext:value-type="float">
            <text:p>-0.8</text:p>
          </table:table-cell>
          <table:table-cell table:style-name="ce8" table:formula="of:=MMULT([.$B49:.$E49];[.Q$42:.Q$45])" office:value-type="float" office:value="7.95195236971553" calcext:value-type="float">
            <text:p>8.0</text:p>
          </table:table-cell>
          <table:table-cell table:style-name="ce8" table:formula="of:=MMULT([.$B49:.$E49];[.R$42:.R$45])" office:value-type="float" office:value="2.35961992828489" calcext:value-type="float">
            <text:p>2.4</text:p>
          </table:table-cell>
          <table:table-cell table:style-name="ce8" table:formula="of:=MMULT([.$B49:.$E49];[.S$42:.S$45])" office:value-type="float" office:value="4.77597896713108" calcext:value-type="float">
            <text:p>4.8</text:p>
          </table:table-cell>
          <table:table-cell table:style-name="ce8" table:formula="of:=MMULT([.$B49:.$E49];[.T$42:.T$45])" office:value-type="float" office:value="1.97645044362066" calcext:value-type="float">
            <text:p>2.0</text:p>
          </table:table-cell>
          <table:table-cell table:style-name="ce8" table:formula="of:=MMULT([.$B49:.$E49];[.U$42:.U$45])" office:value-type="float" office:value="3.75094939297137" calcext:value-type="float">
            <text:p>3.8</text:p>
          </table:table-cell>
          <table:table-cell table:style-name="ce8" table:formula="of:=MMULT([.$B49:.$E49];[.V$42:.V$45])" office:value-type="float" office:value="6.02799597374399" calcext:value-type="float">
            <text:p>6.0</text:p>
          </table:table-cell>
          <table:table-cell table:style-name="ce8" table:formula="of:=MMULT([.$B49:.$E49];[.W$42:.W$45])" office:value-type="float" office:value="0.620964620585968" calcext:value-type="float">
            <text:p>0.6</text:p>
          </table:table-cell>
          <table:table-cell table:style-name="ce8" table:formula="of:=MMULT([.$B49:.$E49];[.X$42:.X$45])" office:value-type="float" office:value="4.44637878700209" calcext:value-type="float">
            <text:p>4.4</text:p>
          </table:table-cell>
          <table:table-cell table:style-name="ce8" table:formula="of:=MMULT([.$B49:.$E49];[.Y$42:.Y$45])" office:value-type="float" office:value="1.01826403577844" calcext:value-type="float">
            <text:p>1.0</text:p>
          </table:table-cell>
          <table:table-cell table:style-name="ce8" table:formula="of:=MMULT([.$B49:.$E49];[.Z$42:.Z$45])" office:value-type="float" office:value="1.3393532085262" calcext:value-type="float">
            <text:p>1.3</text:p>
          </table:table-cell>
          <table:table-cell table:number-columns-repeated="998"/>
        </table:table-row>
        <table:table-row table:style-name="ro2">
          <table:table-cell/>
          <table:table-cell table:style-name="ce2" office:value-type="float" office:value="0.170909892189328" calcext:value-type="float">
            <text:p>0.170909892189328</text:p>
          </table:table-cell>
          <table:table-cell table:style-name="ce2" office:value-type="float" office:value="3.00833375196615" calcext:value-type="float">
            <text:p>3.00833375196615</text:p>
          </table:table-cell>
          <table:table-cell table:style-name="ce2" office:value-type="float" office:value="1.22784020199235" calcext:value-type="float">
            <text:p>1.22784020199235</text:p>
          </table:table-cell>
          <table:table-cell table:style-name="ce2" office:value-type="float" office:value="0.733428380952518" calcext:value-type="float">
            <text:p>0.733428380952518</text:p>
          </table:table-cell>
          <table:table-cell office:value-type="float" office:value="240" calcext:value-type="float">
            <text:p>240</text:p>
          </table:table-cell>
          <table:table-cell table:style-name="ce8" table:formula="of:=MMULT([.$B50:.$E50];[.G$42:.G$45])" office:value-type="float" office:value="5.45480012811985" calcext:value-type="float">
            <text:p>5.5</text:p>
          </table:table-cell>
          <table:table-cell table:style-name="ce8" table:formula="of:=MMULT([.$B50:.$E50];[.H$42:.H$45])" office:value-type="float" office:value="3.82782534426913" calcext:value-type="float">
            <text:p>3.8</text:p>
          </table:table-cell>
          <table:table-cell table:style-name="ce8" table:formula="of:=MMULT([.$B50:.$E50];[.I$42:.I$45])" office:value-type="float" office:value="1.92948696461676" calcext:value-type="float">
            <text:p>1.9</text:p>
          </table:table-cell>
          <table:table-cell table:style-name="ce8" table:formula="of:=MMULT([.$B50:.$E50];[.J$42:.J$45])" office:value-type="float" office:value="5.18828506788238" calcext:value-type="float">
            <text:p>5.2</text:p>
          </table:table-cell>
          <table:table-cell table:style-name="ce8" table:formula="of:=MMULT([.$B50:.$E50];[.K$42:.K$45])" office:value-type="float" office:value="3.55765449669863" calcext:value-type="float">
            <text:p>3.6</text:p>
          </table:table-cell>
          <table:table-cell table:style-name="ce8" table:formula="of:=MMULT([.$B50:.$E50];[.L$42:.L$45])" office:value-type="float" office:value="3.63544943049663" calcext:value-type="float">
            <text:p>3.6</text:p>
          </table:table-cell>
          <table:table-cell table:style-name="ce8" table:formula="of:=MMULT([.$B50:.$E50];[.M$42:.M$45])" office:value-type="float" office:value="5.00139164681276" calcext:value-type="float">
            <text:p>5.0</text:p>
          </table:table-cell>
          <table:table-cell table:style-name="ce8" table:formula="of:=MMULT([.$B50:.$E50];[.N$42:.N$45])" office:value-type="float" office:value="4.14856207412842" calcext:value-type="float">
            <text:p>4.1</text:p>
          </table:table-cell>
          <table:table-cell table:style-name="ce8" table:formula="of:=MMULT([.$B50:.$E50];[.O$42:.O$45])" office:value-type="float" office:value="4.36122917797076" calcext:value-type="float">
            <text:p>4.4</text:p>
          </table:table-cell>
          <table:table-cell table:style-name="ce8" table:formula="of:=MMULT([.$B50:.$E50];[.P$42:.P$45])" office:value-type="float" office:value="5.36229389862723" calcext:value-type="float">
            <text:p>5.4</text:p>
          </table:table-cell>
          <table:table-cell table:style-name="ce8" table:formula="of:=MMULT([.$B50:.$E50];[.Q$42:.Q$45])" office:value-type="float" office:value="5.13768026983171" calcext:value-type="float">
            <text:p>5.1</text:p>
          </table:table-cell>
          <table:table-cell table:style-name="ce8" table:formula="of:=MMULT([.$B50:.$E50];[.R$42:.R$45])" office:value-type="float" office:value="3.23987623806404" calcext:value-type="float">
            <text:p>3.2</text:p>
          </table:table-cell>
          <table:table-cell table:style-name="ce8" table:formula="of:=MMULT([.$B50:.$E50];[.S$42:.S$45])" office:value-type="float" office:value="4.03439088796507" calcext:value-type="float">
            <text:p>4.0</text:p>
          </table:table-cell>
          <table:table-cell table:style-name="ce8" table:formula="of:=MMULT([.$B50:.$E50];[.T$42:.T$45])" office:value-type="float" office:value="5.16582555667743" calcext:value-type="float">
            <text:p>5.2</text:p>
          </table:table-cell>
          <table:table-cell table:style-name="ce8" table:formula="of:=MMULT([.$B50:.$E50];[.U$42:.U$45])" office:value-type="float" office:value="3.99816581853253" calcext:value-type="float">
            <text:p>4.0</text:p>
          </table:table-cell>
          <table:table-cell table:style-name="ce8" table:formula="of:=MMULT([.$B50:.$E50];[.V$42:.V$45])" office:value-type="float" office:value="2.98367426676482" calcext:value-type="float">
            <text:p>3.0</text:p>
          </table:table-cell>
          <table:table-cell table:style-name="ce8" table:formula="of:=MMULT([.$B50:.$E50];[.W$42:.W$45])" office:value-type="float" office:value="0.897432991409158" calcext:value-type="float">
            <text:p>0.9</text:p>
          </table:table-cell>
          <table:table-cell table:style-name="ce8" table:formula="of:=MMULT([.$B50:.$E50];[.X$42:.X$45])" office:value-type="float" office:value="5.00382543949103" calcext:value-type="float">
            <text:p>5.0</text:p>
          </table:table-cell>
          <table:table-cell table:style-name="ce8" table:formula="of:=MMULT([.$B50:.$E50];[.Y$42:.Y$45])" office:value-type="float" office:value="2.54464660828835" calcext:value-type="float">
            <text:p>2.5</text:p>
          </table:table-cell>
          <table:table-cell table:style-name="ce8" table:formula="of:=MMULT([.$B50:.$E50];[.Z$42:.Z$45])" office:value-type="float" office:value="4.77676159692256" calcext:value-type="float">
            <text:p>4.8</text:p>
          </table:table-cell>
          <table:table-cell table:number-columns-repeated="998"/>
        </table:table-row>
        <table:table-row table:style-name="ro2">
          <table:table-cell/>
          <table:table-cell table:style-name="ce2" office:value-type="float" office:value="0.637525149131217" calcext:value-type="float">
            <text:p>0.637525149131217</text:p>
          </table:table-cell>
          <table:table-cell table:style-name="ce2" office:value-type="float" office:value="4.01598837536571" calcext:value-type="float">
            <text:p>4.01598837536571</text:p>
          </table:table-cell>
          <table:table-cell table:style-name="ce2" office:value-type="float" office:value="1.08045199231221" calcext:value-type="float">
            <text:p>1.08045199231221</text:p>
          </table:table-cell>
          <table:table-cell table:style-name="ce2" office:value-type="float" office:value="0.085384239117355" calcext:value-type="float">
            <text:p>0.085384239117355</text:p>
          </table:table-cell>
          <table:table-cell office:value-type="float" office:value="270" calcext:value-type="float">
            <text:p>270</text:p>
          </table:table-cell>
          <table:table-cell table:style-name="ce8" table:formula="of:=MMULT([.$B51:.$E51];[.G$42:.G$45])" office:value-type="float" office:value="6.54279700583195" calcext:value-type="float">
            <text:p>6.5</text:p>
          </table:table-cell>
          <table:table-cell table:style-name="ce8" table:formula="of:=MMULT([.$B51:.$E51];[.H$42:.H$45])" office:value-type="float" office:value="3.86831550327753" calcext:value-type="float">
            <text:p>3.9</text:p>
          </table:table-cell>
          <table:table-cell table:style-name="ce8" table:formula="of:=MMULT([.$B51:.$E51];[.I$42:.I$45])" office:value-type="float" office:value="1.50309747533452" calcext:value-type="float">
            <text:p>1.5</text:p>
          </table:table-cell>
          <table:table-cell table:style-name="ce8" table:formula="of:=MMULT([.$B51:.$E51];[.J$42:.J$45])" office:value-type="float" office:value="7.56574925110401" calcext:value-type="float">
            <text:p>7.6</text:p>
          </table:table-cell>
          <table:table-cell table:style-name="ce8" table:formula="of:=MMULT([.$B51:.$E51];[.K$42:.K$45])" office:value-type="float" office:value="4.19403884183683" calcext:value-type="float">
            <text:p>4.2</text:p>
          </table:table-cell>
          <table:table-cell table:style-name="ce8" table:formula="of:=MMULT([.$B51:.$E51];[.L$42:.L$45])" office:value-type="float" office:value="4.20508517312982" calcext:value-type="float">
            <text:p>4.2</text:p>
          </table:table-cell>
          <table:table-cell table:style-name="ce8" table:formula="of:=MMULT([.$B51:.$E51];[.M$42:.M$45])" office:value-type="float" office:value="5.81577265454136" calcext:value-type="float">
            <text:p>5.8</text:p>
          </table:table-cell>
          <table:table-cell table:style-name="ce8" table:formula="of:=MMULT([.$B51:.$E51];[.N$42:.N$45])" office:value-type="float" office:value="2.94981868615143" calcext:value-type="float">
            <text:p>2.9</text:p>
          </table:table-cell>
          <table:table-cell table:style-name="ce8" table:formula="of:=MMULT([.$B51:.$E51];[.O$42:.O$45])" office:value-type="float" office:value="3.54922545260545" calcext:value-type="float">
            <text:p>3.5</text:p>
          </table:table-cell>
          <table:table-cell table:style-name="ce8" table:formula="of:=MMULT([.$B51:.$E51];[.P$42:.P$45])" office:value-type="float" office:value="6.21186566444737" calcext:value-type="float">
            <text:p>6.2</text:p>
          </table:table-cell>
          <table:table-cell table:style-name="ce8" table:formula="of:=MMULT([.$B51:.$E51];[.Q$42:.Q$45])" office:value-type="float" office:value="5.25220976337994" calcext:value-type="float">
            <text:p>5.3</text:p>
          </table:table-cell>
          <table:table-cell table:style-name="ce8" table:formula="of:=MMULT([.$B51:.$E51];[.R$42:.R$45])" office:value-type="float" office:value="4.77015864292057" calcext:value-type="float">
            <text:p>4.8</text:p>
          </table:table-cell>
          <table:table-cell table:style-name="ce8" table:formula="of:=MMULT([.$B51:.$E51];[.S$42:.S$45])" office:value-type="float" office:value="3.26520056916859" calcext:value-type="float">
            <text:p>3.3</text:p>
          </table:table-cell>
          <table:table-cell table:style-name="ce8" table:formula="of:=MMULT([.$B51:.$E51];[.T$42:.T$45])" office:value-type="float" office:value="6.5405081165626" calcext:value-type="float">
            <text:p>6.5</text:p>
          </table:table-cell>
          <table:table-cell table:style-name="ce8" table:formula="of:=MMULT([.$B51:.$E51];[.U$42:.U$45])" office:value-type="float" office:value="5.14117892504434" calcext:value-type="float">
            <text:p>5.1</text:p>
          </table:table-cell>
          <table:table-cell table:style-name="ce8" table:formula="of:=MMULT([.$B51:.$E51];[.V$42:.V$45])" office:value-type="float" office:value="3.47898374263299" calcext:value-type="float">
            <text:p>3.5</text:p>
          </table:table-cell>
          <table:table-cell table:style-name="ce8" table:formula="of:=MMULT([.$B51:.$E51];[.W$42:.W$45])" office:value-type="float" office:value="1.97578185899126" calcext:value-type="float">
            <text:p>2.0</text:p>
          </table:table-cell>
          <table:table-cell table:style-name="ce8" table:formula="of:=MMULT([.$B51:.$E51];[.X$42:.X$45])" office:value-type="float" office:value="4.65481881876784" calcext:value-type="float">
            <text:p>4.7</text:p>
          </table:table-cell>
          <table:table-cell table:style-name="ce8" table:formula="of:=MMULT([.$B51:.$E51];[.Y$42:.Y$45])" office:value-type="float" office:value="3.73877481685695" calcext:value-type="float">
            <text:p>3.7</text:p>
          </table:table-cell>
          <table:table-cell table:style-name="ce8" table:formula="of:=MMULT([.$B51:.$E51];[.Z$42:.Z$45])" office:value-type="float" office:value="6.42466633514181" calcext:value-type="float">
            <text:p>6.4</text:p>
          </table:table-cell>
          <table:table-cell table:number-columns-repeated="998"/>
        </table:table-row>
        <table:table-row table:style-name="ro2">
          <table:table-cell/>
          <table:table-cell table:style-name="ce2" office:value-type="float" office:value="1.76933321485948" calcext:value-type="float">
            <text:p>1.76933321485948</text:p>
          </table:table-cell>
          <table:table-cell table:style-name="ce2" office:value-type="float" office:value="1.01977815001016" calcext:value-type="float">
            <text:p>1.01977815001016</text:p>
          </table:table-cell>
          <table:table-cell table:style-name="ce2" office:value-type="float" office:value="2.02383836125578" calcext:value-type="float">
            <text:p>2.02383836125578</text:p>
          </table:table-cell>
          <table:table-cell table:style-name="ce2" office:value-type="float" office:value="0.890704585478421" calcext:value-type="float">
            <text:p>0.890704585478421</text:p>
          </table:table-cell>
          <table:table-cell office:value-type="float" office:value="287" calcext:value-type="float">
            <text:p>287</text:p>
          </table:table-cell>
          <table:table-cell table:style-name="ce8" table:formula="of:=MMULT([.$B52:.$E52];[.G$42:.G$45])" office:value-type="float" office:value="2.8885246451713" calcext:value-type="float">
            <text:p>2.9</text:p>
          </table:table-cell>
          <table:table-cell table:style-name="ce8" table:formula="of:=MMULT([.$B52:.$E52];[.H$42:.H$45])" office:value-type="float" office:value="4.63123850046519" calcext:value-type="float">
            <text:p>4.6</text:p>
          </table:table-cell>
          <table:table-cell table:style-name="ce8" table:formula="of:=MMULT([.$B52:.$E52];[.I$42:.I$45])" office:value-type="float" office:value="3.8354246449691" calcext:value-type="float">
            <text:p>3.8</text:p>
          </table:table-cell>
          <table:table-cell table:style-name="ce8" table:formula="of:=MMULT([.$B52:.$E52];[.J$42:.J$45])" office:value-type="float" office:value="5.1580491200729" calcext:value-type="float">
            <text:p>5.2</text:p>
          </table:table-cell>
          <table:table-cell table:style-name="ce8" table:formula="of:=MMULT([.$B52:.$E52];[.K$42:.K$45])" office:value-type="float" office:value="5.65110489236341" calcext:value-type="float">
            <text:p>5.7</text:p>
          </table:table-cell>
          <table:table-cell table:style-name="ce8" table:formula="of:=MMULT([.$B52:.$E52];[.L$42:.L$45])" office:value-type="float" office:value="6.03022714342369" calcext:value-type="float">
            <text:p>6.0</text:p>
          </table:table-cell>
          <table:table-cell table:style-name="ce8" table:formula="of:=MMULT([.$B52:.$E52];[.M$42:.M$45])" office:value-type="float" office:value="2.90821769528627" calcext:value-type="float">
            <text:p>2.9</text:p>
          </table:table-cell>
          <table:table-cell table:style-name="ce8" table:formula="of:=MMULT([.$B52:.$E52];[.N$42:.N$45])" office:value-type="float" office:value="6.14617136514122" calcext:value-type="float">
            <text:p>6.1</text:p>
          </table:table-cell>
          <table:table-cell table:style-name="ce8" table:formula="of:=MMULT([.$B52:.$E52];[.O$42:.O$45])" office:value-type="float" office:value="5.20967140246438" calcext:value-type="float">
            <text:p>5.2</text:p>
          </table:table-cell>
          <table:table-cell table:style-name="ce8" table:formula="of:=MMULT([.$B52:.$E52];[.P$42:.P$45])" office:value-type="float" office:value="5.01221715811109" calcext:value-type="float">
            <text:p>5.0</text:p>
          </table:table-cell>
          <table:table-cell table:style-name="ce8" table:formula="of:=MMULT([.$B52:.$E52];[.Q$42:.Q$45])" office:value-type="float" office:value="4.50143210132548" calcext:value-type="float">
            <text:p>4.5</text:p>
          </table:table-cell>
          <table:table-cell table:style-name="ce8" table:formula="of:=MMULT([.$B52:.$E52];[.R$42:.R$45])" office:value-type="float" office:value="2.88531559849751" calcext:value-type="float">
            <text:p>2.9</text:p>
          </table:table-cell>
          <table:table-cell table:style-name="ce8" table:formula="of:=MMULT([.$B52:.$E52];[.S$42:.S$45])" office:value-type="float" office:value="4.42975825458209" calcext:value-type="float">
            <text:p>4.4</text:p>
          </table:table-cell>
          <table:table-cell table:style-name="ce8" table:formula="of:=MMULT([.$B52:.$E52];[.T$42:.T$45])" office:value-type="float" office:value="1.12184257848577" calcext:value-type="float">
            <text:p>1.1</text:p>
          </table:table-cell>
          <table:table-cell table:style-name="ce8" table:formula="of:=MMULT([.$B52:.$E52];[.U$42:.U$45])" office:value-type="float" office:value="4.21969999765577" calcext:value-type="float">
            <text:p>4.2</text:p>
          </table:table-cell>
          <table:table-cell table:style-name="ce8" table:formula="of:=MMULT([.$B52:.$E52];[.V$42:.V$45])" office:value-type="float" office:value="5.41297941986748" calcext:value-type="float">
            <text:p>5.4</text:p>
          </table:table-cell>
          <table:table-cell table:style-name="ce8" table:formula="of:=MMULT([.$B52:.$E52];[.W$42:.W$45])" office:value-type="float" office:value="4.27440612332885" calcext:value-type="float">
            <text:p>4.3</text:p>
          </table:table-cell>
          <table:table-cell table:style-name="ce8" table:formula="of:=MMULT([.$B52:.$E52];[.X$42:.X$45])" office:value-type="float" office:value="4.97993913731224" calcext:value-type="float">
            <text:p>5.0</text:p>
          </table:table-cell>
          <table:table-cell table:style-name="ce8" table:formula="of:=MMULT([.$B52:.$E52];[.Y$42:.Y$45])" office:value-type="float" office:value="2.78779807457678" calcext:value-type="float">
            <text:p>2.8</text:p>
          </table:table-cell>
          <table:table-cell table:style-name="ce8" table:formula="of:=MMULT([.$B52:.$E52];[.Z$42:.Z$45])" office:value-type="float" office:value="4.42058658644262" calcext:value-type="float">
            <text:p>4.4</text:p>
          </table:table-cell>
          <table:table-cell table:number-columns-repeated="998"/>
        </table:table-row>
        <table:table-row table:style-name="ro2">
          <table:table-cell/>
          <table:table-cell table:style-name="ce2" office:value-type="float" office:value="1.17433660556598" calcext:value-type="float">
            <text:p>1.17433660556598</text:p>
          </table:table-cell>
          <table:table-cell table:style-name="ce2" office:value-type="float" office:value="1.93792433060127" calcext:value-type="float">
            <text:p>1.93792433060127</text:p>
          </table:table-cell>
          <table:table-cell table:style-name="ce2" office:value-type="float" office:value="0.035100315813302" calcext:value-type="float">
            <text:p>0.035100315813302</text:p>
          </table:table-cell>
          <table:table-cell table:style-name="ce2" office:value-type="float" office:value="2.18415672099216" calcext:value-type="float">
            <text:p>2.18415672099216</text:p>
          </table:table-cell>
          <table:table-cell office:value-type="float" office:value="295" calcext:value-type="float">
            <text:p>295</text:p>
          </table:table-cell>
          <table:table-cell table:style-name="ce8" table:formula="of:=MMULT([.$B53:.$E53];[.G$42:.G$45])" office:value-type="float" office:value="3.58834149240266" calcext:value-type="float">
            <text:p>3.6</text:p>
          </table:table-cell>
          <table:table-cell table:style-name="ce8" table:formula="of:=MMULT([.$B53:.$E53];[.H$42:.H$45])" office:value-type="float" office:value="5.065065315457" calcext:value-type="float">
            <text:p>5.1</text:p>
          </table:table-cell>
          <table:table-cell table:style-name="ce8" table:formula="of:=MMULT([.$B53:.$E53];[.I$42:.I$45])" office:value-type="float" office:value="5.521378368395" calcext:value-type="float">
            <text:p>5.5</text:p>
          </table:table-cell>
          <table:table-cell table:style-name="ce8" table:formula="of:=MMULT([.$B53:.$E53];[.J$42:.J$45])" office:value-type="float" office:value="1.57789685607475" calcext:value-type="float">
            <text:p>1.6</text:p>
          </table:table-cell>
          <table:table-cell table:style-name="ce8" table:formula="of:=MMULT([.$B53:.$E53];[.K$42:.K$45])" office:value-type="float" office:value="4.31370138401467" calcext:value-type="float">
            <text:p>4.3</text:p>
          </table:table-cell>
          <table:table-cell table:style-name="ce8" table:formula="of:=MMULT([.$B53:.$E53];[.L$42:.L$45])" office:value-type="float" office:value="3.92769737016" calcext:value-type="float">
            <text:p>3.9</text:p>
          </table:table-cell>
          <table:table-cell table:style-name="ce8" table:formula="of:=MMULT([.$B53:.$E53];[.M$42:.M$45])" office:value-type="float" office:value="4.90219230836346" calcext:value-type="float">
            <text:p>4.9</text:p>
          </table:table-cell>
          <table:table-cell table:style-name="ce8" table:formula="of:=MMULT([.$B53:.$E53];[.N$42:.N$45])" office:value-type="float" office:value="5.42630712010688" calcext:value-type="float">
            <text:p>5.4</text:p>
          </table:table-cell>
          <table:table-cell table:style-name="ce8" table:formula="of:=MMULT([.$B53:.$E53];[.O$42:.O$45])" office:value-type="float" office:value="4.06356114695238" calcext:value-type="float">
            <text:p>4.1</text:p>
          </table:table-cell>
          <table:table-cell table:style-name="ce8" table:formula="of:=MMULT([.$B53:.$E53];[.P$42:.P$45])" office:value-type="float" office:value="3.22183759089015" calcext:value-type="float">
            <text:p>3.2</text:p>
          </table:table-cell>
          <table:table-cell table:style-name="ce8" table:formula="of:=MMULT([.$B53:.$E53];[.Q$42:.Q$45])" office:value-type="float" office:value="6.63586127429758" calcext:value-type="float">
            <text:p>6.6</text:p>
          </table:table-cell>
          <table:table-cell table:style-name="ce8" table:formula="of:=MMULT([.$B53:.$E53];[.R$42:.R$45])" office:value-type="float" office:value="3.72122675528715" calcext:value-type="float">
            <text:p>3.7</text:p>
          </table:table-cell>
          <table:table-cell table:style-name="ce8" table:formula="of:=MMULT([.$B53:.$E53];[.S$42:.S$45])" office:value-type="float" office:value="4.54085318404492" calcext:value-type="float">
            <text:p>4.5</text:p>
          </table:table-cell>
          <table:table-cell table:style-name="ce8" table:formula="of:=MMULT([.$B53:.$E53];[.T$42:.T$45])" office:value-type="float" office:value="2.80932735190215" calcext:value-type="float">
            <text:p>2.8</text:p>
          </table:table-cell>
          <table:table-cell table:style-name="ce8" table:formula="of:=MMULT([.$B53:.$E53];[.U$42:.U$45])" office:value-type="float" office:value="4.93231402872612" calcext:value-type="float">
            <text:p>4.9</text:p>
          </table:table-cell>
          <table:table-cell table:style-name="ce8" table:formula="of:=MMULT([.$B53:.$E53];[.V$42:.V$45])" office:value-type="float" office:value="6.13583220608654" calcext:value-type="float">
            <text:p>6.1</text:p>
          </table:table-cell>
          <table:table-cell table:style-name="ce8" table:formula="of:=MMULT([.$B53:.$E53];[.W$42:.W$45])" office:value-type="float" office:value="3.09918119075895" calcext:value-type="float">
            <text:p>3.1</text:p>
          </table:table-cell>
          <table:table-cell table:style-name="ce8" table:formula="of:=MMULT([.$B53:.$E53];[.X$42:.X$45])" office:value-type="float" office:value="4.99683296047671" calcext:value-type="float">
            <text:p>5.0</text:p>
          </table:table-cell>
          <table:table-cell table:style-name="ce8" table:formula="of:=MMULT([.$B53:.$E53];[.Y$42:.Y$45])" office:value-type="float" office:value="2.79377858781166" calcext:value-type="float">
            <text:p>2.8</text:p>
          </table:table-cell>
          <table:table-cell table:style-name="ce8" table:formula="of:=MMULT([.$B53:.$E53];[.Z$42:.Z$45])" office:value-type="float" office:value="4.26653139644347" calcext:value-type="float">
            <text:p>4.3</text:p>
          </table:table-cell>
          <table:table-cell table:number-columns-repeated="998"/>
        </table:table-row>
        <table:table-row table:style-name="ro2">
          <table:table-cell/>
          <table:table-cell table:style-name="ce2" office:value-type="float" office:value="1.285412717496" calcext:value-type="float">
            <text:p>1.285412717496</text:p>
          </table:table-cell>
          <table:table-cell table:style-name="ce2" office:value-type="float" office:value="1.16158237696343" calcext:value-type="float">
            <text:p>1.16158237696343</text:p>
          </table:table-cell>
          <table:table-cell table:style-name="ce2" office:value-type="float" office:value="0.367974092233978" calcext:value-type="float">
            <text:p>0.367974092233978</text:p>
          </table:table-cell>
          <table:table-cell table:style-name="ce2" office:value-type="float" office:value="1.21362376072499" calcext:value-type="float">
            <text:p>1.21362376072499</text:p>
          </table:table-cell>
          <table:table-cell office:value-type="float" office:value="303" calcext:value-type="float">
            <text:p>303</text:p>
          </table:table-cell>
          <table:table-cell table:style-name="ce8" table:formula="of:=MMULT([.$B54:.$E54];[.G$42:.G$45])" office:value-type="float" office:value="2.25940966245546" calcext:value-type="float">
            <text:p>2.3</text:p>
          </table:table-cell>
          <table:table-cell table:style-name="ce8" table:formula="of:=MMULT([.$B54:.$E54];[.H$42:.H$45])" office:value-type="float" office:value="3.61539691947489" calcext:value-type="float">
            <text:p>3.6</text:p>
          </table:table-cell>
          <table:table-cell table:style-name="ce8" table:formula="of:=MMULT([.$B54:.$E54];[.I$42:.I$45])" office:value-type="float" office:value="3.84114065647933" calcext:value-type="float">
            <text:p>3.8</text:p>
          </table:table-cell>
          <table:table-cell table:style-name="ce8" table:formula="of:=MMULT([.$B54:.$E54];[.J$42:.J$45])" office:value-type="float" office:value="2.16490038388137" calcext:value-type="float">
            <text:p>2.2</text:p>
          </table:table-cell>
          <table:table-cell table:style-name="ce8" table:formula="of:=MMULT([.$B54:.$E54];[.K$42:.K$45])" office:value-type="float" office:value="3.68967514126759" calcext:value-type="float">
            <text:p>3.7</text:p>
          </table:table-cell>
          <table:table-cell table:style-name="ce8" table:formula="of:=MMULT([.$B54:.$E54];[.L$42:.L$45])" office:value-type="float" office:value="3.54995161671447" calcext:value-type="float">
            <text:p>3.5</text:p>
          </table:table-cell>
          <table:table-cell table:style-name="ce8" table:formula="of:=MMULT([.$B54:.$E54];[.M$42:.M$45])" office:value-type="float" office:value="3.02030225931427" calcext:value-type="float">
            <text:p>3.0</text:p>
          </table:table-cell>
          <table:table-cell table:style-name="ce8" table:formula="of:=MMULT([.$B54:.$E54];[.N$42:.N$45])" office:value-type="float" office:value="3.88572222645401" calcext:value-type="float">
            <text:p>3.9</text:p>
          </table:table-cell>
          <table:table-cell table:style-name="ce8" table:formula="of:=MMULT([.$B54:.$E54];[.O$42:.O$45])" office:value-type="float" office:value="2.89792192547794" calcext:value-type="float">
            <text:p>2.9</text:p>
          </table:table-cell>
          <table:table-cell table:style-name="ce8" table:formula="of:=MMULT([.$B54:.$E54];[.P$42:.P$45])" office:value-type="float" office:value="2.62776725753931" calcext:value-type="float">
            <text:p>2.6</text:p>
          </table:table-cell>
          <table:table-cell table:style-name="ce8" table:formula="of:=MMULT([.$B54:.$E54];[.Q$42:.Q$45])" office:value-type="float" office:value="4.27117938613674" calcext:value-type="float">
            <text:p>4.3</text:p>
          </table:table-cell>
          <table:table-cell table:style-name="ce8" table:formula="of:=MMULT([.$B54:.$E54];[.R$42:.R$45])" office:value-type="float" office:value="2.82754853627685" calcext:value-type="float">
            <text:p>2.8</text:p>
          </table:table-cell>
          <table:table-cell table:style-name="ce8" table:formula="of:=MMULT([.$B54:.$E54];[.S$42:.S$45])" office:value-type="float" office:value="3.00784776903538" calcext:value-type="float">
            <text:p>3.0</text:p>
          </table:table-cell>
          <table:table-cell table:style-name="ce8" table:formula="of:=MMULT([.$B54:.$E54];[.T$42:.T$45])" office:value-type="float" office:value="1.41950930414958" calcext:value-type="float">
            <text:p>1.4</text:p>
          </table:table-cell>
          <table:table-cell table:style-name="ce8" table:formula="of:=MMULT([.$B54:.$E54];[.U$42:.U$45])" office:value-type="float" office:value="3.68067207866964" calcext:value-type="float">
            <text:p>3.7</text:p>
          </table:table-cell>
          <table:table-cell table:style-name="ce8" table:formula="of:=MMULT([.$B54:.$E54];[.V$42:.V$45])" office:value-type="float" office:value="4.72045461197043" calcext:value-type="float">
            <text:p>4.7</text:p>
          </table:table-cell>
          <table:table-cell table:style-name="ce8" table:formula="of:=MMULT([.$B54:.$E54];[.W$42:.W$45])" office:value-type="float" office:value="3.15980137782651" calcext:value-type="float">
            <text:p>3.2</text:p>
          </table:table-cell>
          <table:table-cell table:style-name="ce8" table:formula="of:=MMULT([.$B54:.$E54];[.X$42:.X$45])" office:value-type="float" office:value="3.37633540144488" calcext:value-type="float">
            <text:p>3.4</text:p>
          </table:table-cell>
          <table:table-cell table:style-name="ce8" table:formula="of:=MMULT([.$B54:.$E54];[.Y$42:.Y$45])" office:value-type="float" office:value="2.29860638551758" calcext:value-type="float">
            <text:p>2.3</text:p>
          </table:table-cell>
          <table:table-cell table:style-name="ce8" table:formula="of:=MMULT([.$B54:.$E54];[.Z$42:.Z$45])" office:value-type="float" office:value="3.36058030970709" calcext:value-type="float">
            <text:p>3.4</text:p>
          </table:table-cell>
          <table:table-cell table:number-columns-repeated="998"/>
        </table:table-row>
        <table:table-row table:style-name="ro2">
          <table:table-cell/>
          <table:table-cell table:style-name="ce2" office:value-type="float" office:value="0.243680445766043" calcext:value-type="float">
            <text:p>0.243680445766043</text:p>
          </table:table-cell>
          <table:table-cell table:style-name="ce2" office:value-type="float" office:value="0.676922484415763" calcext:value-type="float">
            <text:p>0.676922484415763</text:p>
          </table:table-cell>
          <table:table-cell table:style-name="ce2" office:value-type="float" office:value="2.00948847667478" calcext:value-type="float">
            <text:p>2.00948847667478</text:p>
          </table:table-cell>
          <table:table-cell table:style-name="ce2" office:value-type="float" office:value="2.04471904178787" calcext:value-type="float">
            <text:p>2.04471904178787</text:p>
          </table:table-cell>
          <table:table-cell office:value-type="float" office:value="408" calcext:value-type="float">
            <text:p>408</text:p>
          </table:table-cell>
          <table:table-cell table:style-name="ce8" table:formula="of:=MMULT([.$B55:.$E55];[.G$42:.G$45])" office:value-type="float" office:value="3.00105796326874" calcext:value-type="float">
            <text:p>3.0</text:p>
          </table:table-cell>
          <table:table-cell table:style-name="ce8" table:formula="of:=MMULT([.$B55:.$E55];[.H$42:.H$45])" office:value-type="float" office:value="4.71350175264285" calcext:value-type="float">
            <text:p>4.7</text:p>
          </table:table-cell>
          <table:table-cell table:style-name="ce8" table:formula="of:=MMULT([.$B55:.$E55];[.I$42:.I$45])" office:value-type="float" office:value="3.97197239605697" calcext:value-type="float">
            <text:p>4.0</text:p>
          </table:table-cell>
          <table:table-cell table:style-name="ce8" table:formula="of:=MMULT([.$B55:.$E55];[.J$42:.J$45])" office:value-type="float" office:value="1.75785527535776" calcext:value-type="float">
            <text:p>1.8</text:p>
          </table:table-cell>
          <table:table-cell table:style-name="ce8" table:formula="of:=MMULT([.$B55:.$E55];[.K$42:.K$45])" office:value-type="float" office:value="4.04116713969865" calcext:value-type="float">
            <text:p>4.0</text:p>
          </table:table-cell>
          <table:table-cell table:style-name="ce8" table:formula="of:=MMULT([.$B55:.$E55];[.L$42:.L$45])" office:value-type="float" office:value="4.38113600373004" calcext:value-type="float">
            <text:p>4.4</text:p>
          </table:table-cell>
          <table:table-cell table:style-name="ce8" table:formula="of:=MMULT([.$B55:.$E55];[.M$42:.M$45])" office:value-type="float" office:value="3.23736329787159" calcext:value-type="float">
            <text:p>3.2</text:p>
          </table:table-cell>
          <table:table-cell table:style-name="ce8" table:formula="of:=MMULT([.$B55:.$E55];[.N$42:.N$45])" office:value-type="float" office:value="7.77125086289709" calcext:value-type="float">
            <text:p>7.8</text:p>
          </table:table-cell>
          <table:table-cell table:style-name="ce8" table:formula="of:=MMULT([.$B55:.$E55];[.O$42:.O$45])" office:value-type="float" office:value="6.7348698265306" calcext:value-type="float">
            <text:p>6.7</text:p>
          </table:table-cell>
          <table:table-cell table:style-name="ce8" table:formula="of:=MMULT([.$B55:.$E55];[.P$42:.P$45])" office:value-type="float" office:value="4.41081933789828" calcext:value-type="float">
            <text:p>4.4</text:p>
          </table:table-cell>
          <table:table-cell table:style-name="ce8" table:formula="of:=MMULT([.$B55:.$E55];[.Q$42:.Q$45])" office:value-type="float" office:value="5.3535163079054" calcext:value-type="float">
            <text:p>5.4</text:p>
          </table:table-cell>
          <table:table-cell table:style-name="ce8" table:formula="of:=MMULT([.$B55:.$E55];[.R$42:.R$45])" office:value-type="float" office:value="0.928423951434898" calcext:value-type="float">
            <text:p>0.9</text:p>
          </table:table-cell>
          <table:table-cell table:style-name="ce8" table:formula="of:=MMULT([.$B55:.$E55];[.S$42:.S$45])" office:value-type="float" office:value="6.0857542373597" calcext:value-type="float">
            <text:p>6.1</text:p>
          </table:table-cell>
          <table:table-cell table:style-name="ce8" table:formula="of:=MMULT([.$B55:.$E55];[.T$42:.T$45])" office:value-type="float" office:value="1.42911031004463" calcext:value-type="float">
            <text:p>1.4</text:p>
          </table:table-cell>
          <table:table-cell table:style-name="ce8" table:formula="of:=MMULT([.$B55:.$E55];[.U$42:.U$45])" office:value-type="float" office:value="2.74523017693907" calcext:value-type="float">
            <text:p>2.7</text:p>
          </table:table-cell>
          <table:table-cell table:style-name="ce8" table:formula="of:=MMULT([.$B55:.$E55];[.V$42:.V$45])" office:value-type="float" office:value="3.86570599689313" calcext:value-type="float">
            <text:p>3.9</text:p>
          </table:table-cell>
          <table:table-cell table:style-name="ce8" table:formula="of:=MMULT([.$B55:.$E55];[.W$42:.W$45])" office:value-type="float" office:value="0.969335976613687" calcext:value-type="float">
            <text:p>1.0</text:p>
          </table:table-cell>
          <table:table-cell table:style-name="ce8" table:formula="of:=MMULT([.$B55:.$E55];[.X$42:.X$45])" office:value-type="float" office:value="6.25019861975916" calcext:value-type="float">
            <text:p>6.3</text:p>
          </table:table-cell>
          <table:table-cell table:style-name="ce8" table:formula="of:=MMULT([.$B55:.$E55];[.Y$42:.Y$45])" office:value-type="float" office:value="1.00238840230649" calcext:value-type="float">
            <text:p>1.0</text:p>
          </table:table-cell>
          <table:table-cell table:style-name="ce8" table:formula="of:=MMULT([.$B55:.$E55];[.Z$42:.Z$45])" office:value-type="float" office:value="2.44402505548284" calcext:value-type="float">
            <text:p>2.4</text:p>
          </table:table-cell>
          <table:table-cell table:number-columns-repeated="998"/>
        </table:table-row>
        <table:table-row table:style-name="ro2">
          <table:table-cell/>
          <table:table-cell table:style-name="ce2" office:value-type="float" office:value="2.74110325325326" calcext:value-type="float">
            <text:p>2.74110325325326</text:p>
          </table:table-cell>
          <table:table-cell table:style-name="ce2" office:value-type="float" office:value="0.911824452861515" calcext:value-type="float">
            <text:p>0.911824452861515</text:p>
          </table:table-cell>
          <table:table-cell table:style-name="ce2" office:value-type="float" office:value="0.0778139538134558" calcext:value-type="float">
            <text:p>0.077813953813456</text:p>
          </table:table-cell>
          <table:table-cell table:style-name="ce2" office:value-type="float" office:value="0.0106319187317513" calcext:value-type="float">
            <text:p>0.010631918731751</text:p>
          </table:table-cell>
          <table:table-cell office:value-type="float" office:value="426" calcext:value-type="float">
            <text:p>426</text:p>
          </table:table-cell>
          <table:table-cell table:style-name="ce8" table:formula="of:=MMULT([.$B56:.$E56];[.G$42:.G$45])" office:value-type="float" office:value="1.07507409637587" calcext:value-type="float">
            <text:p>1.1</text:p>
          </table:table-cell>
          <table:table-cell table:style-name="ce8" table:formula="of:=MMULT([.$B56:.$E56];[.H$42:.H$45])" office:value-type="float" office:value="2.83324405920213" calcext:value-type="float">
            <text:p>2.8</text:p>
          </table:table-cell>
          <table:table-cell table:style-name="ce8" table:formula="of:=MMULT([.$B56:.$E56];[.I$42:.I$45])" office:value-type="float" office:value="3.44818041382636" calcext:value-type="float">
            <text:p>3.4</text:p>
          </table:table-cell>
          <table:table-cell table:style-name="ce8" table:formula="of:=MMULT([.$B56:.$E56];[.J$42:.J$45])" office:value-type="float" office:value="4.31222486806202" calcext:value-type="float">
            <text:p>4.3</text:p>
          </table:table-cell>
          <table:table-cell table:style-name="ce8" table:formula="of:=MMULT([.$B56:.$E56];[.K$42:.K$45])" office:value-type="float" office:value="4.55354687333849" calcext:value-type="float">
            <text:p>4.6</text:p>
          </table:table-cell>
          <table:table-cell table:style-name="ce8" table:formula="of:=MMULT([.$B56:.$E56];[.L$42:.L$45])" office:value-type="float" office:value="4.41074861044789" calcext:value-type="float">
            <text:p>4.4</text:p>
          </table:table-cell>
          <table:table-cell table:style-name="ce8" table:formula="of:=MMULT([.$B56:.$E56];[.M$42:.M$45])" office:value-type="float" office:value="1.7778449777732" calcext:value-type="float">
            <text:p>1.8</text:p>
          </table:table-cell>
          <table:table-cell table:style-name="ce8" table:formula="of:=MMULT([.$B56:.$E56];[.N$42:.N$45])" office:value-type="float" office:value="1.52097782130442" calcext:value-type="float">
            <text:p>1.5</text:p>
          </table:table-cell>
          <table:table-cell table:style-name="ce8" table:formula="of:=MMULT([.$B56:.$E56];[.O$42:.O$45])" office:value-type="float" office:value="0.546997455299835" calcext:value-type="float">
            <text:p>0.5</text:p>
          </table:table-cell>
          <table:table-cell table:style-name="ce8" table:formula="of:=MMULT([.$B56:.$E56];[.P$42:.P$45])" office:value-type="float" office:value="2.09499030678541" calcext:value-type="float">
            <text:p>2.1</text:p>
          </table:table-cell>
          <table:table-cell table:style-name="ce8" table:formula="of:=MMULT([.$B56:.$E56];[.Q$42:.Q$45])" office:value-type="float" office:value="2.53152926309763" calcext:value-type="float">
            <text:p>2.5</text:p>
          </table:table-cell>
          <table:table-cell table:style-name="ce8" table:formula="of:=MMULT([.$B56:.$E56];[.R$42:.R$45])" office:value-type="float" office:value="4.13000648461136" calcext:value-type="float">
            <text:p>4.1</text:p>
          </table:table-cell>
          <table:table-cell table:style-name="ce8" table:formula="of:=MMULT([.$B56:.$E56];[.S$42:.S$45])" office:value-type="float" office:value="0.636712428276526" calcext:value-type="float">
            <text:p>0.6</text:p>
          </table:table-cell>
          <table:table-cell table:style-name="ce8" table:formula="of:=MMULT([.$B56:.$E56];[.T$42:.T$45])" office:value-type="float" office:value="0.112755235382283" calcext:value-type="float">
            <text:p>0.1</text:p>
          </table:table-cell>
          <table:table-cell table:style-name="ce8" table:formula="of:=MMULT([.$B56:.$E56];[.U$42:.U$45])" office:value-type="float" office:value="4.37578796497898" calcext:value-type="float">
            <text:p>4.4</text:p>
          </table:table-cell>
          <table:table-cell table:style-name="ce8" table:formula="of:=MMULT([.$B56:.$E56];[.V$42:.V$45])" office:value-type="float" office:value="5.72836371116844" calcext:value-type="float">
            <text:p>5.7</text:p>
          </table:table-cell>
          <table:table-cell table:style-name="ce8" table:formula="of:=MMULT([.$B56:.$E56];[.W$42:.W$45])" office:value-type="float" office:value="6.21475249152802" calcext:value-type="float">
            <text:p>6.2</text:p>
          </table:table-cell>
          <table:table-cell table:style-name="ce8" table:formula="of:=MMULT([.$B56:.$E56];[.X$42:.X$45])" office:value-type="float" office:value="1.1799180049192" calcext:value-type="float">
            <text:p>1.2</text:p>
          </table:table-cell>
          <table:table-cell table:style-name="ce8" table:formula="of:=MMULT([.$B56:.$E56];[.Y$42:.Y$45])" office:value-type="float" office:value="3.5460217740602" calcext:value-type="float">
            <text:p>3.5</text:p>
          </table:table-cell>
          <table:table-cell table:style-name="ce8" table:formula="of:=MMULT([.$B56:.$E56];[.Z$42:.Z$45])" office:value-type="float" office:value="4.34406356617301" calcext:value-type="float">
            <text:p>4.3</text:p>
          </table:table-cell>
          <table:table-cell table:number-columns-repeated="998"/>
        </table:table-row>
        <table:table-row table:style-name="ro2">
          <table:table-cell/>
          <table:table-cell table:style-name="ce2" office:value-type="float" office:value="1.16133648101692" calcext:value-type="float">
            <text:p>1.16133648101692</text:p>
          </table:table-cell>
          <table:table-cell table:style-name="ce2" office:value-type="float" office:value="2.38879438615657" calcext:value-type="float">
            <text:p>2.38879438615657</text:p>
          </table:table-cell>
          <table:table-cell table:style-name="ce2" office:value-type="float" office:value="0.813829443349787" calcext:value-type="float">
            <text:p>0.813829443349787</text:p>
          </table:table-cell>
          <table:table-cell table:style-name="ce2" office:value-type="float" office:value="1.14543196244295" calcext:value-type="float">
            <text:p>1.14543196244295</text:p>
          </table:table-cell>
          <table:table-cell office:value-type="float" office:value="442" calcext:value-type="float">
            <text:p>442</text:p>
          </table:table-cell>
          <table:table-cell table:style-name="ce8" table:formula="of:=MMULT([.$B57:.$E57];[.G$42:.G$45])" office:value-type="float" office:value="4.33075169297902" calcext:value-type="float">
            <text:p>4.3</text:p>
          </table:table-cell>
          <table:table-cell table:style-name="ce8" table:formula="of:=MMULT([.$B57:.$E57];[.H$42:.H$45])" office:value-type="float" office:value="4.49672910049278" calcext:value-type="float">
            <text:p>4.5</text:p>
          </table:table-cell>
          <table:table-cell table:style-name="ce8" table:formula="of:=MMULT([.$B57:.$E57];[.I$42:.I$45])" office:value-type="float" office:value="3.75176175793767" calcext:value-type="float">
            <text:p>3.8</text:p>
          </table:table-cell>
          <table:table-cell table:style-name="ce8" table:formula="of:=MMULT([.$B57:.$E57];[.J$42:.J$45])" office:value-type="float" office:value="4.39475302564717" calcext:value-type="float">
            <text:p>4.4</text:p>
          </table:table-cell>
          <table:table-cell table:style-name="ce8" table:formula="of:=MMULT([.$B57:.$E57];[.K$42:.K$45])" office:value-type="float" office:value="4.55231098790741" calcext:value-type="float">
            <text:p>4.6</text:p>
          </table:table-cell>
          <table:table-cell table:style-name="ce8" table:formula="of:=MMULT([.$B57:.$E57];[.L$42:.L$45])" office:value-type="float" office:value="4.47174539020213" calcext:value-type="float">
            <text:p>4.5</text:p>
          </table:table-cell>
          <table:table-cell table:style-name="ce8" table:formula="of:=MMULT([.$B57:.$E57];[.M$42:.M$45])" office:value-type="float" office:value="4.66832283963458" calcext:value-type="float">
            <text:p>4.7</text:p>
          </table:table-cell>
          <table:table-cell table:style-name="ce8" table:formula="of:=MMULT([.$B57:.$E57];[.N$42:.N$45])" office:value-type="float" office:value="4.64300142655259" calcext:value-type="float">
            <text:p>4.6</text:p>
          </table:table-cell>
          <table:table-cell table:style-name="ce8" table:formula="of:=MMULT([.$B57:.$E57];[.O$42:.O$45])" office:value-type="float" office:value="4.03617929147008" calcext:value-type="float">
            <text:p>4.0</text:p>
          </table:table-cell>
          <table:table-cell table:style-name="ce8" table:formula="of:=MMULT([.$B57:.$E57];[.P$42:.P$45])" office:value-type="float" office:value="4.55496293437914" calcext:value-type="float">
            <text:p>4.6</text:p>
          </table:table-cell>
          <table:table-cell table:style-name="ce8" table:formula="of:=MMULT([.$B57:.$E57];[.Q$42:.Q$45])" office:value-type="float" office:value="5.58112488643563" calcext:value-type="float">
            <text:p>5.6</text:p>
          </table:table-cell>
          <table:table-cell table:style-name="ce8" table:formula="of:=MMULT([.$B57:.$E57];[.R$42:.R$45])" office:value-type="float" office:value="3.87901270078232" calcext:value-type="float">
            <text:p>3.9</text:p>
          </table:table-cell>
          <table:table-cell table:style-name="ce8" table:formula="of:=MMULT([.$B57:.$E57];[.S$42:.S$45])" office:value-type="float" office:value="3.97667623029837" calcext:value-type="float">
            <text:p>4.0</text:p>
          </table:table-cell>
          <table:table-cell table:style-name="ce8" table:formula="of:=MMULT([.$B57:.$E57];[.T$42:.T$45])" office:value-type="float" office:value="3.59170529969991" calcext:value-type="float">
            <text:p>3.6</text:p>
          </table:table-cell>
          <table:table-cell table:style-name="ce8" table:formula="of:=MMULT([.$B57:.$E57];[.U$42:.U$45])" office:value-type="float" office:value="4.8099860585163" calcext:value-type="float">
            <text:p>4.8</text:p>
          </table:table-cell>
          <table:table-cell table:style-name="ce8" table:formula="of:=MMULT([.$B57:.$E57];[.V$42:.V$45])" office:value-type="float" office:value="5.06447757904222" calcext:value-type="float">
            <text:p>5.1</text:p>
          </table:table-cell>
          <table:table-cell table:style-name="ce8" table:formula="of:=MMULT([.$B57:.$E57];[.W$42:.W$45])" office:value-type="float" office:value="3.04975209132254" calcext:value-type="float">
            <text:p>3.0</text:p>
          </table:table-cell>
          <table:table-cell table:style-name="ce8" table:formula="of:=MMULT([.$B57:.$E57];[.X$42:.X$45])" office:value-type="float" office:value="4.7612995198268" calcext:value-type="float">
            <text:p>4.8</text:p>
          </table:table-cell>
          <table:table-cell table:style-name="ce8" table:formula="of:=MMULT([.$B57:.$E57];[.Y$42:.Y$45])" office:value-type="float" office:value="3.1108204478654" calcext:value-type="float">
            <text:p>3.1</text:p>
          </table:table-cell>
          <table:table-cell table:style-name="ce8" table:formula="of:=MMULT([.$B57:.$E57];[.Z$42:.Z$45])" office:value-type="float" office:value="4.99489084596914" calcext:value-type="float">
            <text:p>5.0</text:p>
          </table:table-cell>
          <table:table-cell table:number-columns-repeated="998"/>
        </table:table-row>
        <table:table-row table:style-name="ro2">
          <table:table-cell/>
          <table:table-cell table:style-name="ce2" office:value-type="float" office:value="0.125895375596848" calcext:value-type="float">
            <text:p>0.125895375596848</text:p>
          </table:table-cell>
          <table:table-cell table:style-name="ce2" office:value-type="float" office:value="0.577998436514041" calcext:value-type="float">
            <text:p>0.577998436514041</text:p>
          </table:table-cell>
          <table:table-cell table:style-name="ce2" office:value-type="float" office:value="2.38642146894468" calcext:value-type="float">
            <text:p>2.38642146894468</text:p>
          </table:table-cell>
          <table:table-cell table:style-name="ce2" office:value-type="float" office:value="1.10408752038512" calcext:value-type="float">
            <text:p>1.10408752038512</text:p>
          </table:table-cell>
          <table:table-cell office:value-type="float" office:value="500" calcext:value-type="float">
            <text:p>500</text:p>
          </table:table-cell>
          <table:table-cell table:style-name="ce8" table:formula="of:=MMULT([.$B58:.$E58];[.G$42:.G$45])" office:value-type="float" office:value="2.73602009256425" calcext:value-type="float">
            <text:p>2.7</text:p>
          </table:table-cell>
          <table:table-cell table:style-name="ce8" table:formula="of:=MMULT([.$B58:.$E58];[.H$42:.H$45])" office:value-type="float" office:value="3.57163357209064" calcext:value-type="float">
            <text:p>3.6</text:p>
          </table:table-cell>
          <table:table-cell table:style-name="ce8" table:formula="of:=MMULT([.$B58:.$E58];[.I$42:.I$45])" office:value-type="float" office:value="2.16801113323953" calcext:value-type="float">
            <text:p>2.2</text:p>
          </table:table-cell>
          <table:table-cell table:style-name="ce8" table:formula="of:=MMULT([.$B58:.$E58];[.J$42:.J$45])" office:value-type="float" office:value="3.0463141603237" calcext:value-type="float">
            <text:p>3.0</text:p>
          </table:table-cell>
          <table:table-cell table:style-name="ce8" table:formula="of:=MMULT([.$B58:.$E58];[.K$42:.K$45])" office:value-type="float" office:value="3.51717910790072" calcext:value-type="float">
            <text:p>3.5</text:p>
          </table:table-cell>
          <table:table-cell table:style-name="ce8" table:formula="of:=MMULT([.$B58:.$E58];[.L$42:.L$45])" office:value-type="float" office:value="4.0749196727131" calcext:value-type="float">
            <text:p>4.1</text:p>
          </table:table-cell>
          <table:table-cell table:style-name="ce8" table:formula="of:=MMULT([.$B58:.$E58];[.M$42:.M$45])" office:value-type="float" office:value="2.26263636914451" calcext:value-type="float">
            <text:p>2.3</text:p>
          </table:table-cell>
          <table:table-cell table:style-name="ce8" table:formula="of:=MMULT([.$B58:.$E58];[.N$42:.N$45])" office:value-type="float" office:value="6.38318287309838" calcext:value-type="float">
            <text:p>6.4</text:p>
          </table:table-cell>
          <table:table-cell table:style-name="ce8" table:formula="of:=MMULT([.$B58:.$E58];[.O$42:.O$45])" office:value-type="float" office:value="5.94875992424494" calcext:value-type="float">
            <text:p>5.9</text:p>
          </table:table-cell>
          <table:table-cell table:style-name="ce8" table:formula="of:=MMULT([.$B58:.$E58];[.P$42:.P$45])" office:value-type="float" office:value="4.54264981589224" calcext:value-type="float">
            <text:p>4.5</text:p>
          </table:table-cell>
          <table:table-cell table:style-name="ce8" table:formula="of:=MMULT([.$B58:.$E58];[.Q$42:.Q$45])" office:value-type="float" office:value="3.6599921648538" calcext:value-type="float">
            <text:p>3.7</text:p>
          </table:table-cell>
          <table:table-cell table:style-name="ce8" table:formula="of:=MMULT([.$B58:.$E58];[.R$42:.R$45])" office:value-type="float" office:value="0.476416089635479" calcext:value-type="float">
            <text:p>0.5</text:p>
          </table:table-cell>
          <table:table-cell table:style-name="ce8" table:formula="of:=MMULT([.$B58:.$E58];[.S$42:.S$45])" office:value-type="float" office:value="4.94808453311883" calcext:value-type="float">
            <text:p>4.9</text:p>
          </table:table-cell>
          <table:table-cell table:style-name="ce8" table:formula="of:=MMULT([.$B58:.$E58];[.T$42:.T$45])" office:value-type="float" office:value="1.30055790349525" calcext:value-type="float">
            <text:p>1.3</text:p>
          </table:table-cell>
          <table:table-cell table:style-name="ce8" table:formula="of:=MMULT([.$B58:.$E58];[.U$42:.U$45])" office:value-type="float" office:value="1.92606073761577" calcext:value-type="float">
            <text:p>1.9</text:p>
          </table:table-cell>
          <table:table-cell table:style-name="ce8" table:formula="of:=MMULT([.$B58:.$E58];[.V$42:.V$45])" office:value-type="float" office:value="2.39075018562868" calcext:value-type="float">
            <text:p>2.4</text:p>
          </table:table-cell>
          <table:table-cell table:style-name="ce8" table:formula="of:=MMULT([.$B58:.$E58];[.W$42:.W$45])" office:value-type="float" office:value="0.608887179688415" calcext:value-type="float">
            <text:p>0.6</text:p>
          </table:table-cell>
          <table:table-cell table:style-name="ce8" table:formula="of:=MMULT([.$B58:.$E58];[.X$42:.X$45])" office:value-type="float" office:value="5.21446437657936" calcext:value-type="float">
            <text:p>5.2</text:p>
          </table:table-cell>
          <table:table-cell table:style-name="ce8" table:formula="of:=MMULT([.$B58:.$E58];[.Y$42:.Y$45])" office:value-type="float" office:value="0.778782662866327" calcext:value-type="float">
            <text:p>0.8</text:p>
          </table:table-cell>
          <table:table-cell table:style-name="ce8" table:formula="of:=MMULT([.$B58:.$E58];[.Z$42:.Z$45])" office:value-type="float" office:value="2.17809278918728" calcext:value-type="float">
            <text:p>2.2</text:p>
          </table:table-cell>
          <table:table-cell table:number-columns-repeated="998"/>
        </table:table-row>
        <table:table-row table:style-name="ro2">
          <table:table-cell/>
          <table:table-cell table:style-name="ce2" office:value-type="float" office:value="1.86776281764455" calcext:value-type="float">
            <text:p>1.86776281764455</text:p>
          </table:table-cell>
          <table:table-cell table:style-name="ce2" office:value-type="float" office:value="1.4600260358411" calcext:value-type="float">
            <text:p>1.4600260358411</text:p>
          </table:table-cell>
          <table:table-cell table:style-name="ce2" office:value-type="float" office:value="0.966646376855154" calcext:value-type="float">
            <text:p>0.966646376855154</text:p>
          </table:table-cell>
          <table:table-cell table:style-name="ce2" office:value-type="float" office:value="0.0854748306686709" calcext:value-type="float">
            <text:p>0.085474830668671</text:p>
          </table:table-cell>
          <table:table-cell office:value-type="float" office:value="522" calcext:value-type="float">
            <text:p>522</text:p>
          </table:table-cell>
          <table:table-cell table:style-name="ce8" table:formula="of:=MMULT([.$B59:.$E59];[.G$42:.G$45])" office:value-type="float" office:value="2.56185068916199" calcext:value-type="float">
            <text:p>2.6</text:p>
          </table:table-cell>
          <table:table-cell table:style-name="ce8" table:formula="of:=MMULT([.$B59:.$E59];[.H$42:.H$45])" office:value-type="float" office:value="3.18687848291358" calcext:value-type="float">
            <text:p>3.2</text:p>
          </table:table-cell>
          <table:table-cell table:style-name="ce8" table:formula="of:=MMULT([.$B59:.$E59];[.I$42:.I$45])" office:value-type="float" office:value="2.60863085764338" calcext:value-type="float">
            <text:p>2.6</text:p>
          </table:table-cell>
          <table:table-cell table:style-name="ce8" table:formula="of:=MMULT([.$B59:.$E59];[.J$42:.J$45])" office:value-type="float" office:value="5.26721202785387" calcext:value-type="float">
            <text:p>5.3</text:p>
          </table:table-cell>
          <table:table-cell table:style-name="ce8" table:formula="of:=MMULT([.$B59:.$E59];[.K$42:.K$45])" office:value-type="float" office:value="4.47646946360641" calcext:value-type="float">
            <text:p>4.5</text:p>
          </table:table-cell>
          <table:table-cell table:style-name="ce8" table:formula="of:=MMULT([.$B59:.$E59];[.L$42:.L$45])" office:value-type="float" office:value="4.58589133091101" calcext:value-type="float">
            <text:p>4.6</text:p>
          </table:table-cell>
          <table:table-cell table:style-name="ce8" table:formula="of:=MMULT([.$B59:.$E59];[.M$42:.M$45])" office:value-type="float" office:value="2.57831692123665" calcext:value-type="float">
            <text:p>2.6</text:p>
          </table:table-cell>
          <table:table-cell table:style-name="ce8" table:formula="of:=MMULT([.$B59:.$E59];[.N$42:.N$45])" office:value-type="float" office:value="2.85610151271451" calcext:value-type="float">
            <text:p>2.9</text:p>
          </table:table-cell>
          <table:table-cell table:style-name="ce8" table:formula="of:=MMULT([.$B59:.$E59];[.O$42:.O$45])" office:value-type="float" office:value="2.37990300075081" calcext:value-type="float">
            <text:p>2.4</text:p>
          </table:table-cell>
          <table:table-cell table:style-name="ce8" table:formula="of:=MMULT([.$B59:.$E59];[.P$42:.P$45])" office:value-type="float" office:value="3.71645196123284" calcext:value-type="float">
            <text:p>3.7</text:p>
          </table:table-cell>
          <table:table-cell table:style-name="ce8" table:formula="of:=MMULT([.$B59:.$E59];[.Q$42:.Q$45])" office:value-type="float" office:value="3.14484662183059" calcext:value-type="float">
            <text:p>3.1</text:p>
          </table:table-cell>
          <table:table-cell table:style-name="ce8" table:formula="of:=MMULT([.$B59:.$E59];[.R$42:.R$45])" office:value-type="float" office:value="3.53709696562857" calcext:value-type="float">
            <text:p>3.5</text:p>
          </table:table-cell>
          <table:table-cell table:style-name="ce8" table:formula="of:=MMULT([.$B59:.$E59];[.S$42:.S$45])" office:value-type="float" office:value="2.0375727669438" calcext:value-type="float">
            <text:p>2.0</text:p>
          </table:table-cell>
          <table:table-cell table:style-name="ce8" table:formula="of:=MMULT([.$B59:.$E59];[.T$42:.T$45])" office:value-type="float" office:value="1.60667022654511" calcext:value-type="float">
            <text:p>1.6</text:p>
          </table:table-cell>
          <table:table-cell table:style-name="ce8" table:formula="of:=MMULT([.$B59:.$E59];[.U$42:.U$45])" office:value-type="float" office:value="4.0538549909811" calcext:value-type="float">
            <text:p>4.1</text:p>
          </table:table-cell>
          <table:table-cell table:style-name="ce8" table:formula="of:=MMULT([.$B59:.$E59];[.V$42:.V$45])" office:value-type="float" office:value="4.56669522536804" calcext:value-type="float">
            <text:p>4.6</text:p>
          </table:table-cell>
          <table:table-cell table:style-name="ce8" table:formula="of:=MMULT([.$B59:.$E59];[.W$42:.W$45])" office:value-type="float" office:value="4.39621113737941" calcext:value-type="float">
            <text:p>4.4</text:p>
          </table:table-cell>
          <table:table-cell table:style-name="ce8" table:formula="of:=MMULT([.$B59:.$E59];[.X$42:.X$45])" office:value-type="float" office:value="2.73769332449032" calcext:value-type="float">
            <text:p>2.7</text:p>
          </table:table-cell>
          <table:table-cell table:style-name="ce8" table:formula="of:=MMULT([.$B59:.$E59];[.Y$42:.Y$45])" office:value-type="float" office:value="3.10628606936435" calcext:value-type="float">
            <text:p>3.1</text:p>
          </table:table-cell>
          <table:table-cell table:style-name="ce8" table:formula="of:=MMULT([.$B59:.$E59];[.Z$42:.Z$45])" office:value-type="float" office:value="4.47305542486359" calcext:value-type="float">
            <text:p>4.5</text:p>
          </table:table-cell>
          <table:table-cell table:number-columns-repeated="998"/>
        </table:table-row>
        <table:table-row table:style-name="ro2">
          <table:table-cell/>
          <table:table-cell table:style-name="ce2" office:value-type="float" office:value="0.803869251939068" calcext:value-type="float">
            <text:p>0.803869251939068</text:p>
          </table:table-cell>
          <table:table-cell table:style-name="ce2" office:value-type="float" office:value="2.86816390237796" calcext:value-type="float">
            <text:p>2.86816390237796</text:p>
          </table:table-cell>
          <table:table-cell table:style-name="ce2" office:value-type="float" office:value="0.662448039791479" calcext:value-type="float">
            <text:p>0.662448039791479</text:p>
          </table:table-cell>
          <table:table-cell table:style-name="ce2" office:value-type="float" office:value="1.02694035896626" calcext:value-type="float">
            <text:p>1.02694035896626</text:p>
          </table:table-cell>
          <table:table-cell office:value-type="float" office:value="562" calcext:value-type="float">
            <text:p>562</text:p>
          </table:table-cell>
          <table:table-cell table:style-name="ce8" table:formula="of:=MMULT([.$B60:.$E60];[.G$42:.G$45])" office:value-type="float" office:value="4.9397941557408" calcext:value-type="float">
            <text:p>4.9</text:p>
          </table:table-cell>
          <table:table-cell table:style-name="ce8" table:formula="of:=MMULT([.$B60:.$E60];[.H$42:.H$45])" office:value-type="float" office:value="4.24661519494097" calcext:value-type="float">
            <text:p>4.2</text:p>
          </table:table-cell>
          <table:table-cell table:style-name="ce8" table:formula="of:=MMULT([.$B60:.$E60];[.I$42:.I$45])" office:value-type="float" office:value="3.18463755143559" calcext:value-type="float">
            <text:p>3.2</text:p>
          </table:table-cell>
          <table:table-cell table:style-name="ce8" table:formula="of:=MMULT([.$B60:.$E60];[.J$42:.J$45])" office:value-type="float" office:value="4.57658344412694" calcext:value-type="float">
            <text:p>4.6</text:p>
          </table:table-cell>
          <table:table-cell table:style-name="ce8" table:formula="of:=MMULT([.$B60:.$E60];[.K$42:.K$45])" office:value-type="float" office:value="4.07017066121446" calcext:value-type="float">
            <text:p>4.1</text:p>
          </table:table-cell>
          <table:table-cell table:style-name="ce8" table:formula="of:=MMULT([.$B60:.$E60];[.L$42:.L$45])" office:value-type="float" office:value="3.93608016324336" calcext:value-type="float">
            <text:p>3.9</text:p>
          </table:table-cell>
          <table:table-cell table:style-name="ce8" table:formula="of:=MMULT([.$B60:.$E60];[.M$42:.M$45])" office:value-type="float" office:value="5.10953742232766" calcext:value-type="float">
            <text:p>5.1</text:p>
          </table:table-cell>
          <table:table-cell table:style-name="ce8" table:formula="of:=MMULT([.$B60:.$E60];[.N$42:.N$45])" office:value-type="float" office:value="4.07437057064972" calcext:value-type="float">
            <text:p>4.1</text:p>
          </table:table-cell>
          <table:table-cell table:style-name="ce8" table:formula="of:=MMULT([.$B60:.$E60];[.O$42:.O$45])" office:value-type="float" office:value="3.78228088343749" calcext:value-type="float">
            <text:p>3.8</text:p>
          </table:table-cell>
          <table:table-cell table:style-name="ce8" table:formula="of:=MMULT([.$B60:.$E60];[.P$42:.P$45])" office:value-type="float" office:value="4.6857109847759" calcext:value-type="float">
            <text:p>4.7</text:p>
          </table:table-cell>
          <table:table-cell table:style-name="ce8" table:formula="of:=MMULT([.$B60:.$E60];[.Q$42:.Q$45])" office:value-type="float" office:value="5.62276000257078" calcext:value-type="float">
            <text:p>5.6</text:p>
          </table:table-cell>
          <table:table-cell table:style-name="ce8" table:formula="of:=MMULT([.$B60:.$E60];[.R$42:.R$45])" office:value-type="float" office:value="3.97723372825936" calcext:value-type="float">
            <text:p>4.0</text:p>
          </table:table-cell>
          <table:table-cell table:style-name="ce8" table:formula="of:=MMULT([.$B60:.$E60];[.S$42:.S$45])" office:value-type="float" office:value="3.79922373815756" calcext:value-type="float">
            <text:p>3.8</text:p>
          </table:table-cell>
          <table:table-cell table:style-name="ce8" table:formula="of:=MMULT([.$B60:.$E60];[.T$42:.T$45])" office:value-type="float" office:value="4.55108989548134" calcext:value-type="float">
            <text:p>4.6</text:p>
          </table:table-cell>
          <table:table-cell table:style-name="ce8" table:formula="of:=MMULT([.$B60:.$E60];[.U$42:.U$45])" office:value-type="float" office:value="4.74394207497114" calcext:value-type="float">
            <text:p>4.7</text:p>
          </table:table-cell>
          <table:table-cell table:style-name="ce8" table:formula="of:=MMULT([.$B60:.$E60];[.V$42:.V$45])" office:value-type="float" office:value="4.43072996458406" calcext:value-type="float">
            <text:p>4.4</text:p>
          </table:table-cell>
          <table:table-cell table:style-name="ce8" table:formula="of:=MMULT([.$B60:.$E60];[.W$42:.W$45])" office:value-type="float" office:value="2.29071498578008" calcext:value-type="float">
            <text:p>2.3</text:p>
          </table:table-cell>
          <table:table-cell table:style-name="ce8" table:formula="of:=MMULT([.$B60:.$E60];[.X$42:.X$45])" office:value-type="float" office:value="4.70050974030526" calcext:value-type="float">
            <text:p>4.7</text:p>
          </table:table-cell>
          <table:table-cell table:style-name="ce8" table:formula="of:=MMULT([.$B60:.$E60];[.Y$42:.Y$45])" office:value-type="float" office:value="3.07949799878877" calcext:value-type="float">
            <text:p>3.1</text:p>
          </table:table-cell>
          <table:table-cell table:style-name="ce8" table:formula="of:=MMULT([.$B60:.$E60];[.Z$42:.Z$45])" office:value-type="float" office:value="5.11595440654775" calcext:value-type="float">
            <text:p>5.1</text:p>
          </table:table-cell>
          <table:table-cell table:number-columns-repeated="99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solver_adj" table:base-cell-address="$no_bias.$A$1" table:expression="[$'cmpl.no_bias'.$B$24:.$E$38];[$'cmpl.no_bias'.$G$20:.$Z$23]"/>
          <table:named-expression table:name="solver_cvg" table:base-cell-address="$no_bias.$A$1" table:expression="0.0001"/>
          <table:named-expression table:name="solver_drv" table:base-cell-address="$no_bias.$A$1" table:expression="1"/>
          <table:named-expression table:name="solver_eng" table:base-cell-address="$no_bias.$A$1" table:expression="1"/>
          <table:named-expression table:name="solver_itr" table:base-cell-address="$no_bias.$A$1" table:expression="2147483647"/>
          <table:named-expression table:name="solver_lin" table:base-cell-address="$no_bias.$A$1" table:expression="2"/>
          <table:named-expression table:name="solver_mip" table:base-cell-address="$no_bias.$A$1" table:expression="2147483647"/>
          <table:named-expression table:name="solver_mni" table:base-cell-address="$no_bias.$A$1" table:expression="30"/>
          <table:named-expression table:name="solver_mrt" table:base-cell-address="$no_bias.$A$1" table:expression="0.075"/>
          <table:named-expression table:name="solver_msl" table:base-cell-address="$no_bias.$A$1" table:expression="2"/>
          <table:named-expression table:name="solver_neg" table:base-cell-address="$no_bias.$A$1" table:expression="2"/>
          <table:named-expression table:name="solver_nod" table:base-cell-address="$no_bias.$A$1" table:expression="2147483647"/>
          <table:named-expression table:name="solver_num" table:base-cell-address="$no_bias.$A$1" table:expression="0"/>
          <table:named-range table:name="solver_opt" table:base-cell-address="$no_bias.$A$1" table:cell-range-address="$'cmpl.no_bias'.$E$22"/>
          <table:named-expression table:name="solver_pre" table:base-cell-address="$no_bias.$A$1" table:expression="0.000001"/>
          <table:named-expression table:name="solver_rbv" table:base-cell-address="$no_bias.$A$1" table:expression="1"/>
          <table:named-expression table:name="solver_rlx" table:base-cell-address="$no_bias.$A$1" table:expression="2"/>
          <table:named-expression table:name="solver_rsd" table:base-cell-address="$no_bias.$A$1" table:expression="0"/>
          <table:named-expression table:name="solver_scl" table:base-cell-address="$no_bias.$A$1" table:expression="1"/>
          <table:named-expression table:name="solver_sho" table:base-cell-address="$no_bias.$A$1" table:expression="2"/>
          <table:named-expression table:name="solver_ssz" table:base-cell-address="$no_bias.$A$1" table:expression="100"/>
          <table:named-expression table:name="solver_tim" table:base-cell-address="$no_bias.$A$1" table:expression="2147483647"/>
          <table:named-expression table:name="solver_tol" table:base-cell-address="$no_bias.$A$1" table:expression="0.01"/>
          <table:named-expression table:name="solver_typ" table:base-cell-address="$no_bias.$A$1" table:expression="2"/>
          <table:named-expression table:name="solver_val" table:base-cell-address="$no_bias.$A$1" table:expression="0"/>
          <table:named-expression table:name="solver_ver" table:base-cell-address="$no_bias.$A$1" table:expression="2"/>
        </table:named-expressions>
      </table:table>
      <table:table table:name="cmpl.w_bias" table:style-name="ta4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19" table:default-cell-style-name="ce6"/>
        <table:table-column table:style-name="co5" table:number-columns-repeated="997" table:default-cell-style-name="Default"/>
        <table:table-row table:style-name="ro1">
          <table:table-cell table:number-columns-repeated="7"/>
          <table:table-cell table:style-name="ce5" office:value-type="string" calcext:value-type="string">
            <text:p>American Pie (1999)</text:p>
          </table:table-cell>
          <table:table-cell table:style-name="ce5" office:value-type="string" calcext:value-type="string">
            <text:p>Apocalypse Now (1979)</text:p>
          </table:table-cell>
          <table:table-cell table:style-name="ce5" office:value-type="string" calcext:value-type="string">
            <text:p>Armageddon (1998)</text:p>
          </table:table-cell>
          <table:table-cell table:style-name="ce5" office:value-type="string" calcext:value-type="string">
            <text:p>Austin Powers: The Spy Who Shagged Me (1999)</text:p>
          </table:table-cell>
          <table:table-cell table:style-name="ce5" office:value-type="string" calcext:value-type="string">
            <text:p>Beautiful Mind, A (2001)</text:p>
          </table:table-cell>
          <table:table-cell table:style-name="ce5" office:value-type="string" calcext:value-type="string">
            <text:p>Breakfast Club, The (1985)</text:p>
          </table:table-cell>
          <table:table-cell table:style-name="ce5" office:value-type="string" calcext:value-type="string">
            <text:p>Casablanca (1942)</text:p>
          </table:table-cell>
          <table:table-cell table:style-name="ce5" office:value-type="string" calcext:value-type="string">
            <text:p>Clear and Present Danger (1994)</text:p>
          </table:table-cell>
          <table:table-cell table:style-name="ce5" office:value-type="string" calcext:value-type="string">
            <text:p>Crouching Tiger, Hidden Dragon (Wo hu cang long) (2000)</text:p>
          </table:table-cell>
          <table:table-cell table:style-name="ce5" office:value-type="string" calcext:value-type="string">
            <text:p>Fifth Element, The (1997)</text:p>
          </table:table-cell>
          <table:table-cell table:style-name="ce5" office:value-type="string" calcext:value-type="string">
            <text:p>Inception (2010)</text:p>
          </table:table-cell>
          <table:table-cell table:style-name="ce5" office:value-type="string" calcext:value-type="string">
            <text:p>Kill Bill: Vol. 1 (2003)</text:p>
          </table:table-cell>
          <table:table-cell table:style-name="ce5" office:value-type="string" calcext:value-type="string">
            <text:p>Minority Report (2002)</text:p>
          </table:table-cell>
          <table:table-cell table:style-name="ce5" office:value-type="string" calcext:value-type="string">
            <text:p>Outbreak (1995)</text:p>
          </table:table-cell>
          <table:table-cell table:style-name="ce5" office:value-type="string" calcext:value-type="string">
            <text:p>Rain Man (1988)</text:p>
          </table:table-cell>
          <table:table-cell table:style-name="ce5" office:value-type="string" calcext:value-type="string">
            <text:p>Stand by Me (1986)</text:p>
          </table:table-cell>
          <table:table-cell table:style-name="ce5" office:value-type="string" calcext:value-type="string">
            <text:p>Star Trek: Generations (1994)</text:p>
          </table:table-cell>
          <table:table-cell table:style-name="ce5" office:value-type="string" calcext:value-type="string">
            <text:p>Taxi Driver (1976)</text:p>
          </table:table-cell>
          <table:table-cell table:style-name="ce5" office:value-type="string" calcext:value-type="string">
            <text:p>Waterworld (1995)</text:p>
          </table:table-cell>
          <table:table-cell table:style-name="ce5" office:value-type="string" calcext:value-type="string">
            <text:p>Wizard of Oz, The (1939)</text:p>
          </table:table-cell>
          <table:table-cell table:number-columns-repeated="997"/>
        </table:table-row>
        <table:table-row table:style-name="ro2">
          <table:table-cell table:number-columns-repeated="6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2">
          <table:table-cell table:number-columns-repeated="6"/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table:number-columns-repeated="6"/>
          <table:table-cell office:value-type="float" office:value="200" calcext:value-type="float">
            <text:p>200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float" office:value="236" calcext:value-type="float">
            <text:p>23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8"/>
          <table:table-cell office:value-type="float" office:value="4.5" calcext:value-type="float">
            <text:p>4.5</text:p>
          </table:table-cell>
          <table:table-cell table:number-columns-repeated="999"/>
        </table:table-row>
        <table:table-row table:style-name="ro2">
          <table:table-cell table:number-columns-repeated="6"/>
          <table:table-cell office:value-type="float" office:value="240" calcext:value-type="float">
            <text:p>240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table:number-columns-repeated="6"/>
          <table:table-cell office:value-type="float" office:value="270" calcext:value-type="float">
            <text:p>27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5"/>
          <table:table-cell table:number-columns-repeated="2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float" office:value="287" calcext:value-type="float">
            <text:p>28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number-columns-repeated="997"/>
        </table:table-row>
        <table:table-row table:style-name="ro2">
          <table:table-cell table:number-columns-repeated="6"/>
          <table:table-cell office:value-type="float" office:value="295" calcext:value-type="float">
            <text:p>295</text:p>
          </table:table-cell>
          <table:table-cell table:number-columns-repeated="4"/>
          <table:table-cell office:value-type="float" office:value="4.5" calcext:value-type="float">
            <text:p>4.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table:number-columns-repeated="6"/>
          <table:table-cell office:value-type="float" office:value="303" calcext:value-type="float">
            <text:p>303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table:number-columns-repeated="6"/>
          <table:table-cell office:value-type="float" office:value="408" calcext:value-type="float">
            <text:p>4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table:number-columns-repeated="6"/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number-columns-repeated="6"/>
          <table:table-cell office:value-type="float" office:value="442" calcext:value-type="float">
            <text:p>442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table:number-columns-repeated="6"/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table:number-columns-repeated="10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table:number-columns-repeated="6"/>
          <table:table-cell office:value-type="float" office:value="522" calcext:value-type="float">
            <text:p>522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5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number-columns-repeated="6"/>
          <table:table-cell office:value-type="float" office:value="562" calcext:value-type="float">
            <text:p>562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7"/>
          <table:table-cell table:style-name="ce9" office:value-type="float" office:value="0.180368110379031" calcext:value-type="float">
            <text:p>0.180368110379031</text:p>
          </table:table-cell>
          <table:table-cell table:style-name="ce9" office:value-type="float" office:value="4.58166605667723" calcext:value-type="float">
            <text:p>4.58166605667723</text:p>
          </table:table-cell>
          <table:table-cell table:style-name="ce9" office:value-type="float" office:value="1.43918144286709" calcext:value-type="float">
            <text:p>1.43918144286709</text:p>
          </table:table-cell>
          <table:table-cell table:style-name="ce9" office:value-type="float" office:value="-0.0220265524692369" calcext:value-type="float">
            <text:p>-0.022026552469237</text:p>
          </table:table-cell>
          <table:table-cell table:style-name="ce9" office:value-type="float" office:value="0.400279492347567" calcext:value-type="float">
            <text:p>0.400279492347567</text:p>
          </table:table-cell>
          <table:table-cell table:style-name="ce9" office:value-type="float" office:value="0.901863387388353" calcext:value-type="float">
            <text:p>0.901863387388353</text:p>
          </table:table-cell>
          <table:table-cell table:style-name="ce9" office:value-type="float" office:value="2.71095109288388" calcext:value-type="float">
            <text:p>2.71095109288388</text:p>
          </table:table-cell>
          <table:table-cell table:style-name="ce9" office:value-type="float" office:value="0.126121667646439" calcext:value-type="float">
            <text:p>0.126121667646439</text:p>
          </table:table-cell>
          <table:table-cell table:style-name="ce9" office:value-type="float" office:value="2.27978013294979" calcext:value-type="float">
            <text:p>2.27978013294979</text:p>
          </table:table-cell>
          <table:table-cell table:style-name="ce9" office:value-type="float" office:value="-0.115288076305982" calcext:value-type="float">
            <text:p>-0.115288076305982</text:p>
          </table:table-cell>
          <table:table-cell table:style-name="ce9" office:value-type="float" office:value="2.14071763833598" calcext:value-type="float">
            <text:p>2.14071763833598</text:p>
          </table:table-cell>
          <table:table-cell table:style-name="ce9" office:value-type="float" office:value="0.0266859766931822" calcext:value-type="float">
            <text:p>0.026685976693182</text:p>
          </table:table-cell>
          <table:table-cell table:style-name="ce9" office:value-type="float" office:value="3.58750752227727" calcext:value-type="float">
            <text:p>3.58750752227727</text:p>
          </table:table-cell>
          <table:table-cell table:style-name="ce9" office:value-type="float" office:value="1.16451662079895" calcext:value-type="float">
            <text:p>1.16451662079895</text:p>
          </table:table-cell>
          <table:table-cell table:style-name="ce9" office:value-type="float" office:value="1.03354187580163" calcext:value-type="float">
            <text:p>1.03354187580163</text:p>
          </table:table-cell>
          <table:table-cell table:style-name="ce9" office:value-type="float" office:value="3.09469508300701" calcext:value-type="float">
            <text:p>3.09469508300701</text:p>
          </table:table-cell>
          <table:table-cell table:style-name="ce9" office:value-type="float" office:value="0.0532174974695704" calcext:value-type="float">
            <text:p>0.05321749746957</text:p>
          </table:table-cell>
          <table:table-cell table:style-name="ce9" office:value-type="float" office:value="0.242065257576879" calcext:value-type="float">
            <text:p>0.242065257576879</text:p>
          </table:table-cell>
          <table:table-cell table:style-name="ce9" office:value-type="float" office:value="1.30335875652271" calcext:value-type="float">
            <text:p>1.30335875652271</text:p>
          </table:table-cell>
          <table:table-cell table:style-name="ce9" office:value-type="float" office:value="0.109514795932165" calcext:value-type="float">
            <text:p>0.109514795932165</text:p>
          </table:table-cell>
          <table:table-cell table:number-columns-repeated="997"/>
        </table:table-row>
        <table:table-row table:style-name="ro2">
          <table:table-cell table:number-columns-repeated="7"/>
          <table:table-cell table:style-name="ce7" office:value-type="float" office:value="0.0925426631256014" calcext:value-type="float">
            <text:p>0.092542663125602</text:p>
          </table:table-cell>
          <table:table-cell table:style-name="ce7" office:value-type="float" office:value="-0.0399216927699445" calcext:value-type="float">
            <text:p>-0.039921692769945</text:p>
          </table:table-cell>
          <table:table-cell table:style-name="ce7" office:value-type="float" office:value="0.587721738712729" calcext:value-type="float">
            <text:p>0.587721738712729</text:p>
          </table:table-cell>
          <table:table-cell table:style-name="ce7" office:value-type="float" office:value="0.892375522078306" calcext:value-type="float">
            <text:p>0.892375522078306</text:p>
          </table:table-cell>
          <table:table-cell table:style-name="ce7" office:value-type="float" office:value="1.3608439071748" calcext:value-type="float">
            <text:p>1.3608439071748</text:p>
          </table:table-cell>
          <table:table-cell table:style-name="ce7" office:value-type="float" office:value="0.421421139056799" calcext:value-type="float">
            <text:p>0.421421139056799</text:p>
          </table:table-cell>
          <table:table-cell table:style-name="ce7" office:value-type="float" office:value="0.117336747718541" calcext:value-type="float">
            <text:p>0.117336747718541</text:p>
          </table:table-cell>
          <table:table-cell table:style-name="ce7" office:value-type="float" office:value="0.18470501932894" calcext:value-type="float">
            <text:p>0.18470501932894</text:p>
          </table:table-cell>
          <table:table-cell table:style-name="ce7" office:value-type="float" office:value="0.0110792377917377" calcext:value-type="float">
            <text:p>0.011079237791738</text:p>
          </table:table-cell>
          <table:table-cell table:style-name="ce7" office:value-type="float" office:value="0.728823308385529" calcext:value-type="float">
            <text:p>0.728823308385529</text:p>
          </table:table-cell>
          <table:table-cell table:style-name="ce7" office:value-type="float" office:value="0.228798397596847" calcext:value-type="float">
            <text:p>0.228798397596847</text:p>
          </table:table-cell>
          <table:table-cell table:style-name="ce7" office:value-type="float" office:value="1.18153957694774" calcext:value-type="float">
            <text:p>1.18153957694774</text:p>
          </table:table-cell>
          <table:table-cell table:style-name="ce7" office:value-type="float" office:value="0.0429426708971957" calcext:value-type="float">
            <text:p>0.042942670897196</text:p>
          </table:table-cell>
          <table:table-cell table:style-name="ce7" office:value-type="float" office:value="0.227702843806232" calcext:value-type="float">
            <text:p>0.227702843806232</text:p>
          </table:table-cell>
          <table:table-cell table:style-name="ce7" office:value-type="float" office:value="0.82077274509338" calcext:value-type="float">
            <text:p>0.82077274509338</text:p>
          </table:table-cell>
          <table:table-cell table:style-name="ce7" office:value-type="float" office:value="-0.0467144346467029" calcext:value-type="float">
            <text:p>-0.046714434646703</text:p>
          </table:table-cell>
          <table:table-cell table:style-name="ce7" office:value-type="float" office:value="5.1150578182855" calcext:value-type="float">
            <text:p>5.1150578182855</text:p>
          </table:table-cell>
          <table:table-cell table:style-name="ce7" office:value-type="float" office:value="-0.512677676444763" calcext:value-type="float">
            <text:p>-0.512677676444763</text:p>
          </table:table-cell>
          <table:table-cell table:style-name="ce7" office:value-type="float" office:value="0.534799565879587" calcext:value-type="float">
            <text:p>0.534799565879587</text:p>
          </table:table-cell>
          <table:table-cell table:style-name="ce7" office:value-type="float" office:value="1.06828937675788" calcext:value-type="float">
            <text:p>1.06828937675788</text:p>
          </table:table-cell>
          <table:table-cell table:number-columns-repeated="997"/>
        </table:table-row>
        <table:table-row table:style-name="ro3">
          <table:table-cell table:number-columns-repeated="7"/>
          <table:table-cell table:style-name="ce7" office:value-type="float" office:value="0.948941328550106" calcext:value-type="float">
            <text:p>0.948941328550106</text:p>
          </table:table-cell>
          <table:table-cell table:style-name="ce7" office:value-type="float" office:value="-0.702642560494541" calcext:value-type="float">
            <text:p>-0.702642560494541</text:p>
          </table:table-cell>
          <table:table-cell table:style-name="ce7" office:value-type="float" office:value="-0.124471223350262" calcext:value-type="float">
            <text:p>-0.124471223350262</text:p>
          </table:table-cell>
          <table:table-cell table:style-name="ce7" office:value-type="float" office:value="1.28259609819503" calcext:value-type="float">
            <text:p>1.28259609819503</text:p>
          </table:table-cell>
          <table:table-cell table:style-name="ce7" office:value-type="float" office:value="0.166147819274851" calcext:value-type="float">
            <text:p>0.166147819274851</text:p>
          </table:table-cell>
          <table:table-cell table:style-name="ce7" office:value-type="float" office:value="0.36018883253712" calcext:value-type="float">
            <text:p>0.36018883253712</text:p>
          </table:table-cell>
          <table:table-cell table:style-name="ce7" office:value-type="float" office:value="0.287099014980721" calcext:value-type="float">
            <text:p>0.287099014980721</text:p>
          </table:table-cell>
          <table:table-cell table:style-name="ce7" office:value-type="float" office:value="0.656689264879916" calcext:value-type="float">
            <text:p>0.656689264879916</text:p>
          </table:table-cell>
          <table:table-cell table:style-name="ce7" office:value-type="float" office:value="0.380762051364324" calcext:value-type="float">
            <text:p>0.380762051364324</text:p>
          </table:table-cell>
          <table:table-cell table:style-name="ce7" office:value-type="float" office:value="0.398746461058962" calcext:value-type="float">
            <text:p>0.398746461058962</text:p>
          </table:table-cell>
          <table:table-cell table:style-name="ce7" office:value-type="float" office:value="0.284531185494189" calcext:value-type="float">
            <text:p>0.284531185494189</text:p>
          </table:table-cell>
          <table:table-cell table:style-name="ce7" office:value-type="float" office:value="1.08473681735824" calcext:value-type="float">
            <text:p>1.08473681735824</text:p>
          </table:table-cell>
          <table:table-cell table:style-name="ce7" office:value-type="float" office:value="-0.830653702128934" calcext:value-type="float">
            <text:p>-0.830653702128934</text:p>
          </table:table-cell>
          <table:table-cell table:style-name="ce7" office:value-type="float" office:value="0.708524658818202" calcext:value-type="float">
            <text:p>0.708524658818202</text:p>
          </table:table-cell>
          <table:table-cell table:style-name="ce7" office:value-type="float" office:value="0.645045373167389" calcext:value-type="float">
            <text:p>0.645045373167389</text:p>
          </table:table-cell>
          <table:table-cell table:style-name="ce7" office:value-type="float" office:value="0.445457677148111" calcext:value-type="float">
            <text:p>0.445457677148111</text:p>
          </table:table-cell>
          <table:table-cell table:style-name="ce7" office:value-type="float" office:value="0.136264141147683" calcext:value-type="float">
            <text:p>0.136264141147683</text:p>
          </table:table-cell>
          <table:table-cell table:style-name="ce7" office:value-type="float" office:value="1.19716672638931" calcext:value-type="float">
            <text:p>1.19716672638931</text:p>
          </table:table-cell>
          <table:table-cell table:style-name="ce7" office:value-type="float" office:value="0.283897510372055" calcext:value-type="float">
            <text:p>0.283897510372055</text:p>
          </table:table-cell>
          <table:table-cell table:style-name="ce7" office:value-type="float" office:value="1.12464643420804" calcext:value-type="float">
            <text:p>1.12464643420804</text:p>
          </table:table-cell>
          <table:table-cell table:number-columns-repeated="997"/>
        </table:table-row>
        <table:table-row table:style-name="ro3">
          <table:table-cell table:number-columns-repeated="4"/>
          <table:table-cell table:style-name="ce3" office:value-type="string" calcext:value-type="string">
            <text:p>RMSE</text:p>
          </table:table-cell>
          <table:table-cell table:style-name="ce4" table:formula="of:=SQRT(SUMXMY2([.H2:.AA16];[.H25:.AA39])/COUNT([.H25:.AA39]))" office:value-type="float" office:value="0.234988669009968" calcext:value-type="float">
            <text:p>0.234988669009968</text:p>
          </table:table-cell>
          <table:table-cell/>
          <table:table-cell table:style-name="ce7" office:value-type="float" office:value="1.07638250810783" calcext:value-type="float">
            <text:p>1.07638250810783</text:p>
          </table:table-cell>
          <table:table-cell table:style-name="ce7" office:value-type="float" office:value="-0.046186143948714" calcext:value-type="float">
            <text:p>-0.046186143948714</text:p>
          </table:table-cell>
          <table:table-cell table:style-name="ce7" office:value-type="float" office:value="-0.000756980064275328" calcext:value-type="float">
            <text:p>-0.000756980064275</text:p>
          </table:table-cell>
          <table:table-cell table:style-name="ce7" office:value-type="float" office:value="-1.08854021654215" calcext:value-type="float">
            <text:p>-1.08854021654215</text:p>
          </table:table-cell>
          <table:table-cell table:style-name="ce7" office:value-type="float" office:value="3.81371847391783" calcext:value-type="float">
            <text:p>3.81371847391783</text:p>
          </table:table-cell>
          <table:table-cell table:style-name="ce7" office:value-type="float" office:value="0.814193497097171" calcext:value-type="float">
            <text:p>0.814193497097171</text:p>
          </table:table-cell>
          <table:table-cell table:style-name="ce7" office:value-type="float" office:value="-0.00304345443917792" calcext:value-type="float">
            <text:p>-0.003043454439178</text:p>
          </table:table-cell>
          <table:table-cell table:style-name="ce7" office:value-type="float" office:value="0.517557968463125" calcext:value-type="float">
            <text:p>0.517557968463125</text:p>
          </table:table-cell>
          <table:table-cell table:style-name="ce7" office:value-type="float" office:value="-0.257699856404153" calcext:value-type="float">
            <text:p>-0.257699856404153</text:p>
          </table:table-cell>
          <table:table-cell table:style-name="ce7" office:value-type="float" office:value="1.19076365469402" calcext:value-type="float">
            <text:p>1.19076365469402</text:p>
          </table:table-cell>
          <table:table-cell table:style-name="ce7" office:value-type="float" office:value="0.941173148850465" calcext:value-type="float">
            <text:p>0.941173148850465</text:p>
          </table:table-cell>
          <table:table-cell table:style-name="ce7" office:value-type="float" office:value="-0.0698879125612242" calcext:value-type="float">
            <text:p>-0.069887912561224</text:p>
          </table:table-cell>
          <table:table-cell table:style-name="ce7" office:value-type="float" office:value="1.31973722156511" calcext:value-type="float">
            <text:p>1.31973722156511</text:p>
          </table:table-cell>
          <table:table-cell table:style-name="ce7" office:value-type="float" office:value="0.175135164334027" calcext:value-type="float">
            <text:p>0.175135164334027</text:p>
          </table:table-cell>
          <table:table-cell table:style-name="ce7" office:value-type="float" office:value="0.0868523543890037" calcext:value-type="float">
            <text:p>0.086852354389004</text:p>
          </table:table-cell>
          <table:table-cell table:style-name="ce7" office:value-type="float" office:value="-0.0377904224349728" calcext:value-type="float">
            <text:p>-0.037790422434973</text:p>
          </table:table-cell>
          <table:table-cell table:style-name="ce7" office:value-type="float" office:value="0.053544911121564" calcext:value-type="float">
            <text:p>0.053544911121564</text:p>
          </table:table-cell>
          <table:table-cell table:style-name="ce7" office:value-type="float" office:value="0.0332055728651285" calcext:value-type="float">
            <text:p>0.033205572865129</text:p>
          </table:table-cell>
          <table:table-cell table:style-name="ce7" office:value-type="float" office:value="0.0705222196313941" calcext:value-type="float">
            <text:p>0.070522219631394</text:p>
          </table:table-cell>
          <table:table-cell table:style-name="ce7" office:value-type="float" office:value="0.0155065542372432" calcext:value-type="float">
            <text:p>0.015506554237243</text:p>
          </table:table-cell>
          <table:table-cell table:number-columns-repeated="997"/>
        </table:table-row>
        <table:table-row table:style-name="ro2">
          <table:table-cell table:number-columns-repeated="7"/>
          <table:table-cell table:style-name="ce7" office:value-type="float" office:value="0.321944591510289" calcext:value-type="float">
            <text:p>0.321944591510289</text:p>
          </table:table-cell>
          <table:table-cell table:style-name="ce7" office:value-type="float" office:value="1.0862069507837" calcext:value-type="float">
            <text:p>1.0862069507837</text:p>
          </table:table-cell>
          <table:table-cell table:style-name="ce7" office:value-type="float" office:value="1.64262228460377" calcext:value-type="float">
            <text:p>1.64262228460377</text:p>
          </table:table-cell>
          <table:table-cell table:style-name="ce7" office:value-type="float" office:value="1.25932259894292" calcext:value-type="float">
            <text:p>1.25932259894292</text:p>
          </table:table-cell>
          <table:table-cell table:style-name="ce7" office:value-type="float" office:value="0.348528721155142" calcext:value-type="float">
            <text:p>0.348528721155142</text:p>
          </table:table-cell>
          <table:table-cell table:style-name="ce7" office:value-type="float" office:value="1.54216929970059" calcext:value-type="float">
            <text:p>1.54216929970059</text:p>
          </table:table-cell>
          <table:table-cell table:style-name="ce7" office:value-type="float" office:value="0.162542909193928" calcext:value-type="float">
            <text:p>0.162542909193928</text:p>
          </table:table-cell>
          <table:table-cell table:style-name="ce7" office:value-type="float" office:value="1.24079725326122" calcext:value-type="float">
            <text:p>1.24079725326122</text:p>
          </table:table-cell>
          <table:table-cell table:style-name="ce7" office:value-type="float" office:value="0.315512204162293" calcext:value-type="float">
            <text:p>0.315512204162293</text:p>
          </table:table-cell>
          <table:table-cell table:style-name="ce7" office:value-type="float" office:value="2.11235127331101" calcext:value-type="float">
            <text:p>2.11235127331101</text:p>
          </table:table-cell>
          <table:table-cell table:style-name="ce7" office:value-type="float" office:value="0.85583443666631" calcext:value-type="float">
            <text:p>0.85583443666631</text:p>
          </table:table-cell>
          <table:table-cell table:style-name="ce7" office:value-type="float" office:value="0.241187467738362" calcext:value-type="float">
            <text:p>0.241187467738362</text:p>
          </table:table-cell>
          <table:table-cell table:style-name="ce7" office:value-type="float" office:value="0.715645103531615" calcext:value-type="float">
            <text:p>0.715645103531615</text:p>
          </table:table-cell>
          <table:table-cell table:style-name="ce7" office:value-type="float" office:value="0.0804812858149055" calcext:value-type="float">
            <text:p>0.080481285814906</text:p>
          </table:table-cell>
          <table:table-cell table:style-name="ce7" office:value-type="float" office:value="1.13105528492303" calcext:value-type="float">
            <text:p>1.13105528492303</text:p>
          </table:table-cell>
          <table:table-cell table:style-name="ce7" office:value-type="float" office:value="0.578445005720363" calcext:value-type="float">
            <text:p>0.578445005720363</text:p>
          </table:table-cell>
          <table:table-cell table:style-name="ce7" office:value-type="float" office:value="0.123096263339133" calcext:value-type="float">
            <text:p>0.123096263339133</text:p>
          </table:table-cell>
          <table:table-cell table:style-name="ce7" office:value-type="float" office:value="0.99635596388297" calcext:value-type="float">
            <text:p>0.99635596388297</text:p>
          </table:table-cell>
          <table:table-cell table:style-name="ce7" office:value-type="float" office:value="0.0486977713314097" calcext:value-type="float">
            <text:p>0.04869777133141</text:p>
          </table:table-cell>
          <table:table-cell table:style-name="ce7" office:value-type="float" office:value="0.991358385312094" calcext:value-type="float">
            <text:p>0.991358385312094</text:p>
          </table:table-cell>
          <table:table-cell table:number-columns-repeated="997"/>
        </table:table-row>
        <table:table-row table:style-name="ro2">
          <table:table-cell/>
          <table:table-cell table:style-name="ce9" office:value-type="float" office:value="0.688127029291886" calcext:value-type="float">
            <text:p>0.688127029291886</text:p>
          </table:table-cell>
          <table:table-cell table:style-name="ce2" office:value-type="float" office:value="0.804544732026157" calcext:value-type="float">
            <text:p>0.804544732026157</text:p>
          </table:table-cell>
          <table:table-cell table:style-name="ce2" office:value-type="float" office:value="0.356348179630065" calcext:value-type="float">
            <text:p>0.356348179630065</text:p>
          </table:table-cell>
          <table:table-cell table:style-name="ce2" office:value-type="float" office:value="1.54801677996842" calcext:value-type="float">
            <text:p>1.54801677996842</text:p>
          </table:table-cell>
          <table:table-cell table:style-name="ce2" office:value-type="float" office:value="0.447897935777866" calcext:value-type="float">
            <text:p>0.447897935777866</text:p>
          </table:table-cell>
          <table:table-cell office:value-type="float" office:value="149" calcext:value-type="float">
            <text:p>149</text:p>
          </table:table-cell>
          <table:table-cell table:style-name="ce8" table:formula="of:=IF([.H2]=&quot;&quot;;&quot;&quot;;[.$B25]+[.H$20]+MMULT([.$C25:.$F25];[.H$21:.H$24]))" office:value-type="float" office:value="3.09155986896858" calcext:value-type="float">
            <text:p>3.1</text:p>
          </table:table-cell>
          <table:table-cell table:style-name="ce8" table:formula="of:=IF([.I2]=&quot;&quot;;&quot;&quot;;[.$B25]+[.I$20]+MMULT([.$C25:.$F25];[.I$21:.I$24]))">
            <text:p/>
          </table:table-cell>
          <table:table-cell table:style-name="ce8" table:formula="of:=IF([.J2]=&quot;&quot;;&quot;&quot;;[.$B25]+[.J$20]+MMULT([.$C25:.$F25];[.J$21:.J$24]))">
            <text:p/>
          </table:table-cell>
          <table:table-cell table:style-name="ce8" table:formula="of:=IF([.K2]=&quot;&quot;;&quot;&quot;;[.$B25]+[.K$20]+MMULT([.$C25:.$F25];[.K$21:.K$24]))">
            <text:p/>
          </table:table-cell>
          <table:table-cell table:style-name="ce8" table:formula="of:=IF([.L2]=&quot;&quot;;&quot;&quot;;[.$B25]+[.L$20]+MMULT([.$C25:.$F25];[.L$21:.L$24]))">
            <text:p/>
          </table:table-cell>
          <table:table-cell table:style-name="ce8" table:formula="of:=IF([.M2]=&quot;&quot;;&quot;&quot;;[.$B25]+[.M$20]+MMULT([.$C25:.$F25];[.M$21:.M$24]))" office:value-type="float" office:value="4.00851485047402" calcext:value-type="float">
            <text:p>4.0</text:p>
          </table:table-cell>
          <table:table-cell table:style-name="ce8" table:formula="of:=IF([.N2]=&quot;&quot;;&quot;&quot;;[.$B25]+[.N$20]+MMULT([.$C25:.$F25];[.N$21:.N$24]))">
            <text:p/>
          </table:table-cell>
          <table:table-cell table:style-name="ce8" table:formula="of:=IF([.O2]=&quot;&quot;;&quot;&quot;;[.$B25]+[.O$20]+MMULT([.$C25:.$F25];[.O$21:.O$24]))">
            <text:p/>
          </table:table-cell>
          <table:table-cell table:style-name="ce8" table:formula="of:=IF([.P2]=&quot;&quot;;&quot;&quot;;[.$B25]+[.P$20]+MMULT([.$C25:.$F25];[.P$21:.P$24]))">
            <text:p/>
          </table:table-cell>
          <table:table-cell table:style-name="ce8" table:formula="of:=IF([.Q2]=&quot;&quot;;&quot;&quot;;[.$B25]+[.Q$20]+MMULT([.$C25:.$F25];[.Q$21:.Q$24]))" office:value-type="float" office:value="4.09074237525427" calcext:value-type="float">
            <text:p>4.1</text:p>
          </table:table-cell>
          <table:table-cell table:style-name="ce8" table:formula="of:=IF([.R2]=&quot;&quot;;&quot;&quot;;[.$B25]+[.R$20]+MMULT([.$C25:.$F25];[.R$21:.R$24]))" office:value-type="float" office:value="4.95459368793597" calcext:value-type="float">
            <text:p>5.0</text:p>
          </table:table-cell>
          <table:table-cell table:style-name="ce8" table:formula="of:=IF([.S2]=&quot;&quot;;&quot;&quot;;[.$B25]+[.S$20]+MMULT([.$C25:.$F25];[.S$21:.S$24]))">
            <text:p/>
          </table:table-cell>
          <table:table-cell table:style-name="ce8" table:formula="of:=IF([.T2]=&quot;&quot;;&quot;&quot;;[.$B25]+[.T$20]+MMULT([.$C25:.$F25];[.T$21:.T$24]))">
            <text:p/>
          </table:table-cell>
          <table:table-cell table:style-name="ce8" table:formula="of:=IF([.U2]=&quot;&quot;;&quot;&quot;;[.$B25]+[.U$20]+MMULT([.$C25:.$F25];[.U$21:.U$24]))">
            <text:p/>
          </table:table-cell>
          <table:table-cell table:style-name="ce8" table:formula="of:=IF([.V2]=&quot;&quot;;&quot;&quot;;[.$B25]+[.V$20]+MMULT([.$C25:.$F25];[.V$21:.V$24]))">
            <text:p/>
          </table:table-cell>
          <table:table-cell table:style-name="ce8" table:formula="of:=IF([.W2]=&quot;&quot;;&quot;&quot;;[.$B25]+[.W$20]+MMULT([.$C25:.$F25];[.W$21:.W$24]))" office:value-type="float" office:value="4.10456040832001" calcext:value-type="float">
            <text:p>4.1</text:p>
          </table:table-cell>
          <table:table-cell table:style-name="ce8" table:formula="of:=IF([.X2]=&quot;&quot;;&quot;&quot;;[.$B25]+[.X$20]+MMULT([.$C25:.$F25];[.X$21:.X$24]))">
            <text:p/>
          </table:table-cell>
          <table:table-cell table:style-name="ce8" table:formula="of:=IF([.Y2]=&quot;&quot;;&quot;&quot;;[.$B25]+[.Y$20]+MMULT([.$C25:.$F25];[.Y$21:.Y$24]))">
            <text:p/>
          </table:table-cell>
          <table:table-cell table:style-name="ce8" table:formula="of:=IF([.Z2]=&quot;&quot;;&quot;&quot;;[.$B25]+[.Z$20]+MMULT([.$C25:.$F25];[.Z$21:.Z$24]))">
            <text:p/>
          </table:table-cell>
          <table:table-cell table:style-name="ce8" table:formula="of:=IF([.AA2]=&quot;&quot;;&quot;&quot;;[.$B25]+[.AA$20]+MMULT([.$C25:.$F25];[.AA$21:.AA$24]))">
            <text:p/>
          </table:table-cell>
          <table:table-cell table:number-columns-repeated="997"/>
        </table:table-row>
        <table:table-row table:style-name="ro2">
          <table:table-cell/>
          <table:table-cell table:style-name="ce9" office:value-type="float" office:value="0.665317535150255" calcext:value-type="float">
            <text:p>0.665317535150255</text:p>
          </table:table-cell>
          <table:table-cell table:style-name="ce2" office:value-type="float" office:value="0.542488576630789" calcext:value-type="float">
            <text:p>0.542488576630789</text:p>
          </table:table-cell>
          <table:table-cell table:style-name="ce2" office:value-type="float" office:value="2.43306825412783" calcext:value-type="float">
            <text:p>2.43306825412783</text:p>
          </table:table-cell>
          <table:table-cell table:style-name="ce2" office:value-type="float" office:value="1.94554544149859" calcext:value-type="float">
            <text:p>1.94554544149859</text:p>
          </table:table-cell>
          <table:table-cell table:style-name="ce2" office:value-type="float" office:value="0.439824478201037" calcext:value-type="float">
            <text:p>0.439824478201037</text:p>
          </table:table-cell>
          <table:table-cell office:value-type="float" office:value="177" calcext:value-type="float">
            <text:p>177</text:p>
          </table:table-cell>
          <table:table-cell table:style-name="ce8" table:formula="of:=IF([.H3]=&quot;&quot;;&quot;&quot;;[.$B26]+[.H$20]+MMULT([.$C26:.$F26];[.H$21:.H$24]))">
            <text:p/>
          </table:table-cell>
          <table:table-cell table:style-name="ce8" table:formula="of:=IF([.I3]=&quot;&quot;;&quot;&quot;;[.$B26]+[.I$20]+MMULT([.$C26:.$F26];[.I$21:.I$24]))">
            <text:p/>
          </table:table-cell>
          <table:table-cell table:style-name="ce8" table:formula="of:=IF([.J3]=&quot;&quot;;&quot;&quot;;[.$B26]+[.J$20]+MMULT([.$C26:.$F26];[.J$21:.J$24]))" office:value-type="float" office:value="2.8414770755145" calcext:value-type="float">
            <text:p>2.8</text:p>
          </table:table-cell>
          <table:table-cell table:style-name="ce8" table:formula="of:=IF([.K3]=&quot;&quot;;&quot;&quot;;[.$B26]+[.K$20]+MMULT([.$C26:.$F26];[.K$21:.K$24]))">
            <text:p/>
          </table:table-cell>
          <table:table-cell table:style-name="ce8" table:formula="of:=IF([.L3]=&quot;&quot;;&quot;&quot;;[.$B26]+[.L$20]+MMULT([.$C26:.$F26];[.L$21:.L$24]))">
            <text:p/>
          </table:table-cell>
          <table:table-cell table:style-name="ce8" table:formula="of:=IF([.M3]=&quot;&quot;;&quot;&quot;;[.$B26]+[.M$20]+MMULT([.$C26:.$F26];[.M$21:.M$24]))" office:value-type="float" office:value="4.93449534467876" calcext:value-type="float">
            <text:p>4.9</text:p>
          </table:table-cell>
          <table:table-cell table:style-name="ce8" table:formula="of:=IF([.N3]=&quot;&quot;;&quot;&quot;;[.$B26]+[.N$20]+MMULT([.$C26:.$F26];[.N$21:.N$24]))">
            <text:p/>
          </table:table-cell>
          <table:table-cell table:style-name="ce8" table:formula="of:=IF([.O3]=&quot;&quot;;&quot;&quot;;[.$B26]+[.O$20]+MMULT([.$C26:.$F26];[.O$21:.O$24]))" office:value-type="float" office:value="4.04207491975848" calcext:value-type="float">
            <text:p>4.0</text:p>
          </table:table-cell>
          <table:table-cell table:style-name="ce8" table:formula="of:=IF([.P3]=&quot;&quot;;&quot;&quot;;[.$B26]+[.P$20]+MMULT([.$C26:.$F26];[.P$21:.P$24]))">
            <text:p/>
          </table:table-cell>
          <table:table-cell table:style-name="ce8" table:formula="of:=IF([.Q3]=&quot;&quot;;&quot;&quot;;[.$B26]+[.Q$20]+MMULT([.$C26:.$F26];[.Q$21:.Q$24]))" office:value-type="float" office:value="5.16133373072753" calcext:value-type="float">
            <text:p>5.2</text:p>
          </table:table-cell>
          <table:table-cell table:style-name="ce8" table:formula="of:=IF([.R3]=&quot;&quot;;&quot;&quot;;[.$B26]+[.R$20]+MMULT([.$C26:.$F26];[.R$21:.R$24]))">
            <text:p/>
          </table:table-cell>
          <table:table-cell table:style-name="ce8" table:formula="of:=IF([.S3]=&quot;&quot;;&quot;&quot;;[.$B26]+[.S$20]+MMULT([.$C26:.$F26];[.S$21:.S$24]))">
            <text:p/>
          </table:table-cell>
          <table:table-cell table:style-name="ce8" table:formula="of:=IF([.T3]=&quot;&quot;;&quot;&quot;;[.$B26]+[.T$20]+MMULT([.$C26:.$F26];[.T$21:.T$24]))">
            <text:p/>
          </table:table-cell>
          <table:table-cell table:style-name="ce8" table:formula="of:=IF([.U3]=&quot;&quot;;&quot;&quot;;[.$B26]+[.U$20]+MMULT([.$C26:.$F26];[.U$21:.U$24]))" office:value-type="float" office:value="4.05338026237242" calcext:value-type="float">
            <text:p>4.1</text:p>
          </table:table-cell>
          <table:table-cell table:style-name="ce8" table:formula="of:=IF([.V3]=&quot;&quot;;&quot;&quot;;[.$B26]+[.V$20]+MMULT([.$C26:.$F26];[.V$21:.V$24]))">
            <text:p/>
          </table:table-cell>
          <table:table-cell table:style-name="ce8" table:formula="of:=IF([.W3]=&quot;&quot;;&quot;&quot;;[.$B26]+[.W$20]+MMULT([.$C26:.$F26];[.W$21:.W$24]))" office:value-type="float" office:value="4.99939079253254" calcext:value-type="float">
            <text:p>5.0</text:p>
          </table:table-cell>
          <table:table-cell table:style-name="ce8" table:formula="of:=IF([.X3]=&quot;&quot;;&quot;&quot;;[.$B26]+[.X$20]+MMULT([.$C26:.$F26];[.X$21:.X$24]))" office:value-type="float" office:value="3.98325023138778" calcext:value-type="float">
            <text:p>4.0</text:p>
          </table:table-cell>
          <table:table-cell table:style-name="ce8" table:formula="of:=IF([.Y3]=&quot;&quot;;&quot;&quot;;[.$B26]+[.Y$20]+MMULT([.$C26:.$F26];[.Y$21:.Y$24]))" office:value-type="float" office:value="4.04487405947562" calcext:value-type="float">
            <text:p>4.0</text:p>
          </table:table-cell>
          <table:table-cell table:style-name="ce8" table:formula="of:=IF([.Z3]=&quot;&quot;;&quot;&quot;;[.$B26]+[.Z$20]+MMULT([.$C26:.$F26];[.Z$21:.Z$24]))">
            <text:p/>
          </table:table-cell>
          <table:table-cell table:style-name="ce8" table:formula="of:=IF([.AA3]=&quot;&quot;;&quot;&quot;;[.$B26]+[.AA$20]+MMULT([.$C26:.$F26];[.AA$21:.AA$24]))">
            <text:p/>
          </table:table-cell>
          <table:table-cell table:number-columns-repeated="997"/>
        </table:table-row>
        <table:table-row table:style-name="ro2">
          <table:table-cell/>
          <table:table-cell table:style-name="ce9" office:value-type="float" office:value="0.0116641367222443" calcext:value-type="float">
            <text:p>0.011664136722244</text:p>
          </table:table-cell>
          <table:table-cell table:style-name="ce2" office:value-type="float" office:value="1.62730116102628" calcext:value-type="float">
            <text:p>1.62730116102628</text:p>
          </table:table-cell>
          <table:table-cell table:style-name="ce2" office:value-type="float" office:value="0.141820583508897" calcext:value-type="float">
            <text:p>0.141820583508897</text:p>
          </table:table-cell>
          <table:table-cell table:style-name="ce2" office:value-type="float" office:value="0.438418149982964" calcext:value-type="float">
            <text:p>0.438418149982964</text:p>
          </table:table-cell>
          <table:table-cell table:style-name="ce2" office:value-type="float" office:value="0.384616124669927" calcext:value-type="float">
            <text:p>0.384616124669927</text:p>
          </table:table-cell>
          <table:table-cell office:value-type="float" office:value="200" calcext:value-type="float">
            <text:p>200</text:p>
          </table:table-cell>
          <table:table-cell table:style-name="ce8" table:formula="of:=IF([.H4]=&quot;&quot;;&quot;&quot;;[.$B27]+[.H$20]+MMULT([.$C27:.$F27];[.H$21:.H$24]))" office:value-type="float" office:value="1.0729371522045" calcext:value-type="float">
            <text:p>1.1</text:p>
          </table:table-cell>
          <table:table-cell table:style-name="ce8" table:formula="of:=IF([.I4]=&quot;&quot;;&quot;&quot;;[.$B27]+[.I$20]+MMULT([.$C27:.$F27];[.I$21:.I$24]))">
            <text:p/>
          </table:table-cell>
          <table:table-cell table:style-name="ce8" table:formula="of:=IF([.J4]=&quot;&quot;;&quot;&quot;;[.$B27]+[.J$20]+MMULT([.$C27:.$F27];[.J$21:.J$24]))" office:value-type="float" office:value="3.02104040943275" calcext:value-type="float">
            <text:p>3.0</text:p>
          </table:table-cell>
          <table:table-cell table:style-name="ce8" table:formula="of:=IF([.K4]=&quot;&quot;;&quot;&quot;;[.$B27]+[.K$20]+MMULT([.$C27:.$F27];[.K$21:.K$24]))">
            <text:p/>
          </table:table-cell>
          <table:table-cell table:style-name="ce8" table:formula="of:=IF([.L4]=&quot;&quot;;&quot;&quot;;[.$B27]+[.L$20]+MMULT([.$C27:.$F27];[.L$21:.L$24]))" office:value-type="float" office:value="4.45606284382696" calcext:value-type="float">
            <text:p>4.5</text:p>
          </table:table-cell>
          <table:table-cell table:style-name="ce8" table:formula="of:=IF([.M4]=&quot;&quot;;&quot;&quot;;[.$B27]+[.M$20]+MMULT([.$C27:.$F27];[.M$21:.M$24]))">
            <text:p/>
          </table:table-cell>
          <table:table-cell table:style-name="ce8" table:formula="of:=IF([.N4]=&quot;&quot;;&quot;&quot;;[.$B27]+[.N$20]+MMULT([.$C27:.$F27];[.N$21:.N$24]))">
            <text:p/>
          </table:table-cell>
          <table:table-cell table:style-name="ce8" table:formula="of:=IF([.O4]=&quot;&quot;;&quot;&quot;;[.$B27]+[.O$20]+MMULT([.$C27:.$F27];[.O$21:.O$24]))">
            <text:p/>
          </table:table-cell>
          <table:table-cell table:style-name="ce8" table:formula="of:=IF([.P4]=&quot;&quot;;&quot;&quot;;[.$B27]+[.P$20]+MMULT([.$C27:.$F27];[.P$21:.P$24]))">
            <text:p/>
          </table:table-cell>
          <table:table-cell table:style-name="ce8" table:formula="of:=IF([.Q4]=&quot;&quot;;&quot;&quot;;[.$B27]+[.Q$20]+MMULT([.$C27:.$F27];[.Q$21:.Q$24]))" office:value-type="float" office:value="2.47343829135491" calcext:value-type="float">
            <text:p>2.5</text:p>
          </table:table-cell>
          <table:table-cell table:style-name="ce8" table:formula="of:=IF([.R4]=&quot;&quot;;&quot;&quot;;[.$B27]+[.R$20]+MMULT([.$C27:.$F27];[.R$21:.R$24]))" office:value-type="float" office:value="3.30685316698412" calcext:value-type="float">
            <text:p>3.3</text:p>
          </table:table-cell>
          <table:table-cell table:style-name="ce8" table:formula="of:=IF([.S4]=&quot;&quot;;&quot;&quot;;[.$B27]+[.S$20]+MMULT([.$C27:.$F27];[.S$21:.S$24]))">
            <text:p/>
          </table:table-cell>
          <table:table-cell table:style-name="ce8" table:formula="of:=IF([.T4]=&quot;&quot;;&quot;&quot;;[.$B27]+[.T$20]+MMULT([.$C27:.$F27];[.T$21:.T$24]))" office:value-type="float" office:value="4.40509392197991" calcext:value-type="float">
            <text:p>4.4</text:p>
          </table:table-cell>
          <table:table-cell table:style-name="ce8" table:formula="of:=IF([.U4]=&quot;&quot;;&quot;&quot;;[.$B27]+[.U$20]+MMULT([.$C27:.$F27];[.U$21:.U$24]))">
            <text:p/>
          </table:table-cell>
          <table:table-cell table:style-name="ce8" table:formula="of:=IF([.V4]=&quot;&quot;;&quot;&quot;;[.$B27]+[.V$20]+MMULT([.$C27:.$F27];[.V$21:.V$24]))">
            <text:p/>
          </table:table-cell>
          <table:table-cell table:style-name="ce8" table:formula="of:=IF([.W4]=&quot;&quot;;&quot;&quot;;[.$B27]+[.W$20]+MMULT([.$C27:.$F27];[.W$21:.W$24]))">
            <text:p/>
          </table:table-cell>
          <table:table-cell table:style-name="ce8" table:formula="of:=IF([.X4]=&quot;&quot;;&quot;&quot;;[.$B27]+[.X$20]+MMULT([.$C27:.$F27];[.X$21:.X$24]))">
            <text:p/>
          </table:table-cell>
          <table:table-cell table:style-name="ce8" table:formula="of:=IF([.Y4]=&quot;&quot;;&quot;&quot;;[.$B27]+[.Y$20]+MMULT([.$C27:.$F27];[.Y$21:.Y$24]))">
            <text:p/>
          </table:table-cell>
          <table:table-cell table:style-name="ce8" table:formula="of:=IF([.Z4]=&quot;&quot;;&quot;&quot;;[.$B27]+[.Z$20]+MMULT([.$C27:.$F27];[.Z$21:.Z$24]))">
            <text:p/>
          </table:table-cell>
          <table:table-cell table:style-name="ce8" table:formula="of:=IF([.AA4]=&quot;&quot;;&quot;&quot;;[.$B27]+[.AA$20]+MMULT([.$C27:.$F27];[.AA$21:.AA$24]))">
            <text:p/>
          </table:table-cell>
          <table:table-cell table:number-columns-repeated="997"/>
        </table:table-row>
        <table:table-row table:style-name="ro2">
          <table:table-cell/>
          <table:table-cell table:style-name="ce9" office:value-type="float" office:value="0.784646874361594" calcext:value-type="float">
            <text:p>0.784646874361594</text:p>
          </table:table-cell>
          <table:table-cell table:style-name="ce2" office:value-type="float" office:value="0.0693592070254577" calcext:value-type="float">
            <text:p>0.069359207025458</text:p>
          </table:table-cell>
          <table:table-cell table:style-name="ce2" office:value-type="float" office:value="1.91696358787949" calcext:value-type="float">
            <text:p>1.91696358787949</text:p>
          </table:table-cell>
          <table:table-cell table:style-name="ce2" office:value-type="float" office:value="2.66683304700808" calcext:value-type="float">
            <text:p>2.66683304700808</text:p>
          </table:table-cell>
          <table:table-cell table:style-name="ce2" office:value-type="float" office:value="1.01008691441275" calcext:value-type="float">
            <text:p>1.01008691441275</text:p>
          </table:table-cell>
          <table:table-cell office:value-type="float" office:value="236" calcext:value-type="float">
            <text:p>236</text:p>
          </table:table-cell>
          <table:table-cell table:style-name="ce8" table:formula="of:=IF([.H5]=&quot;&quot;;&quot;&quot;;[.$B28]+[.H$20]+MMULT([.$C28:.$F28];[.H$21:.H$24]))">
            <text:p/>
          </table:table-cell>
          <table:table-cell table:style-name="ce8" table:formula="of:=IF([.I5]=&quot;&quot;;&quot;&quot;;[.$B28]+[.I$20]+MMULT([.$C28:.$F28];[.I$21:.I$24]))" office:value-type="float" office:value="4.99059648265722" calcext:value-type="float">
            <text:p>5.0</text:p>
          </table:table-cell>
          <table:table-cell table:style-name="ce8" table:formula="of:=IF([.J5]=&quot;&quot;;&quot;&quot;;[.$B28]+[.J$20]+MMULT([.$C28:.$F28];[.J$21:.J$24]))">
            <text:p/>
          </table:table-cell>
          <table:table-cell table:style-name="ce8" table:formula="of:=IF([.K5]=&quot;&quot;;&quot;&quot;;[.$B28]+[.K$20]+MMULT([.$C28:.$F28];[.K$21:.K$24]))">
            <text:p/>
          </table:table-cell>
          <table:table-cell table:style-name="ce8" table:formula="of:=IF([.L5]=&quot;&quot;;&quot;&quot;;[.$B28]+[.L$20]+MMULT([.$C28:.$F28];[.L$21:.L$24]))">
            <text:p/>
          </table:table-cell>
          <table:table-cell table:style-name="ce8" table:formula="of:=IF([.M5]=&quot;&quot;;&quot;&quot;;[.$B28]+[.M$20]+MMULT([.$C28:.$F28];[.M$21:.M$24]))">
            <text:p/>
          </table:table-cell>
          <table:table-cell table:style-name="ce8" table:formula="of:=IF([.N5]=&quot;&quot;;&quot;&quot;;[.$B28]+[.N$20]+MMULT([.$C28:.$F28];[.N$21:.N$24]))" office:value-type="float" office:value="4.2101607895882" calcext:value-type="float">
            <text:p>4.2</text:p>
          </table:table-cell>
          <table:table-cell table:style-name="ce8" table:formula="of:=IF([.O5]=&quot;&quot;;&quot;&quot;;[.$B28]+[.O$20]+MMULT([.$C28:.$F28];[.O$21:.O$24]))">
            <text:p/>
          </table:table-cell>
          <table:table-cell table:style-name="ce8" table:formula="of:=IF([.P5]=&quot;&quot;;&quot;&quot;;[.$B28]+[.P$20]+MMULT([.$C28:.$F28];[.P$21:.P$24]))" office:value-type="float" office:value="3.42655469806479" calcext:value-type="float">
            <text:p>3.4</text:p>
          </table:table-cell>
          <table:table-cell table:style-name="ce8" table:formula="of:=IF([.Q5]=&quot;&quot;;&quot;&quot;;[.$B28]+[.Q$20]+MMULT([.$C28:.$F28];[.Q$21:.Q$24]))">
            <text:p/>
          </table:table-cell>
          <table:table-cell table:style-name="ce8" table:formula="of:=IF([.R5]=&quot;&quot;;&quot;&quot;;[.$B28]+[.R$20]+MMULT([.$C28:.$F28];[.R$21:.R$24]))">
            <text:p/>
          </table:table-cell>
          <table:table-cell table:style-name="ce8" table:formula="of:=IF([.S5]=&quot;&quot;;&quot;&quot;;[.$B28]+[.S$20]+MMULT([.$C28:.$F28];[.S$21:.S$24]))">
            <text:p/>
          </table:table-cell>
          <table:table-cell table:style-name="ce8" table:formula="of:=IF([.T5]=&quot;&quot;;&quot;&quot;;[.$B28]+[.T$20]+MMULT([.$C28:.$F28];[.T$21:.T$24]))">
            <text:p/>
          </table:table-cell>
          <table:table-cell table:style-name="ce8" table:formula="of:=IF([.U5]=&quot;&quot;;&quot;&quot;;[.$B28]+[.U$20]+MMULT([.$C28:.$F28];[.U$21:.U$24]))">
            <text:p/>
          </table:table-cell>
          <table:table-cell table:style-name="ce8" table:formula="of:=IF([.V5]=&quot;&quot;;&quot;&quot;;[.$B28]+[.V$20]+MMULT([.$C28:.$F28];[.V$21:.V$24]))">
            <text:p/>
          </table:table-cell>
          <table:table-cell table:style-name="ce8" table:formula="of:=IF([.W5]=&quot;&quot;;&quot;&quot;;[.$B28]+[.W$20]+MMULT([.$C28:.$F28];[.W$21:.W$24]))">
            <text:p/>
          </table:table-cell>
          <table:table-cell table:style-name="ce8" table:formula="of:=IF([.X5]=&quot;&quot;;&quot;&quot;;[.$B28]+[.X$20]+MMULT([.$C28:.$F28];[.X$21:.X$24]))">
            <text:p/>
          </table:table-cell>
          <table:table-cell table:style-name="ce8" table:formula="of:=IF([.Y5]=&quot;&quot;;&quot;&quot;;[.$B28]+[.Y$20]+MMULT([.$C28:.$F28];[.Y$21:.Y$24]))" office:value-type="float" office:value="4.38103807822666" calcext:value-type="float">
            <text:p>4.4</text:p>
          </table:table-cell>
          <table:table-cell table:style-name="ce8" table:formula="of:=IF([.Z5]=&quot;&quot;;&quot;&quot;;[.$B28]+[.Z$20]+MMULT([.$C28:.$F28];[.Z$21:.Z$24]))">
            <text:p/>
          </table:table-cell>
          <table:table-cell table:style-name="ce8" table:formula="of:=IF([.AA5]=&quot;&quot;;&quot;&quot;;[.$B28]+[.AA$20]+MMULT([.$C28:.$F28];[.AA$21:.AA$24]))">
            <text:p/>
          </table:table-cell>
          <table:table-cell table:number-columns-repeated="997"/>
        </table:table-row>
        <table:table-row table:style-name="ro2">
          <table:table-cell/>
          <table:table-cell table:style-name="ce9" office:value-type="float" office:value="0.620269011252999" calcext:value-type="float">
            <text:p>0.620269011252999</text:p>
          </table:table-cell>
          <table:table-cell table:style-name="ce2" office:value-type="float" office:value="0.188674536181116" calcext:value-type="float">
            <text:p>0.188674536181116</text:p>
          </table:table-cell>
          <table:table-cell table:style-name="ce2" office:value-type="float" office:value="1.76056216385827" calcext:value-type="float">
            <text:p>1.76056216385827</text:p>
          </table:table-cell>
          <table:table-cell table:style-name="ce2" office:value-type="float" office:value="0.265208769655364" calcext:value-type="float">
            <text:p>0.265208769655364</text:p>
          </table:table-cell>
          <table:table-cell table:style-name="ce2" office:value-type="float" office:value="2.1130363209866" calcext:value-type="float">
            <text:p>2.1130363209866</text:p>
          </table:table-cell>
          <table:table-cell office:value-type="float" office:value="240" calcext:value-type="float">
            <text:p>240</text:p>
          </table:table-cell>
          <table:table-cell table:style-name="ce8" table:formula="of:=IF([.H6]=&quot;&quot;;&quot;&quot;;[.$B29]+[.H$20]+MMULT([.$C29:.$F29];[.H$21:.H$24]))">
            <text:p/>
          </table:table-cell>
          <table:table-cell table:style-name="ce8" table:formula="of:=IF([.I6]=&quot;&quot;;&quot;&quot;;[.$B29]+[.I$20]+MMULT([.$C29:.$F29];[.I$21:.I$24]))">
            <text:p/>
          </table:table-cell>
          <table:table-cell table:style-name="ce8" table:formula="of:=IF([.J6]=&quot;&quot;;&quot;&quot;;[.$B29]+[.J$20]+MMULT([.$C29:.$F29];[.J$21:.J$24]))">
            <text:p/>
          </table:table-cell>
          <table:table-cell table:style-name="ce8" table:formula="of:=IF([.K6]=&quot;&quot;;&quot;&quot;;[.$B29]+[.K$20]+MMULT([.$C29:.$F29];[.K$21:.K$24]))">
            <text:p/>
          </table:table-cell>
          <table:table-cell table:style-name="ce8" table:formula="of:=IF([.L6]=&quot;&quot;;&quot;&quot;;[.$B29]+[.L$20]+MMULT([.$C29:.$F29];[.L$21:.L$24]))" office:value-type="float" office:value="3.31770409181204" calcext:value-type="float">
            <text:p>3.3</text:p>
          </table:table-cell>
          <table:table-cell table:style-name="ce8" table:formula="of:=IF([.M6]=&quot;&quot;;&quot;&quot;;[.$B29]+[.M$20]+MMULT([.$C29:.$F29];[.M$21:.M$24]))">
            <text:p/>
          </table:table-cell>
          <table:table-cell table:style-name="ce8" table:formula="of:=IF([.N6]=&quot;&quot;;&quot;&quot;;[.$B29]+[.N$20]+MMULT([.$C29:.$F29];[.N$21:.N$24]))">
            <text:p/>
          </table:table-cell>
          <table:table-cell table:style-name="ce8" table:formula="of:=IF([.O6]=&quot;&quot;;&quot;&quot;;[.$B29]+[.O$20]+MMULT([.$C29:.$F29];[.O$21:.O$24]))">
            <text:p/>
          </table:table-cell>
          <table:table-cell table:style-name="ce8" table:formula="of:=IF([.P6]=&quot;&quot;;&quot;&quot;;[.$B29]+[.P$20]+MMULT([.$C29:.$F29];[.P$21:.P$24]))" office:value-type="float" office:value="4.17083926057163" calcext:value-type="float">
            <text:p>4.2</text:p>
          </table:table-cell>
          <table:table-cell table:style-name="ce8" table:formula="of:=IF([.Q6]=&quot;&quot;;&quot;&quot;;[.$B29]+[.Q$20]+MMULT([.$C29:.$F29];[.Q$21:.Q$24]))">
            <text:p/>
          </table:table-cell>
          <table:table-cell table:style-name="ce8" table:formula="of:=IF([.R6]=&quot;&quot;;&quot;&quot;;[.$B29]+[.R$20]+MMULT([.$C29:.$F29];[.R$21:.R$24]))">
            <text:p/>
          </table:table-cell>
          <table:table-cell table:style-name="ce8" table:formula="of:=IF([.S6]=&quot;&quot;;&quot;&quot;;[.$B29]+[.S$20]+MMULT([.$C29:.$F29];[.S$21:.S$24]))" office:value-type="float" office:value="3.27073101018518" calcext:value-type="float">
            <text:p>3.3</text:p>
          </table:table-cell>
          <table:table-cell table:style-name="ce8" table:formula="of:=IF([.T6]=&quot;&quot;;&quot;&quot;;[.$B29]+[.T$20]+MMULT([.$C29:.$F29];[.T$21:.T$24]))" office:value-type="float" office:value="4.61565122430537" calcext:value-type="float">
            <text:p>4.6</text:p>
          </table:table-cell>
          <table:table-cell table:style-name="ce8" table:formula="of:=IF([.U6]=&quot;&quot;;&quot;&quot;;[.$B29]+[.U$20]+MMULT([.$C29:.$F29];[.U$21:.U$24]))">
            <text:p/>
          </table:table-cell>
          <table:table-cell table:style-name="ce8" table:formula="of:=IF([.V6]=&quot;&quot;;&quot;&quot;;[.$B29]+[.V$20]+MMULT([.$C29:.$F29];[.V$21:.V$24]))">
            <text:p/>
          </table:table-cell>
          <table:table-cell table:style-name="ce8" table:formula="of:=IF([.W6]=&quot;&quot;;&quot;&quot;;[.$B29]+[.W$20]+MMULT([.$C29:.$F29];[.W$21:.W$24]))">
            <text:p/>
          </table:table-cell>
          <table:table-cell table:style-name="ce8" table:formula="of:=IF([.X6]=&quot;&quot;;&quot;&quot;;[.$B29]+[.X$20]+MMULT([.$C29:.$F29];[.X$21:.X$24]))">
            <text:p/>
          </table:table-cell>
          <table:table-cell table:style-name="ce8" table:formula="of:=IF([.Y6]=&quot;&quot;;&quot;&quot;;[.$B29]+[.Y$20]+MMULT([.$C29:.$F29];[.Y$21:.Y$24]))" office:value-type="float" office:value="4.98743423776893" calcext:value-type="float">
            <text:p>5.0</text:p>
          </table:table-cell>
          <table:table-cell table:style-name="ce8" table:formula="of:=IF([.Z6]=&quot;&quot;;&quot;&quot;;[.$B29]+[.Z$20]+MMULT([.$C29:.$F29];[.Z$21:.Z$24]))">
            <text:p/>
          </table:table-cell>
          <table:table-cell table:style-name="ce8" table:formula="of:=IF([.AA6]=&quot;&quot;;&quot;&quot;;[.$B29]+[.AA$20]+MMULT([.$C29:.$F29];[.AA$21:.AA$24]))" office:value-type="float" office:value="5.01024151908691" calcext:value-type="float">
            <text:p>5.0</text:p>
          </table:table-cell>
          <table:table-cell table:number-columns-repeated="997"/>
        </table:table-row>
        <table:table-row table:style-name="ro2">
          <table:table-cell/>
          <table:table-cell table:style-name="ce9" office:value-type="float" office:value="1.34825458053062" calcext:value-type="float">
            <text:p>1.34825458053062</text:p>
          </table:table-cell>
          <table:table-cell table:style-name="ce2" office:value-type="float" office:value="0.828945396300427" calcext:value-type="float">
            <text:p>0.828945396300427</text:p>
          </table:table-cell>
          <table:table-cell table:style-name="ce2" office:value-type="float" office:value="2.58235909606299" calcext:value-type="float">
            <text:p>2.58235909606299</text:p>
          </table:table-cell>
          <table:table-cell table:style-name="ce2" office:value-type="float" office:value="0.34611596835394" calcext:value-type="float">
            <text:p>0.34611596835394</text:p>
          </table:table-cell>
          <table:table-cell table:style-name="ce2" office:value-type="float" office:value="0.0880251399483204" calcext:value-type="float">
            <text:p>0.08802513994832</text:p>
          </table:table-cell>
          <table:table-cell office:value-type="float" office:value="270" calcext:value-type="float">
            <text:p>270</text:p>
          </table:table-cell>
          <table:table-cell table:style-name="ce8" table:formula="of:=IF([.H7]=&quot;&quot;;&quot;&quot;;[.$B30]+[.H$20]+MMULT([.$C30:.$F30];[.H$21:.H$24]))">
            <text:p/>
          </table:table-cell>
          <table:table-cell table:style-name="ce8" table:formula="of:=IF([.I7]=&quot;&quot;;&quot;&quot;;[.$B30]+[.I$20]+MMULT([.$C30:.$F30];[.I$21:.I$24]))" office:value-type="float" office:value="4.16198008331785" calcext:value-type="float">
            <text:p>4.2</text:p>
          </table:table-cell>
          <table:table-cell table:style-name="ce8" table:formula="of:=IF([.J7]=&quot;&quot;;&quot;&quot;;[.$B30]+[.J$20]+MMULT([.$C30:.$F30];[.J$21:.J$24]))">
            <text:p/>
          </table:table-cell>
          <table:table-cell table:style-name="ce8" table:formula="of:=IF([.K7]=&quot;&quot;;&quot;&quot;;[.$B30]+[.K$20]+MMULT([.$C30:.$F30];[.K$21:.K$24]))">
            <text:p/>
          </table:table-cell>
          <table:table-cell table:style-name="ce8" table:formula="of:=IF([.L7]=&quot;&quot;;&quot;&quot;;[.$B30]+[.L$20]+MMULT([.$C30:.$F30];[.L$21:.L$24]))" office:value-type="float" office:value="4.65632084929474" calcext:value-type="float">
            <text:p>4.7</text:p>
          </table:table-cell>
          <table:table-cell table:style-name="ce8" table:formula="of:=IF([.M7]=&quot;&quot;;&quot;&quot;;[.$B30]+[.M$20]+MMULT([.$C30:.$F30];[.M$21:.M$24]))">
            <text:p/>
          </table:table-cell>
          <table:table-cell table:style-name="ce8" table:formula="of:=IF([.N7]=&quot;&quot;;&quot;&quot;;[.$B30]+[.N$20]+MMULT([.$C30:.$F30];[.N$21:.N$24]))">
            <text:p/>
          </table:table-cell>
          <table:table-cell table:style-name="ce8" table:formula="of:=IF([.O7]=&quot;&quot;;&quot;&quot;;[.$B30]+[.O$20]+MMULT([.$C30:.$F30];[.O$21:.O$24]))">
            <text:p/>
          </table:table-cell>
          <table:table-cell table:style-name="ce8" table:formula="of:=IF([.P7]=&quot;&quot;;&quot;&quot;;[.$B30]+[.P$20]+MMULT([.$C30:.$F30];[.P$21:.P$24]))">
            <text:p/>
          </table:table-cell>
          <table:table-cell table:style-name="ce8" table:formula="of:=IF([.Q7]=&quot;&quot;;&quot;&quot;;[.$B30]+[.Q$20]+MMULT([.$C30:.$F30];[.Q$21:.Q$24]))">
            <text:p/>
          </table:table-cell>
          <table:table-cell table:style-name="ce8" table:formula="of:=IF([.R7]=&quot;&quot;;&quot;&quot;;[.$B30]+[.R$20]+MMULT([.$C30:.$F30];[.R$21:.R$24]))" office:value-type="float" office:value="4.81448529407318" calcext:value-type="float">
            <text:p>4.8</text:p>
          </table:table-cell>
          <table:table-cell table:style-name="ce8" table:formula="of:=IF([.S7]=&quot;&quot;;&quot;&quot;;[.$B30]+[.S$20]+MMULT([.$C30:.$F30];[.S$21:.S$24]))" office:value-type="float" office:value="5.15259357528993" calcext:value-type="float">
            <text:p>5.2</text:p>
          </table:table-cell>
          <table:table-cell table:style-name="ce8" table:formula="of:=IF([.T7]=&quot;&quot;;&quot;&quot;;[.$B30]+[.T$20]+MMULT([.$C30:.$F30];[.T$21:.T$24]))" office:value-type="float" office:value="3.34608997558837" calcext:value-type="float">
            <text:p>3.3</text:p>
          </table:table-cell>
          <table:table-cell table:style-name="ce8" table:formula="of:=IF([.U7]=&quot;&quot;;&quot;&quot;;[.$B30]+[.U$20]+MMULT([.$C30:.$F30];[.U$21:.U$24]))">
            <text:p/>
          </table:table-cell>
          <table:table-cell table:style-name="ce8" table:formula="of:=IF([.V7]=&quot;&quot;;&quot;&quot;;[.$B30]+[.V$20]+MMULT([.$C30:.$F30];[.V$21:.V$24]))">
            <text:p/>
          </table:table-cell>
          <table:table-cell table:style-name="ce8" table:formula="of:=IF([.W7]=&quot;&quot;;&quot;&quot;;[.$B30]+[.W$20]+MMULT([.$C30:.$F30];[.W$21:.W$24]))">
            <text:p/>
          </table:table-cell>
          <table:table-cell table:style-name="ce8" table:formula="of:=IF([.X7]=&quot;&quot;;&quot;&quot;;[.$B30]+[.X$20]+MMULT([.$C30:.$F30];[.X$21:.X$24]))">
            <text:p/>
          </table:table-cell>
          <table:table-cell table:style-name="ce8" table:formula="of:=IF([.Y7]=&quot;&quot;;&quot;&quot;;[.$B30]+[.Y$20]+MMULT([.$C30:.$F30];[.Y$21:.Y$24]))">
            <text:p/>
          </table:table-cell>
          <table:table-cell table:style-name="ce8" table:formula="of:=IF([.Z7]=&quot;&quot;;&quot;&quot;;[.$B30]+[.Z$20]+MMULT([.$C30:.$F30];[.Z$21:.Z$24]))">
            <text:p/>
          </table:table-cell>
          <table:table-cell table:style-name="ce8" table:formula="of:=IF([.AA7]=&quot;&quot;;&quot;&quot;;[.$B30]+[.AA$20]+MMULT([.$C30:.$F30];[.AA$21:.AA$24]))">
            <text:p/>
          </table:table-cell>
          <table:table-cell table:number-columns-repeated="997"/>
        </table:table-row>
        <table:table-row table:style-name="ro2">
          <table:table-cell/>
          <table:table-cell table:style-name="ce9" office:value-type="float" office:value="1.94849881880583" calcext:value-type="float">
            <text:p>1.94849881880583</text:p>
          </table:table-cell>
          <table:table-cell table:style-name="ce2" office:value-type="float" office:value="0.447614553455055" calcext:value-type="float">
            <text:p>0.447614553455055</text:p>
          </table:table-cell>
          <table:table-cell table:style-name="ce2" office:value-type="float" office:value="1.43639130783755" calcext:value-type="float">
            <text:p>1.43639130783755</text:p>
          </table:table-cell>
          <table:table-cell table:style-name="ce2" office:value-type="float" office:value="0.254568189890757" calcext:value-type="float">
            <text:p>0.254568189890757</text:p>
          </table:table-cell>
          <table:table-cell table:style-name="ce2" office:value-type="float" office:value="0.336920671531558" calcext:value-type="float">
            <text:p>0.336920671531558</text:p>
          </table:table-cell>
          <table:table-cell office:value-type="float" office:value="287" calcext:value-type="float">
            <text:p>287</text:p>
          </table:table-cell>
          <table:table-cell table:style-name="ce8" table:formula="of:=IF([.H8]=&quot;&quot;;&quot;&quot;;[.$B31]+[.H$20]+MMULT([.$C31:.$F31];[.H$21:.H$24]))">
            <text:p/>
          </table:table-cell>
          <table:table-cell table:style-name="ce8" table:formula="of:=IF([.I8]=&quot;&quot;;&quot;&quot;;[.$B31]+[.I$20]+MMULT([.$C31:.$F31];[.I$21:.I$24]))">
            <text:p/>
          </table:table-cell>
          <table:table-cell table:style-name="ce8" table:formula="of:=IF([.J8]=&quot;&quot;;&quot;&quot;;[.$B31]+[.J$20]+MMULT([.$C31:.$F31];[.J$21:.J$24]))" office:value-type="float" office:value="4.02520438216308" calcext:value-type="float">
            <text:p>4.0</text:p>
          </table:table-cell>
          <table:table-cell table:style-name="ce8" table:formula="of:=IF([.K8]=&quot;&quot;;&quot;&quot;;[.$B31]+[.K$20]+MMULT([.$C31:.$F31];[.K$21:.K$24]))">
            <text:p/>
          </table:table-cell>
          <table:table-cell table:style-name="ce8" table:formula="of:=IF([.L8]=&quot;&quot;;&quot;&quot;;[.$B31]+[.L$20]+MMULT([.$C31:.$F31];[.L$21:.L$24]))">
            <text:p/>
          </table:table-cell>
          <table:table-cell table:style-name="ce8" table:formula="of:=IF([.M8]=&quot;&quot;;&quot;&quot;;[.$B31]+[.M$20]+MMULT([.$C31:.$F31];[.M$21:.M$24]))">
            <text:p/>
          </table:table-cell>
          <table:table-cell table:style-name="ce8" table:formula="of:=IF([.N8]=&quot;&quot;;&quot;&quot;;[.$B31]+[.N$20]+MMULT([.$C31:.$F31];[.N$21:.N$24]))">
            <text:p/>
          </table:table-cell>
          <table:table-cell table:style-name="ce8" table:formula="of:=IF([.O8]=&quot;&quot;;&quot;&quot;;[.$B31]+[.O$20]+MMULT([.$C31:.$F31];[.O$21:.O$24]))">
            <text:p/>
          </table:table-cell>
          <table:table-cell table:style-name="ce8" table:formula="of:=IF([.P8]=&quot;&quot;;&quot;&quot;;[.$B31]+[.P$20]+MMULT([.$C31:.$F31];[.P$21:.P$24]))" office:value-type="float" office:value="4.82086187848935" calcext:value-type="float">
            <text:p>4.8</text:p>
          </table:table-cell>
          <table:table-cell table:style-name="ce8" table:formula="of:=IF([.Q8]=&quot;&quot;;&quot;&quot;;[.$B31]+[.Q$20]+MMULT([.$C31:.$F31];[.Q$21:.Q$24]))">
            <text:p/>
          </table:table-cell>
          <table:table-cell table:style-name="ce8" table:formula="of:=IF([.R8]=&quot;&quot;;&quot;&quot;;[.$B31]+[.R$20]+MMULT([.$C31:.$F31];[.R$21:.R$24]))" office:value-type="float" office:value="5.12826912936402" calcext:value-type="float">
            <text:p>5.1</text:p>
          </table:table-cell>
          <table:table-cell table:style-name="ce8" table:formula="of:=IF([.S8]=&quot;&quot;;&quot;&quot;;[.$B31]+[.S$20]+MMULT([.$C31:.$F31];[.S$21:.S$24]))">
            <text:p/>
          </table:table-cell>
          <table:table-cell table:style-name="ce8" table:formula="of:=IF([.T8]=&quot;&quot;;&quot;&quot;;[.$B31]+[.T$20]+MMULT([.$C31:.$F31];[.T$21:.T$24]))" office:value-type="float" office:value="4.93916309246527" calcext:value-type="float">
            <text:p>4.9</text:p>
          </table:table-cell>
          <table:table-cell table:style-name="ce8" table:formula="of:=IF([.U8]=&quot;&quot;;&quot;&quot;;[.$B31]+[.U$20]+MMULT([.$C31:.$F31];[.U$21:.U$24]))">
            <text:p/>
          </table:table-cell>
          <table:table-cell table:style-name="ce8" table:formula="of:=IF([.V8]=&quot;&quot;;&quot;&quot;;[.$B31]+[.V$20]+MMULT([.$C31:.$F31];[.V$21:.V$24]))">
            <text:p/>
          </table:table-cell>
          <table:table-cell table:style-name="ce8" table:formula="of:=IF([.W8]=&quot;&quot;;&quot;&quot;;[.$B31]+[.W$20]+MMULT([.$C31:.$F31];[.W$21:.W$24]))">
            <text:p/>
          </table:table-cell>
          <table:table-cell table:style-name="ce8" table:formula="of:=IF([.X8]=&quot;&quot;;&quot;&quot;;[.$B31]+[.X$20]+MMULT([.$C31:.$F31];[.X$21:.X$24]))" office:value-type="float" office:value="4.54212377222786" calcext:value-type="float">
            <text:p>4.5</text:p>
          </table:table-cell>
          <table:table-cell table:style-name="ce8" table:formula="of:=IF([.Y8]=&quot;&quot;;&quot;&quot;;[.$B31]+[.Y$20]+MMULT([.$C31:.$F31];[.Y$21:.Y$24]))">
            <text:p/>
          </table:table-cell>
          <table:table-cell table:style-name="ce8" table:formula="of:=IF([.Z8]=&quot;&quot;;&quot;&quot;;[.$B31]+[.Z$20]+MMULT([.$C31:.$F31];[.Z$21:.Z$24]))">
            <text:p/>
          </table:table-cell>
          <table:table-cell table:style-name="ce8" table:formula="of:=IF([.AA8]=&quot;&quot;;&quot;&quot;;[.$B31]+[.AA$20]+MMULT([.$C31:.$F31];[.AA$21:.AA$24]))" office:value-type="float" office:value="4.48958445791459" calcext:value-type="float">
            <text:p>4.5</text:p>
          </table:table-cell>
          <table:table-cell table:number-columns-repeated="997"/>
        </table:table-row>
        <table:table-row table:style-name="ro2">
          <table:table-cell/>
          <table:table-cell table:style-name="ce9" office:value-type="float" office:value="1.03445820311943" calcext:value-type="float">
            <text:p>1.03445820311943</text:p>
          </table:table-cell>
          <table:table-cell table:style-name="ce2" office:value-type="float" office:value="1.92861660868713" calcext:value-type="float">
            <text:p>1.92861660868713</text:p>
          </table:table-cell>
          <table:table-cell table:style-name="ce2" office:value-type="float" office:value="0.625407226174571" calcext:value-type="float">
            <text:p>0.625407226174571</text:p>
          </table:table-cell>
          <table:table-cell table:style-name="ce2" office:value-type="float" office:value="0.0288548403610038" calcext:value-type="float">
            <text:p>0.028854840361004</text:p>
          </table:table-cell>
          <table:table-cell table:style-name="ce2" office:value-type="float" office:value="0.314439284706953" calcext:value-type="float">
            <text:p>0.314439284706953</text:p>
          </table:table-cell>
          <table:table-cell office:value-type="float" office:value="295" calcext:value-type="float">
            <text:p>295</text:p>
          </table:table-cell>
          <table:table-cell table:style-name="ce8" table:formula="of:=IF([.H9]=&quot;&quot;;&quot;&quot;;[.$B32]+[.H$20]+MMULT([.$C32:.$F32];[.H$21:.H$24]))">
            <text:p/>
          </table:table-cell>
          <table:table-cell table:style-name="ce8" table:formula="of:=IF([.I9]=&quot;&quot;;&quot;&quot;;[.$B32]+[.I$20]+MMULT([.$C32:.$F32];[.I$21:.I$24]))">
            <text:p/>
          </table:table-cell>
          <table:table-cell table:style-name="ce8" table:formula="of:=IF([.J9]=&quot;&quot;;&quot;&quot;;[.$B32]+[.J$20]+MMULT([.$C32:.$F32];[.J$21:.J$24]))">
            <text:p/>
          </table:table-cell>
          <table:table-cell table:style-name="ce8" table:formula="of:=IF([.K9]=&quot;&quot;;&quot;&quot;;[.$B32]+[.K$20]+MMULT([.$C32:.$F32];[.K$21:.K$24]))">
            <text:p/>
          </table:table-cell>
          <table:table-cell table:style-name="ce8" table:formula="of:=IF([.L9]=&quot;&quot;;&quot;&quot;;[.$B32]+[.L$20]+MMULT([.$C32:.$F32];[.L$21:.L$24]))" office:value-type="float" office:value="4.3828292629892" calcext:value-type="float">
            <text:p>4.4</text:p>
          </table:table-cell>
          <table:table-cell table:style-name="ce8" table:formula="of:=IF([.M9]=&quot;&quot;;&quot;&quot;;[.$B32]+[.M$20]+MMULT([.$C32:.$F32];[.M$21:.M$24]))">
            <text:p/>
          </table:table-cell>
          <table:table-cell table:style-name="ce8" table:formula="of:=IF([.N9]=&quot;&quot;;&quot;&quot;;[.$B32]+[.N$20]+MMULT([.$C32:.$F32];[.N$21:.N$24]))" office:value-type="float" office:value="4.20228275276831" calcext:value-type="float">
            <text:p>4.2</text:p>
          </table:table-cell>
          <table:table-cell table:style-name="ce8" table:formula="of:=IF([.O9]=&quot;&quot;;&quot;&quot;;[.$B32]+[.O$20]+MMULT([.$C32:.$F32];[.O$21:.O$24]))">
            <text:p/>
          </table:table-cell>
          <table:table-cell table:style-name="ce8" table:formula="of:=IF([.P9]=&quot;&quot;;&quot;&quot;;[.$B32]+[.P$20]+MMULT([.$C32:.$F32];[.P$21:.P$24]))" office:value-type="float" office:value="3.66551082003776" calcext:value-type="float">
            <text:p>3.7</text:p>
          </table:table-cell>
          <table:table-cell table:style-name="ce8" table:formula="of:=IF([.Q9]=&quot;&quot;;&quot;&quot;;[.$B32]+[.Q$20]+MMULT([.$C32:.$F32];[.Q$21:.Q$24]))" office:value-type="float" office:value="3.27273530091551" calcext:value-type="float">
            <text:p>3.3</text:p>
          </table:table-cell>
          <table:table-cell table:style-name="ce8" table:formula="of:=IF([.R9]=&quot;&quot;;&quot;&quot;;[.$B32]+[.R$20]+MMULT([.$C32:.$F32];[.R$21:.R$24]))">
            <text:p/>
          </table:table-cell>
          <table:table-cell table:style-name="ce8" table:formula="of:=IF([.S9]=&quot;&quot;;&quot;&quot;;[.$B32]+[.S$20]+MMULT([.$C32:.$F32];[.S$21:.S$24]))" office:value-type="float" office:value="4.09210548608445" calcext:value-type="float">
            <text:p>4.1</text:p>
          </table:table-cell>
          <table:table-cell table:style-name="ce8" table:formula="of:=IF([.T9]=&quot;&quot;;&quot;&quot;;[.$B32]+[.T$20]+MMULT([.$C32:.$F32];[.T$21:.T$24]))" office:value-type="float" office:value="4.44839658725557" calcext:value-type="float">
            <text:p>4.4</text:p>
          </table:table-cell>
          <table:table-cell table:style-name="ce8" table:formula="of:=IF([.U9]=&quot;&quot;;&quot;&quot;;[.$B32]+[.U$20]+MMULT([.$C32:.$F32];[.U$21:.U$24]))" office:value-type="float" office:value="3.11160272702854" calcext:value-type="float">
            <text:p>3.1</text:p>
          </table:table-cell>
          <table:table-cell table:style-name="ce8" table:formula="of:=IF([.V9]=&quot;&quot;;&quot;&quot;;[.$B32]+[.V$20]+MMULT([.$C32:.$F32];[.V$21:.V$24]))" office:value-type="float" office:value="4.41252639023133" calcext:value-type="float">
            <text:p>4.4</text:p>
          </table:table-cell>
          <table:table-cell table:style-name="ce8" table:formula="of:=IF([.W9]=&quot;&quot;;&quot;&quot;;[.$B32]+[.W$20]+MMULT([.$C32:.$F32];[.W$21:.W$24]))">
            <text:p/>
          </table:table-cell>
          <table:table-cell table:style-name="ce8" table:formula="of:=IF([.X9]=&quot;&quot;;&quot;&quot;;[.$B32]+[.X$20]+MMULT([.$C32:.$F32];[.X$21:.X$24]))">
            <text:p/>
          </table:table-cell>
          <table:table-cell table:style-name="ce8" table:formula="of:=IF([.Y9]=&quot;&quot;;&quot;&quot;;[.$B32]+[.Y$20]+MMULT([.$C32:.$F32];[.Y$21:.Y$24]))">
            <text:p/>
          </table:table-cell>
          <table:table-cell table:style-name="ce8" table:formula="of:=IF([.Z9]=&quot;&quot;;&quot;&quot;;[.$B32]+[.Z$20]+MMULT([.$C32:.$F32];[.Z$21:.Z$24]))" office:value-type="float" office:value="3.56413923896947" calcext:value-type="float">
            <text:p>3.6</text:p>
          </table:table-cell>
          <table:table-cell table:style-name="ce8" table:formula="of:=IF([.AA9]=&quot;&quot;;&quot;&quot;;[.$B32]+[.AA$20]+MMULT([.$C32:.$F32];[.AA$21:.AA$24]))" office:value-type="float" office:value="4.21982510150888" calcext:value-type="float">
            <text:p>4.2</text:p>
          </table:table-cell>
          <table:table-cell table:number-columns-repeated="997"/>
        </table:table-row>
        <table:table-row table:style-name="ro2">
          <table:table-cell/>
          <table:table-cell table:style-name="ce9" office:value-type="float" office:value="0.12132199243984" calcext:value-type="float">
            <text:p>0.12132199243984</text:p>
          </table:table-cell>
          <table:table-cell table:style-name="ce2" office:value-type="float" office:value="0.647757724006498" calcext:value-type="float">
            <text:p>0.647757724006498</text:p>
          </table:table-cell>
          <table:table-cell table:style-name="ce2" office:value-type="float" office:value="1.4239900653529" calcext:value-type="float">
            <text:p>1.4239900653529</text:p>
          </table:table-cell>
          <table:table-cell table:style-name="ce2" office:value-type="float" office:value="0.585133311186003" calcext:value-type="float">
            <text:p>0.585133311186003</text:p>
          </table:table-cell>
          <table:table-cell table:style-name="ce2" office:value-type="float" office:value="0.924007917866456" calcext:value-type="float">
            <text:p>0.924007917866456</text:p>
          </table:table-cell>
          <table:table-cell office:value-type="float" office:value="303" calcext:value-type="float">
            <text:p>303</text:p>
          </table:table-cell>
          <table:table-cell table:style-name="ce8" table:formula="of:=IF([.H10]=&quot;&quot;;&quot;&quot;;[.$B33]+[.H$20]+MMULT([.$C33:.$F33];[.H$21:.H$24]))" office:value-type="float" office:value="2.64022496485836" calcext:value-type="float">
            <text:p>2.6</text:p>
          </table:table-cell>
          <table:table-cell table:style-name="ce8" table:formula="of:=IF([.I10]=&quot;&quot;;&quot;&quot;;[.$B33]+[.I$20]+MMULT([.$C33:.$F33];[.I$21:.I$24]))">
            <text:p/>
          </table:table-cell>
          <table:table-cell table:style-name="ce8" table:formula="of:=IF([.J10]=&quot;&quot;;&quot;&quot;;[.$B33]+[.J$20]+MMULT([.$C33:.$F33];[.J$21:.J$24]))">
            <text:p/>
          </table:table-cell>
          <table:table-cell table:style-name="ce8" table:formula="of:=IF([.K10]=&quot;&quot;;&quot;&quot;;[.$B33]+[.K$20]+MMULT([.$C33:.$F33];[.K$21:.K$24]))">
            <text:p/>
          </table:table-cell>
          <table:table-cell table:style-name="ce8" table:formula="of:=IF([.L10]=&quot;&quot;;&quot;&quot;;[.$B33]+[.L$20]+MMULT([.$C33:.$F33];[.L$21:.L$24]))" office:value-type="float" office:value="4.1932684973805" calcext:value-type="float">
            <text:p>4.2</text:p>
          </table:table-cell>
          <table:table-cell table:style-name="ce8" table:formula="of:=IF([.M10]=&quot;&quot;;&quot;&quot;;[.$B33]+[.M$20]+MMULT([.$C33:.$F33];[.M$21:.M$24]))" office:value-type="float" office:value="3.71045787741226" calcext:value-type="float">
            <text:p>3.7</text:p>
          </table:table-cell>
          <table:table-cell table:style-name="ce8" table:formula="of:=IF([.N10]=&quot;&quot;;&quot;&quot;;[.$B33]+[.N$20]+MMULT([.$C33:.$F33];[.N$21:.N$24]))">
            <text:p/>
          </table:table-cell>
          <table:table-cell table:style-name="ce8" table:formula="of:=IF([.O10]=&quot;&quot;;&quot;&quot;;[.$B33]+[.O$20]+MMULT([.$C33:.$F33];[.O$21:.O$24]))">
            <text:p/>
          </table:table-cell>
          <table:table-cell table:style-name="ce8" table:formula="of:=IF([.P10]=&quot;&quot;;&quot;&quot;;[.$B33]+[.P$20]+MMULT([.$C33:.$F33];[.P$21:.P$24]))">
            <text:p/>
          </table:table-cell>
          <table:table-cell table:style-name="ce8" table:formula="of:=IF([.Q10]=&quot;&quot;;&quot;&quot;;[.$B33]+[.Q$20]+MMULT([.$C33:.$F33];[.Q$21:.Q$24]))" office:value-type="float" office:value="3.69453062468487" calcext:value-type="float">
            <text:p>3.7</text:p>
          </table:table-cell>
          <table:table-cell table:style-name="ce8" table:formula="of:=IF([.R10]=&quot;&quot;;&quot;&quot;;[.$B33]+[.R$20]+MMULT([.$C33:.$F33];[.R$21:.R$24]))" office:value-type="float" office:value="4.15692469833498" calcext:value-type="float">
            <text:p>4.2</text:p>
          </table:table-cell>
          <table:table-cell table:style-name="ce8" table:formula="of:=IF([.S10]=&quot;&quot;;&quot;&quot;;[.$B33]+[.S$20]+MMULT([.$C33:.$F33];[.S$21:.S$24]))" office:value-type="float" office:value="2.63997919195253" calcext:value-type="float">
            <text:p>2.6</text:p>
          </table:table-cell>
          <table:table-cell table:style-name="ce8" table:formula="of:=IF([.T10]=&quot;&quot;;&quot;&quot;;[.$B33]+[.T$20]+MMULT([.$C33:.$F33];[.T$21:.T$24]))">
            <text:p/>
          </table:table-cell>
          <table:table-cell table:style-name="ce8" table:formula="of:=IF([.U10]=&quot;&quot;;&quot;&quot;;[.$B33]+[.U$20]+MMULT([.$C33:.$F33];[.U$21:.U$24]))">
            <text:p/>
          </table:table-cell>
          <table:table-cell table:style-name="ce8" table:formula="of:=IF([.V10]=&quot;&quot;;&quot;&quot;;[.$B33]+[.V$20]+MMULT([.$C33:.$F33];[.V$21:.V$24]))" office:value-type="float" office:value="3.70098820114346" calcext:value-type="float">
            <text:p>3.7</text:p>
          </table:table-cell>
          <table:table-cell table:style-name="ce8" table:formula="of:=IF([.W10]=&quot;&quot;;&quot;&quot;;[.$B33]+[.W$20]+MMULT([.$C33:.$F33];[.W$21:.W$24]))" office:value-type="float" office:value="4.33246007670137" calcext:value-type="float">
            <text:p>4.3</text:p>
          </table:table-cell>
          <table:table-cell table:style-name="ce8" table:formula="of:=IF([.X10]=&quot;&quot;;&quot;&quot;;[.$B33]+[.X$20]+MMULT([.$C33:.$F33];[.X$21:.X$24]))">
            <text:p/>
          </table:table-cell>
          <table:table-cell table:style-name="ce8" table:formula="of:=IF([.Y10]=&quot;&quot;;&quot;&quot;;[.$B33]+[.Y$20]+MMULT([.$C33:.$F33];[.Y$21:.Y$24]))">
            <text:p/>
          </table:table-cell>
          <table:table-cell table:style-name="ce8" table:formula="of:=IF([.Z10]=&quot;&quot;;&quot;&quot;;[.$B33]+[.Z$20]+MMULT([.$C33:.$F33];[.Z$21:.Z$24]))">
            <text:p/>
          </table:table-cell>
          <table:table-cell table:style-name="ce8" table:formula="of:=IF([.AA10]=&quot;&quot;;&quot;&quot;;[.$B33]+[.AA$20]+MMULT([.$C33:.$F33];[.AA$21:.AA$24]))" office:value-type="float" office:value="3.44941123188543" calcext:value-type="float">
            <text:p>3.4</text:p>
          </table:table-cell>
          <table:table-cell table:number-columns-repeated="997"/>
        </table:table-row>
        <table:table-row table:style-name="ro2">
          <table:table-cell/>
          <table:table-cell table:style-name="ce9" office:value-type="float" office:value="-0.00883511495862432" calcext:value-type="float">
            <text:p>-0.008835114958624</text:p>
          </table:table-cell>
          <table:table-cell table:style-name="ce2" office:value-type="float" office:value="0.275276746904291" calcext:value-type="float">
            <text:p>0.275276746904291</text:p>
          </table:table-cell>
          <table:table-cell table:style-name="ce2" office:value-type="float" office:value="0.964643252753473" calcext:value-type="float">
            <text:p>0.964643252753473</text:p>
          </table:table-cell>
          <table:table-cell table:style-name="ce2" office:value-type="float" office:value="1.56623732472008" calcext:value-type="float">
            <text:p>1.56623732472008</text:p>
          </table:table-cell>
          <table:table-cell table:style-name="ce2" office:value-type="float" office:value="1.12552623091088" calcext:value-type="float">
            <text:p>1.12552623091088</text:p>
          </table:table-cell>
          <table:table-cell office:value-type="float" office:value="408" calcext:value-type="float">
            <text:p>408</text:p>
          </table:table-cell>
          <table:table-cell table:style-name="ce8" table:formula="of:=IF([.H11]=&quot;&quot;;&quot;&quot;;[.$B34]+[.H$20]+MMULT([.$C34:.$F34];[.H$21:.H$24]))">
            <text:p/>
          </table:table-cell>
          <table:table-cell table:style-name="ce8" table:formula="of:=IF([.I11]=&quot;&quot;;&quot;&quot;;[.$B34]+[.I$20]+MMULT([.$C34:.$F34];[.I$21:.I$24]))" office:value-type="float" office:value="5.03425797569091" calcext:value-type="float">
            <text:p>5.0</text:p>
          </table:table-cell>
          <table:table-cell table:style-name="ce8" table:formula="of:=IF([.J11]=&quot;&quot;;&quot;&quot;;[.$B34]+[.J$20]+MMULT([.$C34:.$F34];[.J$21:.J$24]))" office:value-type="float" office:value="3.319690988829" calcext:value-type="float">
            <text:p>3.3</text:p>
          </table:table-cell>
          <table:table-cell table:style-name="ce8" table:formula="of:=IF([.K11]=&quot;&quot;;&quot;&quot;;[.$B34]+[.K$20]+MMULT([.$C34:.$F34];[.K$21:.K$24]))" office:value-type="float" office:value="1.16452453712057" calcext:value-type="float">
            <text:p>1.2</text:p>
          </table:table-cell>
          <table:table-cell table:style-name="ce8" table:formula="of:=IF([.L11]=&quot;&quot;;&quot;&quot;;[.$B34]+[.L$20]+MMULT([.$C34:.$F34];[.L$21:.L$24]))">
            <text:p/>
          </table:table-cell>
          <table:table-cell table:style-name="ce8" table:formula="of:=IF([.M11]=&quot;&quot;;&quot;&quot;;[.$B34]+[.M$20]+MMULT([.$C34:.$F34];[.M$21:.M$24]))" office:value-type="float" office:value="4.36746168370651" calcext:value-type="float">
            <text:p>4.4</text:p>
          </table:table-cell>
          <table:table-cell table:style-name="ce8" table:formula="of:=IF([.N11]=&quot;&quot;;&quot;&quot;;[.$B34]+[.N$20]+MMULT([.$C34:.$F34];[.N$21:.N$24]))">
            <text:p/>
          </table:table-cell>
          <table:table-cell table:style-name="ce8" table:formula="of:=IF([.O11]=&quot;&quot;;&quot;&quot;;[.$B34]+[.O$20]+MMULT([.$C34:.$F34];[.O$21:.O$24]))">
            <text:p/>
          </table:table-cell>
          <table:table-cell table:style-name="ce8" table:formula="of:=IF([.P11]=&quot;&quot;;&quot;&quot;;[.$B34]+[.P$20]+MMULT([.$C34:.$F34];[.P$21:.P$24]))">
            <text:p/>
          </table:table-cell>
          <table:table-cell table:style-name="ce8" table:formula="of:=IF([.Q11]=&quot;&quot;;&quot;&quot;;[.$B34]+[.Q$20]+MMULT([.$C34:.$F34];[.Q$21:.Q$24]))" office:value-type="float" office:value="4.70367824926705" calcext:value-type="float">
            <text:p>4.7</text:p>
          </table:table-cell>
          <table:table-cell table:style-name="ce8" table:formula="of:=IF([.R11]=&quot;&quot;;&quot;&quot;;[.$B34]+[.R$20]+MMULT([.$C34:.$F34];[.R$21:.R$24]))">
            <text:p/>
          </table:table-cell>
          <table:table-cell table:style-name="ce8" table:formula="of:=IF([.S11]=&quot;&quot;;&quot;&quot;;[.$B34]+[.S$20]+MMULT([.$C34:.$F34];[.S$21:.S$24]))">
            <text:p/>
          </table:table-cell>
          <table:table-cell table:style-name="ce8" table:formula="of:=IF([.T11]=&quot;&quot;;&quot;&quot;;[.$B34]+[.T$20]+MMULT([.$C34:.$F34];[.T$21:.T$24]))">
            <text:p/>
          </table:table-cell>
          <table:table-cell table:style-name="ce8" table:formula="of:=IF([.U11]=&quot;&quot;;&quot;&quot;;[.$B34]+[.U$20]+MMULT([.$C34:.$F34];[.U$21:.U$24]))">
            <text:p/>
          </table:table-cell>
          <table:table-cell table:style-name="ce8" table:formula="of:=IF([.V11]=&quot;&quot;;&quot;&quot;;[.$B34]+[.V$20]+MMULT([.$C34:.$F34];[.V$21:.V$24]))" office:value-type="float" office:value="3.28194886998091" calcext:value-type="float">
            <text:p>3.3</text:p>
          </table:table-cell>
          <table:table-cell table:style-name="ce8" table:formula="of:=IF([.W11]=&quot;&quot;;&quot;&quot;;[.$B34]+[.W$20]+MMULT([.$C34:.$F34];[.W$21:.W$24]))" office:value-type="float" office:value="4.0945745700366" calcext:value-type="float">
            <text:p>4.1</text:p>
          </table:table-cell>
          <table:table-cell table:style-name="ce8" table:formula="of:=IF([.X11]=&quot;&quot;;&quot;&quot;;[.$B34]+[.X$20]+MMULT([.$C34:.$F34];[.X$21:.X$24]))">
            <text:p/>
          </table:table-cell>
          <table:table-cell table:style-name="ce8" table:formula="of:=IF([.Y11]=&quot;&quot;;&quot;&quot;;[.$B34]+[.Y$20]+MMULT([.$C34:.$F34];[.Y$21:.Y$24]))">
            <text:p/>
          </table:table-cell>
          <table:table-cell table:style-name="ce8" table:formula="of:=IF([.Z11]=&quot;&quot;;&quot;&quot;;[.$B34]+[.Z$20]+MMULT([.$C34:.$F34];[.Z$21:.Z$24]))">
            <text:p/>
          </table:table-cell>
          <table:table-cell table:style-name="ce8" table:formula="of:=IF([.AA11]=&quot;&quot;;&quot;&quot;;[.$B34]+[.AA$20]+MMULT([.$C34:.$F34];[.AA$21:.AA$24]))" office:value-type="float" office:value="2.61972431077829" calcext:value-type="float">
            <text:p>2.6</text:p>
          </table:table-cell>
          <table:table-cell table:number-columns-repeated="997"/>
        </table:table-row>
        <table:table-row table:style-name="ro2">
          <table:table-cell/>
          <table:table-cell table:style-name="ce9" office:value-type="float" office:value="-0.0817544524984098" calcext:value-type="float">
            <text:p>-0.08175445249841</text:p>
          </table:table-cell>
          <table:table-cell table:style-name="ce2" office:value-type="float" office:value="2.72784285630554" calcext:value-type="float">
            <text:p>2.72784285630554</text:p>
          </table:table-cell>
          <table:table-cell table:style-name="ce2" office:value-type="float" office:value="0.366143972579276" calcext:value-type="float">
            <text:p>0.366143972579276</text:p>
          </table:table-cell>
          <table:table-cell table:style-name="ce2" office:value-type="float" office:value="0.0345245248655605" calcext:value-type="float">
            <text:p>0.034524524865561</text:p>
          </table:table-cell>
          <table:table-cell table:style-name="ce2" office:value-type="float" office:value="0.504757941787015" calcext:value-type="float">
            <text:p>0.504757941787015</text:p>
          </table:table-cell>
          <table:table-cell office:value-type="float" office:value="426" calcext:value-type="float">
            <text:p>426</text:p>
          </table:table-cell>
          <table:table-cell table:style-name="ce8" table:formula="of:=IF([.H12]=&quot;&quot;;&quot;&quot;;[.$B35]+[.H$20]+MMULT([.$C35:.$F35];[.H$21:.H$24]))" office:value-type="float" office:value="0.898170332217493" calcext:value-type="float">
            <text:p>0.9</text:p>
          </table:table-cell>
          <table:table-cell table:style-name="ce8" table:formula="of:=IF([.I12]=&quot;&quot;;&quot;&quot;;[.$B35]+[.I$20]+MMULT([.$C35:.$F35];[.I$21:.I$24]))">
            <text:p/>
          </table:table-cell>
          <table:table-cell table:style-name="ce8" table:formula="of:=IF([.J12]=&quot;&quot;;&quot;&quot;;[.$B35]+[.J$20]+MMULT([.$C35:.$F35];[.J$21:.J$24]))" office:value-type="float" office:value="3.74416565775543" calcext:value-type="float">
            <text:p>3.7</text:p>
          </table:table-cell>
          <table:table-cell table:style-name="ce8" table:formula="of:=IF([.K12]=&quot;&quot;;&quot;&quot;;[.$B35]+[.K$20]+MMULT([.$C35:.$F35];[.K$21:.K$24]))">
            <text:p/>
          </table:table-cell>
          <table:table-cell table:style-name="ce8" table:formula="of:=IF([.L12]=&quot;&quot;;&quot;&quot;;[.$B35]+[.L$20]+MMULT([.$C35:.$F35];[.L$21:.L$24]))" office:value-type="float" office:value="4.39911685139449" calcext:value-type="float">
            <text:p>4.4</text:p>
          </table:table-cell>
          <table:table-cell table:style-name="ce8" table:formula="of:=IF([.M12]=&quot;&quot;;&quot;&quot;;[.$B35]+[.M$20]+MMULT([.$C35:.$F35];[.M$21:.M$24]))">
            <text:p/>
          </table:table-cell>
          <table:table-cell table:style-name="ce8" table:formula="of:=IF([.N12]=&quot;&quot;;&quot;&quot;;[.$B35]+[.N$20]+MMULT([.$C35:.$F35];[.N$21:.N$24]))">
            <text:p/>
          </table:table-cell>
          <table:table-cell table:style-name="ce8" table:formula="of:=IF([.O12]=&quot;&quot;;&quot;&quot;;[.$B35]+[.O$20]+MMULT([.$C35:.$F35];[.O$21:.O$24]))">
            <text:p/>
          </table:table-cell>
          <table:table-cell table:style-name="ce8" table:formula="of:=IF([.P12]=&quot;&quot;;&quot;&quot;;[.$B35]+[.P$20]+MMULT([.$C35:.$F35];[.P$21:.P$24]))">
            <text:p/>
          </table:table-cell>
          <table:table-cell table:style-name="ce8" table:formula="of:=IF([.Q12]=&quot;&quot;;&quot;&quot;;[.$B35]+[.Q$20]+MMULT([.$C35:.$F35];[.Q$21:.Q$24]))">
            <text:p/>
          </table:table-cell>
          <table:table-cell table:style-name="ce8" table:formula="of:=IF([.R12]=&quot;&quot;;&quot;&quot;;[.$B35]+[.R$20]+MMULT([.$C35:.$F35];[.R$21:.R$24]))" office:value-type="float" office:value="3.25175142337824" calcext:value-type="float">
            <text:p>3.3</text:p>
          </table:table-cell>
          <table:table-cell table:style-name="ce8" table:formula="of:=IF([.S12]=&quot;&quot;;&quot;&quot;;[.$B35]+[.S$20]+MMULT([.$C35:.$F35];[.S$21:.S$24]))" office:value-type="float" office:value="3.68448410894991" calcext:value-type="float">
            <text:p>3.7</text:p>
          </table:table-cell>
          <table:table-cell table:style-name="ce8" table:formula="of:=IF([.T12]=&quot;&quot;;&quot;&quot;;[.$B35]+[.T$20]+MMULT([.$C35:.$F35];[.T$21:.T$24]))">
            <text:p/>
          </table:table-cell>
          <table:table-cell table:style-name="ce8" table:formula="of:=IF([.U12]=&quot;&quot;;&quot;&quot;;[.$B35]+[.U$20]+MMULT([.$C35:.$F35];[.U$21:.U$24]))">
            <text:p/>
          </table:table-cell>
          <table:table-cell table:style-name="ce8" table:formula="of:=IF([.V12]=&quot;&quot;;&quot;&quot;;[.$B35]+[.V$20]+MMULT([.$C35:.$F35];[.V$21:.V$24]))" office:value-type="float" office:value="4.00081364201569" calcext:value-type="float">
            <text:p>4.0</text:p>
          </table:table-cell>
          <table:table-cell table:style-name="ce8" table:formula="of:=IF([.W12]=&quot;&quot;;&quot;&quot;;[.$B35]+[.W$20]+MMULT([.$C35:.$F35];[.W$21:.W$24]))">
            <text:p/>
          </table:table-cell>
          <table:table-cell table:style-name="ce8" table:formula="of:=IF([.X12]=&quot;&quot;;&quot;&quot;;[.$B35]+[.X$20]+MMULT([.$C35:.$F35];[.X$21:.X$24]))">
            <text:p/>
          </table:table-cell>
          <table:table-cell table:style-name="ce8" table:formula="of:=IF([.Y12]=&quot;&quot;;&quot;&quot;;[.$B35]+[.Y$20]+MMULT([.$C35:.$F35];[.Y$21:.Y$24]))">
            <text:p/>
          </table:table-cell>
          <table:table-cell table:style-name="ce8" table:formula="of:=IF([.Z12]=&quot;&quot;;&quot;&quot;;[.$B35]+[.Z$20]+MMULT([.$C35:.$F35];[.Z$21:.Z$24]))">
            <text:p/>
          </table:table-cell>
          <table:table-cell table:style-name="ce8" table:formula="of:=IF([.AA12]=&quot;&quot;;&quot;&quot;;[.$B35]+[.AA$20]+MMULT([.$C35:.$F35];[.AA$21:.AA$24]))">
            <text:p/>
          </table:table-cell>
          <table:table-cell table:number-columns-repeated="997"/>
        </table:table-row>
        <table:table-row table:style-name="ro2">
          <table:table-cell/>
          <table:table-cell table:style-name="ce9" office:value-type="float" office:value="0.330255412738951" calcext:value-type="float">
            <text:p>0.330255412738951</text:p>
          </table:table-cell>
          <table:table-cell table:style-name="ce2" office:value-type="float" office:value="0.16267733918988" calcext:value-type="float">
            <text:p>0.16267733918988</text:p>
          </table:table-cell>
          <table:table-cell table:style-name="ce2" office:value-type="float" office:value="2.82280374930734" calcext:value-type="float">
            <text:p>2.82280374930734</text:p>
          </table:table-cell>
          <table:table-cell table:style-name="ce2" office:value-type="float" office:value="0.728594283146581" calcext:value-type="float">
            <text:p>0.728594283146581</text:p>
          </table:table-cell>
          <table:table-cell table:style-name="ce2" office:value-type="float" office:value="1.3511745282074" calcext:value-type="float">
            <text:p>1.3511745282074</text:p>
          </table:table-cell>
          <table:table-cell office:value-type="float" office:value="442" calcext:value-type="float">
            <text:p>442</text:p>
          </table:table-cell>
          <table:table-cell table:style-name="ce8" table:formula="of:=IF([.H13]=&quot;&quot;;&quot;&quot;;[.$B36]+[.H$20]+MMULT([.$C36:.$F36];[.H$21:.H$24]))" office:value-type="float" office:value="4.42360273084991" calcext:value-type="float">
            <text:p>4.4</text:p>
          </table:table-cell>
          <table:table-cell table:style-name="ce8" table:formula="of:=IF([.I13]=&quot;&quot;;&quot;&quot;;[.$B36]+[.I$20]+MMULT([.$C36:.$F36];[.I$21:.I$24]))" office:value-type="float" office:value="4.35600926429266" calcext:value-type="float">
            <text:p>4.4</text:p>
          </table:table-cell>
          <table:table-cell table:style-name="ce8" table:formula="of:=IF([.J13]=&quot;&quot;;&quot;&quot;;[.$B36]+[.J$20]+MMULT([.$C36:.$F36];[.J$21:.J$24]))" office:value-type="float" office:value="3.73260588736507" calcext:value-type="float">
            <text:p>3.7</text:p>
          </table:table-cell>
          <table:table-cell table:style-name="ce8" table:formula="of:=IF([.K13]=&quot;&quot;;&quot;&quot;;[.$B36]+[.K$20]+MMULT([.$C36:.$F36];[.K$21:.K$24]))" office:value-type="float" office:value="4.98237565033136" calcext:value-type="float">
            <text:p>5.0</text:p>
          </table:table-cell>
          <table:table-cell table:style-name="ce8" table:formula="of:=IF([.L13]=&quot;&quot;;&quot;&quot;;[.$B36]+[.L$20]+MMULT([.$C36:.$F36];[.L$21:.L$24]))" office:value-type="float" office:value="4.67049266614733" calcext:value-type="float">
            <text:p>4.7</text:p>
          </table:table-cell>
          <table:table-cell table:style-name="ce8" table:formula="of:=IF([.M13]=&quot;&quot;;&quot;&quot;;[.$B36]+[.M$20]+MMULT([.$C36:.$F36];[.M$21:.M$24]))" office:value-type="float" office:value="4.99437345995086" calcext:value-type="float">
            <text:p>5.0</text:p>
          </table:table-cell>
          <table:table-cell table:style-name="ce8" table:formula="of:=IF([.N13]=&quot;&quot;;&quot;&quot;;[.$B36]+[.N$20]+MMULT([.$C36:.$F36];[.N$21:.N$24]))">
            <text:p/>
          </table:table-cell>
          <table:table-cell table:style-name="ce8" table:formula="of:=IF([.O13]=&quot;&quot;;&quot;&quot;;[.$B36]+[.O$20]+MMULT([.$C36:.$F36];[.O$21:.O$24]))" office:value-type="float" office:value="4.3937527407932" calcext:value-type="float">
            <text:p>4.4</text:p>
          </table:table-cell>
          <table:table-cell table:style-name="ce8" table:formula="of:=IF([.P13]=&quot;&quot;;&quot;&quot;;[.$B36]+[.P$20]+MMULT([.$C36:.$F36];[.P$21:.P$24]))">
            <text:p/>
          </table:table-cell>
          <table:table-cell table:style-name="ce8" table:formula="of:=IF([.Q13]=&quot;&quot;;&quot;&quot;;[.$B36]+[.Q$20]+MMULT([.$C36:.$F36];[.Q$21:.Q$24]))">
            <text:p/>
          </table:table-cell>
          <table:table-cell table:style-name="ce8" table:formula="of:=IF([.R13]=&quot;&quot;;&quot;&quot;;[.$B36]+[.R$20]+MMULT([.$C36:.$F36];[.R$21:.R$24]))">
            <text:p/>
          </table:table-cell>
          <table:table-cell table:style-name="ce8" table:formula="of:=IF([.S13]=&quot;&quot;;&quot;&quot;;[.$B36]+[.S$20]+MMULT([.$C36:.$F36];[.S$21:.S$24]))" office:value-type="float" office:value="3.88611668838583" calcext:value-type="float">
            <text:p>3.9</text:p>
          </table:table-cell>
          <table:table-cell table:style-name="ce8" table:formula="of:=IF([.T13]=&quot;&quot;;&quot;&quot;;[.$B36]+[.T$20]+MMULT([.$C36:.$F36];[.T$21:.T$24]))">
            <text:p/>
          </table:table-cell>
          <table:table-cell table:style-name="ce8" table:formula="of:=IF([.U13]=&quot;&quot;;&quot;&quot;;[.$B36]+[.U$20]+MMULT([.$C36:.$F36];[.U$21:.U$24]))">
            <text:p/>
          </table:table-cell>
          <table:table-cell table:style-name="ce8" table:formula="of:=IF([.V13]=&quot;&quot;;&quot;&quot;;[.$B36]+[.V$20]+MMULT([.$C36:.$F36];[.V$21:.V$24]))" office:value-type="float" office:value="4.90968813251022" calcext:value-type="float">
            <text:p>4.9</text:p>
          </table:table-cell>
          <table:table-cell table:style-name="ce8" table:formula="of:=IF([.W13]=&quot;&quot;;&quot;&quot;;[.$B36]+[.W$20]+MMULT([.$C36:.$F36];[.W$21:.W$24]))">
            <text:p/>
          </table:table-cell>
          <table:table-cell table:style-name="ce8" table:formula="of:=IF([.X13]=&quot;&quot;;&quot;&quot;;[.$B36]+[.X$20]+MMULT([.$C36:.$F36];[.X$21:.X$24]))">
            <text:p/>
          </table:table-cell>
          <table:table-cell table:style-name="ce8" table:formula="of:=IF([.Y13]=&quot;&quot;;&quot;&quot;;[.$B36]+[.Y$20]+MMULT([.$C36:.$F36];[.Y$21:.Y$24]))">
            <text:p/>
          </table:table-cell>
          <table:table-cell table:style-name="ce8" table:formula="of:=IF([.Z13]=&quot;&quot;;&quot;&quot;;[.$B36]+[.Z$20]+MMULT([.$C36:.$F36];[.Z$21:.Z$24]))" office:value-type="float" office:value="2.63918217059783" calcext:value-type="float">
            <text:p>2.6</text:p>
          </table:table-cell>
          <table:table-cell table:style-name="ce8" table:formula="of:=IF([.AA13]=&quot;&quot;;&quot;&quot;;[.$B36]+[.AA$20]+MMULT([.$C36:.$F36];[.AA$21:.AA$24]))" office:value-type="float" office:value="5.13900903842158" calcext:value-type="float">
            <text:p>5.1</text:p>
          </table:table-cell>
          <table:table-cell table:number-columns-repeated="997"/>
        </table:table-row>
        <table:table-row table:style-name="ro2">
          <table:table-cell/>
          <table:table-cell table:style-name="ce9" office:value-type="float" office:value="0.0820595433174828" calcext:value-type="float">
            <text:p>0.082059543317483</text:p>
          </table:table-cell>
          <table:table-cell table:style-name="ce2" office:value-type="float" office:value="0.00922493142352817" calcext:value-type="float">
            <text:p>0.009224931423528</text:p>
          </table:table-cell>
          <table:table-cell table:style-name="ce2" office:value-type="float" office:value="0.877475609628741" calcext:value-type="float">
            <text:p>0.877475609628741</text:p>
          </table:table-cell>
          <table:table-cell table:style-name="ce2" office:value-type="float" office:value="0.54081192451497" calcext:value-type="float">
            <text:p>0.54081192451497</text:p>
          </table:table-cell>
          <table:table-cell table:style-name="ce2" office:value-type="float" office:value="1.69166163390031" calcext:value-type="float">
            <text:p>1.69166163390031</text:p>
          </table:table-cell>
          <table:table-cell office:value-type="float" office:value="500" calcext:value-type="float">
            <text:p>500</text:p>
          </table:table-cell>
          <table:table-cell table:style-name="ce8" table:formula="of:=IF([.H14]=&quot;&quot;;&quot;&quot;;[.$B37]+[.H$20]+MMULT([.$C37:.$F37];[.H$21:.H$24]))" office:value-type="float" office:value="2.22269603361272" calcext:value-type="float">
            <text:p>2.2</text:p>
          </table:table-cell>
          <table:table-cell table:style-name="ce8" table:formula="of:=IF([.I14]=&quot;&quot;;&quot;&quot;;[.$B37]+[.I$20]+MMULT([.$C37:.$F37];[.I$21:.I$24]))">
            <text:p/>
          </table:table-cell>
          <table:table-cell table:style-name="ce8" table:formula="of:=IF([.J14]=&quot;&quot;;&quot;&quot;;[.$B37]+[.J$20]+MMULT([.$C37:.$F37];[.J$21:.J$24]))">
            <text:p/>
          </table:table-cell>
          <table:table-cell table:style-name="ce8" table:formula="of:=IF([.K14]=&quot;&quot;;&quot;&quot;;[.$B37]+[.K$20]+MMULT([.$C37:.$F37];[.K$21:.K$24]))" office:value-type="float" office:value="2.73536408292985" calcext:value-type="float">
            <text:p>2.7</text:p>
          </table:table-cell>
          <table:table-cell table:style-name="ce8" table:formula="of:=IF([.L14]=&quot;&quot;;&quot;&quot;;[.$B37]+[.L$20]+MMULT([.$C37:.$F37];[.L$21:.L$24]))" office:value-type="float" office:value="3.29278047972184" calcext:value-type="float">
            <text:p>3.3</text:p>
          </table:table-cell>
          <table:table-cell table:style-name="ce8" table:formula="of:=IF([.M14]=&quot;&quot;;&quot;&quot;;[.$B37]+[.M$20]+MMULT([.$C37:.$F37];[.M$21:.M$24]))" office:value-type="float" office:value="4.35302161660114" calcext:value-type="float">
            <text:p>4.4</text:p>
          </table:table-cell>
          <table:table-cell table:style-name="ce8" table:formula="of:=IF([.N14]=&quot;&quot;;&quot;&quot;;[.$B37]+[.N$20]+MMULT([.$C37:.$F37];[.N$21:.N$24]))">
            <text:p/>
          </table:table-cell>
          <table:table-cell table:style-name="ce8" table:formula="of:=IF([.O14]=&quot;&quot;;&quot;&quot;;[.$B37]+[.O$20]+MMULT([.$C37:.$F37];[.O$21:.O$24]))">
            <text:p/>
          </table:table-cell>
          <table:table-cell table:style-name="ce8" table:formula="of:=IF([.P14]=&quot;&quot;;&quot;&quot;;[.$B37]+[.P$20]+MMULT([.$C37:.$F37];[.P$21:.P$24]))">
            <text:p/>
          </table:table-cell>
          <table:table-cell table:style-name="ce8" table:formula="of:=IF([.Q14]=&quot;&quot;;&quot;&quot;;[.$B37]+[.Q$20]+MMULT([.$C37:.$F37];[.Q$21:.Q$24]))">
            <text:p/>
          </table:table-cell>
          <table:table-cell table:style-name="ce8" table:formula="of:=IF([.R14]=&quot;&quot;;&quot;&quot;;[.$B37]+[.R$20]+MMULT([.$C37:.$F37];[.R$21:.R$24]))">
            <text:p/>
          </table:table-cell>
          <table:table-cell table:style-name="ce8" table:formula="of:=IF([.S14]=&quot;&quot;;&quot;&quot;;[.$B37]+[.S$20]+MMULT([.$C37:.$F37];[.S$21:.S$24]))">
            <text:p/>
          </table:table-cell>
          <table:table-cell table:style-name="ce8" table:formula="of:=IF([.T14]=&quot;&quot;;&quot;&quot;;[.$B37]+[.T$20]+MMULT([.$C37:.$F37];[.T$21:.T$24]))">
            <text:p/>
          </table:table-cell>
          <table:table-cell table:style-name="ce8" table:formula="of:=IF([.U14]=&quot;&quot;;&quot;&quot;;[.$B37]+[.U$20]+MMULT([.$C37:.$F37];[.U$21:.U$24]))">
            <text:p/>
          </table:table-cell>
          <table:table-cell table:style-name="ce8" table:formula="of:=IF([.V14]=&quot;&quot;;&quot;&quot;;[.$B37]+[.V$20]+MMULT([.$C37:.$F37];[.V$21:.V$24]))">
            <text:p/>
          </table:table-cell>
          <table:table-cell table:style-name="ce8" table:formula="of:=IF([.W14]=&quot;&quot;;&quot;&quot;;[.$B37]+[.W$20]+MMULT([.$C37:.$F37];[.W$21:.W$24]))">
            <text:p/>
          </table:table-cell>
          <table:table-cell table:style-name="ce8" table:formula="of:=IF([.X14]=&quot;&quot;;&quot;&quot;;[.$B37]+[.X$20]+MMULT([.$C37:.$F37];[.X$21:.X$24]))" office:value-type="float" office:value="0.539226511111155" calcext:value-type="float">
            <text:p>0.5</text:p>
          </table:table-cell>
          <table:table-cell table:style-name="ce8" table:formula="of:=IF([.Y14]=&quot;&quot;;&quot;&quot;;[.$B37]+[.Y$20]+MMULT([.$C37:.$F37];[.Y$21:.Y$24]))">
            <text:p/>
          </table:table-cell>
          <table:table-cell table:style-name="ce8" table:formula="of:=IF([.Z14]=&quot;&quot;;&quot;&quot;;[.$B37]+[.Z$20]+MMULT([.$C37:.$F37];[.Z$21:.Z$24]))">
            <text:p/>
          </table:table-cell>
          <table:table-cell table:style-name="ce8" table:formula="of:=IF([.AA14]=&quot;&quot;;&quot;&quot;;[.$B37]+[.AA$20]+MMULT([.$C37:.$F37];[.AA$21:.AA$24]))" office:value-type="float" office:value="2.87370812628169" calcext:value-type="float">
            <text:p>2.9</text:p>
          </table:table-cell>
          <table:table-cell table:number-columns-repeated="997"/>
        </table:table-row>
        <table:table-row table:style-name="ro2">
          <table:table-cell/>
          <table:table-cell table:style-name="ce9" office:value-type="float" office:value="-0.0811557405696665" calcext:value-type="float">
            <text:p>-0.081155740569667</text:p>
          </table:table-cell>
          <table:table-cell table:style-name="ce2" office:value-type="float" office:value="1.55670674979572" calcext:value-type="float">
            <text:p>1.55670674979572</text:p>
          </table:table-cell>
          <table:table-cell table:style-name="ce2" office:value-type="float" office:value="2.01787805093831" calcext:value-type="float">
            <text:p>2.01787805093831</text:p>
          </table:table-cell>
          <table:table-cell table:style-name="ce2" office:value-type="float" office:value="0.433439237663879" calcext:value-type="float">
            <text:p>0.433439237663879</text:p>
          </table:table-cell>
          <table:table-cell table:style-name="ce2" office:value-type="float" office:value="0.377268973614181" calcext:value-type="float">
            <text:p>0.377268973614181</text:p>
          </table:table-cell>
          <table:table-cell office:value-type="float" office:value="522" calcext:value-type="float">
            <text:p>522</text:p>
          </table:table-cell>
          <table:table-cell table:style-name="ce8" table:formula="of:=IF([.H15]=&quot;&quot;;&quot;&quot;;[.$B38]+[.H$20]+MMULT([.$C38:.$F38];[.H$21:.H$24]))" office:value-type="float" office:value="2.74612815599927" calcext:value-type="float">
            <text:p>2.7</text:p>
          </table:table-cell>
          <table:table-cell table:style-name="ce8" table:formula="of:=IF([.I15]=&quot;&quot;;&quot;&quot;;[.$B38]+[.I$20]+MMULT([.$C38:.$F38];[.I$21:.I$24]))" office:value-type="float" office:value="3.41029024146328" calcext:value-type="float">
            <text:p>3.4</text:p>
          </table:table-cell>
          <table:table-cell table:style-name="ce8" table:formula="of:=IF([.J15]=&quot;&quot;;&quot;&quot;;[.$B38]+[.J$20]+MMULT([.$C38:.$F38];[.J$21:.J$24]))" office:value-type="float" office:value="2.64115066886753" calcext:value-type="float">
            <text:p>2.6</text:p>
          </table:table-cell>
          <table:table-cell table:style-name="ce8" table:formula="of:=IF([.K15]=&quot;&quot;;&quot;&quot;;[.$B38]+[.K$20]+MMULT([.$C38:.$F38];[.K$21:.K$24]))">
            <text:p/>
          </table:table-cell>
          <table:table-cell table:style-name="ce8" table:formula="of:=IF([.L15]=&quot;&quot;;&quot;&quot;;[.$B38]+[.L$20]+MMULT([.$C38:.$F38];[.L$21:.L$24]))" office:value-type="float" office:value="4.55732898612614" calcext:value-type="float">
            <text:p>4.6</text:p>
          </table:table-cell>
          <table:table-cell table:style-name="ce8" table:formula="of:=IF([.M15]=&quot;&quot;;&quot;&quot;;[.$B38]+[.M$20]+MMULT([.$C38:.$F38];[.M$21:.M$24]))">
            <text:p/>
          </table:table-cell>
          <table:table-cell table:style-name="ce8" table:formula="of:=IF([.N15]=&quot;&quot;;&quot;&quot;;[.$B38]+[.N$20]+MMULT([.$C38:.$F38];[.N$21:.N$24]))">
            <text:p/>
          </table:table-cell>
          <table:table-cell table:style-name="ce8" table:formula="of:=IF([.O15]=&quot;&quot;;&quot;&quot;;[.$B38]+[.O$20]+MMULT([.$C38:.$F38];[.O$21:.O$24]))">
            <text:p/>
          </table:table-cell>
          <table:table-cell table:style-name="ce8" table:formula="of:=IF([.P15]=&quot;&quot;;&quot;&quot;;[.$B38]+[.P$20]+MMULT([.$C38:.$F38];[.P$21:.P$24]))">
            <text:p/>
          </table:table-cell>
          <table:table-cell table:style-name="ce8" table:formula="of:=IF([.Q15]=&quot;&quot;;&quot;&quot;;[.$B38]+[.Q$20]+MMULT([.$C38:.$F38];[.Q$21:.Q$24]))">
            <text:p/>
          </table:table-cell>
          <table:table-cell table:style-name="ce8" table:formula="of:=IF([.R15]=&quot;&quot;;&quot;&quot;;[.$B38]+[.R$20]+MMULT([.$C38:.$F38];[.R$21:.R$24]))" office:value-type="float" office:value="3.72070429331618" calcext:value-type="float">
            <text:p>3.7</text:p>
          </table:table-cell>
          <table:table-cell table:style-name="ce8" table:formula="of:=IF([.S15]=&quot;&quot;;&quot;&quot;;[.$B38]+[.S$20]+MMULT([.$C38:.$F38];[.S$21:.S$24]))" office:value-type="float" office:value="4.03440787036051" calcext:value-type="float">
            <text:p>4.0</text:p>
          </table:table-cell>
          <table:table-cell table:style-name="ce8" table:formula="of:=IF([.T15]=&quot;&quot;;&quot;&quot;;[.$B38]+[.T$20]+MMULT([.$C38:.$F38];[.T$21:.T$24]))">
            <text:p/>
          </table:table-cell>
          <table:table-cell table:style-name="ce8" table:formula="of:=IF([.U15]=&quot;&quot;;&quot;&quot;;[.$B38]+[.U$20]+MMULT([.$C38:.$F38];[.U$21:.U$24]))">
            <text:p/>
          </table:table-cell>
          <table:table-cell table:style-name="ce8" table:formula="of:=IF([.V15]=&quot;&quot;;&quot;&quot;;[.$B38]+[.V$20]+MMULT([.$C38:.$F38];[.V$21:.V$24]))" office:value-type="float" office:value="3.99606879266047" calcext:value-type="float">
            <text:p>4.0</text:p>
          </table:table-cell>
          <table:table-cell table:style-name="ce8" table:formula="of:=IF([.W15]=&quot;&quot;;&quot;&quot;;[.$B38]+[.W$20]+MMULT([.$C38:.$F38];[.W$21:.W$24]))">
            <text:p/>
          </table:table-cell>
          <table:table-cell table:style-name="ce8" table:formula="of:=IF([.X15]=&quot;&quot;;&quot;&quot;;[.$B38]+[.X$20]+MMULT([.$C38:.$F38];[.X$21:.X$24]))">
            <text:p/>
          </table:table-cell>
          <table:table-cell table:style-name="ce8" table:formula="of:=IF([.Y15]=&quot;&quot;;&quot;&quot;;[.$B38]+[.Y$20]+MMULT([.$C38:.$F38];[.Y$21:.Y$24]))">
            <text:p/>
          </table:table-cell>
          <table:table-cell table:style-name="ce8" table:formula="of:=IF([.Z15]=&quot;&quot;;&quot;&quot;;[.$B38]+[.Z$20]+MMULT([.$C38:.$F38];[.Z$21:.Z$24]))">
            <text:p/>
          </table:table-cell>
          <table:table-cell table:style-name="ce8" table:formula="of:=IF([.AA15]=&quot;&quot;;&quot;&quot;;[.$B38]+[.AA$20]+MMULT([.$C38:.$F38];[.AA$21:.AA$24]))">
            <text:p/>
          </table:table-cell>
          <table:table-cell table:number-columns-repeated="997"/>
        </table:table-row>
        <table:table-row table:style-name="ro2">
          <table:table-cell/>
          <table:table-cell table:style-name="ce9" office:value-type="float" office:value="0.569237323312448" calcext:value-type="float">
            <text:p>0.569237323312448</text:p>
          </table:table-cell>
          <table:table-cell table:style-name="ce2" office:value-type="float" office:value="0.114537130700384" calcext:value-type="float">
            <text:p>0.114537130700384</text:p>
          </table:table-cell>
          <table:table-cell table:style-name="ce2" office:value-type="float" office:value="2.72298315410287" calcext:value-type="float">
            <text:p>2.72298315410287</text:p>
          </table:table-cell>
          <table:table-cell table:style-name="ce2" office:value-type="float" office:value="0.983561572192768" calcext:value-type="float">
            <text:p>0.983561572192768</text:p>
          </table:table-cell>
          <table:table-cell table:style-name="ce2" office:value-type="float" office:value="0.995611651769173" calcext:value-type="float">
            <text:p>0.995611651769173</text:p>
          </table:table-cell>
          <table:table-cell office:value-type="float" office:value="562" calcext:value-type="float">
            <text:p>562</text:p>
          </table:table-cell>
          <table:table-cell table:style-name="ce8" table:formula="of:=IF([.H16]=&quot;&quot;;&quot;&quot;;[.$B39]+[.H$20]+MMULT([.$C39:.$F39];[.H$21:.H$24]))" office:value-type="float" office:value="4.72337651515423" calcext:value-type="float">
            <text:p>4.7</text:p>
          </table:table-cell>
          <table:table-cell table:style-name="ce8" table:formula="of:=IF([.I16]=&quot;&quot;;&quot;&quot;;[.$B39]+[.I$20]+MMULT([.$C39:.$F39];[.I$21:.I$24]))" office:value-type="float" office:value="4.26906038834196" calcext:value-type="float">
            <text:p>4.3</text:p>
          </table:table-cell>
          <table:table-cell table:style-name="ce8" table:formula="of:=IF([.J16]=&quot;&quot;;&quot;&quot;;[.$B39]+[.J$20]+MMULT([.$C39:.$F39];[.J$21:.J$24]))" office:value-type="float" office:value="3.37147103293367" calcext:value-type="float">
            <text:p>3.4</text:p>
          </table:table-cell>
          <table:table-cell table:style-name="ce8" table:formula="of:=IF([.K16]=&quot;&quot;;&quot;&quot;;[.$B39]+[.K$20]+MMULT([.$C39:.$F39];[.K$21:.K$24]))" office:value-type="float" office:value="4.32505839761902" calcext:value-type="float">
            <text:p>4.3</text:p>
          </table:table-cell>
          <table:table-cell table:style-name="ce8" table:formula="of:=IF([.L16]=&quot;&quot;;&quot;&quot;;[.$B39]+[.L$20]+MMULT([.$C39:.$F39];[.L$21:.L$24]))">
            <text:p/>
          </table:table-cell>
          <table:table-cell table:style-name="ce8" table:formula="of:=IF([.M16]=&quot;&quot;;&quot;&quot;;[.$B39]+[.M$20]+MMULT([.$C39:.$F39];[.M$21:.M$24]))">
            <text:p/>
          </table:table-cell>
          <table:table-cell table:style-name="ce8" table:formula="of:=IF([.N16]=&quot;&quot;;&quot;&quot;;[.$B39]+[.N$20]+MMULT([.$C39:.$F39];[.N$21:.N$24]))">
            <text:p/>
          </table:table-cell>
          <table:table-cell table:style-name="ce8" table:formula="of:=IF([.O16]=&quot;&quot;;&quot;&quot;;[.$B39]+[.O$20]+MMULT([.$C39:.$F39];[.O$21:.O$24]))">
            <text:p/>
          </table:table-cell>
          <table:table-cell table:style-name="ce8" table:formula="of:=IF([.P16]=&quot;&quot;;&quot;&quot;;[.$B39]+[.P$20]+MMULT([.$C39:.$F39];[.P$21:.P$24]))" office:value-type="float" office:value="3.94775904277659" calcext:value-type="float">
            <text:p>3.9</text:p>
          </table:table-cell>
          <table:table-cell table:style-name="ce8" table:formula="of:=IF([.Q16]=&quot;&quot;;&quot;&quot;;[.$B39]+[.Q$20]+MMULT([.$C39:.$F39];[.Q$21:.Q$24]))">
            <text:p/>
          </table:table-cell>
          <table:table-cell table:style-name="ce8" table:formula="of:=IF([.R16]=&quot;&quot;;&quot;&quot;;[.$B39]+[.R$20]+MMULT([.$C39:.$F39];[.R$21:.R$24]))">
            <text:p/>
          </table:table-cell>
          <table:table-cell table:style-name="ce8" table:formula="of:=IF([.S16]=&quot;&quot;;&quot;&quot;;[.$B39]+[.S$20]+MMULT([.$C39:.$F39];[.S$21:.S$24]))" office:value-type="float" office:value="3.85636352124484" calcext:value-type="float">
            <text:p>3.9</text:p>
          </table:table-cell>
          <table:table-cell table:style-name="ce8" table:formula="of:=IF([.T16]=&quot;&quot;;&quot;&quot;;[.$B39]+[.T$20]+MMULT([.$C39:.$F39];[.T$21:.T$24]))" office:value-type="float" office:value="3.91035475824015" calcext:value-type="float">
            <text:p>3.9</text:p>
          </table:table-cell>
          <table:table-cell table:style-name="ce8" table:formula="of:=IF([.U16]=&quot;&quot;;&quot;&quot;;[.$B39]+[.U$20]+MMULT([.$C39:.$F39];[.U$21:.U$24]))" office:value-type="float" office:value="3.94151940820703" calcext:value-type="float">
            <text:p>3.9</text:p>
          </table:table-cell>
          <table:table-cell table:style-name="ce8" table:formula="of:=IF([.V16]=&quot;&quot;;&quot;&quot;;[.$B39]+[.V$20]+MMULT([.$C39:.$F39];[.V$21:.V$24]))">
            <text:p/>
          </table:table-cell>
          <table:table-cell table:style-name="ce8" table:formula="of:=IF([.W16]=&quot;&quot;;&quot;&quot;;[.$B39]+[.W$20]+MMULT([.$C39:.$F39];[.W$21:.W$24]))">
            <text:p/>
          </table:table-cell>
          <table:table-cell table:style-name="ce8" table:formula="of:=IF([.X16]=&quot;&quot;;&quot;&quot;;[.$B39]+[.X$20]+MMULT([.$C39:.$F39];[.X$21:.X$24]))">
            <text:p/>
          </table:table-cell>
          <table:table-cell table:style-name="ce8" table:formula="of:=IF([.Y16]=&quot;&quot;;&quot;&quot;;[.$B39]+[.Y$20]+MMULT([.$C39:.$F39];[.Y$21:.Y$24]))">
            <text:p/>
          </table:table-cell>
          <table:table-cell table:style-name="ce8" table:formula="of:=IF([.Z16]=&quot;&quot;;&quot;&quot;;[.$B39]+[.Z$20]+MMULT([.$C39:.$F39];[.Z$21:.Z$24]))" office:value-type="float" office:value="2.82474563961359" calcext:value-type="float">
            <text:p>2.8</text:p>
          </table:table-cell>
          <table:table-cell table:style-name="ce8" table:formula="of:=IF([.AA16]=&quot;&quot;;&quot;&quot;;[.$B39]+[.AA$20]+MMULT([.$C39:.$F39];[.AA$21:.AA$24]))">
            <text:p/>
          </table:table-cell>
          <table:table-cell table:number-columns-repeated="99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7"/>
          <table:table-cell table:style-name="ce9" office:value-type="float" office:value="0.515400618094419" calcext:value-type="float">
            <text:p>0.515400618094419</text:p>
          </table:table-cell>
          <table:table-cell table:style-name="ce9" office:value-type="float" office:value="0.947597452858375" calcext:value-type="float">
            <text:p>0.947597452858375</text:p>
          </table:table-cell>
          <table:table-cell table:style-name="ce9" office:value-type="float" office:value="0.311117232116031" calcext:value-type="float">
            <text:p>0.311117232116031</text:p>
          </table:table-cell>
          <table:table-cell table:style-name="ce9" office:value-type="float" office:value="-0.0353826704859129" calcext:value-type="float">
            <text:p>-0.035382670485913</text:p>
          </table:table-cell>
          <table:table-cell table:style-name="ce9" office:value-type="float" office:value="0.174371714198791" calcext:value-type="float">
            <text:p>0.174371714198791</text:p>
          </table:table-cell>
          <table:table-cell table:style-name="ce9" office:value-type="float" office:value="0.959814116263357" calcext:value-type="float">
            <text:p>0.959814116263357</text:p>
          </table:table-cell>
          <table:table-cell table:style-name="ce9" office:value-type="float" office:value="0.577536579422398" calcext:value-type="float">
            <text:p>0.577536579422398</text:p>
          </table:table-cell>
          <table:table-cell table:style-name="ce9" office:value-type="float" office:value="0.0931004512861979" calcext:value-type="float">
            <text:p>0.093100451286198</text:p>
          </table:table-cell>
          <table:table-cell table:style-name="ce9" office:value-type="float" office:value="1.55313927061349" calcext:value-type="float">
            <text:p>1.55313927061349</text:p>
          </table:table-cell>
          <table:table-cell table:style-name="ce9" office:value-type="float" office:value="-0.106628937849593" calcext:value-type="float">
            <text:p>-0.106628937849593</text:p>
          </table:table-cell>
          <table:table-cell table:style-name="ce9" office:value-type="float" office:value="1.1056810490555" calcext:value-type="float">
            <text:p>1.1056810490555</text:p>
          </table:table-cell>
          <table:table-cell table:style-name="ce9" office:value-type="float" office:value="0.0310497773319577" calcext:value-type="float">
            <text:p>0.031049777331958</text:p>
          </table:table-cell>
          <table:table-cell table:style-name="ce9" office:value-type="float" office:value="0.610044022332629" calcext:value-type="float">
            <text:p>0.610044022332629</text:p>
          </table:table-cell>
          <table:table-cell table:style-name="ce9" office:value-type="float" office:value="0.727836446172573" calcext:value-type="float">
            <text:p>0.727836446172573</text:p>
          </table:table-cell>
          <table:table-cell table:style-name="ce9" office:value-type="float" office:value="0.520685762560644" calcext:value-type="float">
            <text:p>0.520685762560644</text:p>
          </table:table-cell>
          <table:table-cell table:style-name="ce9" office:value-type="float" office:value="0.836824422477526" calcext:value-type="float">
            <text:p>0.836824422477526</text:p>
          </table:table-cell>
          <table:table-cell table:style-name="ce9" office:value-type="float" office:value="0.0475843727267652" calcext:value-type="float">
            <text:p>0.047584372726765</text:p>
          </table:table-cell>
          <table:table-cell table:style-name="ce9" office:value-type="float" office:value="0.121937074087693" calcext:value-type="float">
            <text:p>0.121937074087693</text:p>
          </table:table-cell>
          <table:table-cell table:style-name="ce9" office:value-type="float" office:value="0.924732313954357" calcext:value-type="float">
            <text:p>0.924732313954357</text:p>
          </table:table-cell>
          <table:table-cell table:style-name="ce9" office:value-type="float" office:value="0.0637397195792277" calcext:value-type="float">
            <text:p>0.063739719579228</text:p>
          </table:table-cell>
          <table:table-cell table:number-columns-repeated="997"/>
        </table:table-row>
        <table:table-row table:style-name="ro2">
          <table:table-cell table:number-columns-repeated="7"/>
          <table:table-cell table:style-name="ce7" office:value-type="float" office:value="0.0849748877688984" calcext:value-type="float">
            <text:p>0.084974887768899</text:p>
          </table:table-cell>
          <table:table-cell table:style-name="ce7" office:value-type="float" office:value="0.294517123045128" calcext:value-type="float">
            <text:p>0.294517123045128</text:p>
          </table:table-cell>
          <table:table-cell table:style-name="ce7" office:value-type="float" office:value="0.562497332976763" calcext:value-type="float">
            <text:p>0.562497332976763</text:p>
          </table:table-cell>
          <table:table-cell table:style-name="ce7" office:value-type="float" office:value="0.577317501554191" calcext:value-type="float">
            <text:p>0.577317501554191</text:p>
          </table:table-cell>
          <table:table-cell table:style-name="ce7" office:value-type="float" office:value="0.871423484925811" calcext:value-type="float">
            <text:p>0.871423484925811</text:p>
          </table:table-cell>
          <table:table-cell table:style-name="ce7" office:value-type="float" office:value="0.730024214546419" calcext:value-type="float">
            <text:p>0.730024214546419</text:p>
          </table:table-cell>
          <table:table-cell table:style-name="ce7" office:value-type="float" office:value="0.0587117991707127" calcext:value-type="float">
            <text:p>0.058711799170713</text:p>
          </table:table-cell>
          <table:table-cell table:style-name="ce7" office:value-type="float" office:value="0.273919861003515" calcext:value-type="float">
            <text:p>0.273919861003515</text:p>
          </table:table-cell>
          <table:table-cell table:style-name="ce7" office:value-type="float" office:value="0.0117989768447289" calcext:value-type="float">
            <text:p>0.011798976844729</text:p>
          </table:table-cell>
          <table:table-cell table:style-name="ce7" office:value-type="float" office:value="1.2901836495425" calcext:value-type="float">
            <text:p>1.2901836495425</text:p>
          </table:table-cell>
          <table:table-cell table:style-name="ce7" office:value-type="float" office:value="0.315255602061575" calcext:value-type="float">
            <text:p>0.315255602061575</text:p>
          </table:table-cell>
          <table:table-cell table:style-name="ce7" office:value-type="float" office:value="1.42403806967973" calcext:value-type="float">
            <text:p>1.42403806967973</text:p>
          </table:table-cell>
          <table:table-cell table:style-name="ce7" office:value-type="float" office:value="0.0251382507505492" calcext:value-type="float">
            <text:p>0.025138250750549</text:p>
          </table:table-cell>
          <table:table-cell table:style-name="ce7" office:value-type="float" office:value="0.250951386477135" calcext:value-type="float">
            <text:p>0.250951386477135</text:p>
          </table:table-cell>
          <table:table-cell table:style-name="ce7" office:value-type="float" office:value="0.808127421726855" calcext:value-type="float">
            <text:p>0.808127421726855</text:p>
          </table:table-cell>
          <table:table-cell table:style-name="ce7" office:value-type="float" office:value="1.56066045623037" calcext:value-type="float">
            <text:p>1.56066045623037</text:p>
          </table:table-cell>
          <table:table-cell table:style-name="ce7" office:value-type="float" office:value="1.72385029616432" calcext:value-type="float">
            <text:p>1.72385029616432</text:p>
          </table:table-cell>
          <table:table-cell table:style-name="ce7" office:value-type="float" office:value="1.03455944730298" calcext:value-type="float">
            <text:p>1.03455944730298</text:p>
          </table:table-cell>
          <table:table-cell table:style-name="ce7" office:value-type="float" office:value="0.737594194880377" calcext:value-type="float">
            <text:p>0.737594194880377</text:p>
          </table:table-cell>
          <table:table-cell table:style-name="ce7" office:value-type="float" office:value="0.28399280058019" calcext:value-type="float">
            <text:p>0.28399280058019</text:p>
          </table:table-cell>
          <table:table-cell table:number-columns-repeated="997"/>
        </table:table-row>
        <table:table-row table:style-name="ro2">
          <table:table-cell table:number-columns-repeated="7"/>
          <table:table-cell table:style-name="ce7" office:value-type="float" office:value="0.905897311758525" calcext:value-type="float">
            <text:p>0.905897311758525</text:p>
          </table:table-cell>
          <table:table-cell table:style-name="ce7" office:value-type="float" office:value="0.60601914680395" calcext:value-type="float">
            <text:p>0.60601914680395</text:p>
          </table:table-cell>
          <table:table-cell table:style-name="ce7" office:value-type="float" office:value="0.0990707157690218" calcext:value-type="float">
            <text:p>0.099070715769022</text:p>
          </table:table-cell>
          <table:table-cell table:style-name="ce7" office:value-type="float" office:value="0.477193561345783" calcext:value-type="float">
            <text:p>0.477193561345783</text:p>
          </table:table-cell>
          <table:table-cell table:style-name="ce7" office:value-type="float" office:value="0.111667792156777" calcext:value-type="float">
            <text:p>0.111667792156777</text:p>
          </table:table-cell>
          <table:table-cell table:style-name="ce7" office:value-type="float" office:value="0.219426681984829" calcext:value-type="float">
            <text:p>0.219426681984829</text:p>
          </table:table-cell>
          <table:table-cell table:style-name="ce7" office:value-type="float" office:value="0.268397858325137" calcext:value-type="float">
            <text:p>0.268397858325137</text:p>
          </table:table-cell>
          <table:table-cell table:style-name="ce7" office:value-type="float" office:value="0.178528603268163" calcext:value-type="float">
            <text:p>0.178528603268163</text:p>
          </table:table-cell>
          <table:table-cell table:style-name="ce7" office:value-type="float" office:value="0.161261084349848" calcext:value-type="float">
            <text:p>0.161261084349848</text:p>
          </table:table-cell>
          <table:table-cell table:style-name="ce7" office:value-type="float" office:value="-0.346747012419662" calcext:value-type="float">
            <text:p>-0.346747012419662</text:p>
          </table:table-cell>
          <table:table-cell table:style-name="ce7" office:value-type="float" office:value="0.299075954260478" calcext:value-type="float">
            <text:p>0.299075954260478</text:p>
          </table:table-cell>
          <table:table-cell table:style-name="ce7" office:value-type="float" office:value="1.42404549544165" calcext:value-type="float">
            <text:p>1.42404549544165</text:p>
          </table:table-cell>
          <table:table-cell table:style-name="ce7" office:value-type="float" office:value="0.290716251488276" calcext:value-type="float">
            <text:p>0.290716251488276</text:p>
          </table:table-cell>
          <table:table-cell table:style-name="ce7" office:value-type="float" office:value="1.34605777016807" calcext:value-type="float">
            <text:p>1.34605777016807</text:p>
          </table:table-cell>
          <table:table-cell table:style-name="ce7" office:value-type="float" office:value="0.891640424193245" calcext:value-type="float">
            <text:p>0.891640424193245</text:p>
          </table:table-cell>
          <table:table-cell table:style-name="ce7" office:value-type="float" office:value="0.351099987700191" calcext:value-type="float">
            <text:p>0.351099987700191</text:p>
          </table:table-cell>
          <table:table-cell table:style-name="ce7" office:value-type="float" office:value="0.106065926478488" calcext:value-type="float">
            <text:p>0.106065926478488</text:p>
          </table:table-cell>
          <table:table-cell table:style-name="ce7" office:value-type="float" office:value="0.366951861023568" calcext:value-type="float">
            <text:p>0.366951861023568</text:p>
          </table:table-cell>
          <table:table-cell table:style-name="ce7" office:value-type="float" office:value="0.274471011496995" calcext:value-type="float">
            <text:p>0.274471011496995</text:p>
          </table:table-cell>
          <table:table-cell table:style-name="ce7" office:value-type="float" office:value="1.29763991960146" calcext:value-type="float">
            <text:p>1.29763991960146</text:p>
          </table:table-cell>
          <table:table-cell table:number-columns-repeated="997"/>
        </table:table-row>
        <table:table-row table:style-name="ro2">
          <table:table-cell table:number-columns-repeated="7"/>
          <table:table-cell table:style-name="ce7" office:value-type="float" office:value="0.882473198523287" calcext:value-type="float">
            <text:p>0.882473198523287</text:p>
          </table:table-cell>
          <table:table-cell table:style-name="ce7" office:value-type="float" office:value="-0.0585223695845652" calcext:value-type="float">
            <text:p>-0.058522369584565</text:p>
          </table:table-cell>
          <table:table-cell table:style-name="ce7" office:value-type="float" office:value="-0.000770723369364622" calcext:value-type="float">
            <text:p>-0.000770723369365</text:p>
          </table:table-cell>
          <table:table-cell table:style-name="ce7" office:value-type="float" office:value="1.15515355282779" calcext:value-type="float">
            <text:p>1.15515355282779</text:p>
          </table:table-cell>
          <table:table-cell table:style-name="ce7" office:value-type="float" office:value="2.66863747908806" calcext:value-type="float">
            <text:p>2.66863747908806</text:p>
          </table:table-cell>
          <table:table-cell table:style-name="ce7" office:value-type="float" office:value="0.833889520228964" calcext:value-type="float">
            <text:p>0.833889520228964</text:p>
          </table:table-cell>
          <table:table-cell table:style-name="ce7" office:value-type="float" office:value="0.0820334336119267" calcext:value-type="float">
            <text:p>0.082033433611927</text:p>
          </table:table-cell>
          <table:table-cell table:style-name="ce7" office:value-type="float" office:value="1.52337316672632" calcext:value-type="float">
            <text:p>1.52337316672632</text:p>
          </table:table-cell>
          <table:table-cell table:style-name="ce7" office:value-type="float" office:value="0.631228398552079" calcext:value-type="float">
            <text:p>0.631228398552079</text:p>
          </table:table-cell>
          <table:table-cell table:style-name="ce7" office:value-type="float" office:value="1.28071434077117" calcext:value-type="float">
            <text:p>1.28071434077117</text:p>
          </table:table-cell>
          <table:table-cell table:style-name="ce7" office:value-type="float" office:value="1.75840371188744" calcext:value-type="float">
            <text:p>1.75840371188744</text:p>
          </table:table-cell>
          <table:table-cell table:style-name="ce7" office:value-type="float" office:value="-0.35164530616107" calcext:value-type="float">
            <text:p>-0.35164530616107</text:p>
          </table:table-cell>
          <table:table-cell table:style-name="ce7" office:value-type="float" office:value="0.617758049627985" calcext:value-type="float">
            <text:p>0.617758049627985</text:p>
          </table:table-cell>
          <table:table-cell table:style-name="ce7" office:value-type="float" office:value="0.116186181583328" calcext:value-type="float">
            <text:p>0.116186181583328</text:p>
          </table:table-cell>
          <table:table-cell table:style-name="ce7" office:value-type="float" office:value="0.124015612669154" calcext:value-type="float">
            <text:p>0.124015612669154</text:p>
          </table:table-cell>
          <table:table-cell table:style-name="ce7" office:value-type="float" office:value="-0.0439574797624042" calcext:value-type="float">
            <text:p>-0.043957479762404</text:p>
          </table:table-cell>
          <table:table-cell table:style-name="ce7" office:value-type="float" office:value="0.0468422594598061" calcext:value-type="float">
            <text:p>0.046842259459806</text:p>
          </table:table-cell>
          <table:table-cell table:style-name="ce7" office:value-type="float" office:value="0.508523686229725" calcext:value-type="float">
            <text:p>0.508523686229725</text:p>
          </table:table-cell>
          <table:table-cell table:style-name="ce7" office:value-type="float" office:value="0.0686012231305041" calcext:value-type="float">
            <text:p>0.068601223130504</text:p>
          </table:table-cell>
          <table:table-cell table:style-name="ce7" office:value-type="float" office:value="-0.0899704013218993" calcext:value-type="float">
            <text:p>-0.089970401321899</text:p>
          </table:table-cell>
          <table:table-cell table:number-columns-repeated="997"/>
        </table:table-row>
        <table:table-row table:style-name="ro2">
          <table:table-cell table:number-columns-repeated="7"/>
          <table:table-cell table:style-name="ce7" office:value-type="float" office:value="0.321944591510289" calcext:value-type="float">
            <text:p>0.321944591510289</text:p>
          </table:table-cell>
          <table:table-cell table:style-name="ce7" office:value-type="float" office:value="1.0862069507837" calcext:value-type="float">
            <text:p>1.0862069507837</text:p>
          </table:table-cell>
          <table:table-cell table:style-name="ce7" office:value-type="float" office:value="1.64262228460377" calcext:value-type="float">
            <text:p>1.64262228460377</text:p>
          </table:table-cell>
          <table:table-cell table:style-name="ce7" office:value-type="float" office:value="1.25932259894292" calcext:value-type="float">
            <text:p>1.25932259894292</text:p>
          </table:table-cell>
          <table:table-cell table:style-name="ce7" office:value-type="float" office:value="0.348528721155142" calcext:value-type="float">
            <text:p>0.348528721155142</text:p>
          </table:table-cell>
          <table:table-cell table:style-name="ce7" office:value-type="float" office:value="1.54216929970059" calcext:value-type="float">
            <text:p>1.54216929970059</text:p>
          </table:table-cell>
          <table:table-cell table:style-name="ce7" office:value-type="float" office:value="0.162542909193928" calcext:value-type="float">
            <text:p>0.162542909193928</text:p>
          </table:table-cell>
          <table:table-cell table:style-name="ce7" office:value-type="float" office:value="1.24079725326122" calcext:value-type="float">
            <text:p>1.24079725326122</text:p>
          </table:table-cell>
          <table:table-cell table:style-name="ce7" office:value-type="float" office:value="0.315512204162293" calcext:value-type="float">
            <text:p>0.315512204162293</text:p>
          </table:table-cell>
          <table:table-cell table:style-name="ce7" office:value-type="float" office:value="2.11235127331101" calcext:value-type="float">
            <text:p>2.11235127331101</text:p>
          </table:table-cell>
          <table:table-cell table:style-name="ce7" office:value-type="float" office:value="0.85583443666631" calcext:value-type="float">
            <text:p>0.85583443666631</text:p>
          </table:table-cell>
          <table:table-cell table:style-name="ce7" office:value-type="float" office:value="0.241187467738362" calcext:value-type="float">
            <text:p>0.241187467738362</text:p>
          </table:table-cell>
          <table:table-cell table:style-name="ce7" office:value-type="float" office:value="0.715645103531615" calcext:value-type="float">
            <text:p>0.715645103531615</text:p>
          </table:table-cell>
          <table:table-cell table:style-name="ce7" office:value-type="float" office:value="0.0804812858149055" calcext:value-type="float">
            <text:p>0.080481285814906</text:p>
          </table:table-cell>
          <table:table-cell table:style-name="ce7" office:value-type="float" office:value="1.13105528492303" calcext:value-type="float">
            <text:p>1.13105528492303</text:p>
          </table:table-cell>
          <table:table-cell table:style-name="ce7" office:value-type="float" office:value="0.578445005720363" calcext:value-type="float">
            <text:p>0.578445005720363</text:p>
          </table:table-cell>
          <table:table-cell table:style-name="ce7" office:value-type="float" office:value="0.123096263339133" calcext:value-type="float">
            <text:p>0.123096263339133</text:p>
          </table:table-cell>
          <table:table-cell table:style-name="ce7" office:value-type="float" office:value="0.99635596388297" calcext:value-type="float">
            <text:p>0.99635596388297</text:p>
          </table:table-cell>
          <table:table-cell table:style-name="ce7" office:value-type="float" office:value="0.0486977713314097" calcext:value-type="float">
            <text:p>0.04869777133141</text:p>
          </table:table-cell>
          <table:table-cell table:style-name="ce7" office:value-type="float" office:value="0.991358385312094" calcext:value-type="float">
            <text:p>0.991358385312094</text:p>
          </table:table-cell>
          <table:table-cell table:number-columns-repeated="997"/>
        </table:table-row>
        <table:table-row table:style-name="ro2">
          <table:table-cell/>
          <table:table-cell table:style-name="ce10" office:value-type="float" office:value="0.58276950998378" calcext:value-type="float">
            <text:p>0.58276950998378</text:p>
          </table:table-cell>
          <table:table-cell table:style-name="ce2" office:value-type="float" office:value="0.744039448839027" calcext:value-type="float">
            <text:p>0.744039448839027</text:p>
          </table:table-cell>
          <table:table-cell table:style-name="ce2" office:value-type="float" office:value="0.228325290906554" calcext:value-type="float">
            <text:p>0.228325290906554</text:p>
          </table:table-cell>
          <table:table-cell table:style-name="ce2" office:value-type="float" office:value="1.22655389225468" calcext:value-type="float">
            <text:p>1.22655389225468</text:p>
          </table:table-cell>
          <table:table-cell table:style-name="ce2" office:value-type="float" office:value="0.447897935777866" calcext:value-type="float">
            <text:p>0.447897935777866</text:p>
          </table:table-cell>
          <table:table-cell office:value-type="float" office:value="149" calcext:value-type="float">
            <text:p>149</text:p>
          </table:table-cell>
          <table:table-cell table:style-name="ce8" table:formula="of:=[.$B48]+[.H$43]+MMULT([.$C48:.$F48];[.H$44:.H$47])" office:value-type="float" office:value="2.59483331840914" calcext:value-type="float">
            <text:p>2.6</text:p>
          </table:table-cell>
          <table:table-cell table:style-name="ce8" table:formula="of:=[.$B48]+[.I$43]+MMULT([.$C48:.$F48];[.I$44:.I$47])" office:value-type="float" office:value="2.30259782962094" calcext:value-type="float">
            <text:p>2.3</text:p>
          </table:table-cell>
          <table:table-cell table:style-name="ce8" table:formula="of:=[.$B48]+[.J$43]+MMULT([.$C48:.$F48];[.J$44:.J$47])" office:value-type="float" office:value="2.06980909448776" calcext:value-type="float">
            <text:p>2.1</text:p>
          </table:table-cell>
          <table:table-cell table:style-name="ce8" table:formula="of:=[.$B48]+[.K$43]+MMULT([.$C48:.$F48];[.K$44:.K$47])" office:value-type="float" office:value="3.06679527279008" calcext:value-type="float">
            <text:p>3.1</text:p>
          </table:table-cell>
          <table:table-cell table:style-name="ce8" table:formula="of:=[.$B48]+[.L$43]+MMULT([.$C48:.$F48];[.L$44:.L$47])" office:value-type="float" office:value="4.8603442364981" calcext:value-type="float">
            <text:p>4.9</text:p>
          </table:table-cell>
          <table:table-cell table:style-name="ce8" table:formula="of:=[.$B48]+[.M$43]+MMULT([.$C48:.$F48];[.M$44:.M$47])" office:value-type="float" office:value="3.84939598417736" calcext:value-type="float">
            <text:p>3.8</text:p>
          </table:table-cell>
          <table:table-cell table:style-name="ce8" table:formula="of:=[.$B48]+[.N$43]+MMULT([.$C48:.$F48];[.N$44:.N$47])" office:value-type="float" office:value="1.4386930639773" calcext:value-type="float">
            <text:p>1.4</text:p>
          </table:table-cell>
          <table:table-cell table:style-name="ce8" table:formula="of:=[.$B48]+[.O$43]+MMULT([.$C48:.$F48];[.O$44:.O$47])" office:value-type="float" office:value="3.34468955441249" calcext:value-type="float">
            <text:p>3.3</text:p>
          </table:table-cell>
          <table:table-cell table:style-name="ce8" table:formula="of:=[.$B48]+[.P$43]+MMULT([.$C48:.$F48];[.P$44:.P$47])" office:value-type="float" office:value="3.09706058292453" calcext:value-type="float">
            <text:p>3.1</text:p>
          </table:table-cell>
          <table:table-cell table:style-name="ce8" table:formula="of:=[.$B48]+[.Q$43]+MMULT([.$C48:.$F48];[.Q$44:.Q$47])" office:value-type="float" office:value="3.87389992565223" calcext:value-type="float">
            <text:p>3.9</text:p>
          </table:table-cell>
          <table:table-cell table:style-name="ce8" table:formula="of:=[.$B48]+[.R$43]+MMULT([.$C48:.$F48];[.R$44:.R$47])" office:value-type="float" office:value="4.53140316222134" calcext:value-type="float">
            <text:p>4.5</text:p>
          </table:table-cell>
          <table:table-cell table:style-name="ce8" table:formula="of:=[.$B48]+[.S$43]+MMULT([.$C48:.$F48];[.S$44:.S$47])" office:value-type="float" office:value="1.67522083978747" calcext:value-type="float">
            <text:p>1.7</text:p>
          </table:table-cell>
          <table:table-cell table:style-name="ce8" table:formula="of:=[.$B48]+[.T$43]+MMULT([.$C48:.$F48];[.T$44:.T$47])" office:value-type="float" office:value="2.35614476010616" calcext:value-type="float">
            <text:p>2.4</text:p>
          </table:table-cell>
          <table:table-cell table:style-name="ce8" table:formula="of:=[.$B48]+[.U$43]+MMULT([.$C48:.$F48];[.U$44:.U$47])" office:value-type="float" office:value="1.98321873441933" calcext:value-type="float">
            <text:p>2.0</text:p>
          </table:table-cell>
          <table:table-cell table:style-name="ce8" table:formula="of:=[.$B48]+[.V$43]+MMULT([.$C48:.$F48];[.V$44:.V$47])" office:value-type="float" office:value="2.56702717302311" calcext:value-type="float">
            <text:p>2.6</text:p>
          </table:table-cell>
          <table:table-cell table:style-name="ce8" table:formula="of:=[.$B48]+[.W$43]+MMULT([.$C48:.$F48];[.W$44:.W$47])" office:value-type="float" office:value="2.86611999109563" calcext:value-type="float">
            <text:p>2.9</text:p>
          </table:table-cell>
          <table:table-cell table:style-name="ce8" table:formula="of:=[.$B48]+[.X$43]+MMULT([.$C48:.$F48];[.X$44:.X$47])" office:value-type="float" office:value="2.04977315838211" calcext:value-type="float">
            <text:p>2.0</text:p>
          </table:table-cell>
          <table:table-cell table:style-name="ce8" table:formula="of:=[.$B48]+[.Y$43]+MMULT([.$C48:.$F48];[.Y$44:.Y$47])" office:value-type="float" office:value="2.62824150162281" calcext:value-type="float">
            <text:p>2.6</text:p>
          </table:table-cell>
          <table:table-cell table:style-name="ce8" table:formula="of:=[.$B48]+[.Z$43]+MMULT([.$C48:.$F48];[.Z$44:.Z$47])" office:value-type="float" office:value="2.22492440420974" calcext:value-type="float">
            <text:p>2.2</text:p>
          </table:table-cell>
          <table:table-cell table:style-name="ce8" table:formula="of:=[.$B48]+[.AA$43]+MMULT([.$C48:.$F48];[.AA$44:.AA$47])" office:value-type="float" office:value="1.48776891698418" calcext:value-type="float">
            <text:p>1.5</text:p>
          </table:table-cell>
          <table:table-cell table:number-columns-repeated="997"/>
        </table:table-row>
        <table:table-row table:style-name="ro2">
          <table:table-cell/>
          <table:table-cell table:style-name="ce10" office:value-type="float" office:value="0.738477853407024" calcext:value-type="float">
            <text:p>0.738477853407024</text:p>
          </table:table-cell>
          <table:table-cell table:style-name="ce2" office:value-type="float" office:value="1.70029427449091" calcext:value-type="float">
            <text:p>1.70029427449091</text:p>
          </table:table-cell>
          <table:table-cell table:style-name="ce2" office:value-type="float" office:value="1.3684517966916" calcext:value-type="float">
            <text:p>1.3684517966916</text:p>
          </table:table-cell>
          <table:table-cell table:style-name="ce2" office:value-type="float" office:value="1.26134642134743" calcext:value-type="float">
            <text:p>1.26134642134743</text:p>
          </table:table-cell>
          <table:table-cell table:style-name="ce2" office:value-type="float" office:value="0.439824478201037" calcext:value-type="float">
            <text:p>0.439824478201037</text:p>
          </table:table-cell>
          <table:table-cell office:value-type="float" office:value="177" calcext:value-type="float">
            <text:p>177</text:p>
          </table:table-cell>
          <table:table-cell table:style-name="ce8" table:formula="of:=[.$B49]+[.H$43]+MMULT([.$C49:.$F49];[.H$44:.H$47])" office:value-type="float" office:value="3.89274111340747" calcext:value-type="float">
            <text:p>3.9</text:p>
          </table:table-cell>
          <table:table-cell table:style-name="ce8" table:formula="of:=[.$B49]+[.I$43]+MMULT([.$C49:.$F49];[.I$44:.I$47])" office:value-type="float" office:value="3.42007249849446" calcext:value-type="float">
            <text:p>3.4</text:p>
          </table:table-cell>
          <table:table-cell table:style-name="ce8" table:formula="of:=[.$B49]+[.J$43]+MMULT([.$C49:.$F49];[.J$44:.J$47])" office:value-type="float" office:value="2.86307291923694" calcext:value-type="float">
            <text:p>2.9</text:p>
          </table:table-cell>
          <table:table-cell table:style-name="ce8" table:formula="of:=[.$B49]+[.K$43]+MMULT([.$C49:.$F49];[.K$44:.K$47])" office:value-type="float" office:value="4.34865091670334" calcext:value-type="float">
            <text:p>4.3</text:p>
          </table:table-cell>
          <table:table-cell table:style-name="ce8" table:formula="of:=[.$B49]+[.L$43]+MMULT([.$C49:.$F49];[.L$44:.L$47])" office:value-type="float" office:value="6.06670571753309" calcext:value-type="float">
            <text:p>6.1</text:p>
          </table:table-cell>
          <table:table-cell table:style-name="ce8" table:formula="of:=[.$B49]+[.M$43]+MMULT([.$C49:.$F49];[.M$44:.M$47])" office:value-type="float" office:value="4.96993016878599" calcext:value-type="float">
            <text:p>5.0</text:p>
          </table:table-cell>
          <table:table-cell table:style-name="ce8" table:formula="of:=[.$B49]+[.N$43]+MMULT([.$C49:.$F49];[.N$44:.N$47])" office:value-type="float" office:value="1.9580942283964" calcext:value-type="float">
            <text:p>2.0</text:p>
          </table:table-cell>
          <table:table-cell table:style-name="ce8" table:formula="of:=[.$B49]+[.O$43]+MMULT([.$C49:.$F49];[.O$44:.O$47])" office:value-type="float" office:value="4.00886476062584" calcext:value-type="float">
            <text:p>4.0</text:p>
          </table:table-cell>
          <table:table-cell table:style-name="ce8" table:formula="of:=[.$B49]+[.P$43]+MMULT([.$C49:.$F49];[.P$44:.P$47])" office:value-type="float" office:value="3.46732454953771" calcext:value-type="float">
            <text:p>3.5</text:p>
          </table:table-cell>
          <table:table-cell table:style-name="ce8" table:formula="of:=[.$B49]+[.Q$43]+MMULT([.$C49:.$F49];[.Q$44:.Q$47])" office:value-type="float" office:value="4.89552246283455" calcext:value-type="float">
            <text:p>4.9</text:p>
          </table:table-cell>
          <table:table-cell table:style-name="ce8" table:formula="of:=[.$B49]+[.R$43]+MMULT([.$C49:.$F49];[.R$44:.R$47])" office:value-type="float" office:value="5.38383038841051" calcext:value-type="float">
            <text:p>5.4</text:p>
          </table:table-cell>
          <table:table-cell table:style-name="ce8" table:formula="of:=[.$B49]+[.S$43]+MMULT([.$C49:.$F49];[.S$44:.S$47])" office:value-type="float" office:value="4.80208262771697" calcext:value-type="float">
            <text:p>4.8</text:p>
          </table:table-cell>
          <table:table-cell table:style-name="ce8" table:formula="of:=[.$B49]+[.T$43]+MMULT([.$C49:.$F49];[.T$44:.T$47])" office:value-type="float" office:value="2.88306061563285" calcext:value-type="float">
            <text:p>2.9</text:p>
          </table:table-cell>
          <table:table-cell table:style-name="ce8" table:formula="of:=[.$B49]+[.U$43]+MMULT([.$C49:.$F49];[.U$44:.U$47])" office:value-type="float" office:value="3.91696934310804" calcext:value-type="float">
            <text:p>3.9</text:p>
          </table:table-cell>
          <table:table-cell table:style-name="ce8" table:formula="of:=[.$B49]+[.V$43]+MMULT([.$C49:.$F49];[.V$44:.V$47])" office:value-type="float" office:value="4.50727743441828" calcext:value-type="float">
            <text:p>4.5</text:p>
          </table:table-cell>
          <table:table-cell table:style-name="ce8" table:formula="of:=[.$B49]+[.W$43]+MMULT([.$C49:.$F49];[.W$44:.W$47])" office:value-type="float" office:value="4.90831638604333" calcext:value-type="float">
            <text:p>4.9</text:p>
          </table:table-cell>
          <table:table-cell table:style-name="ce8" table:formula="of:=[.$B49]+[.X$43]+MMULT([.$C49:.$F49];[.X$44:.X$47])" office:value-type="float" office:value="3.97548618856777" calcext:value-type="float">
            <text:p>4.0</text:p>
          </table:table-cell>
          <table:table-cell table:style-name="ce8" table:formula="of:=[.$B49]+[.Y$43]+MMULT([.$C49:.$F49];[.Y$44:.Y$47])" office:value-type="float" office:value="4.20127263959506" calcext:value-type="float">
            <text:p>4.2</text:p>
          </table:table-cell>
          <table:table-cell table:style-name="ce8" table:formula="of:=[.$B49]+[.Z$43]+MMULT([.$C49:.$F49];[.Z$44:.Z$47])" office:value-type="float" office:value="3.40088608179815" calcext:value-type="float">
            <text:p>3.4</text:p>
          </table:table-cell>
          <table:table-cell table:style-name="ce8" table:formula="of:=[.$B49]+[.AA$43]+MMULT([.$C49:.$F49];[.AA$44:.AA$47])" office:value-type="float" office:value="3.38338642604229" calcext:value-type="float">
            <text:p>3.4</text:p>
          </table:table-cell>
          <table:table-cell table:number-columns-repeated="997"/>
        </table:table-row>
        <table:table-row table:style-name="ro2">
          <table:table-cell/>
          <table:table-cell table:style-name="ce10" office:value-type="float" office:value="0.00965531835861116" calcext:value-type="float">
            <text:p>0.009655318358611</text:p>
          </table:table-cell>
          <table:table-cell table:style-name="ce2" office:value-type="float" office:value="0.788755920674868" calcext:value-type="float">
            <text:p>0.788755920674868</text:p>
          </table:table-cell>
          <table:table-cell table:style-name="ce2" office:value-type="float" office:value="0.0871423884251249" calcext:value-type="float">
            <text:p>0.087142388425125</text:p>
          </table:table-cell>
          <table:table-cell table:style-name="ce2" office:value-type="float" office:value="0.376832283812838" calcext:value-type="float">
            <text:p>0.376832283812838</text:p>
          </table:table-cell>
          <table:table-cell table:style-name="ce2" office:value-type="float" office:value="0.384616124669927" calcext:value-type="float">
            <text:p>0.384616124669927</text:p>
          </table:table-cell>
          <table:table-cell office:value-type="float" office:value="200" calcext:value-type="float">
            <text:p>200</text:p>
          </table:table-cell>
          <table:table-cell table:style-name="ce8" table:formula="of:=[.$B50]+[.H$43]+MMULT([.$C50:.$F50];[.H$44:.H$47])" office:value-type="float" office:value="1.12739190965225" calcext:value-type="float">
            <text:p>1.1</text:p>
          </table:table-cell>
          <table:table-cell table:style-name="ce8" table:formula="of:=[.$B50]+[.I$43]+MMULT([.$C50:.$F50];[.I$44:.I$47])" office:value-type="float" office:value="1.63808444145809" calcext:value-type="float">
            <text:p>1.6</text:p>
          </table:table-cell>
          <table:table-cell table:style-name="ce8" table:formula="of:=[.$B50]+[.J$43]+MMULT([.$C50:.$F50];[.J$44:.J$47])" office:value-type="float" office:value="1.40456749497229" calcext:value-type="float">
            <text:p>1.4</text:p>
          </table:table-cell>
          <table:table-cell table:style-name="ce8" table:formula="of:=[.$B50]+[.K$43]+MMULT([.$C50:.$F50];[.K$44:.K$47])" office:value-type="float" office:value="1.39087396119085" calcext:value-type="float">
            <text:p>1.4</text:p>
          </table:table-cell>
          <table:table-cell table:style-name="ce8" table:formula="of:=[.$B50]+[.L$43]+MMULT([.$C50:.$F50];[.L$44:.L$47])" office:value-type="float" office:value="2.02077698580661" calcext:value-type="float">
            <text:p>2.0</text:p>
          </table:table-cell>
          <table:table-cell table:style-name="ce8" table:formula="of:=[.$B50]+[.M$43]+MMULT([.$C50:.$F50];[.M$44:.M$47])" office:value-type="float" office:value="2.47178139322508" calcext:value-type="float">
            <text:p>2.5</text:p>
          </table:table-cell>
          <table:table-cell table:style-name="ce8" table:formula="of:=[.$B50]+[.N$43]+MMULT([.$C50:.$F50];[.N$44:.N$47])" office:value-type="float" office:value="0.750319477376759" calcext:value-type="float">
            <text:p>0.8</text:p>
          </table:table-cell>
          <table:table-cell table:style-name="ce8" table:formula="of:=[.$B50]+[.O$43]+MMULT([.$C50:.$F50];[.O$44:.O$47])" office:value-type="float" office:value="1.38565591125985" calcext:value-type="float">
            <text:p>1.4</text:p>
          </table:table-cell>
          <table:table-cell table:style-name="ce8" table:formula="of:=[.$B50]+[.P$43]+MMULT([.$C50:.$F50];[.P$44:.P$47])" office:value-type="float" office:value="1.94537209815143" calcext:value-type="float">
            <text:p>1.9</text:p>
          </table:table-cell>
          <table:table-cell table:style-name="ce8" table:formula="of:=[.$B50]+[.Q$43]+MMULT([.$C50:.$F50];[.Q$44:.Q$47])" office:value-type="float" office:value="2.18550888062917" calcext:value-type="float">
            <text:p>2.2</text:p>
          </table:table-cell>
          <table:table-cell table:style-name="ce8" table:formula="of:=[.$B50]+[.R$43]+MMULT([.$C50:.$F50];[.R$44:.R$47])" office:value-type="float" office:value="2.38184929404607" calcext:value-type="float">
            <text:p>2.4</text:p>
          </table:table-cell>
          <table:table-cell table:style-name="ce8" table:formula="of:=[.$B50]+[.S$43]+MMULT([.$C50:.$F50];[.S$44:.S$47])" office:value-type="float" office:value="1.24827156546343" calcext:value-type="float">
            <text:p>1.2</text:p>
          </table:table-cell>
          <table:table-cell table:style-name="ce8" table:formula="of:=[.$B50]+[.T$43]+MMULT([.$C50:.$F50];[.T$44:.T$47])" office:value-type="float" office:value="1.17290081635925" calcext:value-type="float">
            <text:p>1.2</text:p>
          </table:table-cell>
          <table:table-cell table:style-name="ce8" table:formula="of:=[.$B50]+[.U$43]+MMULT([.$C50:.$F50];[.U$44:.U$47])" office:value-type="float" office:value="1.12746694987935" calcext:value-type="float">
            <text:p>1.1</text:p>
          </table:table-cell>
          <table:table-cell table:style-name="ce8" table:formula="of:=[.$B50]+[.V$43]+MMULT([.$C50:.$F50];[.V$44:.V$47])" office:value-type="float" office:value="1.72721123267172" calcext:value-type="float">
            <text:p>1.7</text:p>
          </table:table-cell>
          <table:table-cell table:style-name="ce8" table:formula="of:=[.$B50]+[.W$43]+MMULT([.$C50:.$F50];[.W$44:.W$47])" office:value-type="float" office:value="2.31397028630053" calcext:value-type="float">
            <text:p>2.3</text:p>
          </table:table-cell>
          <table:table-cell table:style-name="ce8" table:formula="of:=[.$B50]+[.X$43]+MMULT([.$C50:.$F50];[.X$44:.X$47])" office:value-type="float" office:value="1.49117614008401" calcext:value-type="float">
            <text:p>1.5</text:p>
          </table:table-cell>
          <table:table-cell table:style-name="ce8" table:formula="of:=[.$B50]+[.Y$43]+MMULT([.$C50:.$F50];[.Y$44:.Y$47])" office:value-type="float" office:value="1.55442705507859" calcext:value-type="float">
            <text:p>1.6</text:p>
          </table:table-cell>
          <table:table-cell table:style-name="ce8" table:formula="of:=[.$B50]+[.Z$43]+MMULT([.$C50:.$F50];[.Z$44:.Z$47])" office:value-type="float" office:value="1.58466858374976" calcext:value-type="float">
            <text:p>1.6</text:p>
          </table:table-cell>
          <table:table-cell table:style-name="ce8" table:formula="of:=[.$B50]+[.AA$43]+MMULT([.$C50:.$F50];[.AA$44:.AA$47])" office:value-type="float" office:value="0.757864151246444" calcext:value-type="float">
            <text:p>0.8</text:p>
          </table:table-cell>
          <table:table-cell table:number-columns-repeated="997"/>
        </table:table-row>
        <table:table-row table:style-name="ro2">
          <table:table-cell/>
          <table:table-cell table:style-name="ce10" office:value-type="float" office:value="0.282942049519046" calcext:value-type="float">
            <text:p>0.282942049519046</text:p>
          </table:table-cell>
          <table:table-cell table:style-name="ce2" office:value-type="float" office:value="0.0493857333341894" calcext:value-type="float">
            <text:p>0.049385733334189</text:p>
          </table:table-cell>
          <table:table-cell table:style-name="ce2" office:value-type="float" office:value="0.534999090446148" calcext:value-type="float">
            <text:p>0.534999090446148</text:p>
          </table:table-cell>
          <table:table-cell table:style-name="ce2" office:value-type="float" office:value="-1.33150145758235" calcext:value-type="float">
            <text:p>-1.33150145758235</text:p>
          </table:table-cell>
          <table:table-cell table:style-name="ce2" office:value-type="float" office:value="1.01008691441275" calcext:value-type="float">
            <text:p>1.01008691441275</text:p>
          </table:table-cell>
          <table:table-cell office:value-type="float" office:value="236" calcext:value-type="float">
            <text:p>236</text:p>
          </table:table-cell>
          <table:table-cell table:style-name="ce8" table:formula="of:=[.$B51]+[.H$43]+MMULT([.$C51:.$F51];[.H$44:.H$47])" office:value-type="float" office:value="0.43737112152873" calcext:value-type="float">
            <text:p>0.4</text:p>
          </table:table-cell>
          <table:table-cell table:style-name="ce8" table:formula="of:=[.$B51]+[.I$43]+MMULT([.$C51:.$F51];[.I$44:.I$47])" office:value-type="float" office:value="2.74439018654535" calcext:value-type="float">
            <text:p>2.7</text:p>
          </table:table-cell>
          <table:table-cell table:style-name="ce8" table:formula="of:=[.$B51]+[.J$43]+MMULT([.$C51:.$F51];[.J$44:.J$47])" office:value-type="float" office:value="2.33505886203968" calcext:value-type="float">
            <text:p>2.3</text:p>
          </table:table-cell>
          <table:table-cell table:style-name="ce8" table:formula="of:=[.$B51]+[.K$43]+MMULT([.$C51:.$F51];[.K$44:.K$47])" office:value-type="float" office:value="0.265305387395658" calcext:value-type="float">
            <text:p>0.3</text:p>
          </table:table-cell>
          <table:table-cell table:style-name="ce8" table:formula="of:=[.$B51]+[.L$43]+MMULT([.$C51:.$F51];[.L$44:.L$47])" office:value-type="float" office:value="-2.64115857382729" calcext:value-type="float">
            <text:p>-2.6</text:p>
          </table:table-cell>
          <table:table-cell table:style-name="ce8" table:formula="of:=[.$B51]+[.M$43]+MMULT([.$C51:.$F51];[.M$44:.M$47])" office:value-type="float" office:value="1.84360194004013" calcext:value-type="float">
            <text:p>1.8</text:p>
          </table:table-cell>
          <table:table-cell table:style-name="ce8" table:formula="of:=[.$B51]+[.N$43]+MMULT([.$C51:.$F51];[.N$44:.N$47])" office:value-type="float" office:value="1.0619255934631" calcext:value-type="float">
            <text:p>1.1</text:p>
          </table:table-cell>
          <table:table-cell table:style-name="ce8" table:formula="of:=[.$B51]+[.O$43]+MMULT([.$C51:.$F51];[.O$44:.O$47])" office:value-type="float" office:value="-0.289977648596707" calcext:value-type="float">
            <text:p>-0.3</text:p>
          </table:table-cell>
          <table:table-cell table:style-name="ce8" table:formula="of:=[.$B51]+[.P$43]+MMULT([.$C51:.$F51];[.P$44:.P$47])" office:value-type="float" office:value="1.40115177073053" calcext:value-type="float">
            <text:p>1.4</text:p>
          </table:table-cell>
          <table:table-cell table:style-name="ce8" table:formula="of:=[.$B51]+[.Q$43]+MMULT([.$C51:.$F51];[.Q$44:.Q$47])" office:value-type="float" office:value="0.48290580940958" calcext:value-type="float">
            <text:p>0.5</text:p>
          </table:table-cell>
          <table:table-cell table:style-name="ce8" table:formula="of:=[.$B51]+[.R$43]+MMULT([.$C51:.$F51];[.R$44:.R$47])" office:value-type="float" office:value="0.0873476511578399" calcext:value-type="float">
            <text:p>0.1</text:p>
          </table:table-cell>
          <table:table-cell table:style-name="ce8" table:formula="of:=[.$B51]+[.S$43]+MMULT([.$C51:.$F51];[.S$44:.S$47])" office:value-type="float" office:value="1.85801857882148" calcext:value-type="float">
            <text:p>1.9</text:p>
          </table:table-cell>
          <table:table-cell table:style-name="ce8" table:formula="of:=[.$B51]+[.T$43]+MMULT([.$C51:.$F51];[.T$44:.T$47])" office:value-type="float" office:value="0.95007848385182" calcext:value-type="float">
            <text:p>1.0</text:p>
          </table:table-cell>
          <table:table-cell table:style-name="ce8" table:formula="of:=[.$B51]+[.U$43]+MMULT([.$C51:.$F51];[.U$44:.U$47])" office:value-type="float" office:value="1.66990262019953" calcext:value-type="float">
            <text:p>1.7</text:p>
          </table:table-cell>
          <table:table-cell table:style-name="ce8" table:formula="of:=[.$B51]+[.V$43]+MMULT([.$C51:.$F51];[.V$44:.V$47])" office:value-type="float" office:value="2.29790176712373" calcext:value-type="float">
            <text:p>2.3</text:p>
          </table:table-cell>
          <table:table-cell table:style-name="ce8" table:formula="of:=[.$B51]+[.W$43]+MMULT([.$C51:.$F51];[.W$44:.W$47])" office:value-type="float" office:value="2.02748818654927" calcext:value-type="float">
            <text:p>2.0</text:p>
          </table:table-cell>
          <table:table-cell table:style-name="ce8" table:formula="of:=[.$B51]+[.X$43]+MMULT([.$C51:.$F51];[.X$44:.X$47])" office:value-type="float" office:value="0.534372595538346" calcext:value-type="float">
            <text:p>0.5</text:p>
          </table:table-cell>
          <table:table-cell table:style-name="ce8" table:formula="of:=[.$B51]+[.Y$43]+MMULT([.$C51:.$F51];[.Y$44:.Y$47])" office:value-type="float" office:value="0.981596604260002" calcext:value-type="float">
            <text:p>1.0</text:p>
          </table:table-cell>
          <table:table-cell table:style-name="ce8" table:formula="of:=[.$B51]+[.Z$43]+MMULT([.$C51:.$F51];[.Z$44:.Z$47])" office:value-type="float" office:value="1.34878908818806" calcext:value-type="float">
            <text:p>1.3</text:p>
          </table:table-cell>
          <table:table-cell table:style-name="ce8" table:formula="of:=[.$B51]+[.AA$43]+MMULT([.$C51:.$F51];[.AA$44:.AA$47])" office:value-type="float" office:value="2.17609699152643" calcext:value-type="float">
            <text:p>2.2</text:p>
          </table:table-cell>
          <table:table-cell table:number-columns-repeated="997"/>
        </table:table-row>
        <table:table-row table:style-name="ro2">
          <table:table-cell/>
          <table:table-cell table:style-name="ce10" office:value-type="float" office:value="0.674990270160542" calcext:value-type="float">
            <text:p>0.674990270160542</text:p>
          </table:table-cell>
          <table:table-cell table:style-name="ce2" office:value-type="float" office:value="0.119283995217437" calcext:value-type="float">
            <text:p>0.119283995217437</text:p>
          </table:table-cell>
          <table:table-cell table:style-name="ce2" office:value-type="float" office:value="1.23999045822301" calcext:value-type="float">
            <text:p>1.23999045822301</text:p>
          </table:table-cell>
          <table:table-cell table:style-name="ce2" office:value-type="float" office:value="0.356724189912206" calcext:value-type="float">
            <text:p>0.356724189912206</text:p>
          </table:table-cell>
          <table:table-cell table:style-name="ce2" office:value-type="float" office:value="2.1130363209866" calcext:value-type="float">
            <text:p>2.1130363209866</text:p>
          </table:table-cell>
          <table:table-cell office:value-type="float" office:value="240" calcext:value-type="float">
            <text:p>240</text:p>
          </table:table-cell>
          <table:table-cell table:style-name="ce8" table:formula="of:=[.$B52]+[.H$43]+MMULT([.$C52:.$F52];[.H$44:.H$47])" office:value-type="float" office:value="3.31891120714052" calcext:value-type="float">
            <text:p>3.3</text:p>
          </table:table-cell>
          <table:table-cell table:style-name="ce8" table:formula="of:=[.$B52]+[.I$43]+MMULT([.$C52:.$F52];[.I$44:.I$47])" office:value-type="float" office:value="4.6834952558853" calcext:value-type="float">
            <text:p>4.7</text:p>
          </table:table-cell>
          <table:table-cell table:style-name="ce8" table:formula="of:=[.$B52]+[.J$43]+MMULT([.$C52:.$F52];[.J$44:.J$47])" office:value-type="float" office:value="4.64669678705629" calcext:value-type="float">
            <text:p>4.6</text:p>
          </table:table-cell>
          <table:table-cell table:style-name="ce8" table:formula="of:=[.$B52]+[.K$43]+MMULT([.$C52:.$F52];[.K$44:.K$47])" office:value-type="float" office:value="4.37325340732552" calcext:value-type="float">
            <text:p>4.4</text:p>
          </table:table-cell>
          <table:table-cell table:style-name="ce8" table:formula="of:=[.$B52]+[.L$43]+MMULT([.$C52:.$F52];[.L$44:.L$47])" office:value-type="float" office:value="2.78019724553769" calcext:value-type="float">
            <text:p>2.8</text:p>
          </table:table-cell>
          <table:table-cell table:style-name="ce8" table:formula="of:=[.$B52]+[.M$43]+MMULT([.$C52:.$F52];[.M$44:.M$47])" office:value-type="float" office:value="5.55009989023897" calcext:value-type="float">
            <text:p>5.6</text:p>
          </table:table-cell>
          <table:table-cell table:style-name="ce8" table:formula="of:=[.$B52]+[.N$43]+MMULT([.$C52:.$F52];[.N$44:.N$47])" office:value-type="float" office:value="1.96506339188162" calcext:value-type="float">
            <text:p>2.0</text:p>
          </table:table-cell>
          <table:table-cell table:style-name="ce8" table:formula="of:=[.$B52]+[.O$43]+MMULT([.$C52:.$F52];[.O$44:.O$47])" office:value-type="float" office:value="4.18741246336485" calcext:value-type="float">
            <text:p>4.2</text:p>
          </table:table-cell>
          <table:table-cell table:style-name="ce8" table:formula="of:=[.$B52]+[.P$43]+MMULT([.$C52:.$F52];[.P$44:.P$47])" office:value-type="float" office:value="3.32136236198059" calcext:value-type="float">
            <text:p>3.3</text:p>
          </table:table-cell>
          <table:table-cell table:style-name="ce8" table:formula="of:=[.$B52]+[.Q$43]+MMULT([.$C52:.$F52];[.Q$44:.Q$47])" office:value-type="float" office:value="5.21263335468389" calcext:value-type="float">
            <text:p>5.2</text:p>
          </table:table-cell>
          <table:table-cell table:style-name="ce8" table:formula="of:=[.$B52]+[.R$43]+MMULT([.$C52:.$F52];[.R$44:.R$47])" office:value-type="float" office:value="4.62480198560025" calcext:value-type="float">
            <text:p>4.6</text:p>
          </table:table-cell>
          <table:table-cell table:style-name="ce8" table:formula="of:=[.$B52]+[.S$43]+MMULT([.$C52:.$F52];[.S$44:.S$47])" office:value-type="float" office:value="3.02590531672993" calcext:value-type="float">
            <text:p>3.0</text:p>
          </table:table-cell>
          <table:table-cell table:style-name="ce8" table:formula="of:=[.$B52]+[.T$43]+MMULT([.$C52:.$F52];[.T$44:.T$47])" office:value-type="float" office:value="3.3810715978851" calcext:value-type="float">
            <text:p>3.4</text:p>
          </table:table-cell>
          <table:table-cell table:style-name="ce8" table:formula="of:=[.$B52]+[.U$43]+MMULT([.$C52:.$F52];[.U$44:.U$47])" office:value-type="float" office:value="3.31336629313371" calcext:value-type="float">
            <text:p>3.3</text:p>
          </table:table-cell>
          <table:table-cell table:style-name="ce8" table:formula="of:=[.$B52]+[.V$43]+MMULT([.$C52:.$F52];[.V$44:.V$47])" office:value-type="float" office:value="4.83189858544716" calcext:value-type="float">
            <text:p>4.8</text:p>
          </table:table-cell>
          <table:table-cell table:style-name="ce8" table:formula="of:=[.$B52]+[.W$43]+MMULT([.$C52:.$F52];[.W$44:.W$47])" office:value-type="float" office:value="3.33993175208715" calcext:value-type="float">
            <text:p>3.3</text:p>
          </table:table-cell>
          <table:table-cell table:style-name="ce8" table:formula="of:=[.$B52]+[.X$43]+MMULT([.$C52:.$F52];[.X$44:.X$47])" office:value-type="float" office:value="1.33653977261923" calcext:value-type="float">
            <text:p>1.3</text:p>
          </table:table-cell>
          <table:table-cell table:style-name="ce8" table:formula="of:=[.$B52]+[.Y$43]+MMULT([.$C52:.$F52];[.Y$44:.Y$47])" office:value-type="float" office:value="3.66208957504668" calcext:value-type="float">
            <text:p>3.7</text:p>
          </table:table-cell>
          <table:table-cell table:style-name="ce8" table:formula="of:=[.$B52]+[.Z$43]+MMULT([.$C52:.$F52];[.Z$44:.Z$47])" office:value-type="float" office:value="2.1554190771671" calcext:value-type="float">
            <text:p>2.2</text:p>
          </table:table-cell>
          <table:table-cell table:style-name="ce8" table:formula="of:=[.$B52]+[.AA$43]+MMULT([.$C52:.$F52];[.AA$44:.AA$47])" office:value-type="float" office:value="4.44434856087251" calcext:value-type="float">
            <text:p>4.4</text:p>
          </table:table-cell>
          <table:table-cell table:number-columns-repeated="997"/>
        </table:table-row>
        <table:table-row table:style-name="ro2">
          <table:table-cell/>
          <table:table-cell table:style-name="ce10" office:value-type="float" office:value="0.818894136527102" calcext:value-type="float">
            <text:p>0.818894136527102</text:p>
          </table:table-cell>
          <table:table-cell table:style-name="ce2" office:value-type="float" office:value="0.442486744135199" calcext:value-type="float">
            <text:p>0.442486744135199</text:p>
          </table:table-cell>
          <table:table-cell table:style-name="ce2" office:value-type="float" office:value="2.79709243491005" calcext:value-type="float">
            <text:p>2.79709243491005</text:p>
          </table:table-cell>
          <table:table-cell table:style-name="ce2" office:value-type="float" office:value="0.961947747702735" calcext:value-type="float">
            <text:p>0.961947747702735</text:p>
          </table:table-cell>
          <table:table-cell table:style-name="ce2" office:value-type="float" office:value="0.0880251399483204" calcext:value-type="float">
            <text:p>0.08802513994832</text:p>
          </table:table-cell>
          <table:table-cell office:value-type="float" office:value="270" calcext:value-type="float">
            <text:p>270</text:p>
          </table:table-cell>
          <table:table-cell table:style-name="ce8" table:formula="of:=[.$B53]+[.H$43]+MMULT([.$C53:.$F53];[.H$44:.H$47])" office:value-type="float" office:value="4.78300585701956" calcext:value-type="float">
            <text:p>4.8</text:p>
          </table:table-cell>
          <table:table-cell table:style-name="ce8" table:formula="of:=[.$B53]+[.I$43]+MMULT([.$C53:.$F53];[.I$44:.I$47])" office:value-type="float" office:value="3.63122114043323" calcext:value-type="float">
            <text:p>3.6</text:p>
          </table:table-cell>
          <table:table-cell table:style-name="ce8" table:formula="of:=[.$B53]+[.J$43]+MMULT([.$C53:.$F53];[.J$44:.J$47])" office:value-type="float" office:value="1.79986959257062" calcext:value-type="float">
            <text:p>1.8</text:p>
          </table:table-cell>
          <table:table-cell table:style-name="ce8" table:formula="of:=[.$B53]+[.K$43]+MMULT([.$C53:.$F53];[.K$44:.K$47])" office:value-type="float" office:value="3.59577071446979" calcext:value-type="float">
            <text:p>3.6</text:p>
          </table:table-cell>
          <table:table-cell table:style-name="ce8" table:formula="of:=[.$B53]+[.L$43]+MMULT([.$C53:.$F53];[.L$44:.L$47])" office:value-type="float" office:value="4.28897342989805" calcext:value-type="float">
            <text:p>4.3</text:p>
          </table:table-cell>
          <table:table-cell table:style-name="ce8" table:formula="of:=[.$B53]+[.M$43]+MMULT([.$C53:.$F53];[.M$44:.M$47])" office:value-type="float" office:value="3.65339881706945" calcext:value-type="float">
            <text:p>3.7</text:p>
          </table:table-cell>
          <table:table-cell table:style-name="ce8" table:formula="of:=[.$B53]+[.N$43]+MMULT([.$C53:.$F53];[.N$44:.N$47])" office:value-type="float" office:value="2.26636326690289" calcext:value-type="float">
            <text:p>2.3</text:p>
          </table:table-cell>
          <table:table-cell table:style-name="ce8" table:formula="of:=[.$B53]+[.O$43]+MMULT([.$C53:.$F53];[.O$44:.O$47])" office:value-type="float" office:value="3.10718823938813" calcext:value-type="float">
            <text:p>3.1</text:p>
          </table:table-cell>
          <table:table-cell table:style-name="ce8" table:formula="of:=[.$B53]+[.P$43]+MMULT([.$C53:.$F53];[.P$44:.P$47])" office:value-type="float" office:value="3.46329819926906" calcext:value-type="float">
            <text:p>3.5</text:p>
          </table:table-cell>
          <table:table-cell table:style-name="ce8" table:formula="of:=[.$B53]+[.Q$43]+MMULT([.$C53:.$F53];[.Q$44:.Q$47])" office:value-type="float" office:value="1.73119120784198" calcext:value-type="float">
            <text:p>1.7</text:p>
          </table:table-cell>
          <table:table-cell table:style-name="ce8" table:formula="of:=[.$B53]+[.R$43]+MMULT([.$C53:.$F53];[.R$44:.R$47])" office:value-type="float" office:value="4.6674421358971" calcext:value-type="float">
            <text:p>4.7</text:p>
          </table:table-cell>
          <table:table-cell table:style-name="ce8" table:formula="of:=[.$B53]+[.S$43]+MMULT([.$C53:.$F53];[.S$44:.S$47])" office:value-type="float" office:value="5.14621491545336" calcext:value-type="float">
            <text:p>5.1</text:p>
          </table:table-cell>
          <table:table-cell table:style-name="ce8" table:formula="of:=[.$B53]+[.T$43]+MMULT([.$C53:.$F53];[.T$44:.T$47])" office:value-type="float" office:value="2.91046745418744" calcext:value-type="float">
            <text:p>2.9</text:p>
          </table:table-cell>
          <table:table-cell table:style-name="ce8" table:formula="of:=[.$B53]+[.U$43]+MMULT([.$C53:.$F53];[.U$44:.U$47])" office:value-type="float" office:value="5.54167066266249" calcext:value-type="float">
            <text:p>5.5</text:p>
          </table:table-cell>
          <table:table-cell table:style-name="ce8" table:formula="of:=[.$B53]+[.V$43]+MMULT([.$C53:.$F53];[.V$44:.V$47])" office:value-type="float" office:value="4.41002409497666" calcext:value-type="float">
            <text:p>4.4</text:p>
          </table:table-cell>
          <table:table-cell table:style-name="ce8" table:formula="of:=[.$B53]+[.W$43]+MMULT([.$C53:.$F53];[.W$44:.W$47])" office:value-type="float" office:value="3.33698214640459" calcext:value-type="float">
            <text:p>3.3</text:p>
          </table:table-cell>
          <table:table-cell table:style-name="ce8" table:formula="of:=[.$B53]+[.X$43]+MMULT([.$C53:.$F53];[.X$44:.X$47])" office:value-type="float" office:value="1.98183098652703" calcext:value-type="float">
            <text:p>2.0</text:p>
          </table:table-cell>
          <table:table-cell table:style-name="ce8" table:formula="of:=[.$B53]+[.Y$43]+MMULT([.$C53:.$F53];[.Y$44:.Y$47])" office:value-type="float" office:value="3.00188591429271" calcext:value-type="float">
            <text:p>3.0</text:p>
          </table:table-cell>
          <table:table-cell table:style-name="ce8" table:formula="of:=[.$B53]+[.Z$43]+MMULT([.$C53:.$F53];[.Z$44:.Z$47])" office:value-type="float" office:value="2.90800031434412" calcext:value-type="float">
            <text:p>2.9</text:p>
          </table:table-cell>
          <table:table-cell table:style-name="ce8" table:formula="of:=[.$B53]+[.AA$43]+MMULT([.$C53:.$F53];[.AA$44:.AA$47])" office:value-type="float" office:value="4.63863334384196" calcext:value-type="float">
            <text:p>4.6</text:p>
          </table:table-cell>
          <table:table-cell table:number-columns-repeated="997"/>
        </table:table-row>
        <table:table-row table:style-name="ro2">
          <table:table-cell/>
          <table:table-cell table:style-name="ce10" office:value-type="float" office:value="1.37566475833908" calcext:value-type="float">
            <text:p>1.37566475833908</text:p>
          </table:table-cell>
          <table:table-cell table:style-name="ce2" office:value-type="float" office:value="1.34745669341669" calcext:value-type="float">
            <text:p>1.34745669341669</text:p>
          </table:table-cell>
          <table:table-cell table:style-name="ce2" office:value-type="float" office:value="1.00767429996258" calcext:value-type="float">
            <text:p>1.00767429996258</text:p>
          </table:table-cell>
          <table:table-cell table:style-name="ce2" office:value-type="float" office:value="0.594434305533282" calcext:value-type="float">
            <text:p>0.594434305533282</text:p>
          </table:table-cell>
          <table:table-cell table:style-name="ce2" office:value-type="float" office:value="0.336920671531558" calcext:value-type="float">
            <text:p>0.336920671531558</text:p>
          </table:table-cell>
          <table:table-cell office:value-type="float" office:value="287" calcext:value-type="float">
            <text:p>287</text:p>
          </table:table-cell>
          <table:table-cell table:style-name="ce8" table:formula="of:=[.$B54]+[.H$43]+MMULT([.$C54:.$F54];[.H$44:.H$47])" office:value-type="float" office:value="3.55145692807781" calcext:value-type="float">
            <text:p>3.6</text:p>
          </table:table-cell>
          <table:table-cell table:style-name="ce8" table:formula="of:=[.$B54]+[.I$43]+MMULT([.$C54:.$F54];[.I$44:.I$47])" office:value-type="float" office:value="3.66195907064816" calcext:value-type="float">
            <text:p>3.7</text:p>
          </table:table-cell>
          <table:table-cell table:style-name="ce8" table:formula="of:=[.$B54]+[.J$43]+MMULT([.$C54:.$F54];[.J$44:.J$47])" office:value-type="float" office:value="3.0975290597536" calcext:value-type="float">
            <text:p>3.1</text:p>
          </table:table-cell>
          <table:table-cell table:style-name="ce8" table:formula="of:=[.$B54]+[.K$43]+MMULT([.$C54:.$F54];[.K$44:.K$47])" office:value-type="float" office:value="3.71000282309493" calcext:value-type="float">
            <text:p>3.7</text:p>
          </table:table-cell>
          <table:table-cell table:style-name="ce8" table:formula="of:=[.$B54]+[.L$43]+MMULT([.$C54:.$F54];[.L$44:.L$47])" office:value-type="float" office:value="4.54052284177302" calcext:value-type="float">
            <text:p>4.5</text:p>
          </table:table-cell>
          <table:table-cell table:style-name="ce8" table:formula="of:=[.$B54]+[.M$43]+MMULT([.$C54:.$F54];[.M$44:.M$47])" office:value-type="float" office:value="4.55554677093071" calcext:value-type="float">
            <text:p>4.6</text:p>
          </table:table-cell>
          <table:table-cell table:style-name="ce8" table:formula="of:=[.$B54]+[.N$43]+MMULT([.$C54:.$F54];[.N$44:.N$47])" office:value-type="float" office:value="2.40629812179376" calcext:value-type="float">
            <text:p>2.4</text:p>
          </table:table-cell>
          <table:table-cell table:style-name="ce8" table:formula="of:=[.$B54]+[.O$43]+MMULT([.$C54:.$F54];[.O$44:.O$47])" office:value-type="float" office:value="3.34135455935005" calcext:value-type="float">
            <text:p>3.3</text:p>
          </table:table-cell>
          <table:table-cell table:style-name="ce8" table:formula="of:=[.$B54]+[.P$43]+MMULT([.$C54:.$F54];[.P$44:.P$47])" office:value-type="float" office:value="3.58872768798986" calcext:value-type="float">
            <text:p>3.6</text:p>
          </table:table-cell>
          <table:table-cell table:style-name="ce8" table:formula="of:=[.$B54]+[.Q$43]+MMULT([.$C54:.$F54];[.Q$44:.Q$47])" office:value-type="float" office:value="4.13108971105551" calcext:value-type="float">
            <text:p>4.1</text:p>
          </table:table-cell>
          <table:table-cell table:style-name="ce8" table:formula="of:=[.$B54]+[.R$43]+MMULT([.$C54:.$F54];[.R$44:.R$47])" office:value-type="float" office:value="4.54111403381903" calcext:value-type="float">
            <text:p>4.5</text:p>
          </table:table-cell>
          <table:table-cell table:style-name="ce8" table:formula="of:=[.$B54]+[.S$43]+MMULT([.$C54:.$F54];[.S$44:.S$47])" office:value-type="float" office:value="4.63274922230871" calcext:value-type="float">
            <text:p>4.6</text:p>
          </table:table-cell>
          <table:table-cell table:style-name="ce8" table:formula="of:=[.$B54]+[.T$43]+MMULT([.$C54:.$F54];[.T$44:.T$47])" office:value-type="float" office:value="2.92086098619086" calcext:value-type="float">
            <text:p>2.9</text:p>
          </table:table-cell>
          <table:table-cell table:style-name="ce8" table:formula="of:=[.$B54]+[.U$43]+MMULT([.$C54:.$F54];[.U$44:.U$47])" office:value-type="float" office:value="3.8942160122303" calcext:value-type="float">
            <text:p>3.9</text:p>
          </table:table-cell>
          <table:table-cell table:style-name="ce8" table:formula="of:=[.$B54]+[.V$43]+MMULT([.$C54:.$F54];[.V$44:.V$47])" office:value-type="float" office:value="4.33854540543427" calcext:value-type="float">
            <text:p>4.3</text:p>
          </table:table-cell>
          <table:table-cell table:style-name="ce8" table:formula="of:=[.$B54]+[.W$43]+MMULT([.$C54:.$F54];[.W$44:.W$47])" office:value-type="float" office:value="4.83796623885345" calcext:value-type="float">
            <text:p>4.8</text:p>
          </table:table-cell>
          <table:table-cell table:style-name="ce8" table:formula="of:=[.$B54]+[.X$43]+MMULT([.$C54:.$F54];[.X$44:.X$47])" office:value-type="float" office:value="3.92226098097374" calcext:value-type="float">
            <text:p>3.9</text:p>
          </table:table-cell>
          <table:table-cell table:style-name="ce8" table:formula="of:=[.$B54]+[.Y$43]+MMULT([.$C54:.$F54];[.Y$44:.Y$47])" office:value-type="float" office:value="3.89937068881665" calcext:value-type="float">
            <text:p>3.9</text:p>
          </table:table-cell>
          <table:table-cell table:style-name="ce8" table:formula="of:=[.$B54]+[.Z$43]+MMULT([.$C54:.$F54];[.Z$44:.Z$47])" office:value-type="float" office:value="3.62803689782993" calcext:value-type="float">
            <text:p>3.6</text:p>
          </table:table-cell>
          <table:table-cell table:style-name="ce8" table:formula="of:=[.$B54]+[.AA$43]+MMULT([.$C54:.$F54];[.AA$44:.AA$47])" office:value-type="float" office:value="3.4101985154096" calcext:value-type="float">
            <text:p>3.4</text:p>
          </table:table-cell>
          <table:table-cell table:number-columns-repeated="997"/>
        </table:table-row>
        <table:table-row table:style-name="ro2">
          <table:table-cell/>
          <table:table-cell table:style-name="ce10" office:value-type="float" office:value="0.250079154941507" calcext:value-type="float">
            <text:p>0.250079154941507</text:p>
          </table:table-cell>
          <table:table-cell table:style-name="ce2" office:value-type="float" office:value="2.03455228518437" calcext:value-type="float">
            <text:p>2.03455228518437</text:p>
          </table:table-cell>
          <table:table-cell table:style-name="ce2" office:value-type="float" office:value="0.652265497846813" calcext:value-type="float">
            <text:p>0.652265497846813</text:p>
          </table:table-cell>
          <table:table-cell table:style-name="ce2" office:value-type="float" office:value="0.0197886950936324" calcext:value-type="float">
            <text:p>0.019788695093632</text:p>
          </table:table-cell>
          <table:table-cell table:style-name="ce2" office:value-type="float" office:value="0.314439284706953" calcext:value-type="float">
            <text:p>0.314439284706953</text:p>
          </table:table-cell>
          <table:table-cell office:value-type="float" office:value="295" calcext:value-type="float">
            <text:p>295</text:p>
          </table:table-cell>
          <table:table-cell table:style-name="ce8" table:formula="of:=[.$B55]+[.H$43]+MMULT([.$C55:.$F55];[.H$44:.H$47])" office:value-type="float" office:value="1.64794620630534" calcext:value-type="float">
            <text:p>1.6</text:p>
          </table:table-cell>
          <table:table-cell table:style-name="ce8" table:formula="of:=[.$B55]+[.I$43]+MMULT([.$C55:.$F55];[.I$44:.I$47])" office:value-type="float" office:value="2.53256052933234" calcext:value-type="float">
            <text:p>2.5</text:p>
          </table:table-cell>
          <table:table-cell table:style-name="ce8" table:formula="of:=[.$B55]+[.J$43]+MMULT([.$C55:.$F55];[.J$44:.J$47])" office:value-type="float" office:value="2.2867367556234" calcext:value-type="float">
            <text:p>2.3</text:p>
          </table:table-cell>
          <table:table-cell table:style-name="ce8" table:formula="of:=[.$B55]+[.K$43]+MMULT([.$C55:.$F55];[.K$44:.K$47])" office:value-type="float" office:value="2.11937550105025" calcext:value-type="float">
            <text:p>2.1</text:p>
          </table:table-cell>
          <table:table-cell table:style-name="ce8" table:formula="of:=[.$B55]+[.L$43]+MMULT([.$C55:.$F55];[.L$44:.L$47])" office:value-type="float" office:value="2.432644534973" calcext:value-type="float">
            <text:p>2.4</text:p>
          </table:table-cell>
          <table:table-cell table:style-name="ce8" table:formula="of:=[.$B55]+[.M$43]+MMULT([.$C55:.$F55];[.M$44:.M$47])" office:value-type="float" office:value="3.33971035606838" calcext:value-type="float">
            <text:p>3.3</text:p>
          </table:table-cell>
          <table:table-cell table:style-name="ce8" table:formula="of:=[.$B55]+[.N$43]+MMULT([.$C55:.$F55];[.N$44:.N$47])" office:value-type="float" office:value="1.17486783292178" calcext:value-type="float">
            <text:p>1.2</text:p>
          </table:table-cell>
          <table:table-cell table:style-name="ce8" table:formula="of:=[.$B55]+[.O$43]+MMULT([.$C55:.$F55];[.O$44:.O$47])" office:value-type="float" office:value="1.43723290157238" calcext:value-type="float">
            <text:p>1.4</text:p>
          </table:table-cell>
          <table:table-cell table:style-name="ce8" table:formula="of:=[.$B55]+[.P$43]+MMULT([.$C55:.$F55];[.P$44:.P$47])" office:value-type="float" office:value="2.04410972043054" calcext:value-type="float">
            <text:p>2.0</text:p>
          </table:table-cell>
          <table:table-cell table:style-name="ce8" table:formula="of:=[.$B55]+[.Q$43]+MMULT([.$C55:.$F55];[.Q$44:.Q$47])" office:value-type="float" office:value="3.23177508591461" calcext:value-type="float">
            <text:p>3.2</text:p>
          </table:table-cell>
          <table:table-cell table:style-name="ce8" table:formula="of:=[.$B55]+[.R$43]+MMULT([.$C55:.$F55];[.R$44:.R$47])" office:value-type="float" office:value="2.49614561878727" calcext:value-type="float">
            <text:p>2.5</text:p>
          </table:table-cell>
          <table:table-cell table:style-name="ce8" table:formula="of:=[.$B55]+[.S$43]+MMULT([.$C55:.$F55];[.S$44:.S$47])" office:value-type="float" office:value="4.17614479826186" calcext:value-type="float">
            <text:p>4.2</text:p>
          </table:table-cell>
          <table:table-cell table:style-name="ce8" table:formula="of:=[.$B55]+[.T$43]+MMULT([.$C55:.$F55];[.T$44:.T$47])" office:value-type="float" office:value="1.3381440034376" calcext:value-type="float">
            <text:p>1.3</text:p>
          </table:table-cell>
          <table:table-cell table:style-name="ce8" table:formula="of:=[.$B55]+[.U$43]+MMULT([.$C55:.$F55];[.U$44:.U$47])" office:value-type="float" office:value="2.39408201039595" calcext:value-type="float">
            <text:p>2.4</text:p>
          </table:table-cell>
          <table:table-cell table:style-name="ce8" table:formula="of:=[.$B55]+[.V$43]+MMULT([.$C55:.$F55];[.V$44:.V$47])" office:value-type="float" office:value="3.35463101718461" calcext:value-type="float">
            <text:p>3.4</text:p>
          </table:table-cell>
          <table:table-cell table:style-name="ce8" table:formula="of:=[.$B55]+[.W$43]+MMULT([.$C55:.$F55];[.W$44:.W$47])" office:value-type="float" office:value="4.67217525598761" calcext:value-type="float">
            <text:p>4.7</text:p>
          </table:table-cell>
          <table:table-cell table:style-name="ce8" table:formula="of:=[.$B55]+[.X$43]+MMULT([.$C55:.$F55];[.X$44:.X$47])" office:value-type="float" office:value="3.91374347956862" calcext:value-type="float">
            <text:p>3.9</text:p>
          </table:table-cell>
          <table:table-cell table:style-name="ce8" table:formula="of:=[.$B55]+[.Y$43]+MMULT([.$C55:.$F55];[.Y$44:.Y$47])" office:value-type="float" office:value="3.03958803178647" calcext:value-type="float">
            <text:p>3.0</text:p>
          </table:table-cell>
          <table:table-cell table:style-name="ce8" table:formula="of:=[.$B55]+[.Z$43]+MMULT([.$C55:.$F55];[.Z$44:.Z$47])" office:value-type="float" office:value="2.87118341565892" calcext:value-type="float">
            <text:p>2.9</text:p>
          </table:table-cell>
          <table:table-cell table:style-name="ce8" table:formula="of:=[.$B55]+[.AA$43]+MMULT([.$C55:.$F55];[.AA$44:.AA$47])" office:value-type="float" office:value="2.04796444882838" calcext:value-type="float">
            <text:p>2.0</text:p>
          </table:table-cell>
          <table:table-cell table:number-columns-repeated="997"/>
        </table:table-row>
        <table:table-row table:style-name="ro2">
          <table:table-cell/>
          <table:table-cell table:style-name="ce10" office:value-type="float" office:value="0.51261070162273" calcext:value-type="float">
            <text:p>0.51261070162273</text:p>
          </table:table-cell>
          <table:table-cell table:style-name="ce2" office:value-type="float" office:value="0.462084132599974" calcext:value-type="float">
            <text:p>0.462084132599974</text:p>
          </table:table-cell>
          <table:table-cell table:style-name="ce2" office:value-type="float" office:value="0.571771586865416" calcext:value-type="float">
            <text:p>0.571771586865416</text:p>
          </table:table-cell>
          <table:table-cell table:style-name="ce2" office:value-type="float" office:value="0.245346650651545" calcext:value-type="float">
            <text:p>0.245346650651545</text:p>
          </table:table-cell>
          <table:table-cell table:style-name="ce2" office:value-type="float" office:value="0.924007917866456" calcext:value-type="float">
            <text:p>0.924007917866456</text:p>
          </table:table-cell>
          <table:table-cell office:value-type="float" office:value="303" calcext:value-type="float">
            <text:p>303</text:p>
          </table:table-cell>
          <table:table-cell table:style-name="ce8" table:formula="of:=[.$B56]+[.H$43]+MMULT([.$C56:.$F56];[.H$44:.H$47])" office:value-type="float" office:value="2.09923440572314" calcext:value-type="float">
            <text:p>2.1</text:p>
          </table:table-cell>
          <table:table-cell table:style-name="ce8" table:formula="of:=[.$B56]+[.I$43]+MMULT([.$C56:.$F56];[.I$44:.I$47])" office:value-type="float" office:value="2.93210992865813" calcext:value-type="float">
            <text:p>2.9</text:p>
          </table:table-cell>
          <table:table-cell table:style-name="ce8" table:formula="of:=[.$B56]+[.J$43]+MMULT([.$C56:.$F56];[.J$44:.J$47])" office:value-type="float" office:value="2.6579017489448" calcext:value-type="float">
            <text:p>2.7</text:p>
          </table:table-cell>
          <table:table-cell table:style-name="ce8" table:formula="of:=[.$B56]+[.K$43]+MMULT([.$C56:.$F56];[.K$44:.K$47])" office:value-type="float" office:value="2.46388011563586" calcext:value-type="float">
            <text:p>2.5</text:p>
          </table:table-cell>
          <table:table-cell table:style-name="ce8" table:formula="of:=[.$B56]+[.L$43]+MMULT([.$C56:.$F56];[.L$44:.L$47])" office:value-type="float" office:value="2.13028641695261" calcext:value-type="float">
            <text:p>2.1</text:p>
          </table:table-cell>
          <table:table-cell table:style-name="ce8" table:formula="of:=[.$B56]+[.M$43]+MMULT([.$C56:.$F56];[.M$44:.M$47])" office:value-type="float" office:value="3.56478801041634" calcext:value-type="float">
            <text:p>3.6</text:p>
          </table:table-cell>
          <table:table-cell table:style-name="ce8" table:formula="of:=[.$B56]+[.N$43]+MMULT([.$C56:.$F56];[.N$44:.N$47])" office:value-type="float" office:value="1.44105690447052" calcext:value-type="float">
            <text:p>1.4</text:p>
          </table:table-cell>
          <table:table-cell table:style-name="ce8" table:formula="of:=[.$B56]+[.O$43]+MMULT([.$C56:.$F56];[.O$44:.O$47])" office:value-type="float" office:value="2.3546237477032" calcext:value-type="float">
            <text:p>2.4</text:p>
          </table:table-cell>
          <table:table-cell table:style-name="ce8" table:formula="of:=[.$B56]+[.P$43]+MMULT([.$C56:.$F56];[.P$44:.P$47])" office:value-type="float" office:value="2.60981214652578" calcext:value-type="float">
            <text:p>2.6</text:p>
          </table:table-cell>
          <table:table-cell table:style-name="ce8" table:formula="of:=[.$B56]+[.Q$43]+MMULT([.$C56:.$F56];[.Q$44:.Q$47])" office:value-type="float" office:value="3.06994334263889" calcext:value-type="float">
            <text:p>3.1</text:p>
          </table:table-cell>
          <table:table-cell table:style-name="ce8" table:formula="of:=[.$B56]+[.R$43]+MMULT([.$C56:.$F56];[.R$44:.R$47])" office:value-type="float" office:value="3.15718575213222" calcext:value-type="float">
            <text:p>3.2</text:p>
          </table:table-cell>
          <table:table-cell table:style-name="ce8" table:formula="of:=[.$B56]+[.S$43]+MMULT([.$C56:.$F56];[.S$44:.S$47])" office:value-type="float" office:value="2.15249875966566" calcext:value-type="float">
            <text:p>2.2</text:p>
          </table:table-cell>
          <table:table-cell table:style-name="ce8" table:formula="of:=[.$B56]+[.T$43]+MMULT([.$C56:.$F56];[.T$44:.T$47])" office:value-type="float" office:value="2.11332061362435" calcext:value-type="float">
            <text:p>2.1</text:p>
          </table:table-cell>
          <table:table-cell table:style-name="ce8" table:formula="of:=[.$B56]+[.U$43]+MMULT([.$C56:.$F56];[.U$44:.U$47])" office:value-type="float" office:value="2.22891662463838" calcext:value-type="float">
            <text:p>2.2</text:p>
          </table:table-cell>
          <table:table-cell table:style-name="ce8" table:formula="of:=[.$B56]+[.V$43]+MMULT([.$C56:.$F56];[.V$44:.V$47])" office:value-type="float" office:value="2.99206483714706" calcext:value-type="float">
            <text:p>3.0</text:p>
          </table:table-cell>
          <table:table-cell table:style-name="ce8" table:formula="of:=[.$B56]+[.W$43]+MMULT([.$C56:.$F56];[.W$44:.W$47])" office:value-type="float" office:value="2.79504349932145" calcext:value-type="float">
            <text:p>2.8</text:p>
          </table:table-cell>
          <table:table-cell table:style-name="ce8" table:formula="of:=[.$B56]+[.X$43]+MMULT([.$C56:.$F56];[.X$44:.X$47])" office:value-type="float" office:value="1.5426389397323" calcext:value-type="float">
            <text:p>1.5</text:p>
          </table:table-cell>
          <table:table-cell table:style-name="ce8" table:formula="of:=[.$B56]+[.Y$43]+MMULT([.$C56:.$F56];[.Y$44:.Y$47])" office:value-type="float" office:value="2.36781931125596" calcext:value-type="float">
            <text:p>2.4</text:p>
          </table:table-cell>
          <table:table-cell table:style-name="ce8" table:formula="of:=[.$B56]+[.Z$43]+MMULT([.$C56:.$F56];[.Z$44:.Z$47])" office:value-type="float" office:value="1.9969365217397" calcext:value-type="float">
            <text:p>2.0</text:p>
          </table:table-cell>
          <table:table-cell table:style-name="ce8" table:formula="of:=[.$B56]+[.AA$43]+MMULT([.$C56:.$F56];[.AA$44:.AA$47])" office:value-type="float" office:value="2.34348168498271" calcext:value-type="float">
            <text:p>2.3</text:p>
          </table:table-cell>
          <table:table-cell table:number-columns-repeated="997"/>
        </table:table-row>
        <table:table-row table:style-name="ro2">
          <table:table-cell/>
          <table:table-cell table:style-name="ce10" office:value-type="float" office:value="-0.0160648934989001" calcext:value-type="float">
            <text:p>-0.0160648934989</text:p>
          </table:table-cell>
          <table:table-cell table:style-name="ce2" office:value-type="float" office:value="-0.141280796870629" calcext:value-type="float">
            <text:p>-0.141280796870629</text:p>
          </table:table-cell>
          <table:table-cell table:style-name="ce2" office:value-type="float" office:value="-0.596941110075699" calcext:value-type="float">
            <text:p>-0.596941110075699</text:p>
          </table:table-cell>
          <table:table-cell table:style-name="ce2" office:value-type="float" office:value="1.88349368460947" calcext:value-type="float">
            <text:p>1.88349368460947</text:p>
          </table:table-cell>
          <table:table-cell table:style-name="ce2" office:value-type="float" office:value="1.12552623091088" calcext:value-type="float">
            <text:p>1.12552623091088</text:p>
          </table:table-cell>
          <table:table-cell office:value-type="float" office:value="408" calcext:value-type="float">
            <text:p>408</text:p>
          </table:table-cell>
          <table:table-cell table:style-name="ce8" table:formula="of:=[.$B57]+[.H$43]+MMULT([.$C57:.$F57];[.H$44:.H$47])" office:value-type="float" office:value="1.97105283674226" calcext:value-type="float">
            <text:p>2.0</text:p>
          </table:table-cell>
          <table:table-cell table:style-name="ce8" table:formula="of:=[.$B57]+[.I$43]+MMULT([.$C57:.$F57];[.I$44:.I$47])" office:value-type="float" office:value="1.6404931050872" calcext:value-type="float">
            <text:p>1.6</text:p>
          </table:table-cell>
          <table:table-cell table:style-name="ce8" table:formula="of:=[.$B57]+[.J$43]+MMULT([.$C57:.$F57];[.J$44:.J$47])" office:value-type="float" office:value="2.00380570033094" calcext:value-type="float">
            <text:p>2.0</text:p>
          </table:table-cell>
          <table:table-cell table:style-name="ce8" table:formula="of:=[.$B57]+[.K$43]+MMULT([.$C57:.$F57];[.K$44:.K$47])" office:value-type="float" office:value="3.17525714491198" calcext:value-type="float">
            <text:p>3.2</text:p>
          </table:table-cell>
          <table:table-cell table:style-name="ce8" table:formula="of:=[.$B57]+[.L$43]+MMULT([.$C57:.$F57];[.L$44:.L$47])" office:value-type="float" office:value="5.38717237678847" calcext:value-type="float">
            <text:p>5.4</text:p>
          </table:table-cell>
          <table:table-cell table:style-name="ce8" table:formula="of:=[.$B57]+[.M$43]+MMULT([.$C57:.$F57];[.M$44:.M$47])" office:value-type="float" office:value="4.01600365720599" calcext:value-type="float">
            <text:p>4.0</text:p>
          </table:table-cell>
          <table:table-cell table:style-name="ce8" table:formula="of:=[.$B57]+[.N$43]+MMULT([.$C57:.$F57];[.N$44:.N$47])" office:value-type="float" office:value="0.730414882741629" calcext:value-type="float">
            <text:p>0.7</text:p>
          </table:table-cell>
          <table:table-cell table:style-name="ce8" table:formula="of:=[.$B57]+[.O$43]+MMULT([.$C57:.$F57];[.O$44:.O$47])" office:value-type="float" office:value="4.1975784735511" calcext:value-type="float">
            <text:p>4.2</text:p>
          </table:table-cell>
          <table:table-cell table:style-name="ce8" table:formula="of:=[.$B57]+[.P$43]+MMULT([.$C57:.$F57];[.P$44:.P$47])" office:value-type="float" office:value="2.98317600173606" calcext:value-type="float">
            <text:p>3.0</text:p>
          </table:table-cell>
          <table:table-cell table:style-name="ce8" table:formula="of:=[.$B57]+[.Q$43]+MMULT([.$C57:.$F57];[.Q$44:.Q$47])" office:value-type="float" office:value="4.69173968068475" calcext:value-type="float">
            <text:p>4.7</text:p>
          </table:table-cell>
          <table:table-cell table:style-name="ce8" table:formula="of:=[.$B57]+[.R$43]+MMULT([.$C57:.$F57];[.R$44:.R$47])" office:value-type="float" office:value="5.14175225486484" calcext:value-type="float">
            <text:p>5.1</text:p>
          </table:table-cell>
          <table:table-cell table:style-name="ce8" table:formula="of:=[.$B57]+[.S$43]+MMULT([.$C57:.$F57];[.S$44:.S$47])" office:value-type="float" office:value="-1.42713454014309" calcext:value-type="float">
            <text:p>-1.4</text:p>
          </table:table-cell>
          <table:table-cell table:style-name="ce8" table:formula="of:=[.$B57]+[.T$43]+MMULT([.$C57:.$F57];[.T$44:.T$47])" office:value-type="float" office:value="2.38590781599404" calcext:value-type="float">
            <text:p>2.4</text:p>
          </table:table-cell>
          <table:table-cell table:style-name="ce8" table:formula="of:=[.$B57]+[.U$43]+MMULT([.$C57:.$F57];[.U$44:.U$47])" office:value-type="float" office:value="0.182219458799448" calcext:value-type="float">
            <text:p>0.2</text:p>
          </table:table-cell>
          <table:table-cell table:style-name="ce8" table:formula="of:=[.$B57]+[.V$43]+MMULT([.$C57:.$F57];[.V$44:.V$47])" office:value-type="float" office:value="1.36480617338746" calcext:value-type="float">
            <text:p>1.4</text:p>
          </table:table-cell>
          <table:table-cell table:style-name="ce8" table:formula="of:=[.$B57]+[.W$43]+MMULT([.$C57:.$F57];[.W$44:.W$47])" office:value-type="float" office:value="0.958943551226428" calcext:value-type="float">
            <text:p>1.0</text:p>
          </table:table-cell>
          <table:table-cell table:style-name="ce8" table:formula="of:=[.$B57]+[.X$43]+MMULT([.$C57:.$F57];[.X$44:.X$47])" office:value-type="float" office:value="-0.0485674030124865" calcext:value-type="float">
            <text:p>0.0</text:p>
          </table:table-cell>
          <table:table-cell table:style-name="ce8" table:formula="of:=[.$B57]+[.Y$43]+MMULT([.$C57:.$F57];[.Y$44:.Y$47])" office:value-type="float" office:value="1.81988607036283" calcext:value-type="float">
            <text:p>1.8</text:p>
          </table:table-cell>
          <table:table-cell table:style-name="ce8" table:formula="of:=[.$B57]+[.Z$43]+MMULT([.$C57:.$F57];[.Z$44:.Z$47])" office:value-type="float" office:value="0.824637084092182" calcext:value-type="float">
            <text:p>0.8</text:p>
          </table:table-cell>
          <table:table-cell table:style-name="ce8" table:formula="of:=[.$B57]+[.AA$43]+MMULT([.$C57:.$F57];[.AA$44:.AA$47])" office:value-type="float" office:value="0.179278667034038" calcext:value-type="float">
            <text:p>0.2</text:p>
          </table:table-cell>
          <table:table-cell table:number-columns-repeated="997"/>
        </table:table-row>
        <table:table-row table:style-name="ro2">
          <table:table-cell/>
          <table:table-cell table:style-name="ce10" office:value-type="float" office:value="-0.432465267715542" calcext:value-type="float">
            <text:p>-0.432465267715542</text:p>
          </table:table-cell>
          <table:table-cell table:style-name="ce2" office:value-type="float" office:value="2.90008543449699" calcext:value-type="float">
            <text:p>2.90008543449699</text:p>
          </table:table-cell>
          <table:table-cell table:style-name="ce2" office:value-type="float" office:value="0.186599617057976" calcext:value-type="float">
            <text:p>0.186599617057976</text:p>
          </table:table-cell>
          <table:table-cell table:style-name="ce2" office:value-type="float" office:value="0.0508449891586104" calcext:value-type="float">
            <text:p>0.05084498915861</text:p>
          </table:table-cell>
          <table:table-cell table:style-name="ce2" office:value-type="float" office:value="0.504757941787015" calcext:value-type="float">
            <text:p>0.504757941787015</text:p>
          </table:table-cell>
          <table:table-cell office:value-type="float" office:value="426" calcext:value-type="float">
            <text:p>426</text:p>
          </table:table-cell>
          <table:table-cell table:style-name="ce8" table:formula="of:=[.$B58]+[.H$43]+MMULT([.$C58:.$F58];[.H$44:.H$47])" office:value-type="float" office:value="0.705783305755343" calcext:value-type="float">
            <text:p>0.7</text:p>
          </table:table-cell>
          <table:table-cell table:style-name="ce8" table:formula="of:=[.$B58]+[.I$43]+MMULT([.$C58:.$F58];[.I$44:.I$47])" office:value-type="float" office:value="2.02763596020465" calcext:value-type="float">
            <text:p>2.0</text:p>
          </table:table-cell>
          <table:table-cell table:style-name="ce8" table:formula="of:=[.$B58]+[.J$43]+MMULT([.$C58:.$F58];[.J$44:.J$47])" office:value-type="float" office:value="2.35751630042269" calcext:value-type="float">
            <text:p>2.4</text:p>
          </table:table-cell>
          <table:table-cell table:style-name="ce8" table:formula="of:=[.$B58]+[.K$43]+MMULT([.$C58:.$F58];[.K$44:.K$47])" office:value-type="float" office:value="1.98985312790406" calcext:value-type="float">
            <text:p>2.0</text:p>
          </table:table-cell>
          <table:table-cell table:style-name="ce8" table:formula="of:=[.$B58]+[.L$43]+MMULT([.$C58:.$F58];[.L$44:.L$47])" office:value-type="float" office:value="2.60155565328579" calcext:value-type="float">
            <text:p>2.6</text:p>
          </table:table-cell>
          <table:table-cell table:style-name="ce8" table:formula="of:=[.$B58]+[.M$43]+MMULT([.$C58:.$F58];[.M$44:.M$47])" office:value-type="float" office:value="3.50624768003418" calcext:value-type="float">
            <text:p>3.5</text:p>
          </table:table-cell>
          <table:table-cell table:style-name="ce8" table:formula="of:=[.$B58]+[.N$43]+MMULT([.$C58:.$F58];[.N$44:.N$47])" office:value-type="float" office:value="0.451639296237047" calcext:value-type="float">
            <text:p>0.5</text:p>
          </table:table-cell>
          <table:table-cell table:style-name="ce8" table:formula="of:=[.$B58]+[.O$43]+MMULT([.$C58:.$F58];[.O$44:.O$47])" office:value-type="float" office:value="1.19209771156796" calcext:value-type="float">
            <text:p>1.2</text:p>
          </table:table-cell>
          <table:table-cell table:style-name="ce8" table:formula="of:=[.$B58]+[.P$43]+MMULT([.$C58:.$F58];[.P$44:.P$47])" office:value-type="float" office:value="1.37633539223598" calcext:value-type="float">
            <text:p>1.4</text:p>
          </table:table-cell>
          <table:table-cell table:style-name="ce8" table:formula="of:=[.$B58]+[.Q$43]+MMULT([.$C58:.$F58];[.Q$44:.Q$47])" office:value-type="float" office:value="4.26918973238516" calcext:value-type="float">
            <text:p>4.3</text:p>
          </table:table-cell>
          <table:table-cell table:style-name="ce8" table:formula="of:=[.$B58]+[.R$43]+MMULT([.$C58:.$F58];[.R$44:.R$47])" office:value-type="float" office:value="2.16468666598808" calcext:value-type="float">
            <text:p>2.2</text:p>
          </table:table-cell>
          <table:table-cell table:style-name="ce8" table:formula="of:=[.$B58]+[.S$43]+MMULT([.$C58:.$F58];[.S$44:.S$47])" office:value-type="float" office:value="4.09800480580736" calcext:value-type="float">
            <text:p>4.1</text:p>
          </table:table-cell>
          <table:table-cell table:style-name="ce8" table:formula="of:=[.$B58]+[.T$43]+MMULT([.$C58:.$F58];[.T$44:.T$47])" office:value-type="float" office:value="0.697366821512282" calcext:value-type="float">
            <text:p>0.7</text:p>
          </table:table-cell>
          <table:table-cell table:style-name="ce8" table:formula="of:=[.$B58]+[.U$43]+MMULT([.$C58:.$F58];[.U$44:.U$47])" office:value-type="float" office:value="1.32085655692076" calcext:value-type="float">
            <text:p>1.3</text:p>
          </table:table-cell>
          <table:table-cell table:style-name="ce8" table:formula="of:=[.$B58]+[.V$43]+MMULT([.$C58:.$F58];[.V$44:.V$47])" office:value-type="float" office:value="3.17545353166737" calcext:value-type="float">
            <text:p>3.2</text:p>
          </table:table-cell>
          <table:table-cell table:style-name="ce8" table:formula="of:=[.$B58]+[.W$43]+MMULT([.$C58:.$F58];[.W$44:.W$47])" office:value-type="float" office:value="5.28566262826746" calcext:value-type="float">
            <text:p>5.3</text:p>
          </table:table-cell>
          <table:table-cell table:style-name="ce8" table:formula="of:=[.$B58]+[.X$43]+MMULT([.$C58:.$F58];[.X$44:.X$47])" office:value-type="float" office:value="4.69873961213361" calcext:value-type="float">
            <text:p>4.7</text:p>
          </table:table-cell>
          <table:table-cell table:style-name="ce8" table:formula="of:=[.$B58]+[.Y$43]+MMULT([.$C58:.$F58];[.Y$44:.Y$47])" office:value-type="float" office:value="3.28703013429252" calcext:value-type="float">
            <text:p>3.3</text:p>
          </table:table-cell>
          <table:table-cell table:style-name="ce8" table:formula="of:=[.$B58]+[.Z$43]+MMULT([.$C58:.$F58];[.Z$44:.Z$47])" office:value-type="float" office:value="2.71063802829298" calcext:value-type="float">
            <text:p>2.7</text:p>
          </table:table-cell>
          <table:table-cell table:style-name="ce8" table:formula="of:=[.$B58]+[.AA$43]+MMULT([.$C58:.$F58];[.AA$44:.AA$47])" office:value-type="float" office:value="1.1928384224687" calcext:value-type="float">
            <text:p>1.2</text:p>
          </table:table-cell>
          <table:table-cell table:number-columns-repeated="997"/>
        </table:table-row>
        <table:table-row table:style-name="ro2">
          <table:table-cell/>
          <table:table-cell table:style-name="ce10" office:value-type="float" office:value="0.512036446108736" calcext:value-type="float">
            <text:p>0.512036446108736</text:p>
          </table:table-cell>
          <table:table-cell table:style-name="ce2" office:value-type="float" office:value="0.236470320465357" calcext:value-type="float">
            <text:p>0.236470320465357</text:p>
          </table:table-cell>
          <table:table-cell table:style-name="ce2" office:value-type="float" office:value="2.42754233458875" calcext:value-type="float">
            <text:p>2.42754233458875</text:p>
          </table:table-cell>
          <table:table-cell table:style-name="ce2" office:value-type="float" office:value="0.984579897986716" calcext:value-type="float">
            <text:p>0.984579897986716</text:p>
          </table:table-cell>
          <table:table-cell table:style-name="ce2" office:value-type="float" office:value="1.3511745282074" calcext:value-type="float">
            <text:p>1.3511745282074</text:p>
          </table:table-cell>
          <table:table-cell office:value-type="float" office:value="442" calcext:value-type="float">
            <text:p>442</text:p>
          </table:table-cell>
          <table:table-cell table:style-name="ce8" table:formula="of:=[.$B59]+[.H$43]+MMULT([.$C59:.$F59];[.H$44:.H$47])" office:value-type="float" office:value="4.55050388155024" calcext:value-type="float">
            <text:p>4.6</text:p>
          </table:table-cell>
          <table:table-cell table:style-name="ce8" table:formula="of:=[.$B59]+[.I$43]+MMULT([.$C59:.$F59];[.I$44:.I$47])" office:value-type="float" office:value="4.41045080745933" calcext:value-type="float">
            <text:p>4.4</text:p>
          </table:table-cell>
          <table:table-cell table:style-name="ce8" table:formula="of:=[.$B59]+[.J$43]+MMULT([.$C59:.$F59];[.J$44:.J$47])" office:value-type="float" office:value="3.41537651114809" calcext:value-type="float">
            <text:p>3.4</text:p>
          </table:table-cell>
          <table:table-cell table:style-name="ce8" table:formula="of:=[.$B59]+[.K$43]+MMULT([.$C59:.$F59];[.K$44:.K$47])" office:value-type="float" office:value="4.61048538787546" calcext:value-type="float">
            <text:p>4.6</text:p>
          </table:table-cell>
          <table:table-cell table:style-name="ce8" table:formula="of:=[.$B59]+[.L$43]+MMULT([.$C59:.$F59];[.L$44:.L$47])" office:value-type="float" office:value="4.26196219121718" calcext:value-type="float">
            <text:p>4.3</text:p>
          </table:table-cell>
          <table:table-cell table:style-name="ce8" table:formula="of:=[.$B59]+[.M$43]+MMULT([.$C59:.$F59];[.M$44:.M$47])" office:value-type="float" office:value="5.08191791688799" calcext:value-type="float">
            <text:p>5.1</text:p>
          </table:table-cell>
          <table:table-cell table:style-name="ce8" table:formula="of:=[.$B59]+[.N$43]+MMULT([.$C59:.$F59];[.N$44:.N$47])" office:value-type="float" office:value="2.05539609543405" calcext:value-type="float">
            <text:p>2.1</text:p>
          </table:table-cell>
          <table:table-cell table:style-name="ce8" table:formula="of:=[.$B59]+[.O$43]+MMULT([.$C59:.$F59];[.O$44:.O$47])" office:value-type="float" office:value="4.27971279744409" calcext:value-type="float">
            <text:p>4.3</text:p>
          </table:table-cell>
          <table:table-cell table:style-name="ce8" table:formula="of:=[.$B59]+[.P$43]+MMULT([.$C59:.$F59];[.P$44:.P$47])" office:value-type="float" office:value="3.50724077959419" calcext:value-type="float">
            <text:p>3.5</text:p>
          </table:table-cell>
          <table:table-cell table:style-name="ce8" table:formula="of:=[.$B59]+[.Q$43]+MMULT([.$C59:.$F59];[.Q$44:.Q$47])" office:value-type="float" office:value="3.98387542739564" calcext:value-type="float">
            <text:p>4.0</text:p>
          </table:table-cell>
          <table:table-cell table:style-name="ce8" table:formula="of:=[.$B59]+[.R$43]+MMULT([.$C59:.$F59];[.R$44:.R$47])" office:value-type="float" office:value="5.30595626709293" calcext:value-type="float">
            <text:p>5.3</text:p>
          </table:table-cell>
          <table:table-cell table:style-name="ce8" table:formula="of:=[.$B59]+[.S$43]+MMULT([.$C59:.$F59];[.S$44:.S$47])" office:value-type="float" office:value="4.31642315196108" calcext:value-type="float">
            <text:p>4.3</text:p>
          </table:table-cell>
          <table:table-cell table:style-name="ce8" table:formula="of:=[.$B59]+[.T$43]+MMULT([.$C59:.$F59];[.T$44:.T$47])" office:value-type="float" office:value="3.40894451910449" calcext:value-type="float">
            <text:p>3.4</text:p>
          </table:table-cell>
          <table:table-cell table:style-name="ce8" table:formula="of:=[.$B59]+[.U$43]+MMULT([.$C59:.$F59];[.U$44:.U$47])" office:value-type="float" office:value="4.78996651114915" calcext:value-type="float">
            <text:p>4.8</text:p>
          </table:table-cell>
          <table:table-cell table:style-name="ce8" table:formula="of:=[.$B59]+[.V$43]+MMULT([.$C59:.$F59];[.V$44:.V$47])" office:value-type="float" office:value="5.03867160627467" calcext:value-type="float">
            <text:p>5.0</text:p>
          </table:table-cell>
          <table:table-cell table:style-name="ce8" table:formula="of:=[.$B59]+[.W$43]+MMULT([.$C59:.$F59];[.W$44:.W$47])" office:value-type="float" office:value="3.30852133738239" calcext:value-type="float">
            <text:p>3.3</text:p>
          </table:table-cell>
          <table:table-cell table:style-name="ce8" table:formula="of:=[.$B59]+[.X$43]+MMULT([.$C59:.$F59];[.X$44:.X$47])" office:value-type="float" office:value="1.43718426016944" calcext:value-type="float">
            <text:p>1.4</text:p>
          </table:table-cell>
          <table:table-cell table:style-name="ce8" table:formula="of:=[.$B59]+[.Y$43]+MMULT([.$C59:.$F59];[.Y$44:.Y$47])" office:value-type="float" office:value="3.61634030016956" calcext:value-type="float">
            <text:p>3.6</text:p>
          </table:table-cell>
          <table:table-cell table:style-name="ce8" table:formula="of:=[.$B59]+[.Z$43]+MMULT([.$C59:.$F59];[.Z$44:.Z$47])" office:value-type="float" office:value="2.41082046920126" calcext:value-type="float">
            <text:p>2.4</text:p>
          </table:table-cell>
          <table:table-cell table:style-name="ce8" table:formula="of:=[.$B59]+[.AA$43]+MMULT([.$C59:.$F59];[.AA$44:.AA$47])" office:value-type="float" office:value="5.04392302413909" calcext:value-type="float">
            <text:p>5.0</text:p>
          </table:table-cell>
          <table:table-cell table:number-columns-repeated="997"/>
        </table:table-row>
        <table:table-row table:style-name="ro2">
          <table:table-cell/>
          <table:table-cell table:style-name="ce10" office:value-type="float" office:value="0.0498495574513067" calcext:value-type="float">
            <text:p>0.049849557451307</text:p>
          </table:table-cell>
          <table:table-cell table:style-name="ce2" office:value-type="float" office:value="0.00819438002715882" calcext:value-type="float">
            <text:p>0.008194380027159</text:p>
          </table:table-cell>
          <table:table-cell table:style-name="ce2" office:value-type="float" office:value="0.32161706141423" calcext:value-type="float">
            <text:p>0.32161706141423</text:p>
          </table:table-cell>
          <table:table-cell table:style-name="ce2" office:value-type="float" office:value="0.988453866329441" calcext:value-type="float">
            <text:p>0.988453866329441</text:p>
          </table:table-cell>
          <table:table-cell table:style-name="ce2" office:value-type="float" office:value="1.69166163390031" calcext:value-type="float">
            <text:p>1.69166163390031</text:p>
          </table:table-cell>
          <table:table-cell office:value-type="float" office:value="500" calcext:value-type="float">
            <text:p>500</text:p>
          </table:table-cell>
          <table:table-cell table:style-name="ce8" table:formula="of:=[.$B60]+[.H$43]+MMULT([.$C60:.$F60];[.H$44:.H$47])" office:value-type="float" office:value="2.27420388213181" calcext:value-type="float">
            <text:p>2.3</text:p>
          </table:table-cell>
          <table:table-cell table:style-name="ce8" table:formula="of:=[.$B60]+[.I$43]+MMULT([.$C60:.$F60];[.I$44:.I$47])" office:value-type="float" office:value="2.97441445533027" calcext:value-type="float">
            <text:p>3.0</text:p>
          </table:table-cell>
          <table:table-cell table:style-name="ce8" table:formula="of:=[.$B60]+[.J$43]+MMULT([.$C60:.$F60];[.J$44:.J$47])" office:value-type="float" office:value="3.17543821231542" calcext:value-type="float">
            <text:p>3.2</text:p>
          </table:table-cell>
          <table:table-cell table:style-name="ce8" table:formula="of:=[.$B60]+[.K$43]+MMULT([.$C60:.$F60];[.K$44:.K$47])" office:value-type="float" office:value="3.44483495772747" calcext:value-type="float">
            <text:p>3.4</text:p>
          </table:table-cell>
          <table:table-cell table:style-name="ce8" table:formula="of:=[.$B60]+[.L$43]+MMULT([.$C60:.$F60];[.L$44:.L$47])" office:value-type="float" office:value="3.49469401394499" calcext:value-type="float">
            <text:p>3.5</text:p>
          </table:table-cell>
          <table:table-cell table:style-name="ce8" table:formula="of:=[.$B60]+[.M$43]+MMULT([.$C60:.$F60];[.M$44:.M$47])" office:value-type="float" office:value="4.51930709185785" calcext:value-type="float">
            <text:p>4.5</text:p>
          </table:table-cell>
          <table:table-cell table:style-name="ce8" table:formula="of:=[.$B60]+[.N$43]+MMULT([.$C60:.$F60];[.N$44:.N$47])" office:value-type="float" office:value="1.07024244212049" calcext:value-type="float">
            <text:p>1.1</text:p>
          </table:table-cell>
          <table:table-cell table:style-name="ce8" table:formula="of:=[.$B60]+[.O$43]+MMULT([.$C60:.$F60];[.O$44:.O$47])" office:value-type="float" office:value="3.80740566224109" calcext:value-type="float">
            <text:p>3.8</text:p>
          </table:table-cell>
          <table:table-cell table:style-name="ce8" table:formula="of:=[.$B60]+[.P$43]+MMULT([.$C60:.$F60];[.P$44:.P$47])" office:value-type="float" office:value="2.81262987132848" calcext:value-type="float">
            <text:p>2.8</text:p>
          </table:table-cell>
          <table:table-cell table:style-name="ce8" table:formula="of:=[.$B60]+[.Q$43]+MMULT([.$C60:.$F60];[.Q$44:.Q$47])" office:value-type="float" office:value="4.68158376772186" calcext:value-type="float">
            <text:p>4.7</text:p>
          </table:table-cell>
          <table:table-cell table:style-name="ce8" table:formula="of:=[.$B60]+[.R$43]+MMULT([.$C60:.$F60];[.R$44:.R$47])" office:value-type="float" office:value="4.44018508932697" calcext:value-type="float">
            <text:p>4.4</text:p>
          </table:table-cell>
          <table:table-cell table:style-name="ce8" table:formula="of:=[.$B60]+[.S$43]+MMULT([.$C60:.$F60];[.S$44:.S$47])" office:value-type="float" office:value="0.610988194762523" calcext:value-type="float">
            <text:p>0.6</text:p>
          </table:table-cell>
          <table:table-cell table:style-name="ce8" table:formula="of:=[.$B60]+[.T$43]+MMULT([.$C60:.$F60];[.T$44:.T$47])" office:value-type="float" office:value="2.57485357641679" calcext:value-type="float">
            <text:p>2.6</text:p>
          </table:table-cell>
          <table:table-cell table:style-name="ce8" table:formula="of:=[.$B60]+[.U$43]+MMULT([.$C60:.$F60];[.U$44:.U$47])" office:value-type="float" office:value="1.4636493230484" calcext:value-type="float">
            <text:p>1.5</text:p>
          </table:table-cell>
          <table:table-cell table:style-name="ce8" table:formula="of:=[.$B60]+[.V$43]+MMULT([.$C60:.$F60];[.V$44:.V$47])" office:value-type="float" office:value="2.89987073943564" calcext:value-type="float">
            <text:p>2.9</text:p>
          </table:table-cell>
          <table:table-cell table:style-name="ce8" table:formula="of:=[.$B60]+[.W$43]+MMULT([.$C60:.$F60];[.W$44:.W$47])" office:value-type="float" office:value="1.94746565378039" calcext:value-type="float">
            <text:p>1.9</text:p>
          </table:table-cell>
          <table:table-cell table:style-name="ce8" table:formula="of:=[.$B60]+[.X$43]+MMULT([.$C60:.$F60];[.X$44:.X$47])" office:value-type="float" office:value="0.400211064642915" calcext:value-type="float">
            <text:p>0.4</text:p>
          </table:table-cell>
          <table:table-cell table:style-name="ce8" table:formula="of:=[.$B60]+[.Y$43]+MMULT([.$C60:.$F60];[.Y$44:.Y$47])" office:value-type="float" office:value="2.48643154561623" calcext:value-type="float">
            <text:p>2.5</text:p>
          </table:table-cell>
          <table:table-cell table:style-name="ce8" table:formula="of:=[.$B60]+[.Z$43]+MMULT([.$C60:.$F60];[.Z$44:.Z$47])" office:value-type="float" office:value="1.21908985436147" calcext:value-type="float">
            <text:p>1.2</text:p>
          </table:table-cell>
          <table:table-cell table:style-name="ce8" table:formula="of:=[.$B60]+[.AA$43]+MMULT([.$C60:.$F60];[.AA$44:.AA$47])" office:value-type="float" office:value="2.12137091451548" calcext:value-type="float">
            <text:p>2.1</text:p>
          </table:table-cell>
          <table:table-cell table:number-columns-repeated="997"/>
        </table:table-row>
        <table:table-row table:style-name="ro2">
          <table:table-cell/>
          <table:table-cell table:style-name="ce10" office:value-type="float" office:value="0.201201635375312" calcext:value-type="float">
            <text:p>0.201201635375312</text:p>
          </table:table-cell>
          <table:table-cell table:style-name="ce2" office:value-type="float" office:value="1.52819782377801" calcext:value-type="float">
            <text:p>1.52819782377801</text:p>
          </table:table-cell>
          <table:table-cell table:style-name="ce2" office:value-type="float" office:value="1.19243271850521" calcext:value-type="float">
            <text:p>1.19243271850521</text:p>
          </table:table-cell>
          <table:table-cell table:style-name="ce2" office:value-type="float" office:value="0.475425042807825" calcext:value-type="float">
            <text:p>0.475425042807825</text:p>
          </table:table-cell>
          <table:table-cell table:style-name="ce2" office:value-type="float" office:value="0.377268973614181" calcext:value-type="float">
            <text:p>0.377268973614181</text:p>
          </table:table-cell>
          <table:table-cell office:value-type="float" office:value="522" calcext:value-type="float">
            <text:p>522</text:p>
          </table:table-cell>
          <table:table-cell table:style-name="ce8" table:formula="of:=[.$B61]+[.H$43]+MMULT([.$C61:.$F61];[.H$44:.H$47])" office:value-type="float" office:value="2.46769184996514" calcext:value-type="float">
            <text:p>2.5</text:p>
          </table:table-cell>
          <table:table-cell table:style-name="ce8" table:formula="of:=[.$B61]+[.I$43]+MMULT([.$C61:.$F61];[.I$44:.I$47])" office:value-type="float" office:value="2.70348575481606" calcext:value-type="float">
            <text:p>2.7</text:p>
          </table:table-cell>
          <table:table-cell table:style-name="ce8" table:formula="of:=[.$B61]+[.J$43]+MMULT([.$C61:.$F61];[.J$44:.J$47])" office:value-type="float" office:value="2.10940523271345" calcext:value-type="float">
            <text:p>2.1</text:p>
          </table:table-cell>
          <table:table-cell table:style-name="ce8" table:formula="of:=[.$B61]+[.K$43]+MMULT([.$C61:.$F61];[.K$44:.K$47])" office:value-type="float" office:value="2.64138780165731" calcext:value-type="float">
            <text:p>2.6</text:p>
          </table:table-cell>
          <table:table-cell table:style-name="ce8" table:formula="of:=[.$B61]+[.L$43]+MMULT([.$C61:.$F61];[.L$44:.L$47])" office:value-type="float" office:value="3.24066331243703" calcext:value-type="float">
            <text:p>3.2</text:p>
          </table:table-cell>
          <table:table-cell table:style-name="ce8" table:formula="of:=[.$B61]+[.M$43]+MMULT([.$C61:.$F61];[.M$44:.M$47])" office:value-type="float" office:value="3.5165533122147" calcext:value-type="float">
            <text:p>3.5</text:p>
          </table:table-cell>
          <table:table-cell table:style-name="ce8" table:formula="of:=[.$B61]+[.N$43]+MMULT([.$C61:.$F61];[.N$44:.N$47])" office:value-type="float" office:value="1.28883099157059" calcext:value-type="float">
            <text:p>1.3</text:p>
          </table:table-cell>
          <table:table-cell table:style-name="ce8" table:formula="of:=[.$B61]+[.O$43]+MMULT([.$C61:.$F61];[.O$44:.O$47])" office:value-type="float" office:value="2.11815322906696" calcext:value-type="float">
            <text:p>2.1</text:p>
          </table:table-cell>
          <table:table-cell table:style-name="ce8" table:formula="of:=[.$B61]+[.P$43]+MMULT([.$C61:.$F61];[.P$44:.P$47])" office:value-type="float" office:value="2.38379982375631" calcext:value-type="float">
            <text:p>2.4</text:p>
          </table:table-cell>
          <table:table-cell table:style-name="ce8" table:formula="of:=[.$B61]+[.Q$43]+MMULT([.$C61:.$F61];[.Q$44:.Q$47])" office:value-type="float" office:value="3.05856432745778" calcext:value-type="float">
            <text:p>3.1</text:p>
          </table:table-cell>
          <table:table-cell table:style-name="ce8" table:formula="of:=[.$B61]+[.R$43]+MMULT([.$C61:.$F61];[.R$44:.R$47])" office:value-type="float" office:value="3.3041525021158" calcext:value-type="float">
            <text:p>3.3</text:p>
          </table:table-cell>
          <table:table-cell table:style-name="ce8" table:formula="of:=[.$B61]+[.S$43]+MMULT([.$C61:.$F61];[.S$44:.S$47])" office:value-type="float" office:value="4.03035329684092" calcext:value-type="float">
            <text:p>4.0</text:p>
          </table:table-cell>
          <table:table-cell table:style-name="ce8" table:formula="of:=[.$B61]+[.T$43]+MMULT([.$C61:.$F61];[.T$44:.T$47])" office:value-type="float" office:value="1.76000978874498" calcext:value-type="float">
            <text:p>1.8</text:p>
          </table:table-cell>
          <table:table-cell table:style-name="ce8" table:formula="of:=[.$B61]+[.U$43]+MMULT([.$C61:.$F61];[.U$44:.U$47])" office:value-type="float" office:value="3.00322568283036" calcext:value-type="float">
            <text:p>3.0</text:p>
          </table:table-cell>
          <table:table-cell table:style-name="ce8" table:formula="of:=[.$B61]+[.V$43]+MMULT([.$C61:.$F61];[.V$44:.V$47])" office:value-type="float" office:value="3.50575937451004" calcext:value-type="float">
            <text:p>3.5</text:p>
          </table:table-cell>
          <table:table-cell table:style-name="ce8" table:formula="of:=[.$B61]+[.W$43]+MMULT([.$C61:.$F61];[.W$44:.W$47])" office:value-type="float" office:value="4.03901795042358" calcext:value-type="float">
            <text:p>4.0</text:p>
          </table:table-cell>
          <table:table-cell table:style-name="ce8" table:formula="of:=[.$B61]+[.X$43]+MMULT([.$C61:.$F61];[.X$44:.X$47])" office:value-type="float" office:value="3.07835714440558" calcext:value-type="float">
            <text:p>3.1</text:p>
          </table:table-cell>
          <table:table-cell table:style-name="ce8" table:formula="of:=[.$B61]+[.Y$43]+MMULT([.$C61:.$F61];[.Y$44:.Y$47])" office:value-type="float" office:value="2.95937469774434" calcext:value-type="float">
            <text:p>3.0</text:p>
          </table:table-cell>
          <table:table-cell table:style-name="ce8" table:formula="of:=[.$B61]+[.Z$43]+MMULT([.$C61:.$F61];[.Z$44:.Z$47])" office:value-type="float" office:value="2.63139890481838" calcext:value-type="float">
            <text:p>2.6</text:p>
          </table:table-cell>
          <table:table-cell table:style-name="ce8" table:formula="of:=[.$B61]+[.AA$43]+MMULT([.$C61:.$F61];[.AA$44:.AA$47])" office:value-type="float" office:value="2.57752141035167" calcext:value-type="float">
            <text:p>2.6</text:p>
          </table:table-cell>
          <table:table-cell table:number-columns-repeated="997"/>
        </table:table-row>
        <table:table-row table:style-name="ro2">
          <table:table-cell/>
          <table:table-cell table:style-name="ce10" office:value-type="float" office:value="1.11656956477854" calcext:value-type="float">
            <text:p>1.11656956477854</text:p>
          </table:table-cell>
          <table:table-cell table:style-name="ce2" office:value-type="float" office:value="0.374767989912247" calcext:value-type="float">
            <text:p>0.374767989912247</text:p>
          </table:table-cell>
          <table:table-cell table:style-name="ce2" office:value-type="float" office:value="1.43472190760448" calcext:value-type="float">
            <text:p>1.43472190760448</text:p>
          </table:table-cell>
          <table:table-cell table:style-name="ce2" office:value-type="float" office:value="1.29444791900591" calcext:value-type="float">
            <text:p>1.29444791900591</text:p>
          </table:table-cell>
          <table:table-cell table:style-name="ce2" office:value-type="float" office:value="0.995611651769173" calcext:value-type="float">
            <text:p>0.995611651769173</text:p>
          </table:table-cell>
          <table:table-cell office:value-type="float" office:value="562" calcext:value-type="float">
            <text:p>562</text:p>
          </table:table-cell>
          <table:table-cell table:style-name="ce8" table:formula="of:=[.$B62]+[.H$43]+MMULT([.$C62:.$F62];[.H$44:.H$47])" office:value-type="float" office:value="4.42637415191376" calcext:value-type="float">
            <text:p>4.4</text:p>
          </table:table-cell>
          <table:table-cell table:style-name="ce8" table:formula="of:=[.$B62]+[.I$43]+MMULT([.$C62:.$F62];[.I$44:.I$47])" office:value-type="float" office:value="4.04969769109156" calcext:value-type="float">
            <text:p>4.0</text:p>
          </table:table-cell>
          <table:table-cell table:style-name="ce8" table:formula="of:=[.$B62]+[.J$43]+MMULT([.$C62:.$F62];[.J$44:.J$47])" office:value-type="float" office:value="3.41504794276676" calcext:value-type="float">
            <text:p>3.4</text:p>
          </table:table-cell>
          <table:table-cell table:style-name="ce8" table:formula="of:=[.$B62]+[.K$43]+MMULT([.$C62:.$F62];[.K$44:.K$47])" office:value-type="float" office:value="4.73126943595588" calcext:value-type="float">
            <text:p>4.7</text:p>
          </table:table-cell>
          <table:table-cell table:style-name="ce8" table:formula="of:=[.$B62]+[.L$43]+MMULT([.$C62:.$F62];[.L$44:.L$47])" office:value-type="float" office:value="5.57914662171145" calcext:value-type="float">
            <text:p>5.6</text:p>
          </table:table-cell>
          <table:table-cell table:style-name="ce8" table:formula="of:=[.$B62]+[.M$43]+MMULT([.$C62:.$F62];[.M$44:.M$47])" office:value-type="float" office:value="5.27961793419516" calcext:value-type="float">
            <text:p>5.3</text:p>
          </table:table-cell>
          <table:table-cell table:style-name="ce8" table:formula="of:=[.$B62]+[.N$43]+MMULT([.$C62:.$F62];[.N$44:.N$47])" office:value-type="float" office:value="2.36920335618728" calcext:value-type="float">
            <text:p>2.4</text:p>
          </table:table-cell>
          <table:table-cell table:style-name="ce8" table:formula="of:=[.$B62]+[.O$43]+MMULT([.$C62:.$F62];[.O$44:.O$47])" office:value-type="float" office:value="4.77574473838132" calcext:value-type="float">
            <text:p>4.8</text:p>
          </table:table-cell>
          <table:table-cell table:style-name="ce8" table:formula="of:=[.$B62]+[.P$43]+MMULT([.$C62:.$F62];[.P$44:.P$47])" office:value-type="float" office:value="4.03671543845046" calcext:value-type="float">
            <text:p>4.0</text:p>
          </table:table-cell>
          <table:table-cell table:style-name="ce8" table:formula="of:=[.$B62]+[.Q$43]+MMULT([.$C62:.$F62];[.Q$44:.Q$47])" office:value-type="float" office:value="4.75687417836091" calcext:value-type="float">
            <text:p>4.8</text:p>
          </table:table-cell>
          <table:table-cell table:style-name="ce8" table:formula="of:=[.$B62]+[.R$43]+MMULT([.$C62:.$F62];[.R$44:.R$47])" office:value-type="float" office:value="5.89772990849772" calcext:value-type="float">
            <text:p>5.9</text:p>
          </table:table-cell>
          <table:table-cell table:style-name="ce8" table:formula="of:=[.$B62]+[.S$43]+MMULT([.$C62:.$F62];[.S$44:.S$47])" office:value-type="float" office:value="3.50935501513112" calcext:value-type="float">
            <text:p>3.5</text:p>
          </table:table-cell>
          <table:table-cell table:style-name="ce8" table:formula="of:=[.$B62]+[.T$43]+MMULT([.$C62:.$F62];[.T$44:.T$47])" office:value-type="float" office:value="3.66529179911948" calcext:value-type="float">
            <text:p>3.7</text:p>
          </table:table-cell>
          <table:table-cell table:style-name="ce8" table:formula="of:=[.$B62]+[.U$43]+MMULT([.$C62:.$F62];[.U$44:.U$47])" office:value-type="float" office:value="4.10019819626267" calcext:value-type="float">
            <text:p>4.1</text:p>
          </table:table-cell>
          <table:table-cell table:style-name="ce8" table:formula="of:=[.$B62]+[.V$43]+MMULT([.$C62:.$F62];[.V$44:.V$47])" office:value-type="float" office:value="4.50599523927683" calcext:value-type="float">
            <text:p>4.5</text:p>
          </table:table-cell>
          <table:table-cell table:style-name="ce8" table:formula="of:=[.$B62]+[.W$43]+MMULT([.$C62:.$F62];[.W$44:.W$47])" office:value-type="float" office:value="3.56101633288587" calcext:value-type="float">
            <text:p>3.6</text:p>
          </table:table-cell>
          <table:table-cell table:style-name="ce8" table:formula="of:=[.$B62]+[.X$43]+MMULT([.$C62:.$F62];[.X$44:.X$47])" office:value-type="float" office:value="2.14556389562646" calcext:value-type="float">
            <text:p>2.1</text:p>
          </table:table-cell>
          <table:table-cell table:style-name="ce8" table:formula="of:=[.$B62]+[.Y$43]+MMULT([.$C62:.$F62];[.Y$44:.Y$47])" office:value-type="float" office:value="3.80294131178032" calcext:value-type="float">
            <text:p>3.8</text:p>
          </table:table-cell>
          <table:table-cell table:style-name="ce8" table:formula="of:=[.$B62]+[.Z$43]+MMULT([.$C62:.$F62];[.Z$44:.Z$47])" office:value-type="float" office:value="2.84880292479154" calcext:value-type="float">
            <text:p>2.8</text:p>
          </table:table-cell>
          <table:table-cell table:style-name="ce8" table:formula="of:=[.$B62]+[.AA$43]+MMULT([.$C62:.$F62];[.AA$44:.AA$47])" office:value-type="float" office:value="4.01903907694763" calcext:value-type="float">
            <text:p>4.0</text:p>
          </table:table-cell>
          <table:table-cell table:number-columns-repeated="997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solver_adj" table:base-cell-address="$no_bias.$A$1" table:expression="[$'cmpl.w_bias'.$B$25:.$E$39];[$'cmpl.w_bias'.$H$20:.$AA$23]"/>
          <table:named-expression table:name="solver_cvg" table:base-cell-address="$no_bias.$A$1" table:expression="0.0001"/>
          <table:named-expression table:name="solver_drv" table:base-cell-address="$no_bias.$A$1" table:expression="1"/>
          <table:named-expression table:name="solver_eng" table:base-cell-address="$no_bias.$A$1" table:expression="1"/>
          <table:named-expression table:name="solver_itr" table:base-cell-address="$no_bias.$A$1" table:expression="2147483647"/>
          <table:named-expression table:name="solver_lin" table:base-cell-address="$no_bias.$A$1" table:expression="2"/>
          <table:named-expression table:name="solver_mip" table:base-cell-address="$no_bias.$A$1" table:expression="2147483647"/>
          <table:named-expression table:name="solver_mni" table:base-cell-address="$no_bias.$A$1" table:expression="30"/>
          <table:named-expression table:name="solver_mrt" table:base-cell-address="$no_bias.$A$1" table:expression="0.075"/>
          <table:named-expression table:name="solver_msl" table:base-cell-address="$no_bias.$A$1" table:expression="2"/>
          <table:named-expression table:name="solver_neg" table:base-cell-address="$no_bias.$A$1" table:expression="2"/>
          <table:named-expression table:name="solver_nod" table:base-cell-address="$no_bias.$A$1" table:expression="2147483647"/>
          <table:named-expression table:name="solver_num" table:base-cell-address="$no_bias.$A$1" table:expression="0"/>
          <table:named-range table:name="solver_opt" table:base-cell-address="$no_bias.$A$1" table:cell-range-address="$'cmpl.w_bias'.$F$23"/>
          <table:named-expression table:name="solver_pre" table:base-cell-address="$no_bias.$A$1" table:expression="0.000001"/>
          <table:named-expression table:name="solver_rbv" table:base-cell-address="$no_bias.$A$1" table:expression="1"/>
          <table:named-expression table:name="solver_rlx" table:base-cell-address="$no_bias.$A$1" table:expression="2"/>
          <table:named-expression table:name="solver_rsd" table:base-cell-address="$no_bias.$A$1" table:expression="0"/>
          <table:named-expression table:name="solver_scl" table:base-cell-address="$no_bias.$A$1" table:expression="1"/>
          <table:named-expression table:name="solver_sho" table:base-cell-address="$no_bias.$A$1" table:expression="2"/>
          <table:named-expression table:name="solver_ssz" table:base-cell-address="$no_bias.$A$1" table:expression="100"/>
          <table:named-expression table:name="solver_tim" table:base-cell-address="$no_bias.$A$1" table:expression="2147483647"/>
          <table:named-expression table:name="solver_tol" table:base-cell-address="$no_bias.$A$1" table:expression="0.01"/>
          <table:named-expression table:name="solver_typ" table:base-cell-address="$no_bias.$A$1" table:expression="2"/>
          <table:named-expression table:name="solver_val" table:base-cell-address="$no_bias.$A$1" table:expression="0"/>
          <table:named-expression table:name="solver_ver" table:base-cell-address="$no_bias.$A$1" table:expression="2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number-style style:name="N10109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09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1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2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ZA">
      <number:day number:style="long"/>
      <number:text>-</number:text>
      <number:month number:textual="true"/>
    </number:date-style>
    <number:date-style style:name="N10115" number:language="en" number:country="ZA">
      <number:month number:textual="true"/>
      <number:text>-</number:text>
      <number:year/>
    </number:date-style>
    <number:date-style style:name="N10116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ZA">
      <number:number number:decimal-places="0" loext:min-decimal-places="0" number:min-integer-digits="1" number:grouping="true"/>
    </number:number-style>
    <number:number-style style:name="N10117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ZA">
      <number:number number:decimal-places="0" loext:min-decimal-places="0" number:min-integer-digits="1" number:grouping="true"/>
    </number:number-style>
    <number:number-style style:name="N10118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ZA">
      <number:number number:decimal-places="2" loext:min-decimal-places="2" number:min-integer-digits="1" number:grouping="true"/>
    </number:number-style>
    <number:number-style style:name="N10119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2" loext:min-decimal-places="2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ZA">
      <loext:text> </loext:text>
      <loext:fill-character> </loext:fill-character>
      <number:text>- </number:text>
    </number:number-style>
    <number:text-style style:name="N10121" number:language="en" number:country="ZA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ZA">
      <loext:text> R </loext:text>
      <loext:fill-character> </loext:fill-character>
      <number:text>- </number:text>
    </number:number-style>
    <number:text-style style:name="N10122" number:language="en" number:country="Z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Z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Z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ial Unicode MS" style:font-family-asian="'Arial Unicode MS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_5f_bias" style:display-name="PageStyle_w_bi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mpl.no_5f_bias" style:display-name="PageStyle_cmpl.no_bi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mpl.w_5f_bias" style:display-name="PageStyle_cmpl.w_bi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_5f_bias" style:display-name="PageStyle_no_bi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n Durbach</meta:initial-creator>
    <meta:creation-date>2017-07-30T11:05:58</meta:creation-date>
    <dc:date>2017-08-14T17:04:35.537160000</dc:date>
    <meta:generator>LibreOffice/5.3.4.2$MacOSX_X86_64 LibreOffice_project/f82d347ccc0be322489bf7da61d7e4ad13fe2ff3</meta:generator>
    <meta:editing-duration>PT4M16S</meta:editing-duration>
    <meta:editing-cycles>1</meta:editing-cycles>
    <meta:document-statistic meta:table-count="4" meta:cell-count="2960" meta:object-count="0"/>
    <meta:user-defined meta:name="AppVersion">14.0300</meta:user-defined>
    <meta:user-defined meta:name="Company">ian.durbach@uct.ac.z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